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86300000099E7748BC8A63DCBB2.png" manifest:media-type="image/png"/>
  <manifest:file-entry manifest:full-path="Pictures/100006D00000C54500000E0BC683FB34DF2CE92E.emf" manifest:media-type="image/x-em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ndale Sans UI" svg:font-family="'Andale Sans UI'" style:font-family-generic="system" style:font-pitch="variable"/>
    <style:font-face style:name="Bookman BT S.O.Cist." svg:font-family="'Bookman BT S.O.Cist.'" style:font-family-generic="roman" style:font-pitch="variable"/>
    <style:font-face style:name="Bookman BT S.O.Cist.:liga=0" svg:font-family="'Bookman BT S.O.Cist.:liga=0'" style:font-pitch="variable"/>
    <style:font-face style:name="Bookman BT S.O.Cist.:liga=01" svg:font-family="'Bookman BT S.O.Cist.:liga=0'" style:font-family-generic="roman" style:font-pitch="variable"/>
    <style:font-face style:name="Bookman BT S.O.Cist.:liga=02" svg:font-family="'Bookman BT S.O.Cist.:liga=0'" style:font-adornments="Roman" style:font-pitch="variable"/>
    <style:font-face style:name="Bookman BT S.O.Cist.:liga=03" svg:font-family="'Bookman BT S.O.Cist.:liga=0'" style:font-adornments="Roman" style:font-family-generic="roman" style:font-pitch="variable"/>
    <style:font-face style:name="Cloister" svg:font-family="Cloister" style:font-pitch="variable"/>
    <style:font-face style:name="Cloister1" svg:font-family="Cloister" style:font-family-generic="roman" style:font-pitch="variable"/>
    <style:font-face style:name="LTC Ornamental Initials" svg:font-family="'LTC Ornamental Initials'"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O.Cist." svg:font-family="'Linux Libertine S.O.Cist.'" style:font-pitch="variable"/>
    <style:font-face style:name="Linux Libertine S.O.Cist.1" svg:font-family="'Linux Libertine S.O.Cist.'" style:font-family-generic="modern" style:font-pitch="variable"/>
    <style:font-face style:name="Linux Libertine S.O.Cist.2" svg:font-family="'Linux Libertine S.O.Cist.'" style:font-family-generic="roman" style:font-pitch="variable"/>
    <style:font-face style:name="Linux Libertine S.O.Cist.:liga=0" svg:font-family="'Linux Libertine S.O.Cist.:liga=0'" style:font-family-generic="moder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ld English CE" svg:font-family="'Old English CE'" style:font-family-generic="roman"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style:font-face style:name="Uncialis Gothica CZ" svg:font-family="'Uncialis Gothica CZ'" style:font-adornments="Běžné" style:font-family-generic="swiss" style:font-pitch="variable"/>
  </office:font-face-decls>
  <office:automatic-styles>
    <style:style style:name="Tabulka1" style:family="table">
      <style:table-properties style:width="7.4424in" fo:margin-left="-0.3479in" fo:margin-top="0in" fo:margin-bottom="0in" table:align="left" style:writing-mode="lr-tb"/>
    </style:style>
    <style:style style:name="Tabulka1.A" style:family="table-column">
      <style:table-column-properties style:column-width="3.6896in"/>
    </style:style>
    <style:style style:name="Tabulka1.B" style:family="table-column">
      <style:table-column-properties style:column-width="3.7528in"/>
    </style:style>
    <style:style style:name="Tabulka1.1" style:family="table-row">
      <style:table-row-properties fo:keep-together="auto"/>
    </style:style>
    <style:style style:name="Tabulka1.A1" style:family="table-cell">
      <style:table-cell-properties fo:background-color="#ffffff" fo:padding-left="0.0785in" fo:padding-right="0.0785in" fo:padding-top="0.0396in" fo:padding-bottom="0.0396in" fo:border="none">
        <style:background-image/>
      </style:table-cell-properties>
    </style:style>
    <style:style style:name="P1" style:family="paragraph" style:parent-style-name="Standard">
      <style:text-properties officeooo:paragraph-rsid="001688f0"/>
    </style:style>
    <style:style style:name="P2" style:family="paragraph" style:parent-style-name="Table_20_Contents">
      <loext:graphic-properties draw:fill-gradient-name="gradient" draw:fill-hatch-name="hatch"/>
      <style:paragraph-properties fo:text-align="justify" style:justify-single-word="false" fo:hyphenation-ladder-count="3"/>
      <style:text-properties fo:color="#000000" loext:opacity="100%" style:font-name="Linux Libertine S.O.Cist."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3" style:family="paragraph" style:parent-style-name="Table_20_Contents">
      <loext:graphic-properties draw:fill-gradient-name="gradient" draw:fill-hatch-name="hatch"/>
      <style:paragraph-properties fo:margin-top="0in" fo:margin-bottom="0in" style:contextual-spacing="false" fo:line-height="100%" fo:text-align="justify" style:justify-single-word="false" fo:hyphenation-ladder-count="3"/>
      <style:text-properties fo:color="#000000" loext:opacity="100%" style:font-name="Linux Libertine S.O.Cist."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4" style:family="paragraph" style:parent-style-name="Table_20_Contents">
      <loext:graphic-properties draw:fill-gradient-name="gradient" draw:fill-hatch-name="hatch"/>
      <style:paragraph-properties fo:line-height="100%" fo:text-align="justify" style:justify-single-word="false" fo:hyphenation-ladder-count="3"/>
      <style:text-properties fo:color="#000000" loext:opacity="100%" style:font-name="Linux Libertine S.O.Cist.1"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5" style:family="paragraph" style:parent-style-name="Table_20_Contents">
      <loext:graphic-properties draw:fill-gradient-name="gradient" draw:fill-hatch-name="hatch"/>
      <style:paragraph-properties fo:text-align="justify" style:justify-single-word="false" fo:hyphenation-ladder-count="3"/>
      <style:text-properties fo:color="#00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6" style:family="paragraph" style:parent-style-name="Table_20_Contents">
      <loext:graphic-properties draw:fill-gradient-name="gradient" draw:fill-hatch-name="hatch"/>
      <style:paragraph-properties fo:text-align="justify" style:justify-single-word="false" fo:hyphenation-ladder-count="3"/>
      <style:text-properties fo:color="#000000" loext:opacity="100%" style:font-name="Linux Libertine S.O.Cist.1" fo:font-size="12pt" fo:language="la" fo:country="VA" officeooo:paragraph-rsid="001db3ab" style:font-size-asian="12pt" style:language-asian="zh" style:country-asian="CN" style:language-complex="hi" style:country-complex="IN" fo:hyphenate="true" fo:hyphenation-remain-char-count="2" fo:hyphenation-push-char-count="2" loext:hyphenation-no-caps="false"/>
    </style:style>
    <style:style style:name="P7" style:family="paragraph" style:parent-style-name="Table_20_Contents">
      <style:paragraph-properties fo:text-align="justify" style:justify-single-word="false" fo:hyphenation-ladder-count="3"/>
      <style:text-properties fo:color="#000000" loext:opacity="100%" style:font-name="Linux Libertine S.O.Cist.1" fo:font-size="12pt" fo:language="la" fo:country="VA" officeooo:paragraph-rsid="00079127" style:font-size-asian="12pt" style:language-asian="zh" style:country-asian="CN" style:language-complex="hi" style:country-complex="IN" fo:hyphenate="true" fo:hyphenation-remain-char-count="2" fo:hyphenation-push-char-count="2" loext:hyphenation-no-caps="false"/>
    </style:style>
    <style:style style:name="P8" style:family="paragraph" style:parent-style-name="Table_20_Contents">
      <loext:graphic-properties draw:fill-gradient-name="gradient" draw:fill-hatch-name="hatch"/>
      <style:paragraph-properties fo:margin-top="0in" fo:margin-bottom="0in" style:contextual-spacing="false" fo:line-height="100%" fo:text-align="justify" style:justify-single-word="false" fo:hyphenation-ladder-count="3"/>
      <style:text-properties fo:color="#00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9"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Linux Libertine S.O.Cist.1" fo:hyphenate="true" fo:hyphenation-remain-char-count="2" fo:hyphenation-push-char-count="2" loext:hyphenation-no-caps="false"/>
    </style:style>
    <style:style style:name="P10"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Linux Libertine S.O.Cist.1" fo:font-size="12pt" fo:language="la" fo:country="VA" style:font-size-asian="12pt" style:font-name-complex="Times New Roman1" style:font-weight-complex="bold" fo:hyphenate="true" fo:hyphenation-remain-char-count="2" fo:hyphenation-push-char-count="2" loext:hyphenation-no-caps="false"/>
    </style:style>
    <style:style style:name="P11"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Linux Libertine S.O.Cist.1" fo:font-size="12pt" fo:language="la" fo:country="VA" style:font-size-asian="12pt" style:font-name-complex="Times New Roman1" fo:hyphenate="true" fo:hyphenation-remain-char-count="2" fo:hyphenation-push-char-count="2" loext:hyphenation-no-caps="false"/>
    </style:style>
    <style:style style:name="P12"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Linux Libertine S.O.Cist.1" fo:font-size="12pt" fo:language="la" fo:country="VA" style:font-size-asian="12pt" style:language-asian="zh" style:country-asian="CN" style:font-name-complex="Times New Roman1" style:language-complex="hi" style:country-complex="IN" style:font-weight-complex="bold" fo:hyphenate="true" fo:hyphenation-remain-char-count="2" fo:hyphenation-push-char-count="2" loext:hyphenation-no-caps="false"/>
    </style:style>
    <style:style style:name="P13"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Linux Libertine S.O.Cist.1" fo:font-size="12pt" fo:language="la" fo:country="VA" style:font-size-asian="12pt" style:language-asian="zh" style:country-asian="CN" style:font-name-complex="Times New Roman1" style:language-complex="hi" style:country-complex="IN" fo:hyphenate="true" fo:hyphenation-remain-char-count="2" fo:hyphenation-push-char-count="2" loext:hyphenation-no-caps="false"/>
    </style:style>
    <style:style style:name="P14"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la" fo:country="VA" officeooo:paragraph-rsid="00079127" style:font-size-asian="12pt" style:language-asian="zh" style:country-asian="CN" style:language-complex="hi" style:country-complex="IN" fo:hyphenate="true" fo:hyphenation-remain-char-count="2" fo:hyphenation-push-char-count="2" loext:hyphenation-no-caps="false"/>
    </style:style>
    <style:style style:name="P15"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la" fo:country="VA" officeooo:paragraph-rsid="000f0466" style:font-size-asian="12pt" fo:hyphenate="true" fo:hyphenation-remain-char-count="2" fo:hyphenation-push-char-count="2" loext:hyphenation-no-caps="false"/>
    </style:style>
    <style:style style:name="P16"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la" fo:country="VA" style:font-size-asian="12pt" fo:hyphenate="true" fo:hyphenation-remain-char-count="2" fo:hyphenation-push-char-count="2" loext:hyphenation-no-caps="false"/>
    </style:style>
    <style:style style:name="P17"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la" fo:country="VA" officeooo:paragraph-rsid="001cc36f" style:font-size-asian="12pt" fo:hyphenate="true" fo:hyphenation-remain-char-count="2" fo:hyphenation-push-char-count="2" loext:hyphenation-no-caps="false"/>
    </style:style>
    <style:style style:name="P18"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la" fo:country="VA" officeooo:paragraph-rsid="00033682" style:font-size-asian="12pt" fo:hyphenate="true" fo:hyphenation-remain-char-count="2" fo:hyphenation-push-char-count="2" loext:hyphenation-no-caps="false"/>
    </style:style>
    <style:style style:name="P19"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la" fo:country="VA" officeooo:paragraph-rsid="00079127" style:font-size-asian="12pt" fo:hyphenate="true" fo:hyphenation-remain-char-count="2" fo:hyphenation-push-char-count="2" loext:hyphenation-no-caps="false"/>
    </style:style>
    <style:style style:name="P20"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style:font-name="Linux Libertine S.O.Cist.1" fo:font-size="12pt" fo:language="la" fo:country="VA" fo:font-weight="bold" style:font-size-asian="12pt" style:font-weight-asian="bold" style:font-name-complex="Times New Roman1" fo:hyphenate="true" fo:hyphenation-remain-char-count="2" fo:hyphenation-push-char-count="2" loext:hyphenation-no-caps="false"/>
    </style:style>
    <style:style style:name="P21"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style:font-name="Linux Libertine S.O.Cist.1" fo:font-size="12pt" fo:language="la" fo:country="VA" fo:font-weight="bold" style:font-size-asian="12pt" style:language-asian="zh" style:country-asian="CN" style:font-weight-asian="bold" style:font-name-complex="Times New Roman1" style:language-complex="hi" style:country-complex="IN" fo:hyphenate="true" fo:hyphenation-remain-char-count="2" fo:hyphenation-push-char-count="2" loext:hyphenation-no-caps="false"/>
    </style:style>
    <style:style style:name="P22"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style:font-name="Linux Libertine S.O.Cist.1" fo:font-size="12pt" style:font-size-asian="12pt" style:font-name-complex="Times New Roman1" fo:hyphenate="true" fo:hyphenation-remain-char-count="2" fo:hyphenation-push-char-count="2" loext:hyphenation-no-caps="false"/>
    </style:style>
    <style:style style:name="P23" style:family="paragraph" style:parent-style-name="Table_20_Contents">
      <loext:graphic-properties draw:fill-gradient-name="gradient" draw:fill-hatch-name="hatch"/>
      <style:paragraph-properties fo:line-height="100%" fo:text-align="center" style:justify-single-word="false" fo:hyphenation-ladder-count="3"/>
      <style:text-properties style:font-name="Linux Libertine S.O.Cist.1" fo:font-size="12pt" officeooo:paragraph-rsid="0014be48" style:font-size-asian="12pt" style:font-size-complex="12pt" fo:hyphenate="true" fo:hyphenation-remain-char-count="2" fo:hyphenation-push-char-count="2" loext:hyphenation-no-caps="false"/>
    </style:style>
    <style:style style:name="P24"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style:font-name="Linux Libertine S.O.Cist.1" fo:font-size="12pt" fo:language="cs" fo:country="CZ" style:font-size-asian="12pt" style:language-asian="zh" style:country-asian="CN" style:font-name-complex="Times New Roman1" style:language-complex="hi" style:country-complex="IN" fo:hyphenate="true" fo:hyphenation-remain-char-count="2" fo:hyphenation-push-char-count="2" loext:hyphenation-no-caps="false"/>
    </style:style>
    <style:style style:name="P25"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style:font-name="Linux Libertine S.O.Cist.1" fo:font-size="12pt" fo:language="cs" fo:country="CZ" style:font-size-asian="12pt" style:font-name-complex="Times New Roman1" fo:hyphenate="true" fo:hyphenation-remain-char-count="2" fo:hyphenation-push-char-count="2" loext:hyphenation-no-caps="false"/>
    </style:style>
    <style:style style:name="P26" style:family="paragraph" style:parent-style-name="Table_20_Contents">
      <loext:graphic-properties draw:fill="none" draw:fill-gradient-name="gradient" draw:fill-hatch-name="hatch"/>
      <style:paragraph-properties fo:margin-left="0in" fo:margin-right="0in" fo:text-align="justify" style:justify-single-word="false" fo:hyphenation-ladder-count="3" fo:text-indent="0.1252in" style:auto-text-indent="false" fo:background-color="transparent" text:number-lines="false" text:line-number="0" style:writing-mode="lr-tb">
        <style:drop-cap/>
      </style:paragraph-properties>
      <style:text-properties style:font-name="Linux Libertine S.O.Cist.1" fo:font-size="12pt" fo:language="cs" fo:country="CZ" officeooo:rsid="019783c5" officeooo:paragraph-rsid="006150ef" style:font-size-asian="12pt" style:font-size-complex="12pt" fo:hyphenate="true" fo:hyphenation-remain-char-count="2" fo:hyphenation-push-char-count="2" loext:hyphenation-no-caps="false"/>
    </style:style>
    <style:style style:name="P27"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0f0466" style:font-size-asian="12pt" style:font-size-complex="12pt" fo:hyphenate="true" fo:hyphenation-remain-char-count="2" fo:hyphenation-push-char-count="2" loext:hyphenation-no-caps="false"/>
    </style:style>
    <style:style style:name="P28"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071697" style:font-size-asian="12pt" style:font-size-complex="12pt" fo:hyphenate="true" fo:hyphenation-remain-char-count="2" fo:hyphenation-push-char-count="2" loext:hyphenation-no-caps="false"/>
    </style:style>
    <style:style style:name="P29"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1cc36f" style:font-size-asian="12pt" style:font-size-complex="12pt" fo:hyphenate="true" fo:hyphenation-remain-char-count="2" fo:hyphenation-push-char-count="2" loext:hyphenation-no-caps="false"/>
    </style:style>
    <style:style style:name="P30"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style:font-size-asian="12pt" style:font-size-complex="12pt" fo:hyphenate="true" fo:hyphenation-remain-char-count="2" fo:hyphenation-push-char-count="2" loext:hyphenation-no-caps="false"/>
    </style:style>
    <style:style style:name="P31"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033682" style:font-size-asian="12pt" style:font-size-complex="12pt" fo:hyphenate="true" fo:hyphenation-remain-char-count="2" fo:hyphenation-push-char-count="2" loext:hyphenation-no-caps="false"/>
    </style:style>
    <style:style style:name="P32" style:family="paragraph" style:parent-style-name="Table_20_Contents">
      <loext:graphic-properties draw:fill-gradient-name="gradient" draw:fill-hatch-name="hatch"/>
      <style:paragraph-properties fo:line-height="100%" fo:text-align="justify" style:justify-single-word="false" fo:hyphenation-ladder-count="3"/>
      <style:text-properties style:font-name="Linux Libertine S.O.Cist.1" fo:font-size="12pt" fo:language="cs" fo:country="CZ" officeooo:paragraph-rsid="000f0466" style:font-size-asian="12pt" style:font-size-complex="12pt" fo:hyphenate="true" fo:hyphenation-remain-char-count="2" fo:hyphenation-push-char-count="2" loext:hyphenation-no-caps="false"/>
    </style:style>
    <style:style style:name="P33" style:family="paragraph" style:parent-style-name="Table_20_Contents">
      <loext:graphic-properties draw:fill-gradient-name="gradient" draw:fill-hatch-name="hatch"/>
      <style:paragraph-properties fo:line-height="100%" fo:text-align="justify" style:justify-single-word="false" fo:hyphenation-ladder-count="3"/>
      <style:text-properties style:font-name="Linux Libertine S.O.Cist.1" fo:font-size="12pt" fo:language="cs" fo:country="CZ" officeooo:paragraph-rsid="0014be48" style:font-size-asian="12pt" style:font-size-complex="12pt" fo:hyphenate="true" fo:hyphenation-remain-char-count="2" fo:hyphenation-push-char-count="2" loext:hyphenation-no-caps="false"/>
    </style:style>
    <style:style style:name="P34"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0f0466" style:font-size-asian="12pt" fo:hyphenate="true" fo:hyphenation-remain-char-count="2" fo:hyphenation-push-char-count="2" loext:hyphenation-no-caps="false"/>
    </style:style>
    <style:style style:name="P35"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style:font-size-asian="12pt" fo:hyphenate="true" fo:hyphenation-remain-char-count="2" fo:hyphenation-push-char-count="2" loext:hyphenation-no-caps="false"/>
    </style:style>
    <style:style style:name="P36"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1688f0" style:font-size-asian="12pt" fo:hyphenate="true" fo:hyphenation-remain-char-count="2" fo:hyphenation-push-char-count="2" loext:hyphenation-no-caps="false"/>
    </style:style>
    <style:style style:name="P37"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071697" style:font-size-asian="12pt" fo:hyphenate="true" fo:hyphenation-remain-char-count="2" fo:hyphenation-push-char-count="2" loext:hyphenation-no-caps="false"/>
    </style:style>
    <style:style style:name="P38"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1cc36f" style:font-size-asian="12pt" fo:hyphenate="true" fo:hyphenation-remain-char-count="2" fo:hyphenation-push-char-count="2" loext:hyphenation-no-caps="false"/>
    </style:style>
    <style:style style:name="P39"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1049717" style:font-size-asian="12pt" fo:hyphenate="true" fo:hyphenation-remain-char-count="2" fo:hyphenation-push-char-count="2" loext:hyphenation-no-caps="false"/>
    </style:style>
    <style:style style:name="P40"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033682" style:font-size-asian="12pt" fo:hyphenate="true" fo:hyphenation-remain-char-count="2" fo:hyphenation-push-char-count="2" loext:hyphenation-no-caps="false"/>
    </style:style>
    <style:style style:name="P41"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1db3ab" style:font-size-asian="12pt" fo:hyphenate="true" fo:hyphenation-remain-char-count="2" fo:hyphenation-push-char-count="2" loext:hyphenation-no-caps="false"/>
    </style:style>
    <style:style style:name="P42" style:family="paragraph" style:parent-style-name="Table_20_Contents">
      <style:paragraph-properties fo:text-align="justify" style:justify-single-word="false" fo:hyphenation-ladder-count="3"/>
      <style:text-properties style:font-name="Linux Libertine S.O.Cist.1" fo:font-size="12pt" fo:language="cs" fo:country="CZ" officeooo:paragraph-rsid="00079127" style:font-size-asian="12pt" fo:hyphenate="true" fo:hyphenation-remain-char-count="2" fo:hyphenation-push-char-count="2" loext:hyphenation-no-caps="false"/>
    </style:style>
    <style:style style:name="P43"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079127" style:font-size-asian="12pt" fo:hyphenate="true" fo:hyphenation-remain-char-count="2" fo:hyphenation-push-char-count="2" loext:hyphenation-no-caps="false"/>
    </style:style>
    <style:style style:name="P44"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Linux Libertine S.O.Cist.1" fo:language="la" fo:country="VA" style:language-asian="zh" style:country-asian="CN" style:language-complex="hi" style:country-complex="IN" fo:hyphenate="true" fo:hyphenation-remain-char-count="2" fo:hyphenation-push-char-count="2" loext:hyphenation-no-caps="false"/>
    </style:style>
    <style:style style:name="P45" style:family="paragraph" style:parent-style-name="Table_20_Contents">
      <style:paragraph-properties fo:text-align="center" style:justify-single-word="false" fo:hyphenation-ladder-count="3"/>
      <style:text-properties style:font-name="Linux Libertine S.O.Cist.1" fo:language="la" fo:country="VA" officeooo:paragraph-rsid="00079127" style:language-asian="zh" style:country-asian="CN" style:language-complex="hi" style:country-complex="IN" fo:hyphenate="true" fo:hyphenation-remain-char-count="2" fo:hyphenation-push-char-count="2" loext:hyphenation-no-caps="false"/>
    </style:style>
    <style:style style:name="P46" style:family="paragraph" style:parent-style-name="Table_20_Contents">
      <loext:graphic-properties draw:fill-gradient-name="gradient" draw:fill-hatch-name="hatch"/>
      <style:paragraph-properties fo:text-align="center" style:justify-single-word="false" fo:hyphenation-ladder-count="3"/>
      <style:text-properties style:font-name="Linux Libertine S.O.Cist.1" fo:hyphenate="true" fo:hyphenation-remain-char-count="2" fo:hyphenation-push-char-count="2" loext:hyphenation-no-caps="false"/>
    </style:style>
    <style:style style:name="P47" style:family="paragraph" style:parent-style-name="Table_20_Contents">
      <loext:graphic-properties draw:fill-gradient-name="gradient" draw:fill-hatch-name="hatch"/>
      <style:paragraph-properties fo:text-align="center" style:justify-single-word="false" fo:hyphenation-ladder-count="3"/>
      <style:text-properties style:font-name="Linux Libertine S.O.Cist.1" officeooo:paragraph-rsid="0031de23" fo:hyphenate="true" fo:hyphenation-remain-char-count="2" fo:hyphenation-push-char-count="2" loext:hyphenation-no-caps="false"/>
    </style:style>
    <style:style style:name="P48" style:family="paragraph" style:parent-style-name="Table_20_Contents">
      <loext:graphic-properties draw:fill-gradient-name="gradient" draw:fill-hatch-name="hatch"/>
      <style:paragraph-properties fo:text-align="center" style:justify-single-word="false" fo:hyphenation-ladder-count="3"/>
      <style:text-properties style:font-name="Linux Libertine S.O.Cist.1" officeooo:paragraph-rsid="001db3ab" fo:hyphenate="true" fo:hyphenation-remain-char-count="2" fo:hyphenation-push-char-count="2" loext:hyphenation-no-caps="false"/>
    </style:style>
    <style:style style:name="P49" style:family="paragraph" style:parent-style-name="Table_20_Contents">
      <loext:graphic-properties draw:fill-gradient-name="gradient" draw:fill-hatch-name="hatch"/>
      <style:paragraph-properties fo:text-align="center" style:justify-single-word="false" fo:hyphenation-ladder-count="3"/>
      <style:text-properties style:font-name="Linux Libertine S.O.Cist.1" officeooo:paragraph-rsid="00079127" fo:hyphenate="true" fo:hyphenation-remain-char-count="2" fo:hyphenation-push-char-count="2" loext:hyphenation-no-caps="false"/>
    </style:style>
    <style:style style:name="P50"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Bookman BT S.O.Cist.:liga=01" fo:font-size="12pt" fo:language="la" fo:country="VA" fo:font-weight="bold" style:font-size-asian="12pt" style:font-weight-asian="bold" style:font-name-complex="Times New Roman1" fo:hyphenate="true" fo:hyphenation-remain-char-count="2" fo:hyphenation-push-char-count="2" loext:hyphenation-no-caps="false"/>
    </style:style>
    <style:style style:name="P51"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Bookman BT S.O.Cist.:liga=01" fo:font-size="12pt" fo:language="la" fo:country="VA" fo:font-weight="bold" style:font-size-asian="12pt" style:language-asian="zh" style:country-asian="CN" style:font-weight-asian="bold" style:font-name-complex="Times New Roman1" style:language-complex="hi" style:country-complex="IN" fo:hyphenate="true" fo:hyphenation-remain-char-count="2" fo:hyphenation-push-char-count="2" loext:hyphenation-no-caps="false"/>
    </style:style>
    <style:style style:name="P52"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liga=01" fo:font-size="12pt" fo:language="la" fo:country="VA" fo:font-weight="bold"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53" style:family="paragraph" style:parent-style-name="Table_20_Contents">
      <loext:graphic-properties draw:fill-gradient-name="gradient" draw:fill-hatch-name="hatch"/>
      <style:paragraph-properties fo:line-height="100%" fo:text-align="center" style:justify-single-word="false" fo:hyphenation-ladder-count="3"/>
      <style:text-properties style:font-name="Bookman BT S.O.Cist.:liga=01" fo:font-size="12pt" fo:language="la" fo:country="VA" fo:font-weight="bold" officeooo:paragraph-rsid="0014be48"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54"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liga=01" fo:font-size="12pt" fo:language="la" fo:country="VA" fo:font-weight="normal" officeooo:paragraph-rsid="001db3ab"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55"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fo:color="#ff0000" loext:opacity="100%" style:font-name="Linux Libertine S.O.Cist.1" fo:font-size="12pt" fo:language="la" fo:country="VA" style:font-size-asian="12pt" style:font-name-complex="Times New Roman1" fo:hyphenate="true" fo:hyphenation-remain-char-count="2" fo:hyphenation-push-char-count="2" loext:hyphenation-no-caps="false"/>
    </style:style>
    <style:style style:name="P56"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fo:color="#ff0000" loext:opacity="100%" style:font-name="Linux Libertine S.O.Cist.1" fo:font-size="12pt" fo:language="la" fo:country="VA" style:font-size-asian="12pt" style:font-name-complex="Times New Roman1" fo:hyphenate="true" fo:hyphenation-remain-char-count="2" fo:hyphenation-push-char-count="2" loext:hyphenation-no-caps="false"/>
    </style:style>
    <style:style style:name="P57"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fo:color="#ff0000" loext:opacity="100%" style:font-name="Linux Libertine S.O.Cist.1" fo:font-size="12pt" fo:language="la" fo:country="VA" style:font-size-asian="12pt" style:language-asian="zh" style:country-asian="CN" style:font-name-complex="Times New Roman1" style:language-complex="hi" style:country-complex="IN" fo:hyphenate="true" fo:hyphenation-remain-char-count="2" fo:hyphenation-push-char-count="2" loext:hyphenation-no-caps="false"/>
    </style:style>
    <style:style style:name="P58"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fo:color="#ff0000" loext:opacity="100%" style:font-name="Linux Libertine S.O.Cist.1" fo:font-size="12pt" fo:language="la" fo:country="VA" style:font-size-asian="12pt" style:language-asian="zh" style:country-asian="CN" style:font-name-complex="Times New Roman1" style:language-complex="hi" style:country-complex="IN" fo:hyphenate="true" fo:hyphenation-remain-char-count="2" fo:hyphenation-push-char-count="2" loext:hyphenation-no-caps="false"/>
    </style:style>
    <style:style style:name="P59"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rsid="001688f0" officeooo:paragraph-rsid="001688f0" style:font-size-asian="12pt" style:language-asian="zh" style:country-asian="CN" style:language-complex="hi" style:country-complex="IN" fo:hyphenate="true" fo:hyphenation-remain-char-count="2" fo:hyphenation-push-char-count="2" loext:hyphenation-no-caps="false"/>
    </style:style>
    <style:style style:name="P60"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1688f0" style:font-size-asian="12pt" style:language-asian="zh" style:country-asian="CN" style:language-complex="hi" style:country-complex="IN" fo:hyphenate="true" fo:hyphenation-remain-char-count="2" fo:hyphenation-push-char-count="2" loext:hyphenation-no-caps="false"/>
    </style:style>
    <style:style style:name="P61"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079127" style:font-size-asian="12pt" style:language-asian="zh" style:country-asian="CN" style:language-complex="hi" style:country-complex="IN" fo:hyphenate="true" fo:hyphenation-remain-char-count="2" fo:hyphenation-push-char-count="2" loext:hyphenation-no-caps="false"/>
    </style:style>
    <style:style style:name="P62"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style:font-size-asian="12pt" style:language-asian="zh" style:country-asian="CN" style:font-size-complex="12pt" style:language-complex="hi" style:country-complex="IN" fo:hyphenate="true" fo:hyphenation-remain-char-count="2" fo:hyphenation-push-char-count="2" loext:hyphenation-no-caps="false"/>
    </style:style>
    <style:style style:name="P63"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1db3ab" style:font-size-asian="12pt" style:language-asian="zh" style:country-asian="CN" style:font-size-complex="12pt" style:language-complex="hi" style:country-complex="IN" fo:hyphenate="true" fo:hyphenation-remain-char-count="2" fo:hyphenation-push-char-count="2" loext:hyphenation-no-caps="false"/>
    </style:style>
    <style:style style:name="P64" style:family="paragraph" style:parent-style-name="Table_20_Contents">
      <loext:graphic-properties draw:fill-gradient-name="gradient" draw:fill-hatch-name="hatch"/>
      <style:paragraph-properties fo:line-height="100%" fo:text-align="center" style:justify-single-word="false" fo:hyphenation-ladder-count="3"/>
      <style:text-properties fo:color="#ff0000" loext:opacity="100%" style:font-name="Linux Libertine S.O.Cist.1"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65" style:family="paragraph" style:parent-style-name="Table_20_Contents">
      <loext:graphic-properties draw:fill-gradient-name="gradient" draw:fill-hatch-name="hatch"/>
      <style:paragraph-properties fo:margin-top="0in" fo:margin-bottom="0in" style:contextual-spacing="false" fo:line-height="100%" fo:text-align="center" style:justify-single-word="false" fo:hyphenation-ladder-count="3"/>
      <style:text-properties fo:color="#ff0000" loext:opacity="100%" style:font-name="Linux Libertine S.O.Cist.1" fo:font-size="12pt" fo:language="la" fo:country="VA" style:font-size-asian="12pt" style:language-asian="zh" style:country-asian="CN" style:font-size-complex="12pt" style:language-complex="hi" style:country-complex="IN" fo:hyphenate="true" fo:hyphenation-remain-char-count="2" fo:hyphenation-push-char-count="2" loext:hyphenation-no-caps="false"/>
    </style:style>
    <style:style style:name="P66"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rsid="005070e5" officeooo:paragraph-rsid="005070e5" style:font-size-asian="12pt" style:language-asian="zh" style:country-asian="CN" style:font-size-complex="12pt" style:language-complex="hi" style:country-complex="IN" fo:hyphenate="true" fo:hyphenation-remain-char-count="2" fo:hyphenation-push-char-count="2" loext:hyphenation-no-caps="false"/>
    </style:style>
    <style:style style:name="P67"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0f0466" style:font-size-asian="12pt" style:font-size-complex="12pt" fo:hyphenate="true" fo:hyphenation-remain-char-count="2" fo:hyphenation-push-char-count="2" loext:hyphenation-no-caps="false"/>
    </style:style>
    <style:style style:name="P68"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style:font-size-asian="12pt" style:font-size-complex="12pt" fo:hyphenate="true" fo:hyphenation-remain-char-count="2" fo:hyphenation-push-char-count="2" loext:hyphenation-no-caps="false"/>
    </style:style>
    <style:style style:name="P69"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1688f0" style:font-size-asian="12pt" style:font-size-complex="12pt" fo:hyphenate="true" fo:hyphenation-remain-char-count="2" fo:hyphenation-push-char-count="2" loext:hyphenation-no-caps="false"/>
    </style:style>
    <style:style style:name="P70"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071697" style:font-size-asian="12pt" style:font-size-complex="12pt" fo:hyphenate="true" fo:hyphenation-remain-char-count="2" fo:hyphenation-push-char-count="2" loext:hyphenation-no-caps="false"/>
    </style:style>
    <style:style style:name="P71"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1cc36f" style:font-size-asian="12pt" style:font-size-complex="12pt" fo:hyphenate="true" fo:hyphenation-remain-char-count="2" fo:hyphenation-push-char-count="2" loext:hyphenation-no-caps="false"/>
    </style:style>
    <style:style style:name="P72"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62114f" style:font-size-asian="12pt" style:font-size-complex="12pt" fo:hyphenate="true" fo:hyphenation-remain-char-count="2" fo:hyphenation-push-char-count="2" loext:hyphenation-no-caps="false"/>
    </style:style>
    <style:style style:name="P73"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1049717" style:font-size-asian="12pt" style:font-size-complex="12pt" fo:hyphenate="true" fo:hyphenation-remain-char-count="2" fo:hyphenation-push-char-count="2" loext:hyphenation-no-caps="false"/>
    </style:style>
    <style:style style:name="P74"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104b4f7" style:font-size-asian="12pt" style:font-size-complex="12pt" fo:hyphenate="true" fo:hyphenation-remain-char-count="2" fo:hyphenation-push-char-count="2" loext:hyphenation-no-caps="false"/>
    </style:style>
    <style:style style:name="P75"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033682" style:font-size-asian="12pt" style:font-size-complex="12pt" fo:hyphenate="true" fo:hyphenation-remain-char-count="2" fo:hyphenation-push-char-count="2" loext:hyphenation-no-caps="false"/>
    </style:style>
    <style:style style:name="P76"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079127" style:font-size-asian="12pt" fo:hyphenate="true" fo:hyphenation-remain-char-count="2" fo:hyphenation-push-char-count="2" loext:hyphenation-no-caps="false"/>
    </style:style>
    <style:style style:name="P77"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fo:font-style="normal" officeooo:rsid="0031de23" officeooo:paragraph-rsid="0031de23"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78" style:family="paragraph" style:parent-style-name="Table_20_Contents">
      <loext:graphic-properties draw:fill-gradient-name="gradient" draw:fill-hatch-name="hatch"/>
      <style:paragraph-properties fo:line-height="100%" fo:text-align="center" style:justify-single-word="false" fo:hyphenation-ladder-count="3"/>
      <style:text-properties fo:color="#ff0000" loext:opacity="100%" style:font-name="Linux Libertine S.O.Cist.1" fo:font-size="12pt" fo:language="la" fo:country="VA" fo:font-style="normal" officeooo:rsid="0031de23" officeooo:paragraph-rsid="0014be48"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79"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fo:font-style="normal" officeooo:paragraph-rsid="00079127" style:font-size-asian="12pt" style:language-asian="zh" style:country-asian="CN" style:font-style-asian="normal" style:language-complex="hi" style:country-complex="IN" style:font-style-complex="normal" fo:hyphenate="true" fo:hyphenation-remain-char-count="2" fo:hyphenation-push-char-count="2" loext:hyphenation-no-caps="false"/>
    </style:style>
    <style:style style:name="P80"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fo:color="#ff0000" loext:opacity="100%" style:font-name="Linux Libertine S.O.Cist.1" fo:font-size="12pt" style:font-size-asian="12pt" style:font-name-complex="Times New Roman1" fo:hyphenate="true" fo:hyphenation-remain-char-count="2" fo:hyphenation-push-char-count="2" loext:hyphenation-no-caps="false"/>
    </style:style>
    <style:style style:name="P81"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etter-spacing="normal" fo:language="la" fo:country="VA" fo:font-style="normal" fo:font-weight="normal" officeooo:paragraph-rsid="00079127"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fo:hyphenate="true" fo:hyphenation-remain-char-count="2" fo:hyphenation-push-char-count="2" loext:hyphenation-no-caps="false"/>
    </style:style>
    <style:style style:name="P82"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Cloister1" fo:font-size="26pt" fo:language="la" fo:country="VA" officeooo:rsid="001688f0" officeooo:paragraph-rsid="001688f0" style:font-size-asian="12pt" style:language-asian="zh" style:country-asian="CN" style:language-complex="hi" style:country-complex="IN" fo:hyphenate="true" fo:hyphenation-remain-char-count="2" fo:hyphenation-push-char-count="2" loext:hyphenation-no-caps="false"/>
    </style:style>
    <style:style style:name="P83"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Cloister1" fo:font-size="20pt" fo:language="la" fo:country="VA" officeooo:rsid="001688f0" officeooo:paragraph-rsid="001688f0" style:font-size-asian="12pt" style:language-asian="zh" style:country-asian="CN" style:language-complex="hi" style:country-complex="IN" fo:hyphenate="true" fo:hyphenation-remain-char-count="2" fo:hyphenation-push-char-count="2" loext:hyphenation-no-caps="false"/>
    </style:style>
    <style:style style:name="P84"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Cloister1" fo:font-size="20pt" fo:language="la" fo:country="VA" officeooo:rsid="001688f0" officeooo:paragraph-rsid="001930de" style:font-size-asian="12pt" style:language-asian="zh" style:country-asian="CN" style:language-complex="hi" style:country-complex="IN" fo:hyphenate="true" fo:hyphenation-remain-char-count="2" fo:hyphenation-push-char-count="2" loext:hyphenation-no-caps="false"/>
    </style:style>
    <style:style style:name="P85"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Cloister1" fo:font-size="20pt" fo:language="la" fo:country="VA" officeooo:rsid="001688f0" officeooo:paragraph-rsid="001df640" style:font-size-asian="12pt" style:language-asian="zh" style:country-asian="CN" style:language-complex="hi" style:country-complex="IN" fo:hyphenate="true" fo:hyphenation-remain-char-count="2" fo:hyphenation-push-char-count="2" loext:hyphenation-no-caps="false"/>
    </style:style>
    <style:style style:name="P86"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Cloister1" fo:font-size="20pt" fo:language="la" fo:country="VA" officeooo:rsid="001688f0" officeooo:paragraph-rsid="004919a8" style:font-size-asian="12pt" style:language-asian="zh" style:country-asian="CN" style:language-complex="hi" style:country-complex="IN" fo:hyphenate="true" fo:hyphenation-remain-char-count="2" fo:hyphenation-push-char-count="2" loext:hyphenation-no-caps="false"/>
    </style:style>
    <style:style style:name="P87"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Cloister1" fo:font-size="20pt" fo:language="la" fo:country="VA" officeooo:rsid="001688f0" officeooo:paragraph-rsid="0028b0db" style:font-size-asian="12pt" style:language-asian="zh" style:country-asian="CN" style:language-complex="hi" style:country-complex="IN" fo:hyphenate="true" fo:hyphenation-remain-char-count="2" fo:hyphenation-push-char-count="2" loext:hyphenation-no-caps="false"/>
    </style:style>
    <style:style style:name="P88" style:family="paragraph" style:parent-style-name="Table_20_Contents">
      <loext:graphic-properties draw:fill-gradient-name="gradient" draw:fill-hatch-name="hatch"/>
      <style:paragraph-properties fo:margin-top="0in" fo:margin-bottom="0in" style:contextual-spacing="false" fo:line-height="115%" fo:text-align="center" style:justify-single-word="false" fo:hyphenation-ladder-count="3"/>
      <style:text-properties fo:color="#ff0000" loext:opacity="100%" style:font-name="Cloister1" fo:font-size="20pt" fo:language="la" fo:country="VA" officeooo:rsid="001688f0" officeooo:paragraph-rsid="005b91e6" style:font-size-asian="12pt" style:language-asian="zh" style:country-asian="CN" style:font-name-complex="Times New Roman1" style:language-complex="hi" style:country-complex="IN" fo:hyphenate="true" fo:hyphenation-remain-char-count="2" fo:hyphenation-push-char-count="2" loext:hyphenation-no-caps="false"/>
    </style:style>
    <style:style style:name="P89" style:family="paragraph" style:parent-style-name="Table_20_Contents">
      <loext:graphic-properties draw:fill-gradient-name="gradient" draw:fill-hatch-name="hatch"/>
      <style:paragraph-properties fo:margin-top="0in" fo:margin-bottom="0.0398in" style:contextual-spacing="false" fo:line-height="115%" fo:text-align="center" style:justify-single-word="false" fo:hyphenation-ladder-count="3"/>
      <style:text-properties fo:color="#ff0000" loext:opacity="100%" style:font-name="Cloister1" fo:font-size="18pt" fo:language="la" fo:country="VA" officeooo:rsid="001688f0" officeooo:paragraph-rsid="001688f0" style:font-size-asian="12pt" style:language-asian="zh" style:country-asian="CN" style:language-complex="hi" style:country-complex="IN" fo:hyphenate="true" fo:hyphenation-remain-char-count="2" fo:hyphenation-push-char-count="2" loext:hyphenation-no-caps="false"/>
    </style:style>
    <style:style style:name="P90" style:family="paragraph" style:parent-style-name="Table_20_Contents">
      <loext:graphic-properties draw:fill-gradient-name="gradient" draw:fill-hatch-name="hatch"/>
      <style:paragraph-properties fo:margin-top="0in" fo:margin-bottom="0.0783in" style:contextual-spacing="false" fo:text-align="center" style:justify-single-word="false" fo:hyphenation-ladder-count="3"/>
      <style:text-properties fo:color="#ff0000" loext:opacity="100%" style:font-name="Cloister1" fo:font-size="24pt" fo:language="la" fo:country="VA" officeooo:rsid="00092af7" officeooo:paragraph-rsid="0034927f" style:font-size-asian="16pt" style:language-asian="zh" style:country-asian="CN" style:font-size-complex="16pt" style:language-complex="hi" style:country-complex="IN" fo:hyphenate="true" fo:hyphenation-remain-char-count="2" fo:hyphenation-push-char-count="2" loext:hyphenation-no-caps="false"/>
    </style:style>
    <style:style style:name="P91"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Cloister1" fo:font-size="24pt" fo:language="la" fo:country="VA" officeooo:paragraph-rsid="00079127" style:font-size-asian="16pt" style:language-asian="zh" style:country-asian="CN" style:font-size-complex="16pt" style:language-complex="hi" style:country-complex="IN" fo:hyphenate="true" fo:hyphenation-remain-char-count="2" fo:hyphenation-push-char-count="2" loext:hyphenation-no-caps="false"/>
    </style:style>
    <style:style style:name="P92"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Bookman BT S.O.Cist." fo:font-size="14pt" fo:language="la" fo:country="VA" officeooo:rsid="001688f0" officeooo:paragraph-rsid="001688f0" style:font-size-asian="12pt" style:language-asian="zh" style:country-asian="CN" style:language-complex="hi" style:country-complex="IN" fo:hyphenate="true" fo:hyphenation-remain-char-count="2" fo:hyphenation-push-char-count="2" loext:hyphenation-no-caps="false"/>
    </style:style>
    <style:style style:name="P93"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Bookman BT S.O.Cist." fo:font-size="14pt" fo:letter-spacing="0.0138in" fo:language="la" fo:country="VA" officeooo:rsid="001688f0" officeooo:paragraph-rsid="001df640" style:font-size-asian="12pt" style:language-asian="zh" style:country-asian="CN" style:language-complex="hi" style:country-complex="IN" fo:hyphenate="true" fo:hyphenation-remain-char-count="2" fo:hyphenation-push-char-count="2" loext:hyphenation-no-caps="false"/>
    </style:style>
    <style:style style:name="P94"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Bookman BT S.O.Cist." fo:font-size="14pt" fo:letter-spacing="0.0138in" fo:language="la" fo:country="VA" officeooo:rsid="001688f0" officeooo:paragraph-rsid="004919a8" style:font-size-asian="12pt" style:language-asian="zh" style:country-asian="CN" style:language-complex="hi" style:country-complex="IN" fo:hyphenate="true" fo:hyphenation-remain-char-count="2" fo:hyphenation-push-char-count="2" loext:hyphenation-no-caps="false"/>
    </style:style>
    <style:style style:name="P95"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Bookman BT S.O.Cist." fo:font-size="14pt" fo:letter-spacing="0.0138in" fo:language="la" fo:country="VA" officeooo:rsid="001688f0" officeooo:paragraph-rsid="0028b0db" style:font-size-asian="12pt" style:language-asian="zh" style:country-asian="CN" style:language-complex="hi" style:country-complex="IN" fo:hyphenate="true" fo:hyphenation-remain-char-count="2" fo:hyphenation-push-char-count="2" loext:hyphenation-no-caps="false"/>
    </style:style>
    <style:style style:name="P96"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Bookman BT S.O.Cist." fo:font-size="12pt" fo:language="la" fo:country="VA" officeooo:rsid="001930de" officeooo:paragraph-rsid="001930de" style:font-size-asian="12pt" style:language-asian="zh" style:country-asian="CN" style:font-size-complex="12pt" style:language-complex="hi" style:country-complex="IN" fo:hyphenate="true" fo:hyphenation-remain-char-count="2" fo:hyphenation-push-char-count="2" loext:hyphenation-no-caps="false"/>
    </style:style>
    <style:style style:name="P97"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Bookman BT S.O.Cist." fo:font-size="12pt" fo:language="la" fo:country="VA" officeooo:rsid="001930de" officeooo:paragraph-rsid="001df640" style:font-size-asian="12pt" style:language-asian="zh" style:country-asian="CN" style:font-size-complex="12pt" style:language-complex="hi" style:country-complex="IN" fo:hyphenate="true" fo:hyphenation-remain-char-count="2" fo:hyphenation-push-char-count="2" loext:hyphenation-no-caps="false"/>
    </style:style>
    <style:style style:name="P98"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Bookman BT S.O.Cist." fo:font-size="12pt" fo:language="la" fo:country="VA" officeooo:rsid="001c0314" officeooo:paragraph-rsid="001c0314" style:font-size-asian="12pt" style:language-asian="zh" style:country-asian="CN" style:font-size-complex="12pt" style:language-complex="hi" style:country-complex="IN" fo:hyphenate="true" fo:hyphenation-remain-char-count="2" fo:hyphenation-push-char-count="2" loext:hyphenation-no-caps="false"/>
    </style:style>
    <style:style style:name="P99"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Bookman BT S.O.Cist." fo:font-size="12pt" fo:language="la" fo:country="VA" officeooo:rsid="004643af" officeooo:paragraph-rsid="004643af" style:font-size-asian="12pt" style:language-asian="zh" style:country-asian="CN" style:language-complex="hi" style:country-complex="IN" fo:hyphenate="true" fo:hyphenation-remain-char-count="2" fo:hyphenation-push-char-count="2" loext:hyphenation-no-caps="false"/>
    </style:style>
    <style:style style:name="P100"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Bookman BT S.O.Cist." fo:font-size="12pt" fo:language="la" fo:country="VA" fo:font-weight="normal" officeooo:rsid="0047fc54" officeooo:paragraph-rsid="004919a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01"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Bookman BT S.O.Cist." fo:font-size="12pt" fo:language="la" fo:country="VA" fo:font-weight="normal" officeooo:rsid="0047fc54" officeooo:paragraph-rsid="0047fc54"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02"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 fo:font-size="12pt" fo:language="la" fo:country="VA" fo:font-style="normal" officeooo:rsid="0031de23" officeooo:paragraph-rsid="0031de23"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103" style:family="paragraph" style:parent-style-name="Table_20_Contents">
      <loext:graphic-properties draw:fill-gradient-name="gradient" draw:fill-hatch-name="hatch"/>
      <style:paragraph-properties fo:margin-top="0in" fo:margin-bottom="0in" style:contextual-spacing="false" fo:line-height="100%" fo:text-align="center" style:justify-single-word="false" fo:hyphenation-ladder-count="3"/>
      <style:text-properties fo:color="#ff0000" loext:opacity="100%" style:font-name="Linux Libertine S.O.Cist." fo:font-size="12pt" fo:language="la" fo:country="VA" style:font-size-asian="12pt" style:language-asian="zh" style:country-asian="CN" style:font-size-complex="12pt" style:language-complex="hi" style:country-complex="IN" fo:hyphenate="true" fo:hyphenation-remain-char-count="2" fo:hyphenation-push-char-count="2" loext:hyphenation-no-caps="false"/>
    </style:style>
    <style:style style:name="P104"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 fo:font-size="12pt" fo:language="la" fo:country="VA" style:font-size-asian="12pt" style:language-asian="zh" style:country-asian="CN" style:font-size-complex="12pt" style:language-complex="hi" style:country-complex="IN" fo:hyphenate="true" fo:hyphenation-remain-char-count="2" fo:hyphenation-push-char-count="2" loext:hyphenation-no-caps="false"/>
    </style:style>
    <style:style style:name="P105"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Times New Roman" fo:font-size="12pt" fo:language="la" fo:country="VA" fo:font-style="normal" officeooo:rsid="0031de23" officeooo:paragraph-rsid="0031de23"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106"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Cloister" fo:font-size="18pt" fo:language="la" fo:country="VA" fo:font-weight="normal" officeooo:rsid="0047fc54" officeooo:paragraph-rsid="005d503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07" style:family="paragraph" style:parent-style-name="Table_20_Contents">
      <loext:graphic-properties draw:fill-gradient-name="gradient" draw:fill-hatch-name="hatch"/>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0f0466"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08" style:family="paragraph" style:parent-style-name="Table_20_Contents">
      <loext:graphic-properties draw:fill-gradient-name="gradient" draw:fill-hatch-name="hatch"/>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09" style:family="paragraph" style:parent-style-name="Table_20_Contents">
      <loext:graphic-properties draw:fill-gradient-name="gradient" draw:fill-hatch-name="hatch"/>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1cc36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10" style:family="paragraph" style:parent-style-name="Table_20_Contents">
      <loext:graphic-properties draw:fill-gradient-name="gradient" draw:fill-hatch-name="hatch"/>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033682"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11" style:family="paragraph" style:parent-style-name="Table_20_Contents">
      <loext:graphic-properties draw:fill-gradient-name="gradient" draw:fill-hatch-name="hatch"/>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079127"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12" style:family="paragraph" style:parent-style-name="Table_20_Contents">
      <loext:graphic-properties draw:fill-gradient-name="gradient" draw:fill-hatch-name="hatch"/>
      <style:paragraph-properties fo:text-align="center"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rsid="0030a648" style:letter-kerning="false" style:font-name-asian="Andale Sans UI" style:font-size-asian="12pt" style:language-asian="zh" style:country-asian="CN" style:font-weight-asian="bold" style:font-name-complex="Tahoma" style:font-size-complex="12pt" style:language-complex="hi" style:country-complex="IN" style:font-weight-complex="bold" fo:hyphenate="true" fo:hyphenation-remain-char-count="2" fo:hyphenation-push-char-count="2" loext:hyphenation-no-caps="false"/>
    </style:style>
    <style:style style:name="P113" style:family="paragraph" style:parent-style-name="Table_20_Contents">
      <loext:graphic-properties draw:fill-gradient-name="gradient" draw:fill-hatch-name="hatch"/>
      <style:paragraph-properties fo:text-align="center"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0a1f38" fo:background-color="#fffff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14"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 fo:font-size="12pt" fo:language="cs" fo:country="CZ" style:font-size-asian="12pt" fo:hyphenate="true" fo:hyphenation-remain-char-count="2" fo:hyphenation-push-char-count="2" loext:hyphenation-no-caps="false"/>
    </style:style>
    <style:style style:name="P115" style:family="paragraph" style:parent-style-name="Table_20_Contents">
      <loext:graphic-properties draw:fill-gradient-name="gradient" draw:fill-hatch-name="hatch"/>
      <style:paragraph-properties fo:text-align="center" style:justify-single-word="false" fo:hyphenation-ladder-count="3"/>
      <style:text-properties style:font-name="Linux Libertine S.O.Cist." fo:hyphenate="true" fo:hyphenation-remain-char-count="2" fo:hyphenation-push-char-count="2" loext:hyphenation-no-caps="false"/>
    </style:style>
    <style:style style:name="P116" style:family="paragraph" style:parent-style-name="Table_20_Contents">
      <loext:graphic-properties draw:fill-gradient-name="gradient" draw:fill-hatch-name="hatch"/>
      <style:paragraph-properties fo:text-align="center" style:justify-single-word="false" fo:hyphenation-ladder-count="3"/>
      <style:text-properties style:font-name="Linux Libertine S.O.Cist." officeooo:paragraph-rsid="0031de23" fo:hyphenate="true" fo:hyphenation-remain-char-count="2" fo:hyphenation-push-char-count="2" loext:hyphenation-no-caps="false"/>
    </style:style>
    <style:style style:name="P117"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liga=0" fo:font-size="12pt" fo:language="la" fo:country="VA" fo:font-weight="bold" officeooo:paragraph-rsid="000f0466"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18"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liga=0" fo:font-size="12pt" fo:language="la" fo:country="VA" fo:font-weight="bold" officeooo:paragraph-rsid="0062114f"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19"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0f0466"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20"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55d8f3"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21"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071697"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22"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1cc36f"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23"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62535e"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24"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033682"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25"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Bookman BT S.O.Cist.:liga=01" fo:font-size="12pt" fo:language="la" fo:country="VA" fo:font-weight="normal" officeooo:paragraph-rsid="000f0466"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26"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Bookman BT S.O.Cist.:liga=01" fo:font-size="12pt" fo:language="la" fo:country="VA" fo:font-weight="normal" officeooo:paragraph-rsid="00033682"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27"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Bookman BT S.O.Cist.:liga=01" fo:font-size="13pt" fo:language="la" fo:country="VA" fo:font-weight="bold" officeooo:paragraph-rsid="000f0466" style:font-size-asian="13pt" style:language-asian="zh" style:country-asian="CN" style:font-weight-asian="bold" style:font-size-complex="13pt" style:language-complex="hi" style:country-complex="IN" style:font-weight-complex="bold" fo:hyphenate="true" fo:hyphenation-remain-char-count="2" fo:hyphenation-push-char-count="2" loext:hyphenation-no-caps="false"/>
    </style:style>
    <style:style style:name="P128" style:family="paragraph" style:parent-style-name="Table_20_Contents">
      <loext:graphic-properties draw:fill-gradient-name="gradient" draw:fill-hatch-name="hatch"/>
      <style:paragraph-properties fo:line-height="100%" fo:text-align="center" style:justify-single-word="false" fo:hyphenation-ladder-count="3"/>
      <style:text-properties fo:color="#00000a" loext:opacity="100%" style:font-name="Bookman BT S.O.Cist.:liga=01" fo:font-size="13pt" fo:language="la" fo:country="VA" fo:font-weight="bold" officeooo:paragraph-rsid="004dd972" style:font-size-asian="13pt" style:language-asian="zh" style:country-asian="CN" style:font-weight-asian="bold" style:font-size-complex="13pt" style:language-complex="hi" style:country-complex="IN" style:font-weight-complex="bold" fo:hyphenate="true" fo:hyphenation-remain-char-count="2" fo:hyphenation-push-char-count="2" loext:hyphenation-no-caps="false"/>
    </style:style>
    <style:style style:name="P129"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Bookman BT S.O.Cist.:liga=03" fo:font-size="12pt" fo:language="la" fo:country="VA" fo:font-style="normal" fo:font-weight="normal" officeooo:paragraph-rsid="0190eb56"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30"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Bookman BT S.O.Cist.:liga=0" fo:font-size="12pt" fo:language="la" fo:country="VA" fo:font-weight="normal" officeooo:paragraph-rsid="001cc36f"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31"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liga=01" fo:font-size="12pt" fo:language="la" fo:country="VA" fo:font-weight="bold"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32"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liga=01" fo:font-size="12pt" fo:language="la" fo:country="VA" fo:font-weight="bold" officeooo:paragraph-rsid="001930de"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33"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liga=01" fo:font-size="12pt" fo:language="la" fo:country="VA" fo:font-weight="normal" officeooo:paragraph-rsid="001930de"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34"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liga=01" fo:font-size="12pt" fo:language="la" fo:country="VA" fo:font-weight="normal"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35"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 fo:font-size="14pt" fo:language="la" fo:country="VA" officeooo:rsid="001688f0" officeooo:paragraph-rsid="001688f0" style:font-size-asian="12pt" style:language-asian="zh" style:country-asian="CN" style:language-complex="hi" style:country-complex="IN" fo:hyphenate="true" fo:hyphenation-remain-char-count="2" fo:hyphenation-push-char-count="2" loext:hyphenation-no-caps="false"/>
    </style:style>
    <style:style style:name="P136"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 fo:font-size="14pt" fo:language="la" fo:country="VA" officeooo:rsid="001c0314" officeooo:paragraph-rsid="001c0314" style:font-size-asian="12pt" style:language-asian="zh" style:country-asian="CN" style:language-complex="hi" style:country-complex="IN" fo:hyphenate="true" fo:hyphenation-remain-char-count="2" fo:hyphenation-push-char-count="2" loext:hyphenation-no-caps="false"/>
    </style:style>
    <style:style style:name="P137"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 fo:font-size="14pt" fo:language="la" fo:country="VA" officeooo:rsid="004643af" officeooo:paragraph-rsid="004643af" style:font-size-asian="12pt" style:language-asian="zh" style:country-asian="CN" style:language-complex="hi" style:country-complex="IN" fo:hyphenate="true" fo:hyphenation-remain-char-count="2" fo:hyphenation-push-char-count="2" loext:hyphenation-no-caps="false"/>
    </style:style>
    <style:style style:name="P138"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 fo:font-size="14pt" fo:language="la" fo:country="VA" officeooo:rsid="005070e5" officeooo:paragraph-rsid="005070e5" style:font-size-asian="12pt" style:language-asian="zh" style:country-asian="CN" style:font-size-complex="12pt" style:language-complex="hi" style:country-complex="IN" fo:hyphenate="true" fo:hyphenation-remain-char-count="2" fo:hyphenation-push-char-count="2" loext:hyphenation-no-caps="false"/>
    </style:style>
    <style:style style:name="P139"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Linux Libertine S.O.Cist.1" fo:font-size="12pt" fo:language="la" fo:country="VA" style:font-size-asian="12pt" style:font-size-complex="12pt" fo:hyphenate="true" fo:hyphenation-remain-char-count="2" fo:hyphenation-push-char-count="2" loext:hyphenation-no-caps="false"/>
    </style:style>
    <style:style style:name="P140"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Linux Libertine S.O.Cist.1" fo:font-size="12pt" fo:language="la" fo:country="VA" officeooo:paragraph-rsid="001ec2b5" style:font-size-asian="12pt" style:font-size-complex="12pt" fo:hyphenate="true" fo:hyphenation-remain-char-count="2" fo:hyphenation-push-char-count="2" loext:hyphenation-no-caps="false"/>
    </style:style>
    <style:style style:name="P141"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liga=0" fo:font-size="12pt" fo:language="la" fo:country="VA" fo:font-weight="bold"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42"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Old English CE" fo:font-size="16pt" fo:language="la" fo:country="VA" fo:font-weight="normal" officeooo:paragraph-rsid="00079127" style:font-size-asian="16pt" style:language-asian="zh" style:country-asian="CN" style:font-weight-asian="normal" style:font-size-complex="16pt" style:language-complex="hi" style:country-complex="IN" style:font-weight-complex="normal" fo:hyphenate="true" fo:hyphenation-remain-char-count="2" fo:hyphenation-push-char-count="2" loext:hyphenation-no-caps="false"/>
    </style:style>
    <style:style style:name="P143"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 fo:font-size="14pt" fo:language="la" fo:country="VA" fo:font-weight="normal" officeooo:rsid="0047fc54" officeooo:paragraph-rsid="004919a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44"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 fo:font-size="14pt" fo:language="la" fo:country="VA" fo:font-weight="normal" officeooo:rsid="0047fc54" officeooo:paragraph-rsid="0047fc54"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45" style:family="paragraph" style:parent-style-name="Table_20_Contents">
      <loext:graphic-properties draw:fill-gradient-name="gradient" draw:fill-hatch-name="hatch"/>
      <style:paragraph-properties fo:line-height="115%" fo:text-align="center" style:justify-single-word="false" fo:hyphenation-ladder-count="3"/>
      <style:text-properties style:font-name="Bookman BT S.O.Cist." fo:font-size="14pt" fo:language="la" fo:country="VA" fo:font-weight="normal" officeooo:rsid="0047fc54" officeooo:paragraph-rsid="005d503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46"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liga=03" fo:font-size="12pt" fo:language="la" fo:country="VA" fo:font-style="normal" fo:font-weight="normal" officeooo:paragraph-rsid="0190eb56"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47"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liga=03" fo:font-size="12pt" fo:language="la" fo:country="VA" fo:font-style="normal" fo:font-weight="normal"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48" style:family="paragraph" style:parent-style-name="Table_20_Contents">
      <loext:graphic-properties draw:fill-gradient-name="gradient" draw:fill-hatch-name="hatch"/>
      <style:paragraph-properties fo:text-align="center" style:justify-single-word="false" fo:hyphenation-ladder-count="3"/>
      <style:text-properties style:font-name="Cloister1" fo:font-size="24pt" officeooo:paragraph-rsid="004f0767" style:font-size-asian="16pt" style:font-size-complex="16pt" fo:hyphenate="true" fo:hyphenation-remain-char-count="2" fo:hyphenation-push-char-count="2" loext:hyphenation-no-caps="false"/>
    </style:style>
    <style:style style:name="P149" style:family="paragraph" style:parent-style-name="Table_20_Contents">
      <loext:graphic-properties draw:fill-gradient-name="gradient" draw:fill-hatch-name="hatch"/>
      <style:paragraph-properties fo:text-align="center" style:justify-single-word="false" fo:hyphenation-ladder-count="3"/>
      <style:text-properties style:font-name="Cloister1" fo:font-size="18pt" officeooo:paragraph-rsid="004f0767" style:font-size-asian="16pt" style:font-size-complex="16pt" fo:hyphenate="true" fo:hyphenation-remain-char-count="2" fo:hyphenation-push-char-count="2" loext:hyphenation-no-caps="false"/>
    </style:style>
    <style:style style:name="P150"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liga=0" fo:font-size="12pt" fo:letter-spacing="0.0071in" fo:language="la" fo:country="VA" fo:font-weight="normal" officeooo:paragraph-rsid="00079127" style:font-size-asian="12pt" style:language-asian="zh" style:country-asian="CN" style:font-weight-asian="normal" style:language-complex="hi" style:country-complex="IN" style:font-weight-complex="normal" fo:hyphenate="true" fo:hyphenation-remain-char-count="2" fo:hyphenation-push-char-count="2" loext:hyphenation-no-caps="false"/>
    </style:style>
    <style:style style:name="P151" style:family="paragraph" style:parent-style-name="Table_20_Contents">
      <style:paragraph-properties fo:text-align="center" style:justify-single-word="false" fo:hyphenation-ladder-count="3"/>
      <style:text-properties style:font-name="Bookman BT S.O.Cist.:liga=02" fo:font-size="12pt" fo:letter-spacing="normal" fo:language="la" fo:country="VA" fo:font-weight="350" officeooo:paragraph-rsid="00079127" style:font-size-asian="12pt" style:language-asian="zh" style:country-asian="CN" style:font-weight-asian="bold" style:language-complex="hi" style:country-complex="IN" style:font-weight-complex="bold" fo:hyphenate="true" fo:hyphenation-remain-char-count="2" fo:hyphenation-push-char-count="2" loext:hyphenation-no-caps="false"/>
    </style:style>
    <style:style style:name="P152" style:family="paragraph" style:parent-style-name="Text_20_body">
      <loext:graphic-properties draw:fill-gradient-name="gradient" draw:fill-hatch-name="hatch"/>
      <style:paragraph-properties fo:margin-top="0in" fo:margin-bottom="0in" style:contextual-spacing="false" fo:line-height="100%"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153" style:family="paragraph" style:parent-style-name="Text_20_body">
      <loext:graphic-properties draw:fill-gradient-name="gradient" draw:fill-hatch-name="hatch"/>
      <style:paragraph-properties fo:margin-top="0in" fo:margin-bottom="0in" style:contextual-spacing="false" fo:line-height="100%"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28d9c5" style:font-size-asian="12pt" style:language-asian="zh" style:country-asian="CN" style:font-size-complex="12pt" style:language-complex="hi" style:country-complex="IN" fo:hyphenate="true" fo:hyphenation-remain-char-count="2" fo:hyphenation-push-char-count="2" loext:hyphenation-no-caps="false"/>
    </style:style>
    <style:style style:name="P154" style:family="paragraph" style:parent-style-name="Text_20_body">
      <loext:graphic-properties draw:fill-gradient-name="gradient" draw:fill-hatch-name="hatch"/>
      <style:paragraph-properties fo:margin-top="0in" fo:margin-bottom="0in" style:contextual-spacing="false" fo:line-height="100%"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34a540" officeooo:paragraph-rsid="0034a540" style:font-size-asian="12pt" style:language-asian="zh" style:country-asian="CN" style:font-size-complex="12pt" style:language-complex="hi" style:country-complex="IN" fo:hyphenate="true" fo:hyphenation-remain-char-count="2" fo:hyphenation-push-char-count="2" loext:hyphenation-no-caps="false"/>
    </style:style>
    <style:style style:name="P155" style:family="paragraph" style:parent-style-name="Text_20_body">
      <loext:graphic-properties draw:fill-gradient-name="gradient" draw:fill-hatch-name="hatch"/>
      <style:paragraph-properties fo:margin-top="0in" fo:margin-bottom="0in" style:contextual-spacing="false"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156" style:family="paragraph" style:parent-style-name="Text_20_body">
      <loext:graphic-properties draw:fill-gradient-name="gradient" draw:fill-hatch-name="hatch"/>
      <style:paragraph-properties fo:margin-top="0in" fo:margin-bottom="0in" style:contextual-spacing="false"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28d9c5" style:font-size-asian="12pt" style:language-asian="zh" style:country-asian="CN" style:font-size-complex="12pt" style:language-complex="hi" style:country-complex="IN" fo:hyphenate="true" fo:hyphenation-remain-char-count="2" fo:hyphenation-push-char-count="2" loext:hyphenation-no-caps="false"/>
    </style:style>
    <style:style style:name="P157" style:family="paragraph" style:parent-style-name="Text_20_body">
      <loext:graphic-properties draw:fill-gradient-name="gradient" draw:fill-hatch-name="hatch"/>
      <style:paragraph-properties fo:margin-top="0in" fo:margin-bottom="0in" style:contextual-spacing="false"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4a540" officeooo:paragraph-rsid="0034a540" style:font-size-asian="12pt" style:language-asian="zh" style:country-asian="CN" style:font-size-complex="12pt" style:language-complex="hi" style:country-complex="IN" fo:hyphenate="true" fo:hyphenation-remain-char-count="2" fo:hyphenation-push-char-count="2" loext:hyphenation-no-caps="false"/>
    </style:style>
    <style:style style:name="P158"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hyphenate="true" fo:hyphenation-remain-char-count="2" fo:hyphenation-push-char-count="2" loext:hyphenation-no-caps="false"/>
    </style:style>
    <style:style style:name="P159"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officeooo:paragraph-rsid="002185b8" fo:hyphenate="true" fo:hyphenation-remain-char-count="2" fo:hyphenation-push-char-count="2" loext:hyphenation-no-caps="false"/>
    </style:style>
    <style:style style:name="P160"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3" style:style-name="Iniciály_20_velké"/>
      </style:paragraph-properties>
      <style:text-properties style:font-name="Linux Libertine S.O.Cist.1" fo:font-size="12pt" fo:language="la" fo:country="VA" style:font-size-asian="12pt" style:font-name-complex="Times New Roman1" style:font-size-complex="12pt" fo:hyphenate="true" fo:hyphenation-remain-char-count="2" fo:hyphenation-push-char-count="2" loext:hyphenation-no-caps="false"/>
    </style:style>
    <style:style style:name="P161"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font-size="12pt" fo:language="la" fo:country="VA" style:font-size-asian="12pt" style:font-name-complex="Times New Roman1" style:font-size-complex="12pt" fo:hyphenate="true" fo:hyphenation-remain-char-count="2" fo:hyphenation-push-char-count="2" loext:hyphenation-no-caps="false"/>
    </style:style>
    <style:style style:name="P162"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3" style:style-name="Iniciály_20_velké"/>
      </style:paragraph-properties>
      <style:text-properties style:font-name="Linux Libertine S.O.Cist.1" fo:font-size="12pt" fo:language="la" fo:country="VA" style:font-size-asian="12pt" style:language-asian="zh" style:country-asian="CN" style:font-name-complex="Times New Roman1" style:font-size-complex="12pt" style:language-complex="hi" style:country-complex="IN" fo:hyphenate="true" fo:hyphenation-remain-char-count="2" fo:hyphenation-push-char-count="2" loext:hyphenation-no-caps="false"/>
    </style:style>
    <style:style style:name="P163"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font-size="12pt" fo:language="la" fo:country="VA" style:font-size-asian="12pt" style:language-asian="zh" style:country-asian="CN" style:font-name-complex="Times New Roman1" style:font-size-complex="12pt" style:language-complex="hi" style:country-complex="IN" fo:hyphenate="true" fo:hyphenation-remain-char-count="2" fo:hyphenation-push-char-count="2" loext:hyphenation-no-caps="false"/>
    </style:style>
    <style:style style:name="P164"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font-size="12pt" style:font-size-asian="12pt" style:font-name-complex="Times New Roman1" fo:hyphenate="true" fo:hyphenation-remain-char-count="2" fo:hyphenation-push-char-count="2" loext:hyphenation-no-caps="false"/>
    </style:style>
    <style:style style:name="P165"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font-size="12pt" fo:language="cs" fo:country="CZ" style:font-size-asian="12pt" style:language-asian="zh" style:country-asian="CN" style:font-name-complex="Times New Roman1" style:language-complex="hi" style:country-complex="IN" fo:hyphenate="true" fo:hyphenation-remain-char-count="2" fo:hyphenation-push-char-count="2" loext:hyphenation-no-caps="false"/>
    </style:style>
    <style:style style:name="P166"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3" style:style-name="Iniciály_20_velké"/>
      </style:paragraph-properties>
      <style:text-properties style:font-name="Linux Libertine S.O.Cist.1" fo:language="cs" fo:country="CZ" fo:hyphenate="true" fo:hyphenation-remain-char-count="2" fo:hyphenation-push-char-count="2" loext:hyphenation-no-caps="false"/>
    </style:style>
    <style:style style:name="P167"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language="cs" fo:country="CZ" officeooo:paragraph-rsid="002185b8" style:language-asian="zh" style:country-asian="CN" style:language-complex="hi" style:country-complex="IN" fo:hyphenate="true" fo:hyphenation-remain-char-count="2" fo:hyphenation-push-char-count="2" loext:hyphenation-no-caps="false"/>
    </style:style>
    <style:style style:name="P168"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language="cs" fo:country="CZ" style:language-asian="zh" style:country-asian="CN" style:language-complex="hi" style:country-complex="IN" fo:hyphenate="true" fo:hyphenation-remain-char-count="2" fo:hyphenation-push-char-count="2" loext:hyphenation-no-caps="false"/>
    </style:style>
    <style:style style:name="P169"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language="cs" fo:country="CZ" officeooo:rsid="0196640c" officeooo:paragraph-rsid="0196640c" style:language-asian="zh" style:country-asian="CN" style:language-complex="hi" style:country-complex="IN" fo:hyphenate="true" fo:hyphenation-remain-char-count="2" fo:hyphenation-push-char-count="2" loext:hyphenation-no-caps="false"/>
    </style:style>
    <style:style style:name="P170"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language="la" fo:country="VA" style:language-asian="zh" style:country-asian="CN" style:language-complex="hi" style:country-complex="IN" fo:hyphenate="true" fo:hyphenation-remain-char-count="2" fo:hyphenation-push-char-count="2" loext:hyphenation-no-caps="false"/>
    </style:style>
    <style:style style:name="P171" style:family="paragraph" style:parent-style-name="Standard">
      <style:text-properties officeooo:paragraph-rsid="009c12f2"/>
    </style:style>
    <style:style style:name="P172"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73"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7169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74"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1cc36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75"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62114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76"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3368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7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officeooo:paragraph-rsid="008f99bd"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7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officeooo:paragraph-rsid="00079127"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7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officeooo:rsid="0086b159" officeooo:paragraph-rsid="00079127"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8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officeooo:rsid="0087c59c" officeooo:paragraph-rsid="00079127"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81"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rsid="0067414b" officeooo:paragraph-rsid="000f0466" style:font-size-asian="12pt" style:font-size-complex="12pt" fo:hyphenate="true" fo:hyphenation-remain-char-count="2" fo:hyphenation-push-char-count="2" loext:hyphenation-no-caps="false"/>
    </style:style>
    <style:style style:name="P182"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rsid="0067414b" officeooo:paragraph-rsid="003b225a" style:font-size-asian="12pt" style:font-size-complex="12pt" fo:hyphenate="true" fo:hyphenation-remain-char-count="2" fo:hyphenation-push-char-count="2" loext:hyphenation-no-caps="false"/>
    </style:style>
    <style:style style:name="P183"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rsid="0067414b" officeooo:paragraph-rsid="001cc36f" style:font-size-asian="12pt" style:font-size-complex="12pt" fo:hyphenate="true" fo:hyphenation-remain-char-count="2" fo:hyphenation-push-char-count="2" loext:hyphenation-no-caps="false"/>
    </style:style>
    <style:style style:name="P184"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rsid="0067414b" officeooo:paragraph-rsid="00033682" style:font-size-asian="12pt" style:font-size-complex="12pt" fo:hyphenate="true" fo:hyphenation-remain-char-count="2" fo:hyphenation-push-char-count="2" loext:hyphenation-no-caps="false"/>
    </style:style>
    <style:style style:name="P185"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rsid="0067414b" officeooo:paragraph-rsid="006150ef" style:font-size-asian="12pt" style:font-size-complex="12pt" fo:hyphenate="true" fo:hyphenation-remain-char-count="2" fo:hyphenation-push-char-count="2" loext:hyphenation-no-caps="false"/>
    </style:style>
    <style:style style:name="P186" style:family="paragraph" style:parent-style-name="Table_20_Contents">
      <loext:graphic-properties draw:fill-gradient-name="gradient" draw:fill-hatch-name="hatch"/>
      <style:paragraph-properties fo:line-height="100%" fo:text-align="justify" style:justify-single-word="false" fo:hyphenation-ladder-count="3">
        <style:drop-cap style:lines="3" style:style-name="Iniciály_20_velké"/>
      </style:paragraph-properties>
      <style:text-properties style:font-name="Linux Libertine S.O.Cist.1" fo:font-size="12pt" fo:language="cs" fo:country="CZ" officeooo:rsid="0067414b" officeooo:paragraph-rsid="002ede52" style:font-size-asian="12pt" style:font-size-complex="12pt" fo:hyphenate="true" fo:hyphenation-remain-char-count="2" fo:hyphenation-push-char-count="2" loext:hyphenation-no-caps="false"/>
    </style:style>
    <style:style style:name="P18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0f0466" style:font-size-asian="12pt" style:font-size-complex="12pt" fo:hyphenate="true" fo:hyphenation-remain-char-count="2" fo:hyphenation-push-char-count="2" loext:hyphenation-no-caps="false"/>
    </style:style>
    <style:style style:name="P18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3b225a" style:font-size-asian="12pt" style:font-size-complex="12pt" fo:hyphenate="true" fo:hyphenation-remain-char-count="2" fo:hyphenation-push-char-count="2" loext:hyphenation-no-caps="false"/>
    </style:style>
    <style:style style:name="P18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3b9cde" style:font-size-asian="12pt" style:font-size-complex="12pt" fo:hyphenate="true" fo:hyphenation-remain-char-count="2" fo:hyphenation-push-char-count="2" loext:hyphenation-no-caps="false"/>
    </style:style>
    <style:style style:name="P19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2fc09c" style:font-size-asian="12pt" style:font-size-complex="12pt" fo:hyphenate="true" fo:hyphenation-remain-char-count="2" fo:hyphenation-push-char-count="2" loext:hyphenation-no-caps="false"/>
    </style:style>
    <style:style style:name="P19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31c16b" style:font-size-asian="12pt" style:font-size-complex="12pt" fo:hyphenate="true" fo:hyphenation-remain-char-count="2" fo:hyphenation-push-char-count="2" loext:hyphenation-no-caps="false"/>
    </style:style>
    <style:style style:name="P19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1cc36f" style:font-size-asian="12pt" style:font-size-complex="12pt" fo:hyphenate="true" fo:hyphenation-remain-char-count="2" fo:hyphenation-push-char-count="2" loext:hyphenation-no-caps="false"/>
    </style:style>
    <style:style style:name="P19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033682" style:font-size-asian="12pt" style:font-size-complex="12pt" fo:hyphenate="true" fo:hyphenation-remain-char-count="2" fo:hyphenation-push-char-count="2" loext:hyphenation-no-caps="false"/>
    </style:style>
    <style:style style:name="P19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783c5" officeooo:paragraph-rsid="000f0466" style:font-size-asian="12pt" style:font-size-complex="12pt" fo:hyphenate="true" fo:hyphenation-remain-char-count="2" fo:hyphenation-push-char-count="2" loext:hyphenation-no-caps="false"/>
    </style:style>
    <style:style style:name="P19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783c5" officeooo:paragraph-rsid="003b9cde" style:font-size-asian="12pt" style:font-size-complex="12pt" fo:hyphenate="true" fo:hyphenation-remain-char-count="2" fo:hyphenation-push-char-count="2" loext:hyphenation-no-caps="false"/>
    </style:style>
    <style:style style:name="P19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783c5" officeooo:paragraph-rsid="00333509" style:font-size-asian="12pt" style:font-size-complex="12pt" fo:hyphenate="true" fo:hyphenation-remain-char-count="2" fo:hyphenation-push-char-count="2" loext:hyphenation-no-caps="false"/>
    </style:style>
    <style:style style:name="P19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783c5" officeooo:paragraph-rsid="001cc36f" style:font-size-asian="12pt" style:font-size-complex="12pt" fo:hyphenate="true" fo:hyphenation-remain-char-count="2" fo:hyphenation-push-char-count="2" loext:hyphenation-no-caps="false"/>
    </style:style>
    <style:style style:name="P19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783c5" officeooo:paragraph-rsid="00033682" style:font-size-asian="12pt" style:font-size-complex="12pt" fo:hyphenate="true" fo:hyphenation-remain-char-count="2" fo:hyphenation-push-char-count="2" loext:hyphenation-no-caps="false"/>
    </style:style>
    <style:style style:name="P19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783c5" officeooo:paragraph-rsid="006150ef" style:font-size-asian="12pt" style:font-size-complex="12pt" fo:hyphenate="true" fo:hyphenation-remain-char-count="2" fo:hyphenation-push-char-count="2" loext:hyphenation-no-caps="false"/>
    </style:style>
    <style:style style:name="P200"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501dde" officeooo:paragraph-rsid="00501dde" style:font-size-asian="12pt" style:font-size-complex="12pt" fo:hyphenate="true" fo:hyphenation-remain-char-count="2" fo:hyphenation-push-char-count="2" loext:hyphenation-no-caps="false"/>
    </style:style>
    <style:style style:name="P20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5a0240" officeooo:paragraph-rsid="005a0240" style:font-size-asian="12pt" style:font-size-complex="12pt" fo:hyphenate="true" fo:hyphenation-remain-char-count="2" fo:hyphenation-push-char-count="2" loext:hyphenation-no-caps="false"/>
    </style:style>
    <style:style style:name="P202"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5a0240" officeooo:paragraph-rsid="00791027" style:font-size-asian="12pt" style:font-size-complex="12pt" fo:hyphenate="true" fo:hyphenation-remain-char-count="2" fo:hyphenation-push-char-count="2" loext:hyphenation-no-caps="false"/>
    </style:style>
    <style:style style:name="P20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924205" officeooo:paragraph-rsid="00924205" style:font-size-asian="12pt" style:font-size-complex="12pt" fo:hyphenate="true" fo:hyphenation-remain-char-count="2" fo:hyphenation-push-char-count="2" loext:hyphenation-no-caps="false"/>
    </style:style>
    <style:style style:name="P20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924205" officeooo:paragraph-rsid="006c6bd9" style:font-size-asian="12pt" style:font-size-complex="12pt" fo:hyphenate="true" fo:hyphenation-remain-char-count="2" fo:hyphenation-push-char-count="2" loext:hyphenation-no-caps="false"/>
    </style:style>
    <style:style style:name="P20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924205" officeooo:paragraph-rsid="0076a3a0" style:font-size-asian="12pt" style:font-size-complex="12pt" fo:hyphenate="true" fo:hyphenation-remain-char-count="2" fo:hyphenation-push-char-count="2" loext:hyphenation-no-caps="false"/>
    </style:style>
    <style:style style:name="P20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924205" officeooo:paragraph-rsid="00782600" style:font-size-asian="12pt" style:font-size-complex="12pt" fo:hyphenate="true" fo:hyphenation-remain-char-count="2" fo:hyphenation-push-char-count="2" loext:hyphenation-no-caps="false"/>
    </style:style>
    <style:style style:name="P20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c9b524" officeooo:paragraph-rsid="005a0240" style:font-size-asian="12pt" style:font-size-complex="12pt" fo:hyphenate="true" fo:hyphenation-remain-char-count="2" fo:hyphenation-push-char-count="2" loext:hyphenation-no-caps="false"/>
    </style:style>
    <style:style style:name="P20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caad9b" officeooo:paragraph-rsid="00924205" style:font-size-asian="12pt" style:font-size-complex="12pt" fo:hyphenate="true" fo:hyphenation-remain-char-count="2" fo:hyphenation-push-char-count="2" loext:hyphenation-no-caps="false"/>
    </style:style>
    <style:style style:name="P20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caad9b" officeooo:paragraph-rsid="00649c90" style:font-size-asian="12pt" style:font-size-complex="12pt" fo:hyphenate="true" fo:hyphenation-remain-char-count="2" fo:hyphenation-push-char-count="2" loext:hyphenation-no-caps="false"/>
    </style:style>
    <style:style style:name="P210"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cc68dd" officeooo:paragraph-rsid="009df912" style:font-size-asian="12pt" style:font-size-complex="12pt" fo:hyphenate="true" fo:hyphenation-remain-char-count="2" fo:hyphenation-push-char-count="2" loext:hyphenation-no-caps="false"/>
    </style:style>
    <style:style style:name="P21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cc68dd" officeooo:paragraph-rsid="00cc68dd" style:font-size-asian="12pt" style:font-size-complex="12pt" fo:hyphenate="true" fo:hyphenation-remain-char-count="2" fo:hyphenation-push-char-count="2" loext:hyphenation-no-caps="false"/>
    </style:style>
    <style:style style:name="P212"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a5a7ed" officeooo:paragraph-rsid="009df912" style:font-size-asian="12pt" style:font-size-complex="12pt" fo:hyphenate="true" fo:hyphenation-remain-char-count="2" fo:hyphenation-push-char-count="2" loext:hyphenation-no-caps="false"/>
    </style:style>
    <style:style style:name="P213"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rsid="00a5a7ed" style:font-size-asian="12pt" style:font-size-complex="12pt" fo:hyphenate="true" fo:hyphenation-remain-char-count="2" fo:hyphenation-push-char-count="2" loext:hyphenation-no-caps="false"/>
    </style:style>
    <style:style style:name="P21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a09608" officeooo:paragraph-rsid="007e28d5" style:font-size-asian="12pt" style:font-size-complex="12pt" fo:hyphenate="true" fo:hyphenation-remain-char-count="2" fo:hyphenation-push-char-count="2" loext:hyphenation-no-caps="false"/>
    </style:style>
    <style:style style:name="P21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a09608" officeooo:paragraph-rsid="00a09608" style:font-size-asian="12pt" style:font-size-complex="12pt" fo:hyphenate="true" fo:hyphenation-remain-char-count="2" fo:hyphenation-push-char-count="2" loext:hyphenation-no-caps="false"/>
    </style:style>
    <style:style style:name="P21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a09608" officeooo:paragraph-rsid="009296ae" style:font-size-asian="12pt" style:font-size-complex="12pt" fo:hyphenate="true" fo:hyphenation-remain-char-count="2" fo:hyphenation-push-char-count="2" loext:hyphenation-no-caps="false"/>
    </style:style>
    <style:style style:name="P217"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rsid="00a09608" style:font-size-asian="12pt" style:font-size-complex="12pt" fo:hyphenate="true" fo:hyphenation-remain-char-count="2" fo:hyphenation-push-char-count="2" loext:hyphenation-no-caps="false"/>
    </style:style>
    <style:style style:name="P21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a09608" officeooo:paragraph-rsid="00a09608" style:font-size-asian="12pt" style:font-size-complex="12pt" fo:hyphenate="true" fo:hyphenation-remain-char-count="2" fo:hyphenation-push-char-count="2" loext:hyphenation-no-caps="false"/>
    </style:style>
    <style:style style:name="P21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a09608" officeooo:paragraph-rsid="009c12f2" style:font-size-asian="12pt" style:font-size-complex="12pt" fo:hyphenate="true" fo:hyphenation-remain-char-count="2" fo:hyphenation-push-char-count="2" loext:hyphenation-no-caps="false"/>
    </style:style>
    <style:style style:name="P220"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1f91fd" officeooo:paragraph-rsid="002c6efe" style:font-size-asian="12pt" style:font-size-complex="12pt" fo:hyphenate="true" fo:hyphenation-remain-char-count="2" fo:hyphenation-push-char-count="2" loext:hyphenation-no-caps="false"/>
    </style:style>
    <style:style style:name="P22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2e2772" officeooo:paragraph-rsid="002e2772" style:font-size-asian="12pt" style:font-size-complex="12pt" fo:hyphenate="true" fo:hyphenation-remain-char-count="2" fo:hyphenation-push-char-count="2" loext:hyphenation-no-caps="false"/>
    </style:style>
    <style:style style:name="P222"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paragraph-rsid="00071697" style:font-size-asian="12pt" style:font-size-complex="12pt" fo:hyphenate="true" fo:hyphenation-remain-char-count="2" fo:hyphenation-push-char-count="2" loext:hyphenation-no-caps="false"/>
    </style:style>
    <style:style style:name="P223"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paragraph-rsid="002d0b2a" style:font-size-asian="12pt" style:font-size-complex="12pt" fo:hyphenate="true" fo:hyphenation-remain-char-count="2" fo:hyphenation-push-char-count="2" loext:hyphenation-no-caps="false"/>
    </style:style>
    <style:style style:name="P22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12b4e" officeooo:paragraph-rsid="00071697" style:font-size-asian="12pt" style:font-size-complex="12pt" fo:hyphenate="true" fo:hyphenation-remain-char-count="2" fo:hyphenation-push-char-count="2" loext:hyphenation-no-caps="false"/>
    </style:style>
    <style:style style:name="P22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40ede6" officeooo:paragraph-rsid="00071697" style:font-size-asian="12pt" style:font-size-complex="12pt" fo:hyphenate="true" fo:hyphenation-remain-char-count="2" fo:hyphenation-push-char-count="2" loext:hyphenation-no-caps="false"/>
    </style:style>
    <style:style style:name="P22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40ede6" officeooo:paragraph-rsid="010c395c" style:font-size-asian="12pt" style:font-size-complex="12pt" fo:hyphenate="true" fo:hyphenation-remain-char-count="2" fo:hyphenation-push-char-count="2" loext:hyphenation-no-caps="false"/>
    </style:style>
    <style:style style:name="P22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40ede6" officeooo:paragraph-rsid="010d4527" style:font-size-asian="12pt" style:font-size-complex="12pt" fo:hyphenate="true" fo:hyphenation-remain-char-count="2" fo:hyphenation-push-char-count="2" loext:hyphenation-no-caps="false"/>
    </style:style>
    <style:style style:name="P228"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b8bb97" officeooo:paragraph-rsid="00b8bb97" style:font-size-asian="12pt" style:font-size-complex="12pt" fo:hyphenate="true" fo:hyphenation-remain-char-count="2" fo:hyphenation-push-char-count="2" loext:hyphenation-no-caps="false"/>
    </style:style>
    <style:style style:name="P22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bbda46" officeooo:paragraph-rsid="00bbda46" style:font-size-asian="12pt" style:font-size-complex="12pt" fo:hyphenate="true" fo:hyphenation-remain-char-count="2" fo:hyphenation-push-char-count="2" loext:hyphenation-no-caps="false"/>
    </style:style>
    <style:style style:name="P230"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paragraph-rsid="0014be48" style:font-size-asian="12pt" style:font-size-complex="12pt" fo:hyphenate="true" fo:hyphenation-remain-char-count="2" fo:hyphenation-push-char-count="2" loext:hyphenation-no-caps="false"/>
    </style:style>
    <style:style style:name="P23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af38e3" officeooo:paragraph-rsid="01092a42" style:font-size-asian="12pt" style:font-size-complex="12pt" fo:hyphenate="true" fo:hyphenation-remain-char-count="2" fo:hyphenation-push-char-count="2" loext:hyphenation-no-caps="false"/>
    </style:style>
    <style:style style:name="P23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3b9cde" officeooo:paragraph-rsid="00033682" style:font-size-asian="12pt" style:font-size-complex="12pt" fo:hyphenate="true" fo:hyphenation-remain-char-count="2" fo:hyphenation-push-char-count="2" loext:hyphenation-no-caps="false"/>
    </style:style>
    <style:style style:name="P23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2e52ee" officeooo:paragraph-rsid="002e52ee" style:font-size-asian="12pt" style:font-size-complex="12pt" fo:hyphenate="true" fo:hyphenation-remain-char-count="2" fo:hyphenation-push-char-count="2" loext:hyphenation-no-caps="false"/>
    </style:style>
    <style:style style:name="P234"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1ba23d" officeooo:paragraph-rsid="0061ba7a" style:font-size-asian="12pt" style:font-size-complex="12pt" fo:hyphenate="true" fo:hyphenation-remain-char-count="2" fo:hyphenation-push-char-count="2" loext:hyphenation-no-caps="false"/>
    </style:style>
    <style:style style:name="P23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3bcf62" officeooo:paragraph-rsid="003bcf62" style:font-size-asian="12pt" style:font-size-complex="12pt" fo:hyphenate="true" fo:hyphenation-remain-char-count="2" fo:hyphenation-push-char-count="2" loext:hyphenation-no-caps="false"/>
    </style:style>
    <style:style style:name="P23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95567c" officeooo:paragraph-rsid="0095567c" style:font-size-asian="12pt" style:font-size-complex="12pt" fo:hyphenate="true" fo:hyphenation-remain-char-count="2" fo:hyphenation-push-char-count="2" loext:hyphenation-no-caps="false"/>
    </style:style>
    <style:style style:name="P237"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paragraph-rsid="0022e095" style:font-size-asian="12pt" fo:hyphenate="true" fo:hyphenation-remain-char-count="2" fo:hyphenation-push-char-count="2" loext:hyphenation-no-caps="false"/>
    </style:style>
    <style:style style:name="P238"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1688f0" style:font-size-asian="12pt" fo:hyphenate="true" fo:hyphenation-remain-char-count="2" fo:hyphenation-push-char-count="2" loext:hyphenation-no-caps="false"/>
    </style:style>
    <style:style style:name="P23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paragraph-rsid="006897dd" style:font-size-asian="12pt" fo:hyphenate="true" fo:hyphenation-remain-char-count="2" fo:hyphenation-push-char-count="2" loext:hyphenation-no-caps="false"/>
    </style:style>
    <style:style style:name="P240" style:family="paragraph" style:parent-style-name="Table_20_Contents">
      <style:paragraph-properties fo:text-align="justify" style:justify-single-word="false" fo:hyphenation-ladder-count="3"/>
      <style:text-properties style:font-name="Linux Libertine S.O.Cist.1" fo:font-size="12pt" fo:language="cs" fo:country="CZ" style:font-size-asian="12pt" fo:hyphenate="true" fo:hyphenation-remain-char-count="2" fo:hyphenation-push-char-count="2" loext:hyphenation-no-caps="false"/>
    </style:style>
    <style:style style:name="P241"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paragraph-rsid="006897dd" style:font-size-asian="12pt" fo:hyphenate="true" fo:hyphenation-remain-char-count="2" fo:hyphenation-push-char-count="2" loext:hyphenation-no-caps="false"/>
    </style:style>
    <style:style style:name="P242" style:family="paragraph" style:parent-style-name="Table_20_Contents">
      <style:paragraph-properties fo:text-align="justify" style:justify-single-word="false" fo:hyphenation-ladder-count="3"/>
      <style:text-properties style:font-name="Linux Libertine S.O.Cist.1" fo:font-size="12pt" fo:language="cs" fo:country="CZ" officeooo:paragraph-rsid="009c12f2" style:font-size-asian="12pt" fo:hyphenate="true" fo:hyphenation-remain-char-count="2" fo:hyphenation-push-char-count="2" loext:hyphenation-no-caps="false"/>
    </style:style>
    <style:style style:name="P24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paragraph-rsid="009c12f2" style:font-size-asian="12pt" fo:hyphenate="true" fo:hyphenation-remain-char-count="2" fo:hyphenation-push-char-count="2" loext:hyphenation-no-caps="false"/>
    </style:style>
    <style:style style:name="P24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40db65" officeooo:paragraph-rsid="0040db65" style:font-size-asian="12pt" fo:hyphenate="true" fo:hyphenation-remain-char-count="2" fo:hyphenation-push-char-count="2" loext:hyphenation-no-caps="false"/>
    </style:style>
    <style:style style:name="P24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2e2772" officeooo:paragraph-rsid="0098e204" style:font-size-asian="12pt" fo:hyphenate="true" fo:hyphenation-remain-char-count="2" fo:hyphenation-push-char-count="2" loext:hyphenation-no-caps="false"/>
    </style:style>
    <style:style style:name="P24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9e1b37" officeooo:paragraph-rsid="006897dd" style:font-size-asian="12pt" style:font-style-asian="normal" style:font-size-complex="12pt" style:font-style-complex="normal" fo:hyphenate="true" fo:hyphenation-remain-char-count="2" fo:hyphenation-push-char-count="2" loext:hyphenation-no-caps="false"/>
    </style:style>
    <style:style style:name="P24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9e1b37" officeooo:paragraph-rsid="0028d9c5" style:font-size-asian="12pt" style:font-style-asian="normal" style:font-size-complex="12pt" style:font-style-complex="normal" fo:hyphenate="true" fo:hyphenation-remain-char-count="2" fo:hyphenation-push-char-count="2" loext:hyphenation-no-caps="false"/>
    </style:style>
    <style:style style:name="P24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cd12cf" officeooo:paragraph-rsid="00a09608" style:font-size-asian="12pt" style:font-style-asian="normal" style:font-size-complex="12pt" style:font-style-complex="normal" fo:hyphenate="true" fo:hyphenation-remain-char-count="2" fo:hyphenation-push-char-count="2" loext:hyphenation-no-caps="false"/>
    </style:style>
    <style:style style:name="P24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a09608" officeooo:paragraph-rsid="007e8b64" style:font-size-asian="12pt" style:font-style-asian="normal" style:font-size-complex="12pt" style:font-style-complex="normal" fo:hyphenate="true" fo:hyphenation-remain-char-count="2" fo:hyphenation-push-char-count="2" loext:hyphenation-no-caps="false"/>
    </style:style>
    <style:style style:name="P25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a09608" officeooo:paragraph-rsid="00a09608" style:font-size-asian="12pt" style:font-style-asian="normal" style:font-size-complex="12pt" style:font-style-complex="normal" fo:hyphenate="true" fo:hyphenation-remain-char-count="2" fo:hyphenation-push-char-count="2" loext:hyphenation-no-caps="false"/>
    </style:style>
    <style:style style:name="P25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a09608" officeooo:paragraph-rsid="008fed2d" style:font-size-asian="12pt" style:font-style-asian="normal" style:font-size-complex="12pt" style:font-style-complex="normal" fo:hyphenate="true" fo:hyphenation-remain-char-count="2" fo:hyphenation-push-char-count="2" loext:hyphenation-no-caps="false"/>
    </style:style>
    <style:style style:name="P252"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fo:font-style="normal" officeooo:rsid="00a09608" style:font-size-asian="12pt" style:font-style-asian="normal" style:font-size-complex="12pt" style:font-style-complex="normal" fo:hyphenate="true" fo:hyphenation-remain-char-count="2" fo:hyphenation-push-char-count="2" loext:hyphenation-no-caps="false"/>
    </style:style>
    <style:style style:name="P25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b9af41" officeooo:paragraph-rsid="00b9af41" style:font-size-asian="12pt" style:font-style-asian="normal" style:font-size-complex="12pt" style:font-style-complex="normal" fo:hyphenate="true" fo:hyphenation-remain-char-count="2" fo:hyphenation-push-char-count="2" loext:hyphenation-no-caps="false"/>
    </style:style>
    <style:style style:name="P25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bbda46" officeooo:paragraph-rsid="00bbda46" style:font-size-asian="12pt" style:font-style-asian="normal" style:font-size-complex="12pt" style:font-style-complex="normal" fo:hyphenate="true" fo:hyphenation-remain-char-count="2" fo:hyphenation-push-char-count="2" loext:hyphenation-no-caps="false"/>
    </style:style>
    <style:style style:name="P255"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282f37" officeooo:paragraph-rsid="0063eccb" style:font-size-asian="12pt" style:font-style-asian="normal" style:font-size-complex="12pt" style:font-style-complex="normal" fo:hyphenate="true" fo:hyphenation-remain-char-count="2" fo:hyphenation-push-char-count="2" loext:hyphenation-no-caps="false"/>
    </style:style>
    <style:style style:name="P25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2a5f8a" officeooo:paragraph-rsid="002a5f8a" style:font-size-asian="12pt" style:font-style-asian="normal" style:font-size-complex="12pt" style:font-style-complex="normal" fo:hyphenate="true" fo:hyphenation-remain-char-count="2" fo:hyphenation-push-char-count="2" loext:hyphenation-no-caps="false"/>
    </style:style>
    <style:style style:name="P25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326de8" officeooo:paragraph-rsid="00326de8" style:font-size-asian="12pt" style:font-style-asian="normal" style:font-size-complex="12pt" style:font-style-complex="normal" fo:hyphenate="true" fo:hyphenation-remain-char-count="2" fo:hyphenation-push-char-count="2" loext:hyphenation-no-caps="false"/>
    </style:style>
    <style:style style:name="P25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3ae89d" officeooo:paragraph-rsid="003ae89d" style:font-size-asian="12pt" style:font-style-asian="normal" style:font-size-complex="12pt" style:font-style-complex="normal" fo:hyphenate="true" fo:hyphenation-remain-char-count="2" fo:hyphenation-push-char-count="2" loext:hyphenation-no-caps="false"/>
    </style:style>
    <style:style style:name="P25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3dc370" officeooo:paragraph-rsid="00079127" style:font-size-asian="12pt" style:font-style-asian="normal" style:font-size-complex="12pt" style:font-style-complex="normal" fo:hyphenate="true" fo:hyphenation-remain-char-count="2" fo:hyphenation-push-char-count="2" loext:hyphenation-no-caps="false"/>
    </style:style>
    <style:style style:name="P26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257ac6" officeooo:paragraph-rsid="00114f56" style:font-size-asian="12pt" style:font-style-asian="normal" style:font-style-complex="normal" fo:hyphenate="true" fo:hyphenation-remain-char-count="2" fo:hyphenation-push-char-count="2" loext:hyphenation-no-caps="false"/>
    </style:style>
    <style:style style:name="P261"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426222" officeooo:paragraph-rsid="00426222" style:font-size-asian="12pt" style:font-style-asian="normal" style:font-style-complex="normal" fo:hyphenate="true" fo:hyphenation-remain-char-count="2" fo:hyphenation-push-char-count="2" loext:hyphenation-no-caps="false"/>
    </style:style>
    <style:style style:name="P262"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la" fo:country="VA" officeooo:paragraph-rsid="0030a648" style:font-size-asian="12pt" style:language-asian="zh" style:country-asian="CN" style:language-complex="hi" style:country-complex="IN" fo:hyphenate="true" fo:hyphenation-remain-char-count="2" fo:hyphenation-push-char-count="2" loext:hyphenation-no-caps="false"/>
    </style:style>
    <style:style style:name="P26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hyphenate="true" fo:hyphenation-remain-char-count="2" fo:hyphenation-push-char-count="2" loext:hyphenation-no-caps="false"/>
    </style:style>
    <style:style style:name="P26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officeooo:paragraph-rsid="001db3ab" fo:hyphenate="true" fo:hyphenation-remain-char-count="2" fo:hyphenation-push-char-count="2" loext:hyphenation-no-caps="false"/>
    </style:style>
    <style:style style:name="P265"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hyphenate="true" fo:hyphenation-remain-char-count="2" fo:hyphenation-push-char-count="2" loext:hyphenation-no-caps="false"/>
    </style:style>
    <style:style style:name="P266"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officeooo:paragraph-rsid="001db3ab" fo:hyphenate="true" fo:hyphenation-remain-char-count="2" fo:hyphenation-push-char-count="2" loext:hyphenation-no-caps="false"/>
    </style:style>
    <style:style style:name="P26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hyphenate="true" fo:hyphenation-remain-char-count="2" fo:hyphenation-push-char-count="2" loext:hyphenation-no-caps="false"/>
    </style:style>
    <style:style style:name="P26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officeooo:paragraph-rsid="009c12f2" fo:hyphenate="true" fo:hyphenation-remain-char-count="2" fo:hyphenation-push-char-count="2" loext:hyphenation-no-caps="false"/>
    </style:style>
    <style:style style:name="P269" style:family="paragraph" style:parent-style-name="Table_20_Contents">
      <style:paragraph-properties fo:text-align="center" style:justify-single-word="false" fo:hyphenation-ladder-count="3"/>
      <style:text-properties style:font-name="Linux Libertine S.O.Cist.1" fo:hyphenate="true" fo:hyphenation-remain-char-count="2" fo:hyphenation-push-char-count="2" loext:hyphenation-no-caps="false"/>
    </style:style>
    <style:style style:name="P270" style:family="paragraph" style:parent-style-name="Table_20_Contents">
      <style:paragraph-properties fo:text-align="center" style:justify-single-word="false" fo:hyphenation-ladder-count="3"/>
      <style:text-properties style:font-name="Linux Libertine S.O.Cist.1" officeooo:paragraph-rsid="0031de23" fo:hyphenate="true" fo:hyphenation-remain-char-count="2" fo:hyphenation-push-char-count="2" loext:hyphenation-no-caps="false"/>
    </style:style>
    <style:style style:name="P271" style:family="paragraph" style:parent-style-name="Table_20_Contents">
      <style:paragraph-properties fo:text-align="center" style:justify-single-word="false" fo:hyphenation-ladder-count="3"/>
      <style:text-properties style:font-name="Linux Libertine S.O.Cist.1" officeooo:paragraph-rsid="009c12f2" fo:hyphenate="true" fo:hyphenation-remain-char-count="2" fo:hyphenation-push-char-count="2" loext:hyphenation-no-caps="false"/>
    </style:style>
    <style:style style:name="P27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7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07169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7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1cc36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7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104971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7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104b4f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7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03368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7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0a648" officeooo:paragraph-rsid="008f99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7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0a648" officeooo:paragraph-rsid="001688f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8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8f99bd" officeooo:paragraph-rsid="008f99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81"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etter-spacing="normal" fo:language="la" fo:country="VA" fo:font-style="normal" fo:font-weight="normal" officeooo:rsid="008f99bd" officeooo:paragraph-rsid="008f99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8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31de23" style:font-size-asian="12pt" style:language-asian="zh" style:country-asian="CN" style:font-size-complex="12pt" style:language-complex="hi" style:country-complex="IN" fo:hyphenate="true" fo:hyphenation-remain-char-count="2" fo:hyphenation-push-char-count="2" loext:hyphenation-no-caps="false"/>
    </style:style>
    <style:style style:name="P28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28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style:font-size-asian="12pt" style:language-asian="zh" style:country-asian="CN" style:font-size-complex="12pt" style:language-complex="hi" style:country-complex="IN" fo:hyphenate="true" fo:hyphenation-remain-char-count="2" fo:hyphenation-push-char-count="2" loext:hyphenation-no-caps="false"/>
    </style:style>
    <style:style style:name="P28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1db3ab" style:font-size-asian="12pt" style:language-asian="zh" style:country-asian="CN" style:font-size-complex="12pt" style:language-complex="hi" style:country-complex="IN" fo:hyphenate="true" fo:hyphenation-remain-char-count="2" fo:hyphenation-push-char-count="2" loext:hyphenation-no-caps="false"/>
    </style:style>
    <style:style style:name="P286"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31de23" style:font-size-asian="12pt" style:language-asian="zh" style:country-asian="CN" style:font-size-complex="12pt" style:language-complex="hi" style:country-complex="IN" fo:hyphenate="true" fo:hyphenation-remain-char-count="2" fo:hyphenation-push-char-count="2" loext:hyphenation-no-caps="false"/>
    </style:style>
    <style:style style:name="P287"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288"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9c12f2" style:font-size-asian="12pt" style:language-asian="zh" style:country-asian="CN" style:font-size-complex="12pt" style:language-complex="hi" style:country-complex="IN" fo:hyphenate="true" fo:hyphenation-remain-char-count="2" fo:hyphenation-push-char-count="2" loext:hyphenation-no-caps="false"/>
    </style:style>
    <style:style style:name="P289"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9c12f2" style:font-size-asian="12pt" style:language-asian="zh" style:country-asian="CN" style:font-size-complex="12pt" style:language-complex="hi" style:country-complex="IN" fo:hyphenate="true" fo:hyphenation-remain-char-count="2" fo:hyphenation-push-char-count="2" loext:hyphenation-no-caps="false"/>
    </style:style>
    <style:style style:name="P290"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29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292"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293"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294"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336121" officeooo:paragraph-rsid="009c12f2" style:font-size-asian="12pt" style:language-asian="zh" style:country-asian="CN" style:font-size-complex="12pt" style:language-complex="hi" style:country-complex="IN" fo:hyphenate="true" fo:hyphenation-remain-char-count="2" fo:hyphenation-push-char-count="2" loext:hyphenation-no-caps="false"/>
    </style:style>
    <style:style style:name="P295"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36121" officeooo:paragraph-rsid="009c12f2" style:font-size-asian="12pt" style:language-asian="zh" style:country-asian="CN" style:font-size-complex="12pt" style:language-complex="hi" style:country-complex="IN" fo:hyphenate="true" fo:hyphenation-remain-char-count="2" fo:hyphenation-push-char-count="2" loext:hyphenation-no-caps="false"/>
    </style:style>
    <style:style style:name="P296"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336121"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297"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36121"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29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4a540" officeooo:paragraph-rsid="0034a540" style:font-size-asian="12pt" style:language-asian="zh" style:country-asian="CN" style:font-size-complex="12pt" style:language-complex="hi" style:country-complex="IN" fo:hyphenate="true" fo:hyphenation-remain-char-count="2" fo:hyphenation-push-char-count="2" loext:hyphenation-no-caps="false"/>
    </style:style>
    <style:style style:name="P299"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4a540" officeooo:paragraph-rsid="0034a540" style:font-size-asian="12pt" style:language-asian="zh" style:country-asian="CN" style:font-size-complex="12pt" style:language-complex="hi" style:country-complex="IN" fo:hyphenate="true" fo:hyphenation-remain-char-count="2" fo:hyphenation-push-char-count="2" loext:hyphenation-no-caps="false"/>
    </style:style>
    <style:style style:name="P300"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4a540" officeooo:paragraph-rsid="009c12f2" style:font-size-asian="12pt" style:language-asian="zh" style:country-asian="CN" style:font-size-complex="12pt" style:language-complex="hi" style:country-complex="IN" fo:hyphenate="true" fo:hyphenation-remain-char-count="2" fo:hyphenation-push-char-count="2" loext:hyphenation-no-caps="false"/>
    </style:style>
    <style:style style:name="P301"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4a540"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302"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30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304"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079127" style:font-size-asian="12pt" style:language-asian="zh" style:country-asian="CN" style:language-complex="hi" style:country-complex="IN" fo:hyphenate="true" fo:hyphenation-remain-char-count="2" fo:hyphenation-push-char-count="2" loext:hyphenation-no-caps="false"/>
    </style:style>
    <style:style style:name="P30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34a540" style:font-size-asian="12pt" style:language-asian="zh" style:country-asian="CN" style:language-complex="hi" style:country-complex="IN" fo:hyphenate="true" fo:hyphenation-remain-char-count="2" fo:hyphenation-push-char-count="2" loext:hyphenation-no-caps="false"/>
    </style:style>
    <style:style style:name="P306" style:family="paragraph" style:parent-style-name="Table_20_Contents">
      <style:paragraph-properties fo:text-align="justify" style:justify-single-word="false" fo:hyphenation-ladder-count="3"/>
      <style:text-properties fo:color="#00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307" style:family="paragraph" style:parent-style-name="Table_20_Contents">
      <style:paragraph-properties fo:text-align="justify" style:justify-single-word="false" fo:hyphenation-ladder-count="3"/>
      <style:text-properties fo:color="#000000" loext:opacity="100%" style:font-name="Linux Libertine S.O.Cist.1" fo:font-size="12pt" fo:language="la" fo:country="VA" officeooo:paragraph-rsid="009c12f2" style:font-size-asian="12pt" style:language-asian="zh" style:country-asian="CN" style:language-complex="hi" style:country-complex="IN" fo:hyphenate="true" fo:hyphenation-remain-char-count="2" fo:hyphenation-push-char-count="2" loext:hyphenation-no-caps="false"/>
    </style:style>
    <style:style style:name="P308"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8a37f1" officeooo:paragraph-rsid="00079127" style:font-size-asian="12pt" style:language-asian="zh" style:country-asian="CN" style:language-complex="hi" style:country-complex="IN" fo:hyphenate="true" fo:hyphenation-remain-char-count="2" fo:hyphenation-push-char-count="2" loext:hyphenation-no-caps="false"/>
    </style:style>
    <style:style style:name="P309"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8a86ac" officeooo:paragraph-rsid="00079127" style:font-size-asian="12pt" style:language-asian="zh" style:country-asian="CN" style:language-complex="hi" style:country-complex="IN" fo:hyphenate="true" fo:hyphenation-remain-char-count="2" fo:hyphenation-push-char-count="2" loext:hyphenation-no-caps="false"/>
    </style:style>
    <style:style style:name="P310"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8bcb31" officeooo:paragraph-rsid="00079127" style:font-size-asian="12pt" style:language-asian="zh" style:country-asian="CN" style:language-complex="hi" style:country-complex="IN" fo:hyphenate="true" fo:hyphenation-remain-char-count="2" fo:hyphenation-push-char-count="2" loext:hyphenation-no-caps="false"/>
    </style:style>
    <style:style style:name="P311" style:family="paragraph" style:parent-style-name="Table_20_Contents">
      <loext:graphic-properties draw:fill-gradient-name="gradient" draw:fill-hatch-name="hatch"/>
      <style:paragraph-properties fo:text-align="center" style:justify-single-word="false" fo:hyphenation-ladder-count="3"/>
      <style:text-properties fo:color="#00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312" style:family="paragraph" style:parent-style-name="Table_20_Contents">
      <loext:graphic-properties draw:fill-gradient-name="gradient" draw:fill-hatch-name="hatch"/>
      <style:paragraph-properties fo:text-align="center" style:justify-single-word="false" fo:hyphenation-ladder-count="3"/>
      <style:text-properties fo:color="#000000" loext:opacity="100%" style:font-name="Linux Libertine S.O.Cist.1" fo:font-size="12pt" fo:language="la" fo:country="VA" officeooo:paragraph-rsid="009c12f2" style:font-size-asian="12pt" style:language-asian="zh" style:country-asian="CN" style:language-complex="hi" style:country-complex="IN" fo:hyphenate="true" fo:hyphenation-remain-char-count="2" fo:hyphenation-push-char-count="2" loext:hyphenation-no-caps="false"/>
    </style:style>
    <style:style style:name="P313"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851062" officeooo:paragraph-rsid="00079127" style:font-name-asian="Andale Sans UI" style:font-size-asian="12pt" style:language-asian="zh" style:country-asian="CN" style:font-name-complex="Tahoma" style:font-size-complex="12pt" style:language-complex="hi" style:country-complex="IN" fo:hyphenate="true" fo:hyphenation-remain-char-count="2" fo:hyphenation-push-char-count="2" loext:hyphenation-no-caps="false"/>
    </style:style>
    <style:style style:name="P31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31de23" style:font-size-asian="12pt" style:language-asian="zh" style:country-asian="CN" style:font-size-complex="12pt" style:language-complex="hi" style:country-complex="IN" fo:hyphenate="true" fo:hyphenation-remain-char-count="2" fo:hyphenation-push-char-count="2" loext:hyphenation-no-caps="false"/>
    </style:style>
    <style:style style:name="P31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316"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31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31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34a540" officeooo:paragraph-rsid="0034a540" style:font-size-asian="12pt" style:language-asian="zh" style:country-asian="CN" style:font-size-complex="12pt" style:language-complex="hi" style:country-complex="IN" fo:hyphenate="true" fo:hyphenation-remain-char-count="2" fo:hyphenation-push-char-count="2" loext:hyphenation-no-caps="false"/>
    </style:style>
    <style:style style:name="P319" style:family="paragraph" style:parent-style-name="Table_20_Contents">
      <style:paragraph-properties fo:text-align="justify" style:justify-single-word="false" fo:hyphenation-ladder-count="3" style:writing-mode="lr-tb">
        <style:drop-cap style:lines="2" style:style-name="Drop_20_Caps"/>
      </style:paragraph-properties>
      <style:text-properties fo:font-variant="small-caps" style:font-name="Linux Libertine S.O.Cist.1" fo:font-size="12pt" fo:language="cs" fo:country="CZ" fo:font-style="normal" officeooo:rsid="00209757" officeooo:paragraph-rsid="006897dd" style:font-size-asian="12pt" style:font-style-asian="normal" style:font-size-complex="12pt" style:font-style-complex="normal" fo:hyphenate="true" fo:hyphenation-remain-char-count="2" fo:hyphenation-push-char-count="2" loext:hyphenation-no-caps="false"/>
    </style:style>
    <style:style style:name="P320" style:family="paragraph" style:parent-style-name="Table_20_Contents">
      <style:paragraph-properties fo:text-align="justify" style:justify-single-word="false" fo:hyphenation-ladder-count="3" style:writing-mode="lr-tb">
        <style:drop-cap style:lines="2" style:style-name="Drop_20_Caps"/>
      </style:paragraph-properties>
      <style:text-properties fo:font-variant="small-caps" style:font-name="Linux Libertine S.O.Cist.1" fo:font-size="12pt" fo:language="cs" fo:country="CZ" fo:font-style="normal" officeooo:rsid="00209757" officeooo:paragraph-rsid="009c12f2" style:font-size-asian="12pt" style:font-style-asian="normal" style:font-size-complex="12pt" style:font-style-complex="normal" fo:hyphenate="true" fo:hyphenation-remain-char-count="2" fo:hyphenation-push-char-count="2" loext:hyphenation-no-caps="false"/>
    </style:style>
    <style:style style:name="P32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hyphenate="true" fo:hyphenation-remain-char-count="2" fo:hyphenation-push-char-count="2" loext:hyphenation-no-caps="false"/>
    </style:style>
    <style:style style:name="P322"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rsid="00dacd46" officeooo:paragraph-rsid="00dacd46" style:font-size-asian="12pt" style:font-size-complex="12pt" fo:hyphenate="true" fo:hyphenation-remain-char-count="2" fo:hyphenation-push-char-count="2" loext:hyphenation-no-caps="false"/>
    </style:style>
    <style:style style:name="P32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dc45a7" officeooo:paragraph-rsid="00dc45a7" style:font-size-asian="12pt" style:font-size-complex="12pt" fo:hyphenate="true" fo:hyphenation-remain-char-count="2" fo:hyphenation-push-char-count="2" loext:hyphenation-no-caps="false"/>
    </style:style>
    <style:style style:name="P32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style:font-size-asian="12pt" style:font-size-complex="12pt" fo:hyphenate="true" fo:hyphenation-remain-char-count="2" fo:hyphenation-push-char-count="2" loext:hyphenation-no-caps="false"/>
    </style:style>
    <style:style style:name="P325"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rsid="00cc68dd" officeooo:paragraph-rsid="009df912" style:font-size-asian="12pt" style:font-size-complex="12pt" fo:hyphenate="true" fo:hyphenation-remain-char-count="2" fo:hyphenation-push-char-count="2" loext:hyphenation-no-caps="false"/>
    </style:style>
    <style:style style:name="P32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cc68dd" officeooo:paragraph-rsid="00cc68dd" style:font-size-asian="12pt" style:font-size-complex="12pt" fo:hyphenate="true" fo:hyphenation-remain-char-count="2" fo:hyphenation-push-char-count="2" loext:hyphenation-no-caps="false"/>
    </style:style>
    <style:style style:name="P32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9e1b37" officeooo:paragraph-rsid="0028d9c5" style:font-size-asian="12pt" style:font-style-asian="normal" style:font-size-complex="12pt" style:font-style-complex="normal" fo:hyphenate="true" fo:hyphenation-remain-char-count="2" fo:hyphenation-push-char-count="2" loext:hyphenation-no-caps="false"/>
    </style:style>
    <style:style style:name="P32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9e1b37" officeooo:paragraph-rsid="006897dd" style:font-size-asian="12pt" style:font-style-asian="normal" style:font-size-complex="12pt" style:font-style-complex="normal" fo:hyphenate="true" fo:hyphenation-remain-char-count="2" fo:hyphenation-push-char-count="2" loext:hyphenation-no-caps="false"/>
    </style:style>
    <style:style style:name="P32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dcea5b" officeooo:paragraph-rsid="00dcea5b" style:font-size-asian="12pt" style:font-style-asian="normal" style:font-size-complex="12pt" style:font-style-complex="normal" fo:hyphenate="true" fo:hyphenation-remain-char-count="2" fo:hyphenation-push-char-count="2" loext:hyphenation-no-caps="false"/>
    </style:style>
    <style:style style:name="P33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cd12cf" officeooo:paragraph-rsid="00a09608" style:font-size-asian="12pt" style:font-style-asian="normal" style:font-size-complex="12pt" style:font-style-complex="normal" fo:hyphenate="true" fo:hyphenation-remain-char-count="2" fo:hyphenation-push-char-count="2" loext:hyphenation-no-caps="false"/>
    </style:style>
    <style:style style:name="P331"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3" style:style-name="Iniciály_20_velké"/>
      </style:paragraph-properties>
      <style:text-properties style:font-name="Linux Libertine S.O.Cist.2" fo:font-size="12pt" fo:language="cs" fo:country="CZ" officeooo:rsid="0026a841" officeooo:paragraph-rsid="001ca237" style:font-size-asian="12pt" style:font-size-complex="12pt" fo:hyphenate="true" fo:hyphenation-remain-char-count="2" fo:hyphenation-push-char-count="2" loext:hyphenation-no-caps="false"/>
    </style:style>
    <style:style style:name="P332"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0282f37" officeooo:paragraph-rsid="001e3e05" style:font-size-asian="12pt" style:font-size-complex="12pt" fo:hyphenate="true" fo:hyphenation-remain-char-count="2" fo:hyphenation-push-char-count="2" loext:hyphenation-no-caps="false"/>
    </style:style>
    <style:style style:name="P333"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fo:font-style="normal" officeooo:rsid="0026a841" officeooo:paragraph-rsid="001e3e05" style:font-size-asian="12pt" style:font-style-asian="normal" style:font-size-complex="12pt" style:font-style-complex="normal" fo:hyphenate="true" fo:hyphenation-remain-char-count="2" fo:hyphenation-push-char-count="2" loext:hyphenation-no-caps="false"/>
    </style:style>
    <style:style style:name="P334"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079127" fo:hyphenate="true" fo:hyphenation-remain-char-count="2" fo:hyphenation-push-char-count="2" loext:hyphenation-no-caps="false"/>
    </style:style>
    <style:style style:name="P335"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0219d0f" fo:hyphenate="true" fo:hyphenation-remain-char-count="2" fo:hyphenation-push-char-count="2" loext:hyphenation-no-caps="false"/>
    </style:style>
    <style:style style:name="P336"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09df912" fo:hyphenate="true" fo:hyphenation-remain-char-count="2" fo:hyphenation-push-char-count="2" loext:hyphenation-no-caps="false"/>
    </style:style>
    <style:style style:name="P337"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23f3d7" fo:hyphenate="true" fo:hyphenation-remain-char-count="2" fo:hyphenation-push-char-count="2" loext:hyphenation-no-caps="false"/>
    </style:style>
    <style:style style:name="P338"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09c12f2" fo:hyphenate="true" fo:hyphenation-remain-char-count="2" fo:hyphenation-push-char-count="2" loext:hyphenation-no-caps="false"/>
    </style:style>
    <style:style style:name="P339"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9c12f2" fo:hyphenate="true" fo:hyphenation-remain-char-count="2" fo:hyphenation-push-char-count="2" loext:hyphenation-no-caps="false"/>
    </style:style>
    <style:style style:name="P340"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liga=01" fo:font-size="12pt" fo:language="la" fo:country="VA" fo:font-weight="normal"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341"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liga=01" fo:font-size="12pt" fo:language="la" fo:country="VA" fo:font-weight="normal" officeooo:paragraph-rsid="001930de"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342"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liga=01" fo:font-size="12pt" fo:language="la" fo:country="VA" fo:font-weight="normal" officeooo:paragraph-rsid="0095567c"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343" style:family="paragraph" style:parent-style-name="Table_20_Contents">
      <style:paragraph-properties fo:text-align="center" style:justify-single-word="false" fo:hyphenation-ladder-count="3"/>
      <style:text-properties style:font-name="Bookman BT S.O.Cist.:liga=03" fo:font-size="12pt" fo:language="la" fo:country="VA" fo:font-style="normal" fo:font-weight="normal"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344" style:family="paragraph" style:parent-style-name="Table_20_Contents">
      <style:paragraph-properties fo:text-align="center" style:justify-single-word="false" fo:hyphenation-ladder-count="3"/>
      <style:text-properties style:font-name="Bookman BT S.O.Cist.:liga=03" fo:font-size="12pt" fo:language="la" fo:country="VA" fo:font-style="normal" fo:font-weight="normal" officeooo:paragraph-rsid="009c12f2"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345"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fo:font-style="normal" officeooo:rsid="0031de23" officeooo:paragraph-rsid="0031de23"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346"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fo:font-style="normal" officeooo:rsid="0031de23" officeooo:paragraph-rsid="009c12f2"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347"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style:font-size-asian="12pt" style:language-asian="zh" style:country-asian="CN" style:font-size-complex="12pt" style:language-complex="hi" style:country-complex="IN" fo:hyphenate="true" fo:hyphenation-remain-char-count="2" fo:hyphenation-push-char-count="2" loext:hyphenation-no-caps="false"/>
    </style:style>
    <style:style style:name="P348"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9c12f2" style:font-size-asian="12pt" style:language-asian="zh" style:country-asian="CN" style:font-size-complex="12pt" style:language-complex="hi" style:country-complex="IN" fo:hyphenate="true" fo:hyphenation-remain-char-count="2" fo:hyphenation-push-char-count="2" loext:hyphenation-no-caps="false"/>
    </style:style>
    <style:style style:name="T1" style:family="text">
      <style:text-properties officeooo:rsid="001688f0"/>
    </style:style>
    <style:style style:name="T2" style:family="text">
      <style:text-properties style:use-window-font-color="true" loext:opacity="0%"/>
    </style:style>
    <style:style style:name="T3" style:family="text">
      <style:text-properties style:use-window-font-color="true" loext:opacity="0%" officeooo:rsid="001930de"/>
    </style:style>
    <style:style style:name="T4" style:family="text">
      <style:text-properties style:use-window-font-color="true" loext:opacity="0%" officeooo:rsid="001df640"/>
    </style:style>
    <style:style style:name="T5" style:family="text">
      <style:text-properties style:use-window-font-color="true" loext:opacity="0%" officeooo:rsid="0028b0db"/>
    </style:style>
    <style:style style:name="T6" style:family="text">
      <style:text-properties style:use-window-font-color="true" loext:opacity="0%" fo:font-weight="normal" officeooo:rsid="001a21ad" style:font-weight-asian="normal" style:font-weight-complex="normal"/>
    </style:style>
    <style:style style:name="T7" style:family="text">
      <style:text-properties style:use-window-font-color="true" loext:opacity="0%" fo:font-weight="normal" officeooo:rsid="00079127" style:font-weight-asian="normal" style:font-weight-complex="normal"/>
    </style:style>
    <style:style style:name="T8" style:family="text">
      <style:text-properties style:use-window-font-color="true" loext:opacity="0%" fo:font-weight="normal" officeooo:rsid="0034927f" style:font-weight-asian="normal" style:font-weight-complex="normal"/>
    </style:style>
    <style:style style:name="T9" style:family="text">
      <style:text-properties style:use-window-font-color="true" loext:opacity="0%" fo:letter-spacing="0.0071in" fo:font-weight="normal" officeooo:rsid="001a21ad" style:font-weight-asian="normal" style:font-weight-complex="normal"/>
    </style:style>
    <style:style style:name="T10" style:family="text">
      <style:text-properties style:use-window-font-color="true" loext:opacity="0%" fo:letter-spacing="0.0071in" fo:font-weight="normal" officeooo:rsid="0034927f" style:font-weight-asian="normal" style:font-weight-complex="normal"/>
    </style:style>
    <style:style style:name="T11" style:family="text">
      <style:text-properties style:use-window-font-color="true" loext:opacity="0%" officeooo:rsid="00dacd46"/>
    </style:style>
    <style:style style:name="T12" style:family="text">
      <style:text-properties style:use-window-font-color="true" loext:opacity="0%" fo:letter-spacing="normal" fo:language="la" fo:country="VA" fo:font-style="normal" fo:font-weight="normal"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13" style:family="text">
      <style:text-properties style:use-window-font-color="true" loext:opacity="0%" fo:letter-spacing="normal" fo:language="la" fo:country="VA" fo:font-style="normal" fo:font-weight="normal" officeooo:rsid="00acc7a1"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14" style:family="text">
      <style:text-properties style:use-window-font-color="true" loext:opacity="0%" fo:letter-spacing="normal" fo:language="la" fo:country="VA" fo:font-style="normal" fo:font-weight="normal" officeooo:rsid="001db3ab"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15" style:family="text">
      <style:text-properties style:use-window-font-color="true" loext:opacity="0%" officeooo:rsid="005b91e6"/>
    </style:style>
    <style:style style:name="T16" style:family="text">
      <style:text-properties style:use-window-font-color="true" loext:opacity="0%" officeooo:rsid="005d5038"/>
    </style:style>
    <style:style style:name="T17" style:family="text">
      <style:text-properties style:use-window-font-color="true" loext:opacity="0%" fo:font-size="12pt" fo:language="cs" fo:country="CZ" officeooo:rsid="001f6983" style:font-size-asian="12pt" style:font-size-complex="12pt"/>
    </style:style>
    <style:style style:name="T18" style:family="text">
      <style:text-properties style:use-window-font-color="true" loext:opacity="0%" officeooo:rsid="0021d1ff"/>
    </style:style>
    <style:style style:name="T19" style:family="text">
      <style:text-properties style:use-window-font-color="true" loext:opacity="0%" style:font-name="Linux Libertine S.O.Cist.1" fo:font-size="12pt" fo:language="cs" fo:country="CZ" fo:font-style="normal" officeooo:rsid="0023be8b" style:font-size-asian="12pt" style:font-style-asian="normal" style:font-size-complex="12pt" style:font-style-complex="normal"/>
    </style:style>
    <style:style style:name="T20" style:family="text">
      <style:text-properties officeooo:rsid="00922f62"/>
    </style:style>
    <style:style style:name="T21" style:family="text">
      <style:text-properties officeooo:rsid="00924205"/>
    </style:style>
    <style:style style:name="T22" style:family="text">
      <style:text-properties fo:color="#0000a8" loext:opacity="100%"/>
    </style:style>
    <style:style style:name="T23" style:family="text">
      <style:text-properties fo:font-style="italic" style:font-style-asian="italic" style:font-style-complex="italic"/>
    </style:style>
    <style:style style:name="T24" style:family="text">
      <style:text-properties fo:font-style="italic" officeooo:rsid="00924205" style:font-style-asian="italic" style:font-style-complex="italic"/>
    </style:style>
    <style:style style:name="T25" style:family="text">
      <style:text-properties fo:font-style="italic" officeooo:rsid="0023be8b" style:font-style-asian="italic" style:font-style-complex="italic"/>
    </style:style>
    <style:style style:name="T26" style:family="text">
      <style:text-properties fo:font-style="italic" officeooo:rsid="003a2221" style:font-style-asian="italic" style:font-style-complex="italic"/>
    </style:style>
    <style:style style:name="T27" style:family="text">
      <style:text-properties fo:font-style="italic" officeooo:rsid="0044a46c" style:font-style-asian="italic" style:font-style-complex="italic"/>
    </style:style>
    <style:style style:name="T28" style:family="text">
      <style:text-properties fo:font-style="italic" officeooo:rsid="01521924" style:font-style-asian="italic" style:font-style-complex="italic"/>
    </style:style>
    <style:style style:name="T29" style:family="text">
      <style:text-properties fo:font-style="italic" officeooo:rsid="0023c47c" style:font-style-asian="italic" style:font-style-complex="italic"/>
    </style:style>
    <style:style style:name="T30" style:family="text">
      <style:text-properties fo:font-style="italic" officeooo:rsid="002bf6aa" style:font-style-asian="italic" style:font-style-complex="italic"/>
    </style:style>
    <style:style style:name="T31" style:family="text">
      <style:text-properties fo:font-style="italic" officeooo:rsid="0034a97d" style:font-style-asian="italic" style:font-style-complex="italic"/>
    </style:style>
    <style:style style:name="T32" style:family="text">
      <style:text-properties fo:font-style="italic" officeooo:rsid="003ecf0a" style:font-style-asian="italic" style:font-style-complex="italic"/>
    </style:style>
    <style:style style:name="T33" style:family="text">
      <style:text-properties fo:font-style="italic" officeooo:rsid="004f4a0c" style:font-style-asian="italic" style:font-style-complex="italic"/>
    </style:style>
    <style:style style:name="T34" style:family="text">
      <style:text-properties fo:font-style="italic" officeooo:rsid="0050b519" style:font-style-asian="italic" style:font-style-complex="italic"/>
    </style:style>
    <style:style style:name="T35" style:family="text">
      <style:text-properties fo:font-style="italic" officeooo:rsid="0150c414" style:font-style-asian="italic" style:font-style-complex="italic"/>
    </style:style>
    <style:style style:name="T36" style:family="text">
      <style:text-properties fo:font-style="italic" officeooo:rsid="0158a9b9" style:font-style-asian="italic" style:font-style-complex="italic"/>
    </style:style>
    <style:style style:name="T37" style:family="text">
      <style:text-properties fo:font-style="italic" officeooo:rsid="0187bdf0" style:font-style-asian="italic" style:font-style-complex="italic"/>
    </style:style>
    <style:style style:name="T38" style:family="text">
      <style:text-properties fo:font-style="italic" officeooo:rsid="00b9af41" style:font-style-asian="italic" style:font-style-complex="italic"/>
    </style:style>
    <style:style style:name="T39" style:family="text">
      <style:text-properties fo:font-style="italic" officeooo:rsid="00303394" style:font-style-asian="italic" style:font-style-complex="italic"/>
    </style:style>
    <style:style style:name="T40" style:family="text">
      <style:text-properties fo:font-style="italic" officeooo:rsid="0064366a" style:font-style-asian="italic" style:font-style-complex="italic"/>
    </style:style>
    <style:style style:name="T41" style:family="text">
      <style:text-properties fo:font-style="italic" officeooo:rsid="00362dab" style:font-style-asian="italic" style:font-style-complex="italic"/>
    </style:style>
    <style:style style:name="T42" style:family="text">
      <style:text-properties fo:font-style="italic" officeooo:rsid="0065ca5c" style:font-style-asian="italic" style:font-style-complex="italic"/>
    </style:style>
    <style:style style:name="T43" style:family="text">
      <style:text-properties fo:font-style="italic" officeooo:rsid="010c395c" style:font-style-asian="italic" style:font-style-complex="italic"/>
    </style:style>
    <style:style style:name="T44" style:family="text">
      <style:text-properties fo:font-style="italic" officeooo:rsid="0061ba7a" style:font-style-asian="italic" style:font-style-complex="italic"/>
    </style:style>
    <style:style style:name="T45" style:family="text">
      <style:text-properties fo:font-style="italic" officeooo:rsid="0066f72b" style:font-style-asian="italic" style:font-style-complex="italic"/>
    </style:style>
    <style:style style:name="T46" style:family="text">
      <style:text-properties fo:font-style="italic" officeooo:rsid="0072a479" style:font-style-asian="italic" style:font-style-complex="italic"/>
    </style:style>
    <style:style style:name="T47" style:family="text">
      <style:text-properties fo:font-style="italic" officeooo:rsid="007c38c5" style:font-style-asian="italic" style:font-style-complex="italic"/>
    </style:style>
    <style:style style:name="T48" style:family="text">
      <style:text-properties fo:font-style="italic" officeooo:rsid="007dc819" style:font-style-asian="italic" style:font-style-complex="italic"/>
    </style:style>
    <style:style style:name="T49" style:family="text">
      <style:text-properties fo:font-style="italic" officeooo:rsid="0098e204" style:font-style-asian="italic" style:font-style-complex="italic"/>
    </style:style>
    <style:style style:name="T50" style:family="text">
      <style:text-properties fo:color="#000000" loext:opacity="100%" fo:font-size="12pt" fo:language="la" fo:country="VA" style:font-size-asian="12pt" style:language-asian="zh" style:country-asian="CN" style:font-size-complex="12pt" style:language-complex="hi" style:country-complex="IN"/>
    </style:style>
    <style:style style:name="T51" style:family="text">
      <style:text-properties fo:color="#000000" loext:opacity="100%" fo:font-size="12pt" fo:language="la" fo:country="VA" officeooo:rsid="0030a648" style:font-size-asian="12pt" style:language-asian="zh" style:country-asian="CN" style:font-size-complex="12pt" style:language-complex="hi" style:country-complex="IN"/>
    </style:style>
    <style:style style:name="T52" style:family="text">
      <style:text-properties fo:color="#000000" loext:opacity="100%" fo:font-size="12pt" fo:language="la" fo:country="VA" officeooo:rsid="00b7f850" style:font-size-asian="12pt" style:language-asian="zh" style:country-asian="CN" style:font-size-complex="12pt" style:language-complex="hi" style:country-complex="IN"/>
    </style:style>
    <style:style style:name="T53" style:family="text">
      <style:text-properties fo:color="#000000" loext:opacity="100%" fo:font-size="12pt" fo:language="la" fo:country="VA" officeooo:rsid="001c0314" style:font-size-asian="12pt" style:language-asian="zh" style:country-asian="CN" style:font-size-complex="12pt" style:language-complex="hi" style:country-complex="IN"/>
    </style:style>
    <style:style style:name="T54" style:family="text">
      <style:text-properties fo:color="#000000" loext:opacity="100%" fo:font-size="12pt" fo:language="la" fo:country="VA" officeooo:rsid="0028b0db" style:font-size-asian="12pt" style:language-asian="zh" style:country-asian="CN" style:font-size-complex="12pt" style:language-complex="hi" style:country-complex="IN"/>
    </style:style>
    <style:style style:name="T55" style:family="text">
      <style:text-properties fo:color="#000000" loext:opacity="100%" fo:font-size="12pt" fo:language="la" fo:country="VA" officeooo:rsid="00d1584f" style:font-size-asian="12pt" style:language-asian="zh" style:country-asian="CN" style:font-size-complex="12pt" style:language-complex="hi" style:country-complex="IN"/>
    </style:style>
    <style:style style:name="T56" style:family="text">
      <style:text-properties fo:color="#000000" loext:opacity="100%" fo:font-size="12pt" fo:language="la" fo:country="VA" officeooo:rsid="0016d416" style:font-size-asian="12pt" style:language-asian="zh" style:country-asian="CN" style:font-size-complex="12pt" style:language-complex="hi" style:country-complex="IN"/>
    </style:style>
    <style:style style:name="T57" style:family="text">
      <style:text-properties fo:color="#000000" loext:opacity="100%" fo:font-size="12pt" fo:language="la" fo:country="VA" officeooo:rsid="0031de23" style:font-size-asian="12pt" style:language-asian="zh" style:country-asian="CN" style:font-size-complex="12pt" style:language-complex="hi" style:country-complex="IN"/>
    </style:style>
    <style:style style:name="T58" style:family="text">
      <style:text-properties fo:color="#000000" loext:opacity="100%" fo:font-size="12pt" fo:language="la" fo:country="VA" officeooo:rsid="00af29e7" style:font-size-asian="12pt" style:language-asian="zh" style:country-asian="CN" style:font-size-complex="12pt" style:language-complex="hi" style:country-complex="IN"/>
    </style:style>
    <style:style style:name="T59" style:family="text">
      <style:text-properties fo:color="#000000" loext:opacity="100%" fo:font-size="12pt" fo:language="la" fo:country="VA" officeooo:rsid="003a0606" style:font-size-asian="12pt" style:language-asian="zh" style:country-asian="CN" style:font-size-complex="12pt" style:language-complex="hi" style:country-complex="IN"/>
    </style:style>
    <style:style style:name="T60" style:family="text">
      <style:text-properties fo:color="#000000" loext:opacity="100%" fo:font-size="12pt" fo:language="la" fo:country="VA" officeooo:rsid="00215246" style:font-size-asian="12pt" style:language-asian="zh" style:country-asian="CN" style:font-size-complex="12pt" style:language-complex="hi" style:country-complex="IN"/>
    </style:style>
    <style:style style:name="T61" style:family="text">
      <style:text-properties fo:color="#000000" loext:opacity="100%" fo:font-size="12pt" fo:language="la" fo:country="VA" officeooo:rsid="009909f2" style:font-size-asian="12pt" style:language-asian="zh" style:country-asian="CN" style:font-size-complex="12pt" style:language-complex="hi" style:country-complex="IN"/>
    </style:style>
    <style:style style:name="T62" style:family="text">
      <style:text-properties fo:color="#000000" loext:opacity="100%" fo:font-size="12pt" fo:language="la" fo:country="VA" officeooo:rsid="00b9af41" style:font-size-asian="12pt" style:language-asian="zh" style:country-asian="CN" style:font-size-complex="12pt" style:language-complex="hi" style:country-complex="IN"/>
    </style:style>
    <style:style style:name="T63" style:family="text">
      <style:text-properties fo:color="#000000" loext:opacity="100%" fo:font-size="12pt" fo:language="la" fo:country="VA" officeooo:rsid="00afa60b" style:font-size-asian="12pt" style:language-asian="zh" style:country-asian="CN" style:font-size-complex="12pt" style:language-complex="hi" style:country-complex="IN"/>
    </style:style>
    <style:style style:name="T64" style:family="text">
      <style:text-properties fo:color="#000000" loext:opacity="100%" fo:font-size="12pt" style:font-size-asian="12pt"/>
    </style:style>
    <style:style style:name="T65" style:family="text">
      <style:text-properties fo:color="#000000" loext:opacity="100%" fo:font-size="12pt" officeooo:rsid="00379f56" style:font-size-asian="12pt"/>
    </style:style>
    <style:style style:name="T66" style:family="text">
      <style:text-properties fo:color="#000000" loext:opacity="100%" fo:language="la" fo:country="VA" style:language-asian="zh" style:country-asian="CN" style:language-complex="hi" style:country-complex="IN"/>
    </style:style>
    <style:style style:name="T67" style:family="text">
      <style:text-properties fo:color="#000000" loext:opacity="100%" fo:language="la" fo:country="VA" officeooo:rsid="0030a648" style:language-asian="zh" style:country-asian="CN" style:language-complex="hi" style:country-complex="IN"/>
    </style:style>
    <style:style style:name="T68" style:family="text">
      <style:text-properties fo:color="#000000" loext:opacity="100%" fo:language="la" fo:country="VA" officeooo:rsid="004e7347" style:language-asian="zh" style:country-asian="CN" style:language-complex="hi" style:country-complex="IN"/>
    </style:style>
    <style:style style:name="T69" style:family="text">
      <style:text-properties fo:color="#000000" loext:opacity="100%" style:font-name="Linux Libertine S.O.Cist.1" fo:font-size="12pt" fo:language="la" fo:country="VA" officeooo:rsid="008c5778" style:font-size-asian="12pt" style:language-asian="zh" style:country-asian="CN" style:language-complex="hi" style:country-complex="IN"/>
    </style:style>
    <style:style style:name="T70" style:family="text">
      <style:text-properties fo:color="#000000" loext:opacity="100%" style:font-name="Linux Libertine S.O.Cist.1" fo:font-size="12pt" fo:language="la" fo:country="VA" officeooo:rsid="00426222" style:font-size-asian="12pt" style:language-asian="zh" style:country-asian="CN" style:language-complex="hi" style:country-complex="IN"/>
    </style:style>
    <style:style style:name="T71" style:family="text">
      <style:text-properties fo:color="#000000" loext:opacity="100%" style:font-name="Linux Libertine S.O.Cist.1" fo:font-size="12pt" fo:language="la" fo:country="VA" officeooo:rsid="01473cf2" style:font-name-asian="Andale Sans UI" style:font-size-asian="12pt" style:language-asian="zh" style:country-asian="CN" style:font-name-complex="Tahoma" style:font-size-complex="12pt" style:language-complex="hi" style:country-complex="IN"/>
    </style:style>
    <style:style style:name="T72" style:family="text">
      <style:text-properties fo:color="#ff0000" loext:opacity="100%" fo:font-size="12pt" fo:language="la" fo:country="VA" style:font-size-asian="12pt" style:language-asian="zh" style:country-asian="CN" style:font-size-complex="12pt" style:language-complex="hi" style:country-complex="IN"/>
    </style:style>
    <style:style style:name="T73" style:family="text">
      <style:text-properties fo:color="#ff0000" loext:opacity="100%" fo:font-size="12pt" fo:language="la" fo:country="VA" officeooo:rsid="0030a648" style:font-size-asian="12pt" style:language-asian="zh" style:country-asian="CN" style:font-size-complex="12pt" style:language-complex="hi" style:country-complex="IN"/>
    </style:style>
    <style:style style:name="T74" style:family="text">
      <style:text-properties fo:color="#ff0000" loext:opacity="100%" fo:font-size="12pt" fo:language="la" fo:country="VA" officeooo:rsid="00b7f850" style:font-size-asian="12pt" style:language-asian="zh" style:country-asian="CN" style:font-size-complex="12pt" style:language-complex="hi" style:country-complex="IN"/>
    </style:style>
    <style:style style:name="T75" style:family="text">
      <style:text-properties fo:color="#ff0000" loext:opacity="100%" fo:font-size="12pt" fo:language="la" fo:country="VA" officeooo:rsid="001b7c03" style:font-size-asian="12pt" style:language-asian="zh" style:country-asian="CN" style:font-size-complex="12pt" style:language-complex="hi" style:country-complex="IN"/>
    </style:style>
    <style:style style:name="T76" style:family="text">
      <style:text-properties fo:color="#ff0000" loext:opacity="100%" fo:font-size="12pt" fo:language="la" fo:country="VA" officeooo:rsid="001c0314" style:font-size-asian="12pt" style:language-asian="zh" style:country-asian="CN" style:font-size-complex="12pt" style:language-complex="hi" style:country-complex="IN"/>
    </style:style>
    <style:style style:name="T77" style:family="text">
      <style:text-properties fo:color="#ff0000" loext:opacity="100%" fo:font-size="12pt" fo:language="la" fo:country="VA" officeooo:rsid="001f6983" style:font-size-asian="12pt" style:language-asian="zh" style:country-asian="CN" style:font-size-complex="12pt" style:language-complex="hi" style:country-complex="IN"/>
    </style:style>
    <style:style style:name="T78" style:family="text">
      <style:text-properties fo:color="#ff0000" loext:opacity="100%" fo:font-size="12pt" fo:language="la" fo:country="VA" officeooo:rsid="0028b0db" style:font-size-asian="12pt" style:language-asian="zh" style:country-asian="CN" style:font-size-complex="12pt" style:language-complex="hi" style:country-complex="IN"/>
    </style:style>
    <style:style style:name="T79" style:family="text">
      <style:text-properties fo:color="#ff0000" loext:opacity="100%" fo:font-size="12pt" fo:language="la" fo:country="VA" officeooo:rsid="00af29e7" style:font-size-asian="12pt" style:language-asian="zh" style:country-asian="CN" style:font-size-complex="12pt" style:language-complex="hi" style:country-complex="IN"/>
    </style:style>
    <style:style style:name="T80" style:family="text">
      <style:text-properties fo:color="#ff0000" loext:opacity="100%" fo:font-size="12pt" fo:language="la" fo:country="VA" officeooo:rsid="009909f2" style:font-size-asian="12pt" style:language-asian="zh" style:country-asian="CN" style:font-size-complex="12pt" style:language-complex="hi" style:country-complex="IN"/>
    </style:style>
    <style:style style:name="T81" style:family="text">
      <style:text-properties fo:color="#ff0000" loext:opacity="100%" fo:font-size="12pt" fo:language="la" fo:country="VA" style:font-size-asian="12pt" style:language-asian="zh" style:country-asian="CN" style:language-complex="hi" style:country-complex="IN"/>
    </style:style>
    <style:style style:name="T82" style:family="text">
      <style:text-properties fo:color="#ff0000" loext:opacity="100%" fo:font-size="12pt" fo:language="la" fo:country="VA" style:font-size-asian="12pt" style:font-name-complex="Times New Roman1"/>
    </style:style>
    <style:style style:name="T83" style:family="text">
      <style:text-properties fo:color="#ff0000" loext:opacity="100%" fo:font-size="12pt" fo:language="la" fo:country="VA" style:font-size-asian="12pt" style:font-name-complex="Times New Roman1" style:font-weight-complex="bold"/>
    </style:style>
    <style:style style:name="T84" style:family="text">
      <style:text-properties fo:color="#ff0000" loext:opacity="100%" fo:font-size="12pt" fo:language="la" fo:country="VA" fo:font-style="normal" style:font-size-asian="12pt" style:language-asian="zh" style:country-asian="CN" style:font-style-asian="normal" style:font-size-complex="12pt" style:language-complex="hi" style:country-complex="IN" style:font-style-complex="normal"/>
    </style:style>
    <style:style style:name="T85" style:family="text">
      <style:text-properties fo:color="#ff0000" loext:opacity="100%" fo:font-size="12pt" fo:language="la" fo:country="VA" fo:font-style="normal" officeooo:rsid="001e92b2" style:font-size-asian="12pt" style:language-asian="zh" style:country-asian="CN" style:font-style-asian="normal" style:font-size-complex="12pt" style:language-complex="hi" style:country-complex="IN" style:font-style-complex="normal"/>
    </style:style>
    <style:style style:name="T86" style:family="text">
      <style:text-properties fo:color="#ff0000" loext:opacity="100%" fo:font-size="12pt" fo:language="la" fo:country="VA" fo:font-style="normal" officeooo:rsid="001abc9f" style:font-size-asian="12pt" style:language-asian="zh" style:country-asian="CN" style:font-style-asian="normal" style:font-size-complex="12pt" style:language-complex="hi" style:country-complex="IN" style:font-style-complex="normal"/>
    </style:style>
    <style:style style:name="T87" style:family="text">
      <style:text-properties fo:color="#ff0000" loext:opacity="100%" fo:font-size="12pt" style:font-size-asian="12pt"/>
    </style:style>
    <style:style style:name="T88" style:family="text">
      <style:text-properties fo:color="#ff0000" loext:opacity="100%" fo:font-size="12pt" style:font-size-asian="12pt" style:font-name-complex="Times New Roman1"/>
    </style:style>
    <style:style style:name="T89" style:family="text">
      <style:text-properties fo:color="#ff0000" loext:opacity="100%" fo:font-size="12pt" style:font-size-asian="12pt" style:font-name-complex="Times New Roman1" style:font-weight-complex="bold"/>
    </style:style>
    <style:style style:name="T90" style:family="text">
      <style:text-properties fo:color="#ff0000" loext:opacity="100%" fo:font-size="12pt" officeooo:rsid="01927b93" style:font-size-asian="12pt" style:font-name-complex="Times New Roman1" style:font-weight-complex="bold"/>
    </style:style>
    <style:style style:name="T91" style:family="text">
      <style:text-properties fo:color="#ff0000" loext:opacity="100%" officeooo:rsid="001688f0"/>
    </style:style>
    <style:style style:name="T92" style:family="text">
      <style:text-properties fo:color="#ff0000" loext:opacity="100%" fo:letter-spacing="normal" fo:language="la" fo:country="VA" fo:font-style="normal" fo:font-weight="normal" officeooo:rsid="001688f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93" style:family="text">
      <style:text-properties fo:color="#ff0000" loext:opacity="100%" fo:letter-spacing="normal" fo:language="la" fo:country="VA" fo:font-style="normal" fo:font-weight="normal" officeooo:rsid="00acc7a1"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94" style:family="text">
      <style:text-properties fo:color="#ff0000" loext:opacity="100%" fo:letter-spacing="normal" fo:language="la" fo:country="VA" fo:font-style="normal" fo:font-weight="normal" officeooo:rsid="001db3ab"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95" style:family="text">
      <style:text-properties fo:color="#ff0000" loext:opacity="100%" fo:language="la" fo:country="VA" style:language-asian="zh" style:country-asian="CN" style:language-complex="hi" style:country-complex="IN"/>
    </style:style>
    <style:style style:name="T96" style:family="text">
      <style:text-properties fo:color="#ff0000" loext:opacity="100%" fo:language="la" fo:country="VA" officeooo:rsid="004e7347" style:language-asian="zh" style:country-asian="CN" style:language-complex="hi" style:country-complex="IN"/>
    </style:style>
    <style:style style:name="T97" style:family="text">
      <style:text-properties fo:color="#ff0000" loext:opacity="100%" fo:language="la" fo:country="VA" officeooo:rsid="003f71c9" style:language-asian="zh" style:country-asian="CN" style:language-complex="hi" style:country-complex="IN"/>
    </style:style>
    <style:style style:name="T98" style:family="text">
      <style:text-properties fo:font-size="12pt" fo:language="la" fo:country="VA" style:font-size-asian="12pt" style:language-asian="zh" style:country-asian="CN" style:font-size-complex="12pt" style:language-complex="hi" style:country-complex="IN"/>
    </style:style>
    <style:style style:name="T99" style:family="text">
      <style:text-properties fo:font-size="12pt" fo:language="la" fo:country="VA" officeooo:rsid="00257c56" style:font-size-asian="12pt" style:language-asian="zh" style:country-asian="CN" style:font-size-complex="12pt" style:language-complex="hi" style:country-complex="IN"/>
    </style:style>
    <style:style style:name="T100" style:family="text">
      <style:text-properties fo:font-size="12pt" fo:language="la" fo:country="VA" style:font-size-asian="12pt" style:font-name-complex="Times New Roman1"/>
    </style:style>
    <style:style style:name="T101" style:family="text">
      <style:text-properties fo:font-size="12pt" fo:language="la" fo:country="VA" style:font-size-asian="12pt" style:font-name-complex="Times New Roman1" style:font-weight-complex="bold"/>
    </style:style>
    <style:style style:name="T102" style:family="text">
      <style:text-properties fo:font-size="12pt" fo:language="la" fo:country="VA" style:font-size-asian="12pt" style:font-name-complex="Times New Roman1" style:font-size-complex="12pt"/>
    </style:style>
    <style:style style:name="T103" style:family="text">
      <style:text-properties fo:font-size="12pt" fo:language="cs" fo:country="CZ" style:font-size-asian="12pt" style:font-size-complex="12pt"/>
    </style:style>
    <style:style style:name="T104" style:family="text">
      <style:text-properties fo:font-size="12pt" fo:language="cs" fo:country="CZ" officeooo:rsid="00b7f850" style:font-size-asian="12pt" style:font-size-complex="12pt"/>
    </style:style>
    <style:style style:name="T105" style:family="text">
      <style:text-properties fo:font-size="12pt" fo:language="cs" fo:country="CZ" officeooo:rsid="0016d416" style:font-size-asian="12pt" style:font-size-complex="12pt"/>
    </style:style>
    <style:style style:name="T106" style:family="text">
      <style:text-properties fo:font-size="12pt" fo:language="cs" fo:country="CZ" officeooo:rsid="001c0314" style:font-size-asian="12pt" style:font-size-complex="12pt"/>
    </style:style>
    <style:style style:name="T107" style:family="text">
      <style:text-properties fo:font-size="12pt" fo:language="cs" fo:country="CZ" officeooo:rsid="001d72f2" style:font-size-asian="12pt" style:font-size-complex="12pt"/>
    </style:style>
    <style:style style:name="T108" style:family="text">
      <style:text-properties fo:font-size="12pt" fo:language="cs" fo:country="CZ" officeooo:rsid="001f6983" style:font-size-asian="12pt" style:font-size-complex="12pt"/>
    </style:style>
    <style:style style:name="T109" style:family="text">
      <style:text-properties fo:font-size="12pt" fo:language="cs" fo:country="CZ" officeooo:rsid="00205665" style:font-size-asian="12pt" style:font-size-complex="12pt"/>
    </style:style>
    <style:style style:name="T110" style:family="text">
      <style:text-properties fo:font-size="12pt" fo:language="cs" fo:country="CZ" officeooo:rsid="0028b0db" style:font-size-asian="12pt" style:font-size-complex="12pt"/>
    </style:style>
    <style:style style:name="T111" style:family="text">
      <style:text-properties fo:font-size="12pt" fo:language="cs" fo:country="CZ" officeooo:rsid="00eaa362" style:font-size-asian="12pt" style:font-size-complex="12pt"/>
    </style:style>
    <style:style style:name="T112" style:family="text">
      <style:text-properties fo:font-size="12pt" fo:language="cs" fo:country="CZ" officeooo:rsid="00d1584f" style:font-size-asian="12pt" style:font-size-complex="12pt"/>
    </style:style>
    <style:style style:name="T113" style:family="text">
      <style:text-properties fo:font-size="12pt" fo:language="cs" fo:country="CZ" officeooo:rsid="00afa60b" style:font-size-asian="12pt" style:font-size-complex="12pt"/>
    </style:style>
    <style:style style:name="T114" style:family="text">
      <style:text-properties fo:font-size="12pt" fo:language="cs" fo:country="CZ" officeooo:rsid="001e92b2" style:font-size-asian="12pt" style:font-size-complex="12pt"/>
    </style:style>
    <style:style style:name="T115" style:family="text">
      <style:text-properties fo:font-size="12pt" fo:language="cs" fo:country="CZ" officeooo:rsid="0187bdf0" style:font-size-asian="12pt" style:font-size-complex="12pt"/>
    </style:style>
    <style:style style:name="T116" style:family="text">
      <style:text-properties fo:font-size="12pt" fo:language="cs" fo:country="CZ" officeooo:rsid="0084276c" style:font-size-asian="12pt" style:font-size-complex="12pt"/>
    </style:style>
    <style:style style:name="T117" style:family="text">
      <style:text-properties fo:font-size="12pt" fo:font-weight="bold" style:font-weight-asian="bold" style:font-size-complex="12pt" style:font-weight-complex="bold"/>
    </style:style>
    <style:style style:name="T118" style:family="text">
      <style:text-properties fo:font-size="12pt" fo:font-weight="bold" officeooo:rsid="001df640" style:font-weight-asian="bold" style:font-size-complex="12pt" style:font-weight-complex="bold"/>
    </style:style>
    <style:style style:name="T119" style:family="text">
      <style:text-properties fo:font-size="12pt" style:font-size-asian="12pt"/>
    </style:style>
    <style:style style:name="T120" style:family="text">
      <style:text-properties fo:font-size="12pt" style:font-size-asian="12pt" style:font-name-complex="Times New Roman1"/>
    </style:style>
    <style:style style:name="T121" style:family="text">
      <style:text-properties fo:font-size="12pt" style:font-size-asian="12pt" style:font-name-complex="Times New Roman1" style:font-size-complex="12pt"/>
    </style:style>
    <style:style style:name="T122" style:family="text">
      <style:text-properties fo:font-size="12pt" officeooo:rsid="001fc989" style:font-size-asian="12pt" style:font-name-complex="Times New Roman1" style:font-size-complex="12pt"/>
    </style:style>
    <style:style style:name="T123" style:family="text">
      <style:text-properties fo:font-size="12pt" officeooo:rsid="001d584b" style:font-size-asian="12pt" style:font-name-complex="Times New Roman1" style:font-size-complex="12pt"/>
    </style:style>
    <style:style style:name="T124" style:family="text">
      <style:text-properties fo:font-size="12pt" officeooo:rsid="0194e8fb" style:font-size-asian="12pt" style:font-name-complex="Times New Roman1" style:font-size-complex="12pt"/>
    </style:style>
    <style:style style:name="T125" style:family="text">
      <style:text-properties fo:font-size="12pt" officeooo:rsid="0198d164" style:font-size-asian="12pt" style:font-name-complex="Times New Roman1" style:font-size-complex="12pt"/>
    </style:style>
    <style:style style:name="T126" style:family="text">
      <style:text-properties fo:font-size="12pt" officeooo:rsid="001fc989" style:font-size-asian="12pt" style:font-name-complex="Times New Roman1"/>
    </style:style>
    <style:style style:name="T127" style:family="text">
      <style:text-properties fo:font-size="12pt" officeooo:rsid="0020b7d9" style:font-size-asian="12pt" style:font-name-complex="Times New Roman1"/>
    </style:style>
    <style:style style:name="T128" style:family="text">
      <style:text-properties fo:font-size="12pt" officeooo:rsid="00569a21" style:font-size-asian="12pt" style:font-name-complex="Times New Roman1"/>
    </style:style>
    <style:style style:name="T129" style:family="text">
      <style:text-properties fo:font-size="12pt" style:font-size-asian="12pt" style:font-name-complex="Times New Roman1" style:font-weight-complex="bold"/>
    </style:style>
    <style:style style:name="T130" style:family="text">
      <style:text-properties fo:font-size="12pt" officeooo:rsid="0195ad5b" style:font-size-asian="12pt" style:font-name-complex="Times New Roman1"/>
    </style:style>
    <style:style style:name="T131" style:family="text">
      <style:text-properties fo:font-size="12pt" officeooo:rsid="0198d164" style:font-size-asian="12pt" style:font-name-complex="Times New Roman1"/>
    </style:style>
    <style:style style:name="T132" style:family="text">
      <style:text-properties fo:font-size="12pt" officeooo:rsid="0196ad8b" style:font-size-asian="12pt" style:font-name-complex="Times New Roman1"/>
    </style:style>
    <style:style style:name="T133" style:family="text">
      <style:text-properties fo:font-size="12pt" officeooo:rsid="0197fb38" style:font-size-asian="12pt" style:font-name-complex="Times New Roman1"/>
    </style:style>
    <style:style style:name="T134" style:family="text">
      <style:text-properties fo:font-size="12pt" officeooo:rsid="003e249b" style:font-size-asian="12pt"/>
    </style:style>
    <style:style style:name="T135" style:family="text">
      <style:text-properties officeooo:rsid="001a04f7"/>
    </style:style>
    <style:style style:name="T136" style:family="text">
      <style:text-properties officeooo:rsid="001c0314"/>
    </style:style>
    <style:style style:name="T137" style:family="text">
      <style:text-properties officeooo:rsid="001df640"/>
    </style:style>
    <style:style style:name="T138" style:family="text">
      <style:text-properties officeooo:rsid="001f6983"/>
    </style:style>
    <style:style style:name="T139" style:family="text">
      <style:text-properties officeooo:rsid="0020482f"/>
    </style:style>
    <style:style style:name="T140" style:family="text">
      <style:text-properties officeooo:rsid="00205665"/>
    </style:style>
    <style:style style:name="T141" style:family="text">
      <style:text-properties officeooo:rsid="0021d1ff"/>
    </style:style>
    <style:style style:name="T142" style:family="text">
      <style:text-properties fo:font-style="normal" officeooo:rsid="00209757" style:font-style-asian="normal" style:font-size-complex="12pt" style:font-style-complex="normal"/>
    </style:style>
    <style:style style:name="T143" style:family="text">
      <style:text-properties fo:font-style="normal" officeooo:rsid="0023f3d7" style:font-style-asian="normal" style:font-size-complex="12pt" style:font-style-complex="normal"/>
    </style:style>
    <style:style style:name="T144" style:family="text">
      <style:text-properties fo:font-style="normal" officeooo:rsid="010d8bc3" style:font-style-asian="normal" style:font-size-complex="12pt" style:font-style-complex="normal"/>
    </style:style>
    <style:style style:name="T145" style:family="text">
      <style:text-properties fo:font-style="normal" officeooo:rsid="00971d3b" style:font-style-asian="normal" style:font-size-complex="12pt" style:font-style-complex="normal"/>
    </style:style>
    <style:style style:name="T146" style:family="text">
      <style:text-properties fo:font-style="normal" style:font-style-asian="normal" style:font-style-complex="normal"/>
    </style:style>
    <style:style style:name="T147" style:family="text">
      <style:text-properties fo:font-style="normal" officeooo:rsid="01521924" style:font-style-asian="normal" style:font-style-complex="normal"/>
    </style:style>
    <style:style style:name="T148" style:family="text">
      <style:text-properties fo:font-style="normal" officeooo:rsid="003ecf0a" style:font-style-asian="normal" style:font-style-complex="normal"/>
    </style:style>
    <style:style style:name="T149" style:family="text">
      <style:text-properties fo:font-style="normal" officeooo:rsid="0066f72b" style:font-style-asian="normal" style:font-style-complex="normal"/>
    </style:style>
    <style:style style:name="T150" style:family="text">
      <style:text-properties fo:font-style="normal" officeooo:rsid="0098e204" style:font-style-asian="normal" style:font-style-complex="normal"/>
    </style:style>
    <style:style style:name="T151" style:family="text">
      <style:text-properties fo:font-style="normal" officeooo:rsid="0099ba10" style:font-style-asian="normal" style:font-style-complex="normal"/>
    </style:style>
    <style:style style:name="T152" style:family="text">
      <style:text-properties officeooo:rsid="0023be8b"/>
    </style:style>
    <style:style style:name="T153" style:family="text">
      <style:text-properties officeooo:rsid="00cc452c"/>
    </style:style>
    <style:style style:name="T154" style:family="text">
      <style:text-properties officeooo:rsid="00cc68dd"/>
    </style:style>
    <style:style style:name="T155" style:family="text">
      <style:text-properties officeooo:rsid="0028b0db"/>
    </style:style>
    <style:style style:name="T156" style:family="text">
      <style:text-properties style:font-name="Times New Roman2"/>
    </style:style>
    <style:style style:name="T157" style:family="text">
      <style:text-properties fo:color="#00000a" loext:opacity="100%"/>
    </style:style>
    <style:style style:name="T158" style:family="text">
      <style:text-properties fo:color="#00000a" loext:opacity="100%" officeooo:rsid="00dc45a7"/>
    </style:style>
    <style:style style:name="T159" style:family="text">
      <style:text-properties fo:color="#00000a" loext:opacity="100%" officeooo:rsid="00df0e99"/>
    </style:style>
    <style:style style:name="T160" style:family="text">
      <style:text-properties fo:color="#00000a" loext:opacity="100%" officeooo:rsid="00de7d3c"/>
    </style:style>
    <style:style style:name="T161" style:family="text">
      <style:text-properties fo:color="#00000a" loext:opacity="100%" officeooo:rsid="00eaa362"/>
    </style:style>
    <style:style style:name="T162" style:family="text">
      <style:text-properties fo:color="#00000a" loext:opacity="100%" style:font-name="Linux Libertine S.O.Cist.1" fo:font-size="12pt" fo:language="cs" fo:country="CZ" officeooo:rsid="01473cf2" style:font-name-asian="Andale Sans UI" style:font-size-asian="12pt" style:language-asian="zh" style:country-asian="CN" style:font-name-complex="Tahoma" style:font-size-complex="12pt" style:language-complex="hi" style:country-complex="IN"/>
    </style:style>
    <style:style style:name="T163" style:family="text">
      <style:text-properties fo:color="#00000a" loext:opacity="100%" officeooo:rsid="01666eb7" style:font-name-asian="Andale Sans UI" style:language-asian="zh" style:country-asian="CN" style:font-name-complex="Tahoma" style:font-size-complex="12pt" style:language-complex="hi" style:country-complex="IN"/>
    </style:style>
    <style:style style:name="T164" style:family="text">
      <style:text-properties officeooo:rsid="002fef14"/>
    </style:style>
    <style:style style:name="T165" style:family="text">
      <style:text-properties officeooo:rsid="003150cc"/>
    </style:style>
    <style:style style:name="T166" style:family="text">
      <style:text-properties fo:letter-spacing="0.0071in" fo:font-weight="normal" officeooo:rsid="001a21ad" style:font-weight-asian="normal" style:font-weight-complex="normal"/>
    </style:style>
    <style:style style:name="T167" style:family="text">
      <style:text-properties fo:font-weight="normal" officeooo:rsid="0034927f" style:font-weight-asian="normal" style:font-weight-complex="normal"/>
    </style:style>
    <style:style style:name="T168" style:family="text">
      <style:text-properties officeooo:rsid="00379f56"/>
    </style:style>
    <style:style style:name="T169" style:family="text">
      <style:text-properties officeooo:rsid="003a2221"/>
    </style:style>
    <style:style style:name="T170" style:family="text">
      <style:text-properties officeooo:rsid="003bc0cc"/>
    </style:style>
    <style:style style:name="T171" style:family="text">
      <style:text-properties officeooo:rsid="003bcf62"/>
    </style:style>
    <style:style style:name="T172" style:family="text">
      <style:text-properties officeooo:rsid="003f8205"/>
    </style:style>
    <style:style style:name="T173" style:family="text">
      <style:text-properties officeooo:rsid="00426222"/>
    </style:style>
    <style:style style:name="T174" style:family="text">
      <style:text-properties officeooo:rsid="00445de7"/>
    </style:style>
    <style:style style:name="T175" style:family="text">
      <style:text-properties officeooo:rsid="0044a46c"/>
    </style:style>
    <style:style style:name="T176" style:family="text">
      <style:text-properties officeooo:rsid="00dacd46"/>
    </style:style>
    <style:style style:name="T177" style:family="text">
      <style:text-properties officeooo:rsid="00df0e99"/>
    </style:style>
    <style:style style:name="T178" style:family="text">
      <style:text-properties style:font-name="Linux Libertine S.O.Cist.1"/>
    </style:style>
    <style:style style:name="T179" style:family="text">
      <style:text-properties style:font-name="Linux Libertine S.O.Cist.1" fo:font-size="12pt" fo:language="cs" fo:country="CZ" style:font-size-asian="12pt"/>
    </style:style>
    <style:style style:name="T180" style:family="text">
      <style:text-properties style:font-name="Linux Libertine S.O.Cist.1" fo:font-size="12pt" fo:language="cs" fo:country="CZ" officeooo:rsid="00379f56" style:font-size-asian="12pt"/>
    </style:style>
    <style:style style:name="T181" style:family="text">
      <style:text-properties style:font-name="Linux Libertine S.O.Cist.1" fo:font-size="12pt" fo:language="cs" fo:country="CZ" officeooo:rsid="0020acde" style:font-size-asian="12pt"/>
    </style:style>
    <style:style style:name="T182" style:family="text">
      <style:text-properties style:font-name="Linux Libertine S.O.Cist.1" fo:font-size="12pt" fo:language="cs" fo:country="CZ" officeooo:rsid="00749a20" style:font-size-asian="12pt"/>
    </style:style>
    <style:style style:name="T183" style:family="text">
      <style:text-properties style:font-name="Linux Libertine S.O.Cist.1" fo:font-size="12pt" fo:language="cs" fo:country="CZ" officeooo:rsid="000a69c1" style:font-size-asian="12pt"/>
    </style:style>
    <style:style style:name="T184" style:family="text">
      <style:text-properties style:font-name="Linux Libertine S.O.Cist.1" fo:font-size="12pt" fo:language="cs" fo:country="CZ" officeooo:rsid="003f1c25" style:font-size-asian="12pt"/>
    </style:style>
    <style:style style:name="T185" style:family="text">
      <style:text-properties style:font-name="Linux Libertine S.O.Cist.1" fo:font-size="12pt" fo:language="cs" fo:country="CZ" officeooo:rsid="01473cf2" style:font-size-asian="12pt"/>
    </style:style>
    <style:style style:name="T186" style:family="text">
      <style:text-properties style:font-name="Linux Libertine S.O.Cist.1" fo:font-size="12pt" fo:language="cs" fo:country="CZ" officeooo:rsid="01666eb7" style:font-size-asian="12pt"/>
    </style:style>
    <style:style style:name="T187" style:family="text">
      <style:text-properties style:font-name="Linux Libertine S.O.Cist.1" fo:font-size="12pt" fo:language="cs" fo:country="CZ" officeooo:rsid="0104014e" style:font-size-asian="12pt"/>
    </style:style>
    <style:style style:name="T188" style:family="text">
      <style:text-properties style:font-name="Linux Libertine S.O.Cist.1" fo:font-size="12pt" fo:language="cs" fo:country="CZ" officeooo:rsid="0047852d" style:font-size-asian="12pt"/>
    </style:style>
    <style:style style:name="T189" style:family="text">
      <style:text-properties style:font-name="Linux Libertine S.O.Cist.1" fo:font-size="12pt" fo:language="cs" fo:country="CZ" officeooo:rsid="00a5a7ed" style:font-size-asian="12pt" style:font-size-complex="12pt"/>
    </style:style>
    <style:style style:name="T190" style:family="text">
      <style:text-properties style:font-name="Linux Libertine S.O.Cist.1" fo:font-size="12pt" fo:language="cs" fo:country="CZ" officeooo:rsid="0020482f" style:font-size-asian="12pt" style:font-size-complex="12pt"/>
    </style:style>
    <style:style style:name="T191" style:family="text">
      <style:text-properties style:font-name="Linux Libertine S.O.Cist.1" fo:font-size="12pt" fo:language="cs" fo:country="CZ" officeooo:rsid="01145f31" style:font-size-asian="12pt" style:font-size-complex="12pt"/>
    </style:style>
    <style:style style:name="T192" style:family="text">
      <style:text-properties style:font-name="Linux Libertine S.O.Cist.1" fo:font-size="12pt" fo:language="cs" fo:country="CZ" officeooo:rsid="015133f8" style:font-size-asian="12pt" style:font-size-complex="12pt"/>
    </style:style>
    <style:style style:name="T193" style:family="text">
      <style:text-properties style:font-name="Linux Libertine S.O.Cist.1" fo:font-size="12pt" fo:language="cs" fo:country="CZ" officeooo:rsid="00205665" style:font-size-asian="12pt" style:font-size-complex="12pt"/>
    </style:style>
    <style:style style:name="T194" style:family="text">
      <style:text-properties style:font-name="Linux Libertine S.O.Cist.1" fo:font-size="12pt" fo:language="cs" fo:country="CZ" officeooo:rsid="013d8b46" style:font-size-asian="12pt" style:font-size-complex="12pt"/>
    </style:style>
    <style:style style:name="T195" style:family="text">
      <style:text-properties style:font-name="Linux Libertine S.O.Cist.1" fo:font-size="12pt" fo:language="cs" fo:country="CZ" fo:font-style="normal" officeooo:rsid="00a09608" style:font-size-asian="12pt" style:font-style-asian="normal" style:font-size-complex="12pt" style:font-style-complex="normal"/>
    </style:style>
    <style:style style:name="T196" style:family="text">
      <style:text-properties style:font-name="Linux Libertine S.O.Cist.1" fo:font-size="12pt" fo:language="cs" fo:country="CZ" fo:font-style="normal" officeooo:rsid="0023be8b" style:font-size-asian="12pt" style:font-style-asian="normal" style:font-size-complex="12pt" style:font-style-complex="normal"/>
    </style:style>
    <style:style style:name="T197" style:family="text">
      <style:text-properties style:font-name="Linux Libertine S.O.Cist.1" fo:font-size="12pt" fo:language="cs" fo:country="CZ" fo:font-style="normal" officeooo:rsid="015133f8" style:font-size-asian="12pt" style:font-style-asian="normal" style:font-size-complex="12pt" style:font-style-complex="normal"/>
    </style:style>
    <style:style style:name="T198" style:family="text">
      <style:text-properties style:font-name="Linux Libertine S.O.Cist.1" fo:font-size="12pt" fo:language="cs" fo:country="CZ" fo:font-style="italic" officeooo:rsid="0023be8b" style:font-size-asian="12pt" style:font-style-asian="italic" style:font-size-complex="12pt" style:font-style-complex="italic"/>
    </style:style>
    <style:style style:name="T199" style:family="text">
      <style:text-properties fo:language="la" fo:country="VA"/>
    </style:style>
    <style:style style:name="T200" style:family="text">
      <style:text-properties fo:language="la" fo:country="VA" style:language-asian="zh" style:country-asian="CN" style:language-complex="hi" style:country-complex="IN"/>
    </style:style>
    <style:style style:name="T201" style:family="text">
      <style:text-properties fo:language="la" fo:country="VA" officeooo:rsid="00b6ca30" style:language-asian="zh" style:country-asian="CN" style:language-complex="hi" style:country-complex="IN"/>
    </style:style>
    <style:style style:name="T202" style:family="text">
      <style:text-properties officeooo:rsid="0063eccb"/>
    </style:style>
    <style:style style:name="T203" style:family="text">
      <style:text-properties officeooo:rsid="0062114f"/>
    </style:style>
    <style:style style:name="T204" style:family="text">
      <style:text-properties officeooo:rsid="000f3e75"/>
    </style:style>
    <style:style style:name="T205" style:family="text">
      <style:text-properties officeooo:rsid="015d6bb5"/>
    </style:style>
    <style:style style:name="T206" style:family="text">
      <style:text-properties officeooo:rsid="016319dd"/>
    </style:style>
    <style:style style:name="T207" style:family="text">
      <style:text-properties officeooo:rsid="015f9940"/>
    </style:style>
    <style:style style:name="T208" style:family="text">
      <style:text-properties officeooo:rsid="004919a8"/>
    </style:style>
    <style:style style:name="T209" style:family="text">
      <style:text-properties officeooo:rsid="004a0596"/>
    </style:style>
    <style:style style:name="T210" style:family="text">
      <style:text-properties officeooo:rsid="001bf496"/>
    </style:style>
    <style:style style:name="T211" style:family="text">
      <style:text-properties officeooo:rsid="002fc09c"/>
    </style:style>
    <style:style style:name="T212" style:family="text">
      <style:text-properties officeooo:rsid="002e9994"/>
    </style:style>
    <style:style style:name="T213" style:family="text">
      <style:text-properties officeooo:rsid="00333509"/>
    </style:style>
    <style:style style:name="T214" style:family="text">
      <style:text-properties officeooo:rsid="00344bbe"/>
    </style:style>
    <style:style style:name="T215" style:family="text">
      <style:text-properties officeooo:rsid="0035ed02"/>
    </style:style>
    <style:style style:name="T216" style:family="text">
      <style:text-properties officeooo:rsid="01521924"/>
    </style:style>
    <style:style style:name="T217" style:family="text">
      <style:text-properties officeooo:rsid="003b225a"/>
    </style:style>
    <style:style style:name="T218" style:family="text">
      <style:text-properties officeooo:rsid="003b9cde"/>
    </style:style>
    <style:style style:name="T219" style:family="text">
      <style:text-properties officeooo:rsid="0037710d"/>
    </style:style>
    <style:style style:name="T220" style:family="text">
      <style:text-properties officeooo:rsid="0022e095" style:font-size-complex="12pt"/>
    </style:style>
    <style:style style:name="T221" style:family="text">
      <style:text-properties officeooo:rsid="002397a9" style:font-size-complex="12pt"/>
    </style:style>
    <style:style style:name="T222" style:family="text">
      <style:text-properties officeooo:rsid="00290c78" style:font-size-complex="12pt"/>
    </style:style>
    <style:style style:name="T223" style:family="text">
      <style:text-properties officeooo:rsid="0034a540" style:font-size-complex="12pt"/>
    </style:style>
    <style:style style:name="T224" style:family="text">
      <style:text-properties officeooo:rsid="002004f7"/>
    </style:style>
    <style:style style:name="T225" style:family="text">
      <style:text-properties officeooo:rsid="002bf6aa"/>
    </style:style>
    <style:style style:name="T226" style:family="text">
      <style:text-properties officeooo:rsid="002efb8f"/>
    </style:style>
    <style:style style:name="T227" style:family="text">
      <style:text-properties officeooo:rsid="0032ba47"/>
    </style:style>
    <style:style style:name="T228" style:family="text">
      <style:text-properties officeooo:rsid="00c164b6"/>
    </style:style>
    <style:style style:name="T229" style:family="text">
      <style:text-properties officeooo:rsid="00c27ca2"/>
    </style:style>
    <style:style style:name="T230" style:family="text">
      <style:text-properties fo:font-variant="small-caps"/>
    </style:style>
    <style:style style:name="T231" style:family="text">
      <style:text-properties fo:font-variant="small-caps" officeooo:rsid="003b9cde"/>
    </style:style>
    <style:style style:name="T232" style:family="text">
      <style:text-properties fo:font-variant="small-caps" fo:font-size="12pt" fo:language="la" fo:country="VA" officeooo:rsid="001d584b" style:font-size-asian="12pt" style:font-name-complex="Times New Roman1" style:font-weight-complex="bold"/>
    </style:style>
    <style:style style:name="T233" style:family="text">
      <style:text-properties fo:font-variant="small-caps" fo:font-size="12pt" fo:language="la" fo:country="VA" style:font-size-asian="12pt" style:font-name-complex="Times New Roman1" style:font-size-complex="12pt"/>
    </style:style>
    <style:style style:name="T234" style:family="text">
      <style:text-properties fo:font-variant="small-caps" fo:font-size="12pt" style:font-size-asian="12pt" style:font-name-complex="Times New Roman1"/>
    </style:style>
    <style:style style:name="T235" style:family="text">
      <style:text-properties fo:font-variant="small-caps" fo:font-size="12pt" officeooo:rsid="001d584b" style:font-size-asian="12pt" style:font-name-complex="Times New Roman1"/>
    </style:style>
    <style:style style:name="T236" style:family="text">
      <style:text-properties fo:font-variant="small-caps" fo:font-size="12pt" officeooo:rsid="01a2af11" style:font-size-asian="12pt" style:font-name-complex="Times New Roman1"/>
    </style:style>
    <style:style style:name="T237" style:family="text">
      <style:text-properties fo:font-variant="small-caps" fo:font-size="12pt" officeooo:rsid="001d584b" style:font-size-asian="12pt" style:font-name-complex="Times New Roman1" style:font-weight-complex="bold"/>
    </style:style>
    <style:style style:name="T238" style:family="text">
      <style:text-properties fo:font-variant="small-caps" fo:font-size="12pt" style:font-size-asian="12pt" style:font-name-complex="Times New Roman1" style:font-size-complex="12pt"/>
    </style:style>
    <style:style style:name="T239" style:family="text">
      <style:text-properties fo:font-variant="small-caps" fo:font-size="12pt" officeooo:rsid="0194e8fb" style:font-size-asian="12pt" style:font-name-complex="Times New Roman1" style:font-size-complex="12pt"/>
    </style:style>
    <style:style style:name="T240" style:family="text">
      <style:text-properties fo:font-variant="small-caps" fo:font-size="12pt" officeooo:rsid="0195ad5b" style:font-size-asian="12pt" style:font-name-complex="Times New Roman1"/>
    </style:style>
    <style:style style:name="T241" style:family="text">
      <style:text-properties fo:font-variant="small-caps" fo:font-size="12pt" officeooo:rsid="0196ad8b" style:font-size-asian="12pt" style:font-name-complex="Times New Roman1"/>
    </style:style>
    <style:style style:name="T242" style:family="text">
      <style:text-properties fo:font-variant="small-caps" fo:font-size="12pt" fo:language="cs" fo:country="CZ" style:font-size-asian="12pt" style:font-size-complex="12pt"/>
    </style:style>
    <style:style style:name="T243" style:family="text">
      <style:text-properties fo:font-variant="small-caps" officeooo:rsid="004e9f7a"/>
    </style:style>
    <style:style style:name="T244" style:family="text">
      <style:text-properties fo:font-variant="small-caps" officeooo:rsid="0050b519"/>
    </style:style>
    <style:style style:name="T245" style:family="text">
      <style:text-properties fo:font-variant="small-caps" officeooo:rsid="004f4a0c"/>
    </style:style>
    <style:style style:name="T246" style:family="text">
      <style:text-properties fo:font-variant="small-caps" officeooo:rsid="01bc0f60"/>
    </style:style>
    <style:style style:name="T247" style:family="text">
      <style:text-properties fo:font-variant="small-caps" fo:color="#000000" loext:opacity="100%" fo:font-size="12pt" fo:language="la" fo:country="VA" style:font-size-asian="12pt" style:language-asian="zh" style:country-asian="CN" style:font-size-complex="12pt" style:language-complex="hi" style:country-complex="IN"/>
    </style:style>
    <style:style style:name="T248" style:family="text">
      <style:text-properties fo:font-variant="small-caps" fo:color="#000000" loext:opacity="100%" fo:font-size="12pt" fo:language="la" fo:country="VA" officeooo:rsid="00af29e7" style:font-size-asian="12pt" style:language-asian="zh" style:country-asian="CN" style:font-size-complex="12pt" style:language-complex="hi" style:country-complex="IN"/>
    </style:style>
    <style:style style:name="T249" style:family="text">
      <style:text-properties fo:font-variant="small-caps" fo:color="#000000" loext:opacity="100%" fo:font-size="12pt" fo:language="la" fo:country="VA" officeooo:rsid="00afa60b" style:font-size-asian="12pt" style:language-asian="zh" style:country-asian="CN" style:font-size-complex="12pt" style:language-complex="hi" style:country-complex="IN"/>
    </style:style>
    <style:style style:name="T250" style:family="text">
      <style:text-properties fo:font-variant="small-caps" fo:color="#000000" loext:opacity="100%" style:font-name="Linux Libertine S.O.Cist.1" fo:font-size="12pt" fo:language="la" fo:country="VA" officeooo:rsid="008c5778" style:font-size-asian="12pt" style:language-asian="zh" style:country-asian="CN" style:language-complex="hi" style:country-complex="IN"/>
    </style:style>
    <style:style style:name="T251" style:family="text">
      <style:text-properties fo:font-variant="small-caps" officeooo:rsid="00afa60b"/>
    </style:style>
    <style:style style:name="T252" style:family="text">
      <style:text-properties fo:font-variant="small-caps" officeooo:rsid="00af38e3"/>
    </style:style>
    <style:style style:name="T253" style:family="text">
      <style:text-properties fo:font-variant="small-caps" officeooo:rsid="001f6983"/>
    </style:style>
    <style:style style:name="T254" style:family="text">
      <style:text-properties fo:font-variant="small-caps" officeooo:rsid="0023be8b"/>
    </style:style>
    <style:style style:name="T255" style:family="text">
      <style:text-properties fo:font-variant="small-caps" officeooo:rsid="0021d1ff"/>
    </style:style>
    <style:style style:name="T256" style:family="text">
      <style:text-properties fo:font-variant="small-caps" fo:font-style="normal" officeooo:rsid="00209757" style:font-style-asian="normal" style:font-size-complex="12pt" style:font-style-complex="normal"/>
    </style:style>
    <style:style style:name="T257" style:family="text">
      <style:text-properties fo:font-variant="small-caps" officeooo:rsid="0020482f"/>
    </style:style>
    <style:style style:name="T258" style:family="text">
      <style:text-properties fo:font-variant="small-caps" officeooo:rsid="003a2221"/>
    </style:style>
    <style:style style:name="T259" style:family="text">
      <style:text-properties fo:font-variant="small-caps" officeooo:rsid="00603726"/>
    </style:style>
    <style:style style:name="T260" style:family="text">
      <style:text-properties fo:font-variant="small-caps" style:font-name="Linux Libertine S.O.Cist.1" fo:font-size="12pt" fo:language="cs" fo:country="CZ" style:font-size-asian="12pt"/>
    </style:style>
    <style:style style:name="T261" style:family="text">
      <style:text-properties fo:font-variant="small-caps" style:font-name="Linux Libertine S.O.Cist.1" fo:font-size="12pt" fo:language="cs" fo:country="CZ" officeooo:rsid="002c4f4e" style:font-size-asian="12pt"/>
    </style:style>
    <style:style style:name="T262" style:family="text">
      <style:text-properties fo:font-variant="small-caps" style:font-name="Linux Libertine S.O.Cist.1" fo:font-size="12pt" fo:language="cs" fo:country="CZ" officeooo:rsid="003f1c25" style:font-size-asian="12pt"/>
    </style:style>
    <style:style style:name="T263" style:family="text">
      <style:text-properties fo:font-variant="small-caps" style:font-name="Linux Libertine S.O.Cist.1" fo:font-size="12pt" fo:language="cs" fo:country="CZ" officeooo:rsid="01145f31" style:font-size-asian="12pt" style:font-size-complex="12pt"/>
    </style:style>
    <style:style style:name="T264" style:family="text">
      <style:text-properties fo:font-variant="small-caps" style:font-name="Linux Libertine S.O.Cist.1" fo:font-size="12pt" fo:language="cs" fo:country="CZ" fo:font-style="normal" officeooo:rsid="0023be8b" style:font-size-asian="12pt" style:font-style-asian="normal" style:font-size-complex="12pt" style:font-style-complex="normal"/>
    </style:style>
    <style:style style:name="T265" style:family="text">
      <style:text-properties fo:font-variant="small-caps" officeooo:rsid="001a04f7"/>
    </style:style>
    <style:style style:name="T266" style:family="text">
      <style:text-properties fo:font-variant="small-caps" officeooo:rsid="006c6bd9"/>
    </style:style>
    <style:style style:name="T267" style:family="text">
      <style:text-properties fo:font-variant="small-caps" officeooo:rsid="006e8928"/>
    </style:style>
    <style:style style:name="T268" style:family="text">
      <style:text-properties fo:font-variant="small-caps" officeooo:rsid="00761ef2"/>
    </style:style>
    <style:style style:name="T269" style:family="text">
      <style:text-properties fo:font-variant="small-caps" officeooo:rsid="00791027"/>
    </style:style>
    <style:style style:name="T270" style:family="text">
      <style:text-properties fo:font-variant="small-caps" officeooo:rsid="007991b0"/>
    </style:style>
    <style:style style:name="T271" style:family="text">
      <style:text-properties fo:font-variant="small-caps" officeooo:rsid="007a9d81"/>
    </style:style>
    <style:style style:name="T272" style:family="text">
      <style:text-properties fo:font-variant="small-caps" officeooo:rsid="007c38c5"/>
    </style:style>
    <style:style style:name="T273" style:family="text">
      <style:text-properties fo:font-variant="small-caps" officeooo:rsid="007e28d5"/>
    </style:style>
    <style:style style:name="T274" style:family="text">
      <style:text-properties fo:font-variant="small-caps" officeooo:rsid="007e8b64"/>
    </style:style>
    <style:style style:name="T275" style:family="text">
      <style:text-properties fo:font-variant="small-caps" officeooo:rsid="0085ca58"/>
    </style:style>
    <style:style style:name="T276" style:family="text">
      <style:text-properties fo:font-variant="small-caps" officeooo:rsid="008a0fe1"/>
    </style:style>
    <style:style style:name="T277" style:family="text">
      <style:text-properties fo:font-variant="small-caps" officeooo:rsid="008daabb"/>
    </style:style>
    <style:style style:name="T278" style:family="text">
      <style:text-properties fo:font-variant="small-caps" officeooo:rsid="008fed2d"/>
    </style:style>
    <style:style style:name="T279" style:family="text">
      <style:text-properties fo:font-variant="small-caps" officeooo:rsid="0034a540" style:font-size-complex="12pt"/>
    </style:style>
    <style:style style:name="T280" style:family="text">
      <style:text-properties fo:font-variant="small-caps" officeooo:rsid="0095567c" style:font-size-complex="12pt"/>
    </style:style>
    <style:style style:name="T281" style:family="text">
      <style:text-properties fo:font-variant="small-caps" officeooo:rsid="0094f4ed"/>
    </style:style>
    <style:style style:name="T282" style:family="text">
      <style:text-properties fo:font-variant="small-caps" officeooo:rsid="0099ba10"/>
    </style:style>
    <style:style style:name="T283" style:family="text">
      <style:text-properties officeooo:rsid="003e2b79"/>
    </style:style>
    <style:style style:name="T284" style:family="text">
      <style:text-properties officeooo:rsid="003ecf0a"/>
    </style:style>
    <style:style style:name="T285" style:family="text">
      <style:text-properties officeooo:rsid="004e9f7a"/>
    </style:style>
    <style:style style:name="T286" style:family="text">
      <style:text-properties officeooo:rsid="004f4a0c"/>
    </style:style>
    <style:style style:name="T287" style:family="text">
      <style:text-properties officeooo:rsid="0050b519"/>
    </style:style>
    <style:style style:name="T288" style:family="text">
      <style:text-properties officeooo:rsid="005b91e6"/>
    </style:style>
    <style:style style:name="T289" style:family="text">
      <style:text-properties fo:language="cs" fo:country="CZ" officeooo:rsid="01badf0b"/>
    </style:style>
    <style:style style:name="T290" style:family="text">
      <style:text-properties officeooo:rsid="01bc0f60"/>
    </style:style>
    <style:style style:name="T291" style:family="text">
      <style:text-properties officeooo:rsid="01bd9cc5"/>
    </style:style>
    <style:style style:name="T292" style:family="text">
      <style:text-properties officeooo:rsid="0104b4f7"/>
    </style:style>
    <style:style style:name="T293" style:family="text">
      <style:text-properties officeooo:rsid="0150c414"/>
    </style:style>
    <style:style style:name="T294" style:family="text">
      <style:text-properties officeooo:rsid="0193e234"/>
    </style:style>
    <style:style style:name="T295" style:family="text">
      <style:text-properties officeooo:rsid="00af29e7"/>
    </style:style>
    <style:style style:name="T296" style:family="text">
      <style:text-properties officeooo:rsid="00bc1fa8"/>
    </style:style>
    <style:style style:name="T297" style:family="text">
      <style:text-properties officeooo:rsid="0187bdf0"/>
    </style:style>
    <style:style style:name="T298" style:family="text">
      <style:text-properties officeooo:rsid="00b9af41"/>
    </style:style>
    <style:style style:name="T299" style:family="text">
      <style:text-properties officeooo:rsid="00afa60b"/>
    </style:style>
    <style:style style:name="T300" style:family="text">
      <style:text-properties officeooo:rsid="00bb0862"/>
    </style:style>
    <style:style style:name="T301" style:family="text">
      <style:text-properties officeooo:rsid="00bd4610"/>
    </style:style>
    <style:style style:name="T302" style:family="text">
      <style:text-properties officeooo:rsid="01880438"/>
    </style:style>
    <style:style style:name="T303" style:family="text">
      <style:text-properties officeooo:rsid="005d5038"/>
    </style:style>
    <style:style style:name="T304" style:family="text">
      <style:text-properties officeooo:rsid="002d0b2a"/>
    </style:style>
    <style:style style:name="T305" style:family="text">
      <style:text-properties officeooo:rsid="002e4738"/>
    </style:style>
    <style:style style:name="T306" style:family="text">
      <style:text-properties officeooo:rsid="003b111f"/>
    </style:style>
    <style:style style:name="T307" style:family="text">
      <style:text-properties officeooo:rsid="0064366a"/>
    </style:style>
    <style:style style:name="T308" style:family="text">
      <style:text-properties officeooo:rsid="010764bb"/>
    </style:style>
    <style:style style:name="T309" style:family="text">
      <style:text-properties officeooo:rsid="00af38e3"/>
    </style:style>
    <style:style style:name="T310" style:family="text">
      <style:text-properties officeooo:rsid="005e51f7"/>
    </style:style>
    <style:style style:name="T311" style:family="text">
      <style:text-properties officeooo:rsid="00603726"/>
    </style:style>
    <style:style style:name="T312" style:family="text">
      <style:text-properties officeooo:rsid="006150ef"/>
    </style:style>
    <style:style style:name="T313" style:family="text">
      <style:text-properties officeooo:rsid="0061ba7a"/>
    </style:style>
    <style:style style:name="T314" style:family="text">
      <style:text-properties fo:color="#0000ff" loext:opacity="100%" fo:font-size="9pt" officeooo:rsid="0061ba7a" style:font-size-asian="9pt" style:font-size-complex="9pt"/>
    </style:style>
    <style:style style:name="T315" style:family="text">
      <style:text-properties officeooo:rsid="0063725c"/>
    </style:style>
    <style:style style:name="T316" style:family="text">
      <style:text-properties officeooo:rsid="01473cf2"/>
    </style:style>
    <style:style style:name="T317" style:family="text">
      <style:text-properties officeooo:rsid="0063b044"/>
    </style:style>
    <style:style style:name="T318" style:family="text">
      <style:text-properties officeooo:rsid="00649c90"/>
    </style:style>
    <style:style style:name="T319" style:family="text">
      <style:text-properties officeooo:rsid="00654627"/>
    </style:style>
    <style:style style:name="T320" style:family="text">
      <style:text-properties officeooo:rsid="0066f72b"/>
    </style:style>
    <style:style style:name="T321" style:family="text">
      <style:text-properties officeooo:rsid="00682d64"/>
    </style:style>
    <style:style style:name="T322" style:family="text">
      <style:text-properties officeooo:rsid="006c6bd9"/>
    </style:style>
    <style:style style:name="T323" style:family="text">
      <style:text-properties officeooo:rsid="006c7d0c"/>
    </style:style>
    <style:style style:name="T324" style:family="text">
      <style:text-properties officeooo:rsid="006c8c7f"/>
    </style:style>
    <style:style style:name="T325" style:family="text">
      <style:text-properties officeooo:rsid="006e8928"/>
    </style:style>
    <style:style style:name="T326" style:family="text">
      <style:text-properties fo:font-size="10pt" officeooo:rsid="0072a479"/>
    </style:style>
    <style:style style:name="T327" style:family="text">
      <style:text-properties fo:font-size="10pt" officeooo:rsid="007202d6"/>
    </style:style>
    <style:style style:name="T328" style:family="text">
      <style:text-properties fo:font-size="10pt" fo:font-style="normal" officeooo:rsid="006e8928" style:font-style-asian="normal" style:font-style-complex="normal"/>
    </style:style>
    <style:style style:name="T329" style:family="text">
      <style:text-properties fo:font-size="10pt" fo:font-style="normal" officeooo:rsid="0076a3a0" style:font-style-asian="normal" style:font-style-complex="normal"/>
    </style:style>
    <style:style style:name="T330" style:family="text">
      <style:text-properties fo:font-size="10pt" fo:font-style="normal" officeooo:rsid="00782600" style:font-style-asian="normal" style:font-style-complex="normal"/>
    </style:style>
    <style:style style:name="T331" style:family="text">
      <style:text-properties fo:font-size="10pt" fo:font-style="normal" officeooo:rsid="007e28d5" style:font-style-asian="normal" style:font-style-complex="normal"/>
    </style:style>
    <style:style style:name="T332" style:family="text">
      <style:text-properties fo:font-size="10pt" fo:font-style="normal" officeooo:rsid="0099ba10" style:font-style-asian="normal" style:font-style-complex="normal"/>
    </style:style>
    <style:style style:name="T333" style:family="text">
      <style:text-properties fo:font-size="10pt" officeooo:rsid="0076a3a0"/>
    </style:style>
    <style:style style:name="T334" style:family="text">
      <style:text-properties fo:font-size="10pt" officeooo:rsid="00782600"/>
    </style:style>
    <style:style style:name="T335" style:family="text">
      <style:text-properties fo:font-size="10pt" officeooo:rsid="00787115"/>
    </style:style>
    <style:style style:name="T336" style:family="text">
      <style:text-properties fo:font-size="10pt" officeooo:rsid="007e28d5"/>
    </style:style>
    <style:style style:name="T337" style:family="text">
      <style:text-properties fo:font-size="10pt" officeooo:rsid="007e8b64"/>
    </style:style>
    <style:style style:name="T338" style:family="text">
      <style:text-properties fo:font-size="10pt" officeooo:rsid="008daabb"/>
    </style:style>
    <style:style style:name="T339" style:family="text">
      <style:text-properties fo:font-size="10pt" officeooo:rsid="00911782"/>
    </style:style>
    <style:style style:name="T340" style:family="text">
      <style:text-properties officeooo:rsid="007077ad"/>
    </style:style>
    <style:style style:name="T341" style:family="text">
      <style:text-properties officeooo:rsid="007202d6"/>
    </style:style>
    <style:style style:name="T342" style:family="text">
      <style:text-properties officeooo:rsid="0072a479"/>
    </style:style>
    <style:style style:name="T343" style:family="text">
      <style:text-properties officeooo:rsid="00761ef2"/>
    </style:style>
    <style:style style:name="T344" style:family="text">
      <style:text-properties officeooo:rsid="00782600"/>
    </style:style>
    <style:style style:name="T345" style:family="text">
      <style:text-properties officeooo:rsid="00787115"/>
    </style:style>
    <style:style style:name="T346" style:family="text">
      <style:text-properties officeooo:rsid="00791027"/>
    </style:style>
    <style:style style:name="T347" style:family="text">
      <style:text-properties fo:font-variant="normal" fo:text-transform="none" officeooo:rsid="001a04f7"/>
    </style:style>
    <style:style style:name="T348" style:family="text">
      <style:text-properties fo:font-variant="normal" fo:text-transform="none" officeooo:rsid="00791027"/>
    </style:style>
    <style:style style:name="T349" style:family="text">
      <style:text-properties fo:font-variant="normal" fo:text-transform="none" officeooo:rsid="007e8b64"/>
    </style:style>
    <style:style style:name="T350" style:family="text">
      <style:text-properties officeooo:rsid="007991b0"/>
    </style:style>
    <style:style style:name="T351" style:family="text">
      <style:text-properties officeooo:rsid="0079d2bd"/>
    </style:style>
    <style:style style:name="T352" style:family="text">
      <style:text-properties officeooo:rsid="007a9d81"/>
    </style:style>
    <style:style style:name="T353" style:family="text">
      <style:text-properties officeooo:rsid="007c38c5"/>
    </style:style>
    <style:style style:name="T354" style:family="text">
      <style:text-properties officeooo:rsid="007dc819"/>
    </style:style>
    <style:style style:name="T355" style:family="text">
      <style:text-properties officeooo:rsid="007e28d5"/>
    </style:style>
    <style:style style:name="T356" style:family="text">
      <style:text-properties officeooo:rsid="007e5ca3"/>
    </style:style>
    <style:style style:name="T357" style:family="text">
      <style:text-properties officeooo:rsid="007e8b64"/>
    </style:style>
    <style:style style:name="T358" style:family="text">
      <style:text-properties officeooo:rsid="00805a88"/>
    </style:style>
    <style:style style:name="T359" style:family="text">
      <style:text-properties officeooo:rsid="0085ca58"/>
    </style:style>
    <style:style style:name="T360" style:family="text">
      <style:text-properties officeooo:rsid="00880e48"/>
    </style:style>
    <style:style style:name="T361" style:family="text">
      <style:text-properties officeooo:rsid="008973f1"/>
    </style:style>
    <style:style style:name="T362" style:family="text">
      <style:text-properties officeooo:rsid="008a0fe1"/>
    </style:style>
    <style:style style:name="T363" style:family="text">
      <style:text-properties officeooo:rsid="008c0415"/>
    </style:style>
    <style:style style:name="T364" style:family="text">
      <style:text-properties officeooo:rsid="008ce203"/>
    </style:style>
    <style:style style:name="T365" style:family="text">
      <style:text-properties officeooo:rsid="008daabb"/>
    </style:style>
    <style:style style:name="T366" style:family="text">
      <style:text-properties officeooo:rsid="008e88ca"/>
    </style:style>
    <style:style style:name="T367" style:family="text">
      <style:text-properties officeooo:rsid="008fed2d"/>
    </style:style>
    <style:style style:name="T368" style:family="text">
      <style:text-properties officeooo:rsid="00911782"/>
    </style:style>
    <style:style style:name="T369" style:family="text">
      <style:text-properties officeooo:rsid="0091a80a"/>
    </style:style>
    <style:style style:name="T370" style:family="text">
      <style:text-properties officeooo:rsid="009296ae"/>
    </style:style>
    <style:style style:name="T371" style:family="text">
      <style:text-properties officeooo:rsid="009382b7"/>
    </style:style>
    <style:style style:name="T372" style:family="text">
      <style:text-properties officeooo:rsid="0094f4ed"/>
    </style:style>
    <style:style style:name="T373" style:family="text">
      <style:text-properties officeooo:rsid="0096f08a"/>
    </style:style>
    <style:style style:name="T374" style:family="text">
      <style:text-properties officeooo:rsid="00985a35"/>
    </style:style>
    <style:style style:name="T375" style:family="text">
      <style:text-properties officeooo:rsid="0098e204"/>
    </style:style>
    <style:style style:name="T376" style:family="text">
      <style:text-properties officeooo:rsid="0099ba10"/>
    </style:style>
    <style:style style:name="T377" style:family="text">
      <style:text-properties officeooo:rsid="009a432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ulka1" table:style-name="Tabulka1">
        <table:table-column table:style-name="Tabulka1.A"/>
        <table:table-column table:style-name="Tabulka1.B"/>
        <table:table-row table:style-name="Tabulka1.1">
          <table:table-cell table:style-name="Tabulka1.A1" table:number-columns-spanned="2" office:value-type="string">
            <text:p text:style-name="P82">C<text:span text:style-name="T2">ommune</text:span></text:p>
            <text:p text:style-name="P92">SANCTORUM</text:p>
            <text:p text:style-name="P59"><draw:frame draw:style-name="fr1" draw:name="Obrázek1" text:anchor-type="char" svg:x="2.9917in" svg:y="0.0571in" svg:width="1.302in" svg:height="0.0929in" draw:z-index="0"><draw:image xlink:href="Pictures/100006D00000C54500000E0BC683FB34DF2CE92E.emf" xlink:type="simple" xlink:show="embed" xlink:actuate="onLoad" draw:mime-type="image/x-emf"/><draw:image xlink:href="Pictures/100000010000086300000099E7748BC8A63DCBB2.png" xlink:type="simple" xlink:show="embed" xlink:actuate="onLoad" draw:mime-type="image/png"/></draw:frame></text:p>
          </table:table-cell>
          <table:covered-table-cell/>
        </table:table-row>
        <table:table-row table:style-name="Tabulka1.1">
          <table:table-cell table:style-name="Tabulka1.A1" table:number-columns-spanned="2" office:value-type="string">
            <text:p text:style-name="P83">C<text:span text:style-name="T2">ommune</text:span> </text:p>
            <text:p text:style-name="P89">A<text:span text:style-name="T2">postolorum</text:span> <text:span text:style-name="T2">et</text:span> E<text:span text:style-name="T2">vangelistarum</text:span></text:p>
          </table:table-cell>
          <table:covered-table-cell/>
        </table:table-row>
        <table:table-row table:style-name="Tabulka1.1">
          <table:table-cell table:style-name="Tabulka1.A1" office:value-type="string">
            <text:p text:style-name="P117">In I. Nocturno</text:p>
            <text:p text:style-name="P119">Incipit liber Ezechiélis Prophétæ.</text:p>
            <text:p text:style-name="P67">Lectio j. <text:span text:style-name="T203">Cap. 1.</text:span></text:p>
            <text:p text:style-name="P172">E<text:span text:style-name="T205">T</text:span> factum est in trigésimo anno, in quarto, in quinta mensis, cum essem in médio captivórum juxta flúvium Chobar, apérti sunt cœli, et vidi visiónes Dei. In quinta mensis, ipse est annus quintus transmigratiónis regis Jóachi<text:span text:style-name="T205">n</text:span>, <text:span text:style-name="T205">f</text:span>actum est verbum Dómini ad Ezechiélem fílium Buzi sacerdótem, in terra Chaldæórum, secus flumen Chobar: et facta est super eum ibi manus Dómini.</text:p>
            <text:p text:style-name="P172"/>
          </table:table-cell>
          <table:table-cell table:style-name="Tabulka1.A1" office:value-type="string">
            <text:p text:style-name="P27"/>
            <text:p text:style-name="P27"/>
            <text:p text:style-name="P27"/>
            <text:p text:style-name="P181">Třicátého roku ve čtvrtém měsíci, pátého dne toho měsíce, když jsem byl mezi přesídlenci u průplavu Kebaru, otevřela se nebesa a měl jsem různá vidění od Boha. Pátého dne toho měsíce, byl to pátý rok přestěhování krále Jójakína, událo se slovo Hospodinovo ke knězi Ezechielovi, synu Buzího, v <text:span text:style-name="T206">ch</text:span>aldejské zemi u průplavu Kebaru. Tam na něm spočinula Hospodinova ruka. </text:p>
          </table:table-cell>
        </table:table-row>
        <table:table-row table:style-name="Tabulka1.1">
          <table:table-cell table:style-name="Tabulka1.A1" office:value-type="string">
            <text:p text:style-name="P67">Lectio ij.</text:p>
            <text:p text:style-name="P272">E<text:span text:style-name="T205">T</text:span> vidi, et ecce ventus túrbinis veniébat ab Aquilóne, et nubes magna, et ignis invólvens, et splendor in circúitu ejus: et de medio ejus, quasi spécies eléctri, id est, de médio ignis: Et in médio ejus similitúdo quátuor animálium, et hic aspéctus eórum, similitúdo hóminis in eis. Quátuor fácies uni, et quátuor pennæ uni. Pedes eórum, pedes recti, et planta pedis eórum quasi planta pedis vítuli: et scintíllæ quasi aspéctus æris candéntis.</text:p>
            <text:p text:style-name="P107"/>
          </table:table-cell>
          <table:table-cell table:style-name="Tabulka1.A1" office:value-type="string">
            <text:p text:style-name="P34"/>
            <text:p text:style-name="P187">Viděl jsem, jak se přihnal bouřlivý vítr od severu, veliké mračno a šlehající oheň; okolo něho byla zář a uprostřed ohně jakýsi třpyt oslnivého vzácného kovu. Uprostřed něho bylo cosi podobného čtyřem bytostem, které se vzhledem podobaly člověku. Každá z nich měla čtyři tváře a každá čtyři křídla. Nohy měly rovné, ale chodidla byla jako chodidla býčka, jiskřila jako vyleštěný bronz. </text:p>
          </table:table-cell>
        </table:table-row>
        <table:table-row table:style-name="Tabulka1.1">
          <table:table-cell table:style-name="Tabulka1.A1" office:value-type="string">
            <text:p text:style-name="P67">Lectio iij.</text:p>
            <text:p text:style-name="P272">E<text:span text:style-name="T207">T</text:span> manus hóminis sub pennis eórum, in quátuor pártibus: et fácies et pennas per quátuor partes habébant, <text:span text:style-name="T206">j</text:span>unctǽque erant pennæ eórum altérius ad álterum. Non revertebántur cum incéderent, sed unumquódque ante fáciem suam gradiebátur. Similitúdo autem vultus eórum, fácies hóminis et fácies leónis a dextris ipsórum quátuor, fácies autem bovis a sinístris ipsórum quátuor, et fácies áquilæ désuper ipsórum quátuor.</text:p>
            <text:p text:style-name="P15"/>
          </table:table-cell>
          <table:table-cell table:style-name="Tabulka1.A1" office:value-type="string">
            <text:p text:style-name="P34"/>
            <text:p text:style-name="P187">Ruce měly lidské, a to pod křídly na čtyřech stranách; měly po čtyřech tvářích a křídlech. Svými křídly se přimykaly jedna k druhé. Při chůzi se neotáčely, každá se pohybovala přímo vpřed. Jejich tváře se podobaly tváři lidské, zprava měly všechny čtyři tváře lví a zleva měly všechny čtyři tváře býčí a všechny čtyři měly také tváře orlí. </text:p>
          </table:table-cell>
        </table:table-row>
        <table:table-row table:style-name="Tabulka1.1">
          <table:table-cell table:style-name="Tabulka1.A1" office:value-type="string">
            <text:p text:style-name="P67">Lectio i<text:span text:style-name="T204">v</text:span>.</text:p>
            <text:p text:style-name="P272">FÁ<text:span text:style-name="T207">CIES</text:span> eórum et pennæ eórum exténtæ désuper: duæ pennæ singulórum jungebántur, et duæ tegébant córpora eórum: Et unumquódque eórum coram fácie sua ambulábat: ubi erat ímpetus spíritus, illuc gradiebántur, nec revertebántur cum ambulárent. <text:span text:style-name="T207">Et similitúdo animálium, aspéctus eórum quasi carbónum ignis ardéntium, et quasi aspéctus lampadárum.</text:span></text:p>
            <text:p text:style-name="P15"><text:soft-page-break/></text:p>
          </table:table-cell>
          <table:table-cell table:style-name="Tabulka1.A1" office:value-type="string">
            <text:p text:style-name="P34"/>
            <text:p text:style-name="P194">Takové byly jejich tváře; jejich křídla byla rozpjata vzhůru. Každá se přimykala dvěma křídly k druhé a dvěma si přikrývaly těla. Každá se pohybovala přímo vpřed. Chodily podle toho, kam je vedl duch; při chůzi se neotáčely. Svým vzhledem se ty bytosti podobaly hořícímu řeřavému uhlí <text:span text:style-name="T206">a v</text:span>ypadaly jako pochodně.</text:p>
          </table:table-cell>
        </table:table-row>
        <table:table-row table:style-name="Tabulka1.1">
          <table:table-cell table:style-name="Tabulka1.A1" office:value-type="string">
            <text:p text:style-name="P131">In II. Nocturno</text:p>
            <text:p text:style-name="P112">De Expositióne sancti Augustini Epíscopi super Psalmum <text:span text:style-name="T20">octogésimum sextum</text:span>.</text:p>
            <text:p text:style-name="P62">Lectio v.</text:p>
            <text:p text:style-name="P262">Fundaménta ejus in móntibus sanctis: díligit Dóminus portas Sion. Quare sunt fundaménta Apóstoli, et Prophétae? Quia eórum auctóritas portat infirmitátem nostram. Quare sunt portae? Quia per ipsos intrámus ad regnum Dei. Prædicant enim nobis: et cum per ipsos intrámus, per Christum intrámus. Ipse est enim jánua. Et cum dicúntur duódecim portæ Jerúsalem, et una porta Christus, et duódecim portæ Christus, quia in d<text:span text:style-name="T21">u</text:span>ódecim portis Christus: et ideo duodenárius númerus Apostolórum.</text:p>
            <text:p text:style-name="P262"/>
          </table:table-cell>
          <table:table-cell table:style-name="Tabulka1.A1" office:value-type="string">
            <text:p text:style-name="P35"/>
            <text:p text:style-name="P35"/>
            <text:p text:style-name="P35"/>
            <text:p text:style-name="P35"/>
            <text:p text:style-name="P200">Z<text:span text:style-name="T22">áklady jeho na posvátných pahorcích, Hospodin miluje brány siónské.</text:span> Proč jsou apoštolové a proroci nazýváni základy? Protože jejich autorita podpírá naši slabost. A proč jsou nazýváni branami? Protože skrze ně vcházíme do království Božího. Oni nám totiž kázali. když tedy vcházíme skrze ně, vcházíme skrze Krista. On je totiž brána. A pokud se říká, že Jeruzalém má dvanáct bran a Kristus je také brána, Kristus je tedy i dvanáctero bran, protože je ve dvanácti branách. Proto bylo tedy dvanáct apoštolů.</text:p>
          </table:table-cell>
        </table:table-row>
        <table:table-row table:style-name="Tabulka1.1">
          <table:table-cell table:style-name="Tabulka1.A1" office:value-type="string">
            <text:p text:style-name="P68">Lectio vj.</text:p>
            <text:p text:style-name="P278">Sacraméntum magnum hujus duodenárii significátio est númeri. Sedébitis, inquit, super duódecim sedes, judicántes duódecim tribus Israël. Si duódecim sellæ ibi sunt, non est ubi sédeat tertiusdécimus Paulus Apóstolus, et non erit quómodo júdicet: et ipse se judicatúrum dixit, non hómines tantum, sed et ángelos. Quos ángelos, nisi apóstatas ángelos? Nescítis, inquit, quia ángelos judicábimus? </text:p>
            <text:p text:style-name="P108"/>
          </table:table-cell>
          <table:table-cell table:style-name="Tabulka1.A1" office:value-type="string">
            <text:p text:style-name="P35"/>
            <text:p text:style-name="P201">Význam této číslice dvanáct je velké <text:span text:style-name="T21">tajemství</text:span>. Budete sedět, praví Pán, na dvanácti stolicích, a soudit dvanáct kmenů izraelských. Pokud tam tedy je <text:s/><text:span text:style-name="T24">jen</text:span><text:span text:style-name="T21"> </text:span>dvanáct stolic, není, kde by seděl třináctý Pavel apoštol, a nebude tedy moci soudit. On sám však praví, že soudit bude, a to nejen lidi, ale i anděly. Jaké anděly, ne-<text:span text:style-name="T21">li</text:span> odpadlé anděly? Nevíte, praví, že budeme soudit anděly? </text:p>
          </table:table-cell>
        </table:table-row>
        <table:table-row table:style-name="Tabulka1.1">
          <table:table-cell table:style-name="Tabulka1.A1" office:value-type="string">
            <text:p text:style-name="P68">Lectio vij.</text:p>
            <text:p text:style-name="P280">Duódecim ergo sedes quid sibi velint, videámus. Sacraméntum est cujúsdam universitátis, quia per totum orbem terrárum futúra erat Ecclésia: unde vocátur hoc ædifícium ad Christi compágem. Et ídeo quia úndique venítur ad judicándum, duódecim sedes sunt: sicut quia úndique intrátur in illam civitátem, duódecim portæ sunt.</text:p>
            <text:p text:style-name="P16"/>
          </table:table-cell>
          <table:table-cell table:style-name="Tabulka1.A1" office:value-type="string">
            <text:p text:style-name="P35"/>
            <text:p text:style-name="P201">Pohleďme tedy na dvanáct stolic, které si přáli. Je to <text:span text:style-name="T21">tajemství</text:span> <text:span text:style-name="T21">celistvosti</text:span>, protože Církev se měla rozšířit po celém světě. Proto je tedy tato budova <text:span text:style-name="T21">C</text:span>írkve spojena s Kristem. A jako se odevšad bude přicházet k soudu se dvanácti stolicemi, tak se bude i odevšad přicházet do tohoto města těmito dvanácti branami. </text:p>
          </table:table-cell>
        </table:table-row>
        <table:table-row table:style-name="Tabulka1.1">
          <table:table-cell table:style-name="Tabulka1.A1" office:value-type="string">
            <text:p text:style-name="P68">Lectio viij.</text:p>
            <text:p text:style-name="P278">Non solum ergo illi duódecim et Apóstolus Paulus, sed quotquot judicatúri sunt, propter significatiónem universitátis, ad sedes duódecim pértinent: quemádmodum quotquot intrábunt, ad duódecim portas pértinent.</text:p>
            <text:p text:style-name="P108"/>
          </table:table-cell>
          <table:table-cell table:style-name="Tabulka1.A1" office:value-type="string">
            <text:p text:style-name="P35"/>
            <text:p text:style-name="P203">Bude tam tedy nejen těchto dvanáct a apoštol Pavel, ale všichni, kolik jich jen bude soudit, podle znamení celistvosti, které ukazuje na dvanáct stolic. Odkudkoliv <text:span text:style-name="T23">sem </text:span>všichni tito vstoupí, bude to, jak je poukázáno, skrze dvanáct bran.</text:p>
          </table:table-cell>
        </table:table-row>
        <table:table-row table:style-name="Tabulka1.1">
          <table:table-cell table:style-name="Tabulka1.A1" table:number-columns-spanned="2" office:value-type="string">
            <text:p text:style-name="P135">Pro Evangelistis</text:p>
          </table:table-cell>
          <table:covered-table-cell/>
        </table:table-row>
        <table:table-row table:style-name="Tabulka1.1">
          <table:table-cell table:style-name="Tabulka1.A1" office:value-type="string">
            <text:p text:style-name="P132">In II. Nocturno</text:p>
            <text:p text:style-name="P139">De Expositióne sancti Gregórii Papæ super Ezechiélem Prophétam.</text:p>
            <text:p text:style-name="P68">Homil. 3. Lib. 1.</text:p>
            <text:p text:style-name="P68"><text:soft-page-break/>Lectio v.</text:p>
            <text:p text:style-name="P280">Sancta quátuor animália, quæ prophetíæ spíritu futúra prævidéntur, subtíli narratióne describúntur, cum dícitur: Quátuor fácies uni, et quátuor pennæ uni. Quid per fáciem, nisi notítia; et quid per pennas, nisi volátus exprímitur? Per fáciem quippe unusquísque cognóscitur: per pennas vero in altum ávium córpora sublevántur.</text:p>
            <text:p text:style-name="P16"/>
          </table:table-cell>
          <table:table-cell table:style-name="Tabulka1.A1" office:value-type="string">
            <text:p text:style-name="P35"/>
            <text:p text:style-name="P35"/>
            <text:p text:style-name="P35"/>
            <text:p text:style-name="P35"/>
            <text:p text:style-name="P35"><text:soft-page-break/></text:p>
            <text:p text:style-name="P207">Čtyři posvátná zvířata, o kterých mluví <text:span text:style-name="T319">P</text:span>rorok ve své<text:span text:style-name="T319">m</text:span> vi<text:span text:style-name="T319">dění</text:span> věcí budoucích, jsou velmi přesně popsána, když říká: „Každé má čtyři tváře, každé má čtyři křídla.“ Co však znamená tvář, ne-li podob<text:span text:style-name="T153">u</text:span>, a co znamenají křídla, ne-li let? Díky tváři se mezi sebou poznáváme, pomocí křídel <text:span text:style-name="T319">se </text:span>pak těla ptáků pozved<text:span text:style-name="T319">ají</text:span> do výšin.</text:p>
          </table:table-cell>
        </table:table-row>
        <table:table-row table:style-name="Tabulka1.1">
          <table:table-cell table:style-name="Tabulka1.A1" office:value-type="string">
            <text:p text:style-name="P68">Lectio vj.</text:p>
            <text:p text:style-name="P278">Fácies ítaque ad fidem pértinet, penna ad contemplatiónem. Per fidem namque ab omnipoténti Deo cognóscimur, sicut ipse de suis óvibus dicit: Ego sum pastor bonus, et cognósco oves meas, et cognóscunt me meæ. Qui rursus ait: Ego scio quos elégerim. Per contemplatiónem vero, qua super nosmetípsos tóllimur, quasi in áëra levámur.</text:p>
            <text:p text:style-name="P108"/>
          </table:table-cell>
          <table:table-cell table:style-name="Tabulka1.A1" office:value-type="string">
            <text:p text:style-name="P35"/>
            <text:p text:style-name="P208">Tvář tedy ukazuje na víru, křídla na kontemplaci. Skrze víru nás poznává všemohoucí Bůh, tak jak sám říká o svých ovcích: „Já jsem dobrý pastýř a znám své ovce a mé ovce znají mne.“ A jinde praví: „Vím, které jsem si vyvolil.“ A právě díky kontem<text:span text:style-name="T318">­</text:span>placi, v <text:span text:style-name="T319">níž </text:span>se povznášíme nad sebe <text:span text:style-name="T318">samotné</text:span>, jako bychom <text:span text:style-name="T318">se </text:span>do vzduchu pozvedali. </text:p>
          </table:table-cell>
        </table:table-row>
        <table:table-row table:style-name="Tabulka1.1">
          <table:table-cell table:style-name="Tabulka1.A1" office:value-type="string">
            <text:p text:style-name="P69">Lectio v<text:span text:style-name="T1">i</text:span>j.</text:p>
            <text:p text:style-name="P279">Quátuor ergo fácies uni sunt; quia notítia fídei, qua cognoscúntur a Deo, ipsa est in uno, quæ est simul in quátuor. Quidquid enim in uno invéneris, hoc in ómnibus simul quátuor cognósces. Et quátuor pennæ uni: quia Dei omnipoténtis Fílium Dóminum nostrum <text:span text:style-name="T1">J</text:span>esum Christum simul omnes concórditer prǽdicant; et, ad divinitátem e<text:span text:style-name="T319">j</text:span>us mentis óculos levántes, penna contemplatiónis volant. </text:p>
            <text:p text:style-name="P279"/>
          </table:table-cell>
          <table:table-cell table:style-name="Tabulka1.A1" office:value-type="string">
            <text:p text:style-name="P36"/>
            <text:p text:style-name="P209"><text:span text:style-name="T318">Jedno zvíře má</text:span> tedy <text:span text:style-name="T318">čtyři tváře; neboť znamení víry, podle nějž je Bůh pozná, je totéž v jednom, stejně jako ve všech čtyřech současně. Cokoliv tedy nalezneš v jednom, to rozpoznáš zároveň i ve všech čtyřech. A jedno zvíře má čtyři křídla; neboť všechna svorně hlásají, že náš Pán Ježíš Kristus je Syn Boha všemohoucího; a </text:span><text:span text:style-name="T319">když pozvedají zrak své mysli k jeho božství, létají vlastně na křídlech kontemplace.</text:span></text:p>
          </table:table-cell>
        </table:table-row>
        <table:table-row table:style-name="Tabulka1.1">
          <table:table-cell table:style-name="Tabulka1.A1" office:value-type="string">
            <text:p text:style-name="P69">Lectio v<text:span text:style-name="T1">ii</text:span>j.</text:p>
            <text:p text:style-name="P279">Evangelistárum ergo fácies ad humanitátem Dómini pértinet, penna ad divinitátem: quia in eum, quem corpóreum aspíciunt, quasi fácies intendunt: sed dum hunc esse incircumscríptum, atque incorpóreum ex divinitáte annúntiant, per contemplatiónis pennam quasi in áëra levántur. Quia ítaque una est fides incarnatiónis e<text:span text:style-name="T1">j</text:span>us in ómnibus, et par contemplátio divinitátis e<text:span text:style-name="T320">j</text:span>us in síngulis, recte nunc dícitur: Quátuor fácies uni, et quátuor pennæ uni.</text:p>
            <text:p text:style-name="P279"/>
          </table:table-cell>
          <table:table-cell table:style-name="Tabulka1.A1" office:value-type="string">
            <text:p text:style-name="P36"/>
            <text:p text:style-name="P209">Tvář<text:span text:style-name="T319">e</text:span> <text:span text:style-name="T319">Evangelistů </text:span>tedy <text:span text:style-name="T319">po</text:span>ukazuj<text:span text:style-name="T319">í na lidství Páně, křídla na jeho božství; neboť v něm, když na něj tělesně pohlédnou, jako by mu hleděli do tváře; </text:span><text:span text:style-name="T320">avšak vzhledem k tomu, že Pán je nepopsatelný, <text:s/>a oni jej jako netělesného oznamují z pohledu jeho božství, na křídlech kontemplace jako by se do vzduchu pozvedali. Neboť tak jako je u všech jedna víra v jeho vtělení, a stejná je u každého z nich kontemplace jeho božství, správně je zde řečeno: „Každé </text:span><text:span text:style-name="T45">zvíře </text:span><text:span text:style-name="T149">mělo čtyři tváře a čtyři křídla.“</text:span></text:p>
          </table:table-cell>
        </table:table-row>
        <table:table-row table:style-name="Tabulka1.1">
          <table:table-cell table:style-name="Tabulka1.A1" office:value-type="string">
            <text:p text:style-name="P131">In III. Nocturno</text:p>
            <text:p text:style-name="P46"><text:span text:style-name="T50">Léctio sancti Evangélii </text:span><text:span text:style-name="T51">secúndum </text:span><text:span text:style-name="T52">Lucam</text:span><text:span text:style-name="T50">.</text:span><text:span text:style-name="T72"> </text:span></text:p>
            <text:p text:style-name="P46"><text:span text:style-name="T72">Lectio ix. Cap. </text:span><text:span text:style-name="T73">1</text:span><text:span text:style-name="T74">0</text:span><text:span text:style-name="T72">.</text:span></text:p>
            <text:p text:style-name="P282">In illo témpore: Designávit Dóminus et álios septuagínta duos: et misit illos binos ante fáciem suam, in omnem civitátem et locum, quo erat ipse ventúrus. Et réliqua.</text:p>
            <text:p text:style-name="P5"/>
            <text:p text:style-name="P47"><text:span text:style-name="T98">Homil</text:span><text:span text:style-name="T99">í</text:span><text:span text:style-name="T98">a sancti </text:span><text:span text:style-name="T50">Gregórii Papæ.</text:span></text:p>
            <text:p text:style-name="P77">Homilia 17. in Evangelia.</text:p>
            <text:p text:style-name="P290"><text:soft-page-break/>Dóminus et Salvátor noster, fratres caríssimi, aliquándo nos sermónibus, aliquándo vero opéribus ádmonet. Ipsa étenim facta ejus præcépta sunt: quia dum áliquid tácitus facit, quid ágere debeámus innotéscit. Ecce enim binos in prædicatiónem discípulos mittit: quia duo sunt præcépta caritátis, Dei vidélicet amor, et próximi: et minus quam inter duos c<text:span text:style-name="T321">h</text:span>áritas habéri non potest.</text:p>
            <text:p text:style-name="P5"/>
          </table:table-cell>
          <table:table-cell table:style-name="Tabulka1.A1" office:value-type="string">
            <text:p text:style-name="P35"/>
            <text:p text:style-name="P35"/>
            <text:p text:style-name="P35"/>
            <text:p text:style-name="P263"><text:span text:style-name="T103">Za onoho času </text:span><text:span text:style-name="T104">vyvolil Pán i dalších sedmdesát dva a poslal je po dvou před sebou, do každého města a místa, kam sám měl namířeno.</text:span><text:span text:style-name="T105"> </text:span><text:span text:style-name="T103">A ostatní.</text:span></text:p>
            <text:p text:style-name="P35"/>
            <text:p text:style-name="P35"/>
            <text:p text:style-name="P35"/>
            <text:p text:style-name="P35"/>
            <text:p text:style-name="P210"><text:soft-page-break/><text:span text:style-name="T321">Náš </text:span>Pán a Spasitel, nejdražší bratři, nás někdy nabádá slovy, někdy však skutky. Totiž samotné jeho skutky jsou vlastně přikázání, neboť když něco mlčky učinil, dal nám tím najevo, co máme dělat. Hle, poslal <text:span text:style-name="T321">tedy </text:span>své učedníky po dvou, aby kázali, neboť dvě jsou přikázání lásky: totiž láska k Bohu a láska k bližnímu. A mezi méně než dvěma není možné mít lásku. </text:p>
          </table:table-cell>
        </table:table-row>
        <table:table-row table:style-name="Tabulka1.1">
          <table:table-cell table:style-name="Tabulka1.A1" office:value-type="string">
            <text:p text:style-name="P62">Lectio x.</text:p>
            <text:p text:style-name="P291">Nemo enim próprie ad semetípsum habére caritátem dícitur: sed diléctio in álterum tendit, ut cáritas esse possit. Ecce enim binos ad prædicándum discípulos Dóminus mittit: quátenus hoc nobis tácitus ínnuat, quia qui caritátem erga álterum non habet, prædicatiónis offícium suscípere nullátenus debet.</text:p>
            <text:p text:style-name="P5"/>
          </table:table-cell>
          <table:table-cell table:style-name="Tabulka1.A1" office:value-type="string">
            <text:p text:style-name="P35"/>
            <text:p text:style-name="P246"><text:span text:style-name="T154">Říká se, že nikdo </text:span><text:span text:style-name="T321">správně</text:span><text:span text:style-name="T154"> ne</text:span><text:span text:style-name="T321">může</text:span><text:span text:style-name="T154"> míti lásku sám k sobě. Avšak zalíbení v druhém zajišťuje, že může vzniknout láska. Hle, po dvou tedy Pán posílá učedníky, aby kázali. Tím nám však mlčky dává najevo, že kdo nemá lásku k druhému, nesmí v žádném případě přijmout kazatelský úřad. </text:span><text:s/></text:p>
          </table:table-cell>
        </table:table-row>
        <table:table-row table:style-name="Tabulka1.1">
          <table:table-cell table:style-name="Tabulka1.A1" office:value-type="string">
            <text:p text:style-name="P62">Lectio xj.</text:p>
            <text:p text:style-name="P283">Bene autem dícitur, quia misit eos ante fáciem suam in omnem civitátem et locum, quo erat ipse ventúrus. Prædicatóres enim suos Dóminus séquitur: quia prædicátio prǽvenit, et tunc ad mentis nostræ habitáculum Dóminus venit, quando verba exhortatiónis præcúrrunt: atque per hoc véritas in mente suscípitur.</text:p>
            <text:p text:style-name="P5"/>
          </table:table-cell>
          <table:table-cell table:style-name="Tabulka1.A1" office:value-type="string">
            <text:p text:style-name="P35"/>
            <text:p text:style-name="P211">Správně je však psáno, že je poslal před sebou do každého města a místa, kam měl sám namířeno. Pán totiž následuje své kazatele. První <text:span text:style-name="T321">tedy</text:span> přijde kázání a pak přijde do příbytku naší mysli Pán, <text:span text:style-name="T321">poté, co</text:span> slova povzbuzení již přišla. A tímto přijímáme pravdu do své mysli. </text:p>
          </table:table-cell>
        </table:table-row>
        <table:table-row table:style-name="Tabulka1.1">
          <table:table-cell table:style-name="Tabulka1.A1" office:value-type="string">
            <text:p text:style-name="P62">Lectio xij.</text:p>
            <text:p text:style-name="P298">Hinc namque eísdem prædicatóribus Isaías dicit: Paráte viam Dómini, rectas fácite sémitas Dei nostri. Hinc fíliis Psalmísta ait: Iter fácite ei, qui ascéndit super occásum. Super occásum namque Dóminus ascéndit: quia unde in passióne occúbuit, inde majórem suam glóriam resurgéndo manifestávit. Super occásum vidélicet ascéndit; quia mortem quam pértulit, resurgéndo calcávit. </text:p>
            <text:p text:style-name="P5"/>
          </table:table-cell>
          <table:table-cell table:style-name="Tabulka1.A1" office:value-type="string">
            <text:p text:style-name="P35"/>
            <text:p text:style-name="P248">Proto totiž právě těmto kazatelům Isajáš praví: „Připravte cestu Pánu, urovnejte stezky našeho Boha.“ Proto také žalmista praví synům: „Připravte cestu tomu, který povstal nad zkázou.“ Nad zkázou totiž Pán povstal, neboť poté, co zesnul ve svém utrpení, ukázal svou velikou slávu ve svém zmrtvýchvstání. Povstal totiž nad zkázou, neboť smrt, které podlehl, ve svém zmrtvýchvstání pošlapal. </text:p>
          </table:table-cell>
        </table:table-row>
        <table:table-row table:style-name="Tabulka1.1">
          <table:table-cell table:style-name="Tabulka1.A1" table:number-columns-spanned="2" office:value-type="string">
            <text:p text:style-name="P84">C<text:span text:style-name="T2">ommune </text:span>U<text:span text:style-name="T3">nius </text:span>M<text:span text:style-name="T3">artyris</text:span></text:p>
            <text:p text:style-name="P96">Extra Tempus Paschale.</text:p>
          </table:table-cell>
          <table:covered-table-cell/>
        </table:table-row>
        <table:table-row table:style-name="Tabulka1.1">
          <table:table-cell table:style-name="Tabulka1.A1" office:value-type="string">
            <text:p text:style-name="P133">In II. Nocturno</text:p>
            <text:p text:style-name="P139">Sermo sancti Augustíni Epíscopi.</text:p>
            <text:p text:style-name="P68">Serm. 44. de Sanctis.</text:p>
            <text:p text:style-name="P68">Lectio v.</text:p>
            <text:p text:style-name="P281">T<text:span text:style-name="T230">riumphális</text:span> beáti Mártyris <text:span text:style-name="T91">N.</text:span> dies hódie nobis anniversária celebritáte recurrit: cujus glorificatióni sicut congáudet Ecclésia, sic ejus propónit sequénda vestígia. Si enim compátimur, et conglorificábimur. <text:span text:style-name="T135">I</text:span>n cujus glorióso agóne duo nobis præcípue consideránda sunt: induráta vidélicet tortóris sævítia, et Mártyris invícta patiéntia. <text:soft-page-break/>Sæv<text:span text:style-name="T322">í</text:span>tia tortóris, ut eam detestémur: patiéntia Mártyris, ut eam imitémur.</text:p>
            <text:p text:style-name="P16"/>
          </table:table-cell>
          <table:table-cell table:style-name="Tabulka1.A1" office:value-type="string">
            <text:p text:style-name="P35"/>
            <text:p text:style-name="P35"/>
            <text:p text:style-name="P35"/>
            <text:p text:style-name="P202"><text:span text:style-name="T269">D</text:span><text:span text:style-name="T265">nes </text:span><text:span text:style-name="T347">nám opět nastal </text:span><text:span text:style-name="T348">v</text:span><text:span text:style-name="T347">ítězný </text:span><text:span text:style-name="T135">den svatého mučedníka </text:span><text:span text:style-name="T92">N.</text:span><text:span text:style-name="T135">, </text:span><text:span text:style-name="T346">stejně </text:span><text:span text:style-name="T135">jako každý rok, </text:span><text:span text:style-name="T346">jehož</text:span><text:span text:style-name="T135"> oslavou </text:span><text:span text:style-name="T346">se spolu</text:span><text:span text:style-name="T135"> s námi raduje Církev, a tak</text:span><text:span text:style-name="T346">to</text:span><text:span text:style-name="T135"> nás nabádá, abychom </text:span><text:span text:style-name="T322">šli</text:span><text:span text:style-name="T135"> v jeho stopách. Pokud totiž spolu s ním budeme trpět, budeme spolu s ním </text:span><text:span text:style-name="T346">také</text:span><text:span text:style-name="T135"> oslaveni </text:span><text:span text:style-name="T325">(</text:span><text:span text:style-name="T328">Řím. 8, 1</text:span><text:span text:style-name="T329">7</text:span><text:span text:style-name="T325">)</text:span><text:span text:style-name="T135">. V tomto jeho slavném smrtelném zápase bychom měli zmínit především dvě věci: totiž krutost mučitele, kterou </text:span><text:span text:style-name="T346">M</text:span><text:span text:style-name="T135">učedník pře</text:span><text:soft-page-break/><text:span text:style-name="T135">stá</text:span><text:span text:style-name="T346">l</text:span><text:span text:style-name="T135">, a jeho nepřemožen</text:span><text:span text:style-name="T322">ou</text:span><text:span text:style-name="T135"> </text:span><text:span text:style-name="T346">výdrž v utrpení</text:span><text:span text:style-name="T135">. Krutost mučitele zmiňujeme proto, abychom ji nenáviděli, </text:span><text:span text:style-name="T346">výdrž v utrpení M</text:span><text:span text:style-name="T135">učedníka, abychom ji následovali.</text:span></text:p>
          </table:table-cell>
        </table:table-row>
        <table:table-row table:style-name="Tabulka1.1">
          <table:table-cell table:style-name="Tabulka1.A1" office:value-type="string">
            <text:p text:style-name="P68">Lectio vj.</text:p>
            <text:p text:style-name="P278">C<text:span text:style-name="T230">oronáta</text:span> ítaque est be<text:span text:style-name="T322">á</text:span>ti Mártyris patiéntia, mancipáta est ætérnis cruciátibus tortóris incorrécta malítia. Hoc atténdens in agóne suo gloriósus Christi athléta, non exhórruit cárcerem. Ad imitatiónem cápitis sui tolerávit probra, sustínuit irrisiónes, flagélla non tímuit: et quot ante mortem pro Christo pértulit supplícia, tot ei de se óbtulit sacrifícia.</text:p>
            <text:p text:style-name="P108"/>
          </table:table-cell>
          <table:table-cell table:style-name="Tabulka1.A1" office:value-type="string">
            <text:p text:style-name="P35"/>
            <text:p text:style-name="P204"><text:span text:style-name="T266">Korunován</text:span><text:span text:style-name="T270">a</text:span><text:span text:style-name="T322"> byl</text:span><text:span text:style-name="T350">a</text:span><text:span text:style-name="T322"> již </text:span><text:span text:style-name="T350">výdrž v </text:span><text:span text:style-name="T322">utrpení svatého Mučedníka, </text:span><text:span text:style-name="T350">a </text:span><text:span text:style-name="T322">věčnému trápení byla již svěřena zloba mučitele, pokud se mezitím nenapravil. </text:span><text:span text:style-name="T323">Na to </text:span><text:span text:style-name="T350">čekal</text:span><text:span text:style-name="T323"> zápasník Kristův ve svém smrtelném zápase, nic se </text:span><text:span text:style-name="T350">tedy </text:span><text:span text:style-name="T323">nebál žaláře. Dle příkladu svého Pána </text:span><text:span text:style-name="T350">statečně </text:span><text:span text:style-name="T323">snášel </text:span><text:span text:style-name="T324">pohanu, </text:span><text:span text:style-name="T350">vydržel </text:span><text:span text:style-name="T351">po</text:span><text:span text:style-name="T324">smě</text:span><text:span text:style-name="T351">šk</text:span><text:span text:style-name="T324">y, nezalekl se ani bičování; a kolik před smrtí snesl utrpení pro Krista, tolikrát mu přinesl oběti sebe samotného.</text:span></text:p>
          </table:table-cell>
        </table:table-row>
        <table:table-row table:style-name="Tabulka1.1">
          <table:table-cell table:style-name="Tabulka1.A1" office:value-type="string">
            <text:p text:style-name="P69">Lectio v<text:span text:style-name="T1">i</text:span>j.</text:p>
            <text:p text:style-name="P279">Q<text:span text:style-name="T230">uod</text:span> enim propinánte Apóstolo bíberat, alte retinébat: Quia non sunt condígnæ passiónes hujus témporis ad futúram glóriam, quæ revelábitur in nobis. Et quia momentáneum hoc et leve nostræ tribulatiónis, ætérnum glóriæ pondus operátur in cœlis. Hujus promissiónis amóre a terrénis suspénsus, et prægustáta supérnæ suavitátis dulcédine ineffabíliter afféctus dicébat cum Psalmísta: Quid mihi est in cœlo, et a te quid vólui super terram? Defécit caro mea, et cor meum: Deus cordis mei, et pars mea Deus in ætérnum.</text:p>
            <text:p text:style-name="P279"/>
          </table:table-cell>
          <table:table-cell table:style-name="Tabulka1.A1" office:value-type="string">
            <text:p text:style-name="P36"/>
            <text:p text:style-name="P205"><text:span text:style-name="T267">Co</text:span><text:span text:style-name="T322"> </text:span><text:span text:style-name="T325">tedy z Apoštolova pramene pil, to ve velké vážnosti zachoval, neboť utrpení tohoto času se nedají srovnat s budoucí slávou, která v nás bude zjevena (</text:span><text:span text:style-name="T328">Řím. 8, 18</text:span><text:span text:style-name="T325">). </text:span><text:span text:style-name="T340">A zatímco toto časné břemeno našeho utrpení je lehké, přináší nám dar věčné slávy v nebi </text:span><text:span text:style-name="T342">(</text:span><text:span text:style-name="T333">2 Kor. 4, 17</text:span><text:span text:style-name="T342">)</text:span><text:span text:style-name="T340">. </text:span><text:span text:style-name="T341">Pro toto zaslíbení lásky zanechal věcí pozemských a nevýslovně stižen předzvěstí nesmírné sladkosti nebeské pronášel spolu s Žalmistou: „</text:span><text:span text:style-name="T344">Co</text:span><text:span text:style-name="T341"> bych </text:span><text:span text:style-name="T344">cht</text:span><text:span text:style-name="T341">ěl na nebesích? </text:span><text:span text:style-name="T342">Co bych, </text:span><text:span text:style-name="T351">kromě</text:span><text:span text:style-name="T342"> tebe, mohl chtít na zemi? Mé tělo i srdce chřadne, Bůh je </text:span><text:span text:style-name="T46">skála </text:span><text:span text:style-name="T342">mého srdce i můj podíl navěky.“</text:span><text:span text:style-name="T341"> </text:span><text:span text:style-name="T342">(</text:span><text:span text:style-name="T326">Žalm <text:s/></text:span><text:span text:style-name="T327">7</text:span><text:span text:style-name="T333">2</text:span><text:span text:style-name="T327">, 25-</text:span><text:span text:style-name="T326">26</text:span><text:span text:style-name="T342">) </text:span></text:p>
          </table:table-cell>
        </table:table-row>
        <table:table-row table:style-name="Tabulka1.1">
          <table:table-cell table:style-name="Tabulka1.A1" office:value-type="string">
            <text:p text:style-name="P69">Lectio v<text:span text:style-name="T1">ii</text:span>j.</text:p>
            <text:p text:style-name="P279">C<text:span text:style-name="T230">ontemplabátur</text:span> enim quantum in ænígmate infírmitas humána óculum mentis in æternitáte fígere potest, quanta sint supérnæ civitátis gáudia: et ea enarráre non suffíciens, admirándo clamábat: Quid mihi est in cœlo? Quasi diceret: Excédit vires meas, excédit facultátem eloquéntiæ meæ, transcéndit capacitátem intelligéntiæ meæ illud decus, illa glória, illa celsitúdo, qua nobis, a conturbatióne hóminum remótis, in abscóndito faciéi suæ Jesus Christus Dóminus noster reformábit corpus humilitátis nostræ configurátum córpori claritátis suæ.</text:p>
            <text:p text:style-name="P279"/>
          </table:table-cell>
          <table:table-cell table:style-name="Tabulka1.A1" office:value-type="string">
            <text:p text:style-name="P36"/>
            <text:p text:style-name="P206"><text:span text:style-name="T268">Rozjímal</text:span><text:span text:style-name="T322"> </text:span><text:span text:style-name="T325">t</text:span><text:span text:style-name="T343">otiž, </text:span><text:span text:style-name="T344">jakým tajem</text:span><text:span text:style-name="T351">ný</text:span><text:span text:style-name="T344">m </text:span><text:span text:style-name="T351">způsobem </text:span><text:span text:style-name="T344">může lidská slabost upřít zrak své mysli do věčnosti, jaké jsou radosti nebeského města; a protože je nedokázal ani vypovědět, v obdivu zvolal: </text:span><text:span text:style-name="T341">„</text:span><text:span text:style-name="T344">Co</text:span><text:span text:style-name="T341"> bych </text:span><text:span text:style-name="T344">cht</text:span><text:span text:style-name="T341">ěl na nebesích?“ </text:span><text:span text:style-name="T344">Jako by říkal: „Přesahuje mé síly, přesahuje schopnost mé výmluvnosti, překračuje rozsah mého chápání ta nádhera, ta sláva, ta vznešenost, kterou ná</text:span><text:span text:style-name="T351">m</text:span><text:span text:style-name="T344"> – vzdálen</text:span><text:span text:style-name="T351">ým</text:span><text:span text:style-name="T344"> od lidského shonu – ve skrytosti své tváře náš Pán Ježíš Kristus přeměn</text:span><text:span text:style-name="T345">il</text:span><text:span text:style-name="T344"> naše ubohé tělo, </text:span><text:span text:style-name="T345">že</text:span><text:span text:style-name="T344"> nabylo stejné podoby jako jeho tělo oslavené.“ </text:span><text:span text:style-name="T325">(</text:span><text:span text:style-name="T334">Fil</text:span><text:span text:style-name="T335">ipanům</text:span><text:span text:style-name="T328"> </text:span><text:span text:style-name="T330">3</text:span><text:span text:style-name="T328">, </text:span><text:span text:style-name="T330">2</text:span><text:span text:style-name="T328">1</text:span><text:span text:style-name="T325">)</text:span></text:p>
          </table:table-cell>
        </table:table-row>
        <table:table-row table:style-name="Tabulka1.1">
          <table:table-cell table:style-name="Tabulka1.A1" office:value-type="string">
            <text:p text:style-name="P134">In III. Nocturno</text:p>
            <text:p text:style-name="P46"><text:span text:style-name="T50">Léctio sancti Evangélii </text:span><text:span text:style-name="T51">secúndum </text:span><text:span text:style-name="T52">Lucam</text:span><text:span text:style-name="T50">.</text:span><text:span text:style-name="T72"> </text:span></text:p>
            <text:p text:style-name="P46"><text:span text:style-name="T72">Lectio ix. Cap. </text:span><text:span text:style-name="T73">1</text:span><text:span text:style-name="T75">4</text:span><text:span text:style-name="T72">.</text:span></text:p>
            <text:p text:style-name="P282">I<text:span text:style-name="T230">n</text:span> illo témpore: Dixit Jesus turbis: Si quis venit ad me, et non odit patrem suum, et matrem, et uxórem, et fílios, et fratres, ét soróres, adhuc autem et ánimam suam, non potest meus esse discípulus. Et réliqua.</text:p>
            <text:p text:style-name="P5"/>
            <text:p text:style-name="P47"><text:span text:style-name="T98">Homilía sancti </text:span><text:span text:style-name="T50">Gregórii Papæ.</text:span></text:p>
            <text:p text:style-name="P77">Homilia <text:span text:style-name="T136">3</text:span>7. in Evangelia.</text:p>
            <text:p text:style-name="P290"><text:soft-page-break/>S<text:span text:style-name="T230">i</text:span> considerémus, fratres charíssimi, quæ et quanta sunt quæ nobis promittúntur in cœlis, viléscunt ánimo ómnia, quæ habéntur in terris. Terréna namque substántia supérnæ felicitáti comparáta, pondus est, non subsídium. Temporális vita ætérnæ vitæ comparáta, mors est pótius dicénda, quam vita. Ipse enim quotidiánus deféctus corruptiónis quid est áliud, quam quædam prolíxitas mortis?</text:p>
            <text:p text:style-name="P5"/>
          </table:table-cell>
          <table:table-cell table:style-name="Tabulka1.A1" office:value-type="string">
            <text:p text:style-name="P35"/>
            <text:p text:style-name="P35"/>
            <text:p text:style-name="P35"/>
            <text:p text:style-name="P263"><text:span text:style-name="T103">Za onoho času ř</text:span><text:span text:style-name="T106">ekl Ježíš zástupům: „Pokud někdo přichází ke mně a nemá v nenávisti otce svého a matku a manželku a děti a sestry, dokonce i svůj život, nemůže se stát mým učedníkem“</text:span><text:span text:style-name="T104">.</text:span><text:span text:style-name="T105"> </text:span><text:span text:style-name="T103">A ostatní.</text:span></text:p>
            <text:p text:style-name="P35"/>
            <text:p text:style-name="P35"/>
            <text:p text:style-name="P35"/>
            <text:p text:style-name="P35"/>
            <text:p text:style-name="P212"><text:soft-page-break/><text:span text:style-name="T271">Nejdražší</text:span><text:span text:style-name="T352"> bratři, pokud si uvědomíme, jaké a jak velké jsou věci, které jsou nám slíbeny v nebi, ztratí hned hodnotu vše, co se dá </text:span><text:span text:style-name="T363">nalézt</text:span><text:span text:style-name="T352"> na zemi. Pozemská hmota, když ji srovnáme s nebeskou radostí, je </text:span><text:span text:style-name="T363">totiž </text:span><text:span text:style-name="T352">břemeno, </text:span><text:span text:style-name="T353">a žádná pomoc</text:span><text:span text:style-name="T352">. </text:span><text:span text:style-name="T353">Časný život, pokud jej srovnáme s životem věčným, bychom měli nazývat spíš smrtí než životem. Co je totiž každodenní selhávání porušitelnosti jiného, než určité rozšíření smrti? </text:span></text:p>
          </table:table-cell>
        </table:table-row>
        <table:table-row table:style-name="Tabulka1.1">
          <table:table-cell table:style-name="Tabulka1.A1" office:value-type="string">
            <text:p text:style-name="P62">Lectio x.</text:p>
            <text:p text:style-name="P291">Q<text:span text:style-name="T230">uæ</text:span> autem lingua dícere, vel quis intelléctus cápere súfficit, illa supérnæ civitátis quanta sint gáudia, Angelórum choris interésse, cum beatíssimis spirítibus glóriæ Conditóris assístere, præséntem Dei vultum cérnere, incircumscríptum lumen vidére, nullo mortis metu áffici, incorruptiónis perpétuæ múnere lætári?</text:p>
            <text:p text:style-name="P5"/>
          </table:table-cell>
          <table:table-cell table:style-name="Tabulka1.A1" office:value-type="string">
            <text:p text:style-name="P35"/>
            <text:p text:style-name="P246"><text:span text:style-name="T272">Který</text:span><text:span text:style-name="T353"> jazyk dokáže vypovědět, či který rozum zvládne pochopit,</text:span> <text:span text:style-name="T353">jaké jsou radosti toho nebeského města, </text:span><text:span text:style-name="T47">jaké je </text:span><text:span text:style-name="T48">to</text:span><text:span text:style-name="T47"> </text:span><text:span text:style-name="T353">být uprostřed sborů andělských, s přesvatými duchy sloužit slávě Stvořitele, patřit přímo na Boží tvář, </text:span><text:span text:style-name="T354">uzřít světlo v ní vepsané, nebýt stižen žádným strachem ze smrti, radovat se z věčného daru neporušitelnosti? </text:span></text:p>
          </table:table-cell>
        </table:table-row>
        <table:table-row table:style-name="Tabulka1.1">
          <table:table-cell table:style-name="Tabulka1.A1" office:value-type="string">
            <text:p text:style-name="P62">Lectio xj.</text:p>
            <text:p text:style-name="P283">S<text:span text:style-name="T230">ed</text:span> ad hæc audíta inardéscit ánimus jamque illic cupit assístere, ubi se sperat sine fine gaud<text:span text:style-name="T356">é</text:span>re. Sed ad magna præmia perveníri non potest, nisi per magnos labóres. Unde et Paulus egrégius prædicátor dicit: Non coronábitur, nisi qui legítime certáverit.</text:p>
            <text:p text:style-name="P5"/>
          </table:table-cell>
          <table:table-cell table:style-name="Tabulka1.A1" office:value-type="string">
            <text:p text:style-name="P35"/>
            <text:p text:style-name="P214"><text:span text:style-name="T230">A</text:span><text:span text:style-name="T273">však</text:span> <text:span text:style-name="T355">jakmile toto uslyší duch, zaplane a </text:span><text:span text:style-name="T357">i</text:span><text:span text:style-name="T355">hned zatouží usadit se tam, kde doufá, </text:span><text:span text:style-name="T357">že dosáhne</text:span><text:span text:style-name="T355"> radosti bez konce. K velkým odměnám však může dospět pouze skrze velké útrapy. Proto i Pavel, výtečný kazatel, praví: „Nebude korunován ten, kdo řádně nezápasí.“ </text:span><text:span text:style-name="T325">(</text:span><text:span text:style-name="T336">2 Ti</text:span><text:span text:style-name="T328">m. </text:span><text:span text:style-name="T331">2</text:span><text:span text:style-name="T328">, </text:span><text:span text:style-name="T331">5</text:span><text:span text:style-name="T325">)</text:span></text:p>
          </table:table-cell>
        </table:table-row>
        <table:table-row table:style-name="Tabulka1.1">
          <table:table-cell table:style-name="Tabulka1.A1" office:value-type="string">
            <text:p text:style-name="P62">Lectio xij.</text:p>
            <text:p text:style-name="P298">D<text:span text:style-name="T230">eléctet</text:span> ergo mentem magnitúdo præmiórum, sed non detérreat certámen labórum. Unde ad se veniéntibus Véritas dicit: Si quis venit ad me, et non odit patrem suum, et matrem, et uxórem, et fílios, et fratres, et soróres, adhuc autem et ánimam suam, non potest meus esse disc<text:span text:style-name="T356">í</text:span>pulus.</text:p>
            <text:p text:style-name="P5"/>
          </table:table-cell>
          <table:table-cell table:style-name="Tabulka1.A1" office:value-type="string">
            <text:p text:style-name="P35"/>
            <text:p text:style-name="P249"><text:span text:style-name="T274">Mysl </text:span><text:span text:style-name="T349">ať </text:span><text:span text:style-name="T357">tedy těší velikost odměn, nesmí ji však odrazovat boje a útrapy. Proto i sama Pravda říká těm, kdo k ní přicházejí: „Když někdo přichází ke mně, a nemá v nenávisti svého otce, svou matku, ženu, děti, bratry a sestry, ano, </text:span><text:span text:style-name="T358">dokonce</text:span><text:span text:style-name="T357"> i sám sebe, nemůže být mým učedníkem.“ (</text:span><text:span text:style-name="T337">Lk 14,26</text:span><text:span text:style-name="T357">)</text:span></text:p>
          </table:table-cell>
        </table:table-row>
        <table:table-row table:style-name="Tabulka1.1">
          <table:table-cell table:style-name="Tabulka1.A1" table:number-columns-spanned="2" office:value-type="string">
            <text:p text:style-name="P136">Aliæ Lectiones</text:p>
            <text:p text:style-name="P98">pro uno Martyre</text:p>
          </table:table-cell>
          <table:covered-table-cell/>
        </table:table-row>
        <table:table-row table:style-name="Tabulka1.1">
          <table:table-cell table:style-name="Tabulka1.A1" office:value-type="string">
            <text:p text:style-name="P134">In III. Nocturno</text:p>
            <text:p text:style-name="P46"><text:span text:style-name="T50">Léctio sancti Evangélii </text:span><text:span text:style-name="T51">secúndum </text:span><text:span text:style-name="T53">Joánnem</text:span><text:span text:style-name="T50">.</text:span><text:span text:style-name="T72"> </text:span></text:p>
            <text:p text:style-name="P46"><text:span text:style-name="T72">Lectio ix. Cap. </text:span><text:span text:style-name="T73">1</text:span><text:span text:style-name="T76">2</text:span><text:span text:style-name="T72">.</text:span></text:p>
            <text:p text:style-name="P282">IN illo témpore: Dixit Jesus discípulis suis: Amen, amen dico vobis, nisi granum fruménti cadens in terram, mórtuum fúerit; ipsum solum manet. Et réliqua.</text:p>
            <text:p text:style-name="P5"/>
            <text:p text:style-name="P47"><text:span text:style-name="T98">Homilía sancti Joánnis Chrysóstomi</text:span><text:span text:style-name="T50">.</text:span></text:p>
            <text:p text:style-name="P77">Homil. 66. in Joannem.</text:p>
            <text:p text:style-name="P290">D<text:span text:style-name="T230">ulcis</text:span> præsens vita est, et multæ plena voluptátis, non tamen ómnibus, sed iis tantum qui illi sunt affíxi. Quod si quis in cœ<text:soft-page-break/>lum suspéxerit, et quæ ibi præclára sunt, contemplátus fúerit, statim hanc contémnet, ac nullíus prétii existimábit. Nam et córporum pulchritúdo quoad púlchrius non deprehénditur, in admiratióne habétur: cum vero áliud præstántius apparúerit, illa prior despícitur.</text:p>
            <text:p text:style-name="P5"/>
          </table:table-cell>
          <table:table-cell table:style-name="Tabulka1.A1" office:value-type="string">
            <text:p text:style-name="P35"/>
            <text:p text:style-name="P35"/>
            <text:p text:style-name="P35"/>
            <text:p text:style-name="P263"><text:span text:style-name="T242">Za</text:span><text:span text:style-name="T103"> onoho času ř</text:span><text:span text:style-name="T106">ekl Ježíš </text:span><text:span text:style-name="T107">učedníkům svým</text:span><text:span text:style-name="T106">: „</text:span><text:span text:style-name="T107">Amen, amen, pravím vám, pokud ovocné semeno nepadne do země a neodumře, zůstane pořád </text:span><text:span text:style-name="T116">jen </text:span><text:span text:style-name="T107">semenem.</text:span><text:span text:style-name="T106">“</text:span><text:span text:style-name="T105"> </text:span><text:span text:style-name="T103">A ostatní.</text:span></text:p>
            <text:p text:style-name="P35"/>
            <text:p text:style-name="P35"/>
            <text:p text:style-name="P35"/>
            <text:p text:style-name="P212"><text:span text:style-name="T275">Sladký</text:span><text:span text:style-name="T359"> je časný život, a plný rozličných potěšení, avšak nikoliv pro všechny, pouze pro ty, kteří </text:span><text:span text:style-name="T360">k němu přilnuli</text:span><text:span text:style-name="T359">. </text:span><text:span text:style-name="T360">Neboť pokud </text:span><text:soft-page-break/><text:span text:style-name="T360">někdo </text:span><text:span text:style-name="T364">po</text:span><text:span text:style-name="T360">zvedne svůj zrak do nebe, důkladně se zahledí na všechnu tu zář, hned tento svět zavrhne, </text:span><text:span text:style-name="T364">a považuje jej za bezcenný</text:span><text:span text:style-name="T360">. </text:span><text:span text:style-name="T361">Neboť i tělesnou krásu, dokud nic krásnějšího nespatříme, máme v obdivu; když se ovšem objeví něco jiného, co tu předchozí krásu překonává, hned tu první zavrhneme.</text:span></text:p>
          </table:table-cell>
        </table:table-row>
        <table:table-row table:style-name="Tabulka1.1">
          <table:table-cell table:style-name="Tabulka1.A1" office:value-type="string">
            <text:p text:style-name="P62">Lectio x.</text:p>
            <text:p text:style-name="P291">Q<text:span text:style-name="T230">uod</text:span> si illam pulchritúdinem étiam nos intuéri voluérimus, et cœléstis regni spéciem consideráre, conféstim nos hujus sæculi vínculis dissolvémus. Vinculum namque est terrenárum rerum afféctio: ad cujus dissolutiónem ut nos indúceret Christus, quid dicat, atténde. Qui amat ánimam suam, perdet eam: et qui odit ánimam suam in hoc mundo, in vitam ætérnam custódit eam.</text:p>
            <text:p text:style-name="P5"/>
          </table:table-cell>
          <table:table-cell table:style-name="Tabulka1.A1" office:value-type="string">
            <text:p text:style-name="P35"><text:s/></text:p>
            <text:p text:style-name="P246"><text:span text:style-name="T276">Neboť</text:span><text:span text:style-name="T362"> pokud chceme i my patřit na tuto krásu, a rozjímat nad nádherou nebeského království, okamžitě se zbavíme pout tohoto světa. Pouto je totiž náklonnost k věcem pozemským; a k jeho uvolnění, jak nás Kristus vyzývá, napři svůj zrak </text:span><text:span text:style-name="T364">na to, co říká</text:span><text:span text:style-name="T362">. </text:span><text:span text:style-name="T364">Kdo miluje svůj život, ztratí jej, kdo nenávidí svůj život v tomto světě, uchrání jej pro život věčný. <text:s/></text:span><text:span text:style-name="T365">(</text:span><text:span text:style-name="T338">Jan 20, 25</text:span><text:span text:style-name="T365">).</text:span> </text:p>
          </table:table-cell>
        </table:table-row>
        <table:table-row table:style-name="Tabulka1.1">
          <table:table-cell table:style-name="Tabulka1.A1" office:value-type="string">
            <text:p text:style-name="P62">Lectio xj.</text:p>
            <text:p text:style-name="P283">A<text:span text:style-name="T230">enígmati</text:span> símile hoc dictum vidétur: non tamen ita est, imo vero præcípuæ sapiéntiæ plenum. Et quómodo qui amat ánimam suam, perdet eam? Qui absúrdis ejus cupiditátibus obtémperat, qui præter débitum ei indúlget; quemádmodum e contrário, qui odit eam in hoc mundo, custódit eam: hoc est, qui non paret ei, cum nóxia jubet.</text:p>
            <text:p text:style-name="P5"/>
          </table:table-cell>
          <table:table-cell table:style-name="Tabulka1.A1" office:value-type="string">
            <text:p text:style-name="P35"/>
            <text:p text:style-name="P216"><text:span text:style-name="T277">Tento</text:span><text:span text:style-name="T365"> výrok nám </text:span><text:span text:style-name="T366">může </text:span><text:span text:style-name="T365">připad</text:span><text:span text:style-name="T366">at</text:span><text:span text:style-name="T365"> jako tajemství; avšak není jím, dokonce je plný </text:span><text:span text:style-name="T369">nejvyšší</text:span><text:span text:style-name="T365"> moudrosti. A jak ten, kdo miluje svůj život, jej může ztratit? </text:span><text:span text:style-name="T370">Pokud se ně</text:span><text:span text:style-name="T365">kdo řídí jeho pošetilými žádostmi, </text:span><text:span text:style-name="T370">a </text:span><text:span text:style-name="T365">vyžívá se v nich víc, než je nutné; a naopak ten, kdo jej nenávidí v tomto světě, si jej zachová, tedy tím, že jej neposlouchá, pokud mu přikazuje škodlivé věci.</text:span></text:p>
          </table:table-cell>
        </table:table-row>
        <table:table-row table:style-name="Tabulka1.1">
          <table:table-cell table:style-name="Tabulka1.A1" office:value-type="string">
            <text:p text:style-name="P62">Lectio xij.</text:p>
            <text:p text:style-name="P305"><text:span text:style-name="T223">E</text:span><text:span text:style-name="T279">t</text:span><text:span text:style-name="T223"> non dixit, qui non paret sed, qui odit. Sícuti enim quos ódio habémus, ne vocem quidem audíre, nec vultum eórum vidére æquo ánimo pátimur: ita et ánimæ, si quid præter Dei voluntátem nobis ímperat, veheménter aversári opórtet. Cum enim jam de morte ad eos verba factúrus esset, de morte vidélicet sua, et prævidéret eórum tristítiam et exanimatiónem, per excéssum locútus est, ínquiens: Quid dico, si mortem meam generóse non ferétis? nisi vos ipsi moriámini, nullum vos sequétur emoluméntum.</text:span></text:p>
          </table:table-cell>
          <table:table-cell table:style-name="Tabulka1.A1" office:value-type="string">
            <text:p text:style-name="P35"/>
            <text:p text:style-name="P251"><text:span text:style-name="T278">Pán</text:span><text:span text:style-name="T367"> ovšem neříká, „kdo neposlouchá,“ ale „kdo nenávidí.“</text:span> <text:span text:style-name="T367">Tak jako ty, které nenávidíme, nechceme ani slyšet, a </text:span><text:span text:style-name="T370">už vůbec</text:span><text:span text:style-name="T367"> nestrpíme pohled na jejich tvář; tak i našemu životu, pokud nám přikazuje něco proti Boží vůli, je třeba se rázně postavit. Když totiž Pán chtěl s učedníky mluvit o smrti, a sice o své smrti, a již dopředu viděl jejich rozesmutnění a hrůzu, sdělil ještě o něco více, když řekl: „Co mám říct, pokud mou smrt neponesete statečně? Pokud vy sami nezemřete, nebude z vás žádný užitek.“ </text:span><text:span text:style-name="T368">(</text:span><text:span text:style-name="T339">cf. Jan 12, 24</text:span><text:span text:style-name="T368">)</text:span></text:p>
          </table:table-cell>
        </table:table-row>
        <table:table-row table:style-name="Tabulka1.1">
          <table:table-cell table:style-name="Tabulka1.A1" table:number-columns-spanned="2" office:value-type="string">
            <text:p text:style-name="P93"><text:span text:style-name="T117">C</text:span><text:span text:style-name="T118">OMMUNE</text:span><text:span text:style-name="T2"> </text:span></text:p>
            <text:p text:style-name="P85">U<text:span text:style-name="T3">nius </text:span>M<text:span text:style-name="T3">artyris, </text:span><text:span text:style-name="T4">et </text:span><text:span text:style-name="T137">P</text:span><text:span text:style-name="T4">lur. </text:span>M<text:span text:style-name="T4">artyrum</text:span></text:p>
            <text:p text:style-name="P97">Tempore Paschali.</text:p>
          </table:table-cell>
          <table:covered-table-cell/>
        </table:table-row>
        <table:table-row table:style-name="Tabulka1.1">
          <table:table-cell table:style-name="Tabulka1.A1" office:value-type="string">
            <text:p text:style-name="P133">In II. Nocturno</text:p>
            <text:p text:style-name="P140">De Epístola sancti Cypriáni Epíscopi et Mártyris </text:p>
            <text:p text:style-name="P140">ad Mártyres et Confessóres.</text:p>
            <text:p text:style-name="P68">Lib. 2. Epist. 6.</text:p>
            <text:p text:style-name="P68">Lectio v.</text:p>
            <text:p text:style-name="P281">Q<text:span text:style-name="T230">uibus</text:span> ego vos láudibus prædicem, fortíssimi Mártyres? robur péctoris vestri, et perseverántiam fidei, quo præcónio vocis ex<text:soft-page-break/>órnem? Tolerástis usque ad consummatiónem glóriæ duríssimam quæstiónem: nec cessístis supplíciis, sed vobis pótius supplícia cessérunt. Finem dolóribus, quem torménta non dabant, corónæ dedérunt. Laniéna grávior ad hoc diu perseverávit, non ut stantem fidem dejíceret, sed ut hómines Dei ad Deum velócius mítteret.</text:p>
            <text:p text:style-name="P16"/>
          </table:table-cell>
          <table:table-cell table:style-name="Tabulka1.A1" office:value-type="string">
            <text:p text:style-name="P342"><text:s/></text:p>
            <text:p text:style-name="P35"/>
            <text:p text:style-name="P35"/>
            <text:p text:style-name="P35"/>
            <text:p text:style-name="P35"/>
            <text:p text:style-name="P220"><text:span text:style-name="T230">Jaké</text:span> chvály vám tak mohu vzdáti, přesilní Mučedníci? Jakým chvalozpěvem mohu jen ozdobit sílu vašich srdcí a vytrvalost víry? <text:soft-page-break/>Snášeli jste tu nejtvrdší zkoušku až do samého slavného konce, mučení vás nezdolalo, spíše vy jste všechna mučení zdolali. Konec bolestem, jejž mučitelé nechtěli dát, však přinesly slavné koruny. K tomu trápení větší, než zvíře na jatkách, dlouze jste snášeli, ne však proto, abyste nakonec svou víru zapřeli, ale abyste Boží lid rychleji k Bohu přivedli.</text:p>
          </table:table-cell>
        </table:table-row>
        <table:table-row table:style-name="Tabulka1.1">
          <table:table-cell table:style-name="Tabulka1.A1" office:value-type="string">
            <text:p text:style-name="P68">Lectio vj.</text:p>
            <text:p text:style-name="P177">V<text:span text:style-name="T230">idit</text:span> admírans præséntium multitúdo cœléste certámen, certámen Dei, certámen spiritále, prælium Christi: stetísse servos ejus voce libera, mente incorrúpta, virtúte divína, telis quidem sæculáribus nudos, sed armis fidei ardéntis armátos. Stetérunt torti torquéntibus fortióres: et pulsántes ac laniántes úngulas, pulsáta ac laniáta membra vicérunt.</text:p>
          </table:table-cell>
          <table:table-cell table:style-name="Tabulka1.A1" office:value-type="string">
            <text:p text:style-name="P35"/>
            <text:p text:style-name="P221">S obdivem uzřely přítomn<text:span text:style-name="T164">é</text:span> zástupy <text:span text:style-name="T165">váš</text:span> <text:span text:style-name="T164">nebeský </text:span>souboj, souboj Boží, souboj duchovní, boj Kristův. <text:span text:style-name="T165">Všichni uzřeli Jeho služebníky, jak stojí s neochvějným hlasem, nezlomeným duchem, božskou ctností, zbraní světských sice zbavené, avšak zbraněmi planoucí víry pevně ozbrojené. I když byli mučeni, byli silnější než mučitelé. Jejich zbité a rozervané údy přemohly nástroje, které je zraňovaly.</text:span></text:p>
          </table:table-cell>
        </table:table-row>
        <table:table-row table:style-name="Tabulka1.1">
          <table:table-cell table:style-name="Tabulka1.A1" office:value-type="string">
            <text:p text:style-name="P69">Lectio v<text:span text:style-name="T1">i</text:span>j.</text:p>
            <text:p text:style-name="P279">I<text:span text:style-name="T230">nexpugnábilem</text:span> fidem superáre non pótuit sæviens diu plaga repetíta, quamvis rupta compáge víscerum torqueréntur in servis Dei jam non membra, sed vúlnera. Fluébat sanguis, qui incéndium persecutiónis extíngueret, qui flammas et ignes gehénnæ glorióso cruóre sopíret. O quale illud <text:span text:style-name="T371">f</text:span>uit spectáculum Dómino, quam sublíme, quam magnum, quam Dei óculis sacraménto ac devotióne militis ejus accéptum! sicut scriptum est in Psalmis, Spíritu sancto loquénte ad nos páriter et monénte: Pretiósa est in conspéctu Dómini mors Justórum ejus.</text:p>
            <text:p text:style-name="P279"/>
          </table:table-cell>
          <table:table-cell table:style-name="Tabulka1.A1" office:value-type="string">
            <text:p text:style-name="P36"/>
            <text:p text:style-name="P245"><text:span text:style-name="T280">N</text:span><text:span text:style-name="T281">eporazitelnou</text:span><text:span text:style-name="T372"> víru ne</text:span><text:span text:style-name="T373">dokáza</text:span><text:span text:style-name="T372">lo přemoci </text:span><text:span text:style-name="T373">ani</text:span><text:span text:style-name="T372"> dlouho zuřící opakované bití, </text:span><text:span text:style-name="T373">třebaže </text:span><text:span text:style-name="T374">kůže kryjící vnitřnosti služebníků Božích již praskla, a mučitelé již nevyvraceli údy, ale otevřené rány. Z nich se řinula krev, jež hasila požár zuřivého pronásledování, jež slavnou krví uspávala plameny a ohně pekelné. </text:span><text:span text:style-name="T375">Ach jaká to byla podívaná pro Pána, jak vznešená, jak veliká, jaká to byla pro Boží oči svátost a oddanost, kterou </text:span><text:span text:style-name="T49">jeho </text:span><text:span text:style-name="T150">voják přijal! Jako se píše v Žalmech, a stejně i Duch svatý k nám takto mluví a učí nás: „Drahocenná je v Hospodinových očích smrt jeho Spravedlivých.“ </text:span><text:span text:style-name="T151">(</text:span><text:span text:style-name="T332">Žalm 115</text:span><text:span text:style-name="T151">)</text:span></text:p>
          </table:table-cell>
        </table:table-row>
        <table:table-row table:style-name="Tabulka1.1">
          <table:table-cell table:style-name="Tabulka1.A1" office:value-type="string">
            <text:p text:style-name="P69">Lectio v<text:span text:style-name="T1">ii</text:span>j.</text:p>
            <text:p text:style-name="P279">P<text:span text:style-name="T230">retiósa</text:span> mors hæc est, quæ emit immortalitátem prétio sui sánguinis, quæ accépit corónam de consummatióne virtútis. Quam lætus illic Christus fuit, quam libens in tálibus servis suis et pugnávit et vicit protéctor fidei, dans credéntibus tantum, quantum se credit cápere qui sumit: certámini suo ádfuit, præliatóres atque assertóres sui nóminis eréxit, corroborávit, animávit. Et qui pro nobis mortem semel vicit, semper vincit in nobis.</text:p>
            <text:p text:style-name="P279"/>
          </table:table-cell>
          <table:table-cell table:style-name="Tabulka1.A1" office:value-type="string">
            <text:p text:style-name="P36"/>
            <text:p text:style-name="P236"><text:span text:style-name="T282">Drahocenná </text:span>je <text:span text:style-name="T376">tato smrt</text:span>, neboť <text:span text:style-name="T377">vy</text:span>koupila nesmrtelnost za cenu své krve, neboť přijala korunu dokonání ctnosti. <text:span text:style-name="T376">Jakou radost tam Kristus měl, jak rád v takových svých služebnících bojoval a zvítězil jako obránce víry, a dal </text:span><text:span text:style-name="T377">těm, kdo v něj věří,</text:span><text:span text:style-name="T376"> tolik, kolik věřil, že pobere ten, kdo přijímal; byl přítomen jeho boji, bojující za </text:span><text:span text:style-name="T377">své</text:span><text:span text:style-name="T376"> jméno pozdvihl, podepřel, oživil. A ten, jenž za nás jednou smrt přemohl, v nás vždy bude vítězit. </text:span></text:p>
          </table:table-cell>
        </table:table-row>
        <table:table-row table:style-name="Tabulka1.1">
          <table:table-cell table:style-name="Tabulka1.A1" office:value-type="string">
            <text:p text:style-name="P343">In III. Nocturno</text:p>
            <text:p text:style-name="P269"><text:span text:style-name="T50">Léctio sancti Evangélii </text:span><text:span text:style-name="T51">secúndum </text:span><text:span text:style-name="T52">Joánnem</text:span><text:span text:style-name="T50">.</text:span><text:span text:style-name="T72"> </text:span></text:p>
            <text:p text:style-name="P269"><text:span text:style-name="T72">Lectio ix. Cap. </text:span><text:span text:style-name="T73">1</text:span><text:span text:style-name="T77">5</text:span><text:span text:style-name="T72">.</text:span></text:p>
            <text:p text:style-name="P286">I<text:span text:style-name="T230">n</text:span> illo témpore: Dixit Jesus discípulis suis: Ego sum vitis vera: et Pater meus agrícola est. Et réliqua.</text:p>
            <text:p text:style-name="P306"/>
            <text:p text:style-name="P270"><text:span text:style-name="T98">Homilía sancti Augustíni Epíscopi</text:span><text:span text:style-name="T50">.</text:span></text:p>
            <text:p text:style-name="P345">Tract. 80. in Joannem.</text:p>
            <text:p text:style-name="P292"><text:soft-page-break/>I<text:span text:style-name="T230">ste</text:span> locus Evangélicus, fratres, ubi se dicit Dóminus vitem, et discipulos suos pálmites, secúndum hoc dicit, quod est caput Ecclésiæ, nosque membra ejus, mediátor Dei et hóminum homo Christus Jesus. Uníus quippe natúræ sunt vitis et pálmites. Propter quod cum esset Deus, cujus natúræ non sumus, factus est homo, ut in illo esset vitis humána natúra, cujus et nos hómines pálmites esse possémus.</text:p>
            <text:p text:style-name="P306"/>
          </table:table-cell>
          <table:table-cell table:style-name="Tabulka1.A1" office:value-type="string">
            <text:p text:style-name="P240"/>
            <text:p text:style-name="P240"/>
            <text:p text:style-name="P240"/>
            <text:p text:style-name="P267"><text:span text:style-name="T242">Za</text:span><text:span text:style-name="T103"> onoho času ř</text:span><text:span text:style-name="T106">ekl Ježíš </text:span><text:span text:style-name="T108">svým učedníkům</text:span><text:span text:style-name="T106">: „</text:span><text:span text:style-name="T108">Já jsem pravý vinný </text:span><text:span text:style-name="T109">kmen</text:span><text:span text:style-name="T108"> a můj Otec je vinař</text:span><text:span text:style-name="T17">.“</text:span><text:span text:style-name="T105"> </text:span><text:span text:style-name="T103">A ostatní.</text:span></text:p>
            <text:p text:style-name="P240"/>
            <text:p text:style-name="P240"/>
            <text:p text:style-name="P240"/>
            <text:p text:style-name="P336"><text:soft-page-break/><text:span text:style-name="T263">Bratři,</text:span><text:span text:style-name="T190"> </text:span><text:span text:style-name="T191">toto </text:span><text:span text:style-name="T190">místo v Evangeliu, </text:span><text:span text:style-name="T192">na</text:span><text:span text:style-name="T190"> </text:span><text:span text:style-name="T192">němž</text:span><text:span text:style-name="T190"> se Pán nazývá vinným kmenem a své učedníky</text:span><text:span text:style-name="T189"> </text:span><text:span text:style-name="T193">ratolestmi, zní takto proto, že Ježíš Kristus, prostředník Boží a člověk všech lidí, je hlavou Církve, my jsme pak jeho údy. Vinný kmen i ratolesti jsou totiž stejné podstaty. Proto tedy, když </text:span><text:span text:style-name="T194">on </text:span><text:span text:style-name="T193">byl Bohem a my této podstaty nejsme, stal se člověkem, aby se v něm lidská přirozenost stala vinným kmenem, jehož my se p</text:span><text:span text:style-name="T192">ak</text:span><text:span text:style-name="T193"> můžeme stát ratolestmi. </text:span></text:p>
          </table:table-cell>
        </table:table-row>
        <table:table-row table:style-name="Tabulka1.1">
          <table:table-cell table:style-name="Tabulka1.A1" office:value-type="string">
            <text:p text:style-name="P347">Lectio x.</text:p>
            <text:p text:style-name="P293">Q<text:span text:style-name="T230">uid</text:span> ergo est, Ego sum vitis vera? Numquid ut ádderet, vera, hoc ad eam vitem rétulit, unde ista similitúdo transláta est? Sic enim dícitur vitis per similitúdinem, non per proprietátem: quemádmodum dícitur ovis, agnus, leo, petra, lapis anguláris, et cétera hujúsmodi, quæ magis ipsa sunt vera, ex quibus ducúntur istæ similitúdines, non proprietátes.</text:p>
            <text:p text:style-name="P306"/>
          </table:table-cell>
          <table:table-cell table:style-name="Tabulka1.A1" office:value-type="string">
            <text:p text:style-name="P319"/>
            <text:p text:style-name="P241"><text:span text:style-name="T256">Co</text:span><text:span text:style-name="T142"> má tedy znamenat </text:span><text:span text:style-name="T143">věta</text:span><text:span text:style-name="T142">: „Já jsem pravý vinný kmen“? Ř</text:span><text:span text:style-name="T143">ekl ji snad</text:span><text:span text:style-name="T142"> Pán </text:span><text:span text:style-name="T143">proto, aby mohl </text:span><text:span text:style-name="T142">dodat slovo „pravý“ </text:span><text:span text:style-name="T143">k vinnému kmeni</text:span><text:span text:style-name="T142">, aby tak bylo jasné, od čeho se odvíjí ta podobnost? </text:span><text:span text:style-name="T145">V</text:span><text:span text:style-name="T142">inným kmenem </text:span><text:span text:style-name="T145">j</text:span><text:span text:style-name="T142">e totiž nazván </text:span><text:span text:style-name="T145">pro svou</text:span><text:span text:style-name="T142"> podobnost, ne </text:span><text:span text:style-name="T145">pro takové </text:span><text:span text:style-name="T142">vlastnosti. Podobně je nazýván beránkem, lvem, skálou, úhelným kamenem a dalšími podobnými názvy, ze kterých jsou pravdivé spíše ty, z nichž se odvozují </text:span><text:span text:style-name="T143">různé</text:span><text:span text:style-name="T142"> podobnosti, než vlastnosti.</text:span></text:p>
          </table:table-cell>
        </table:table-row>
        <table:table-row table:style-name="Tabulka1.1">
          <table:table-cell table:style-name="Tabulka1.A1" office:value-type="string">
            <text:p text:style-name="P347">Lectio xj.</text:p>
            <text:p text:style-name="P287">S<text:span text:style-name="T230">ed</text:span> cum <text:span text:style-name="T138">dicit</text:span> Ego sum vitis vera, ab illa se útique discérnit, cui dícitur: Quómodo conversa es in amaritúdinem vitis aliéna? Nam quo pacto est vitis vera, quæ expectáta est ut fáceret uvam, fecit autem spinas? Ego sum, inquit, vitis vera: et Pater meus agrícola est. Numquid unum sunt agrícola et vitis?</text:p>
            <text:p text:style-name="P306"/>
          </table:table-cell>
          <table:table-cell table:style-name="Tabulka1.A1" office:value-type="string">
            <text:p text:style-name="P240"/>
            <text:p text:style-name="P218"><text:span text:style-name="T230">A</text:span><text:span text:style-name="T255">však</text:span><text:span text:style-name="T141"> když říká: „Já jsem pravý vinný kmen</text:span><text:span text:style-name="T18">,“</text:span><text:span text:style-name="T141"> odlišuje se jistě od toho, o němž je psáno: „Jak ses obrátila v hořkost, vinice cizí?“ Neboť jak by mohl být tím pravým vinným kořenem, o kterém očekáváme, že bude rodit hrozny, kdyby rodil bodláčí? „Já jsem</text:span><text:span text:style-name="T18">,“</text:span><text:span text:style-name="T141"> praví, „pravý vinný kmen. A můj Otec je vinař</text:span><text:span text:style-name="T18">.“</text:span><text:span text:style-name="T141"> Jsou ale snad jedno vinař a réva? </text:span></text:p>
          </table:table-cell>
        </table:table-row>
        <table:table-row table:style-name="Tabulka1.1">
          <table:table-cell table:style-name="Tabulka1.A1" office:value-type="string">
            <text:p text:style-name="P347">Lectio xij.</text:p>
            <text:p text:style-name="P299"><text:span text:style-name="T138">S</text:span><text:span text:style-name="T253">ecúndum</text:span> hoc ergo vitis Christus, secúndum quod ait: Pater major me est. Secúndum autem id, quod ait: Ego et Pater unum sumus; et ipse agrícola est: nec talis, quales sunt, qui extrínsecus operándo éxhibent ministérium: sed talis, ut det étiam intrínsecus increméntum. Nam neque qui plantat, est áliquid, neque qui rigat: sed qui increméntum dat, Deus. Sed útique Deus est Christus quia Deus erat Verbum: unde ipse et Pater unum sunt: et, si Verbum caro factum est, quod non erat, manet quod erat.</text:p>
            <text:p text:style-name="P306"/>
          </table:table-cell>
          <table:table-cell table:style-name="Tabulka1.A1" office:value-type="string">
            <text:p text:style-name="P240"/>
            <text:p text:style-name="P337"><text:span text:style-name="T264">Kristus</text:span><text:span text:style-name="T196"> je tedy vinný kmen podle toho, že řekl: „Otec je větší než já</text:span><text:span text:style-name="T19">.“</text:span><text:span text:style-name="T196"> Podle toho, že řekl: „Já a Otec jedno jsme“</text:span><text:span text:style-name="T195"> </text:span><text:span text:style-name="T196">a „on je vinař</text:span><text:span text:style-name="T19">,“</text:span><text:span text:style-name="T196"> však není takový, jací jsou ti vinaři, kteří se z vnějšku starají a pracují na vinici, nýbrž takový, který zevnitř dává révě vzrůst. Neboť </text:span><text:span text:style-name="T197">nezáleží na tom</text:span><text:span text:style-name="T196">, k</text:span><text:span text:style-name="T197">do</text:span><text:span text:style-name="T196"> sází a</text:span><text:span text:style-name="T197">ni kdo</text:span><text:span text:style-name="T196"> zalévá, ale </text:span><text:span text:style-name="T197">na </text:span><text:span text:style-name="T196">t</text:span><text:span text:style-name="T197">om</text:span><text:span text:style-name="T196">, </text:span><text:span text:style-name="T197">kdo</text:span><text:span text:style-name="T196"> dává vzrůst, </text:span><text:span text:style-name="T197">tedy na Bohu</text:span><text:span text:style-name="T196">. Avšak Bůh je zajisté Kristus, neboť Bůh byl to Slovo. A proto on i Otec jedno jsou, že když Slovo se stalo tělem, </text:span><text:span text:style-name="T198">stal se Bůh tím, </text:span><text:span text:style-name="T196">čím předtím nebyl, a</text:span><text:span text:style-name="T197">však</text:span><text:span text:style-name="T196"> nepřestal být tím, čím předtím byl. </text:span></text:p>
          </table:table-cell>
        </table:table-row>
        <table:table-row table:style-name="Tabulka1.1">
          <table:table-cell table:style-name="Tabulka1.A1" table:number-columns-spanned="2" office:value-type="string">
            <text:p text:style-name="P137">Aliæ Lectiones</text:p>
            <text:p text:style-name="P99">Pro plurib. Martyribus.</text:p>
          </table:table-cell>
          <table:covered-table-cell/>
        </table:table-row>
        <table:table-row table:style-name="Tabulka1.1">
          <table:table-cell table:style-name="Tabulka1.A1" office:value-type="string">
            <text:p text:style-name="P340">In III. Nocturno</text:p>
            <text:p text:style-name="P115"><text:span text:style-name="T50">Léctio sancti Evangélii </text:span><text:span text:style-name="T51">secúndum </text:span><text:span text:style-name="T55">Lucam</text:span><text:span text:style-name="T50">.</text:span><text:span text:style-name="T72"> </text:span></text:p>
            <text:p text:style-name="P115"><text:span text:style-name="T72">Lectio ix. Cap. </text:span><text:span text:style-name="T73">1</text:span><text:span text:style-name="T76">2</text:span></text:p>
            <text:p text:style-name="P314">In illo témpore: Dixit Jesus discípulis suis: Atténdite a ferménto Pharisæórum, quod est hypócrisis. Et réliqua.</text:p>
            <text:p text:style-name="P2"/>
            <text:p text:style-name="P116"><text:soft-page-break/><text:span text:style-name="T98">Homilía </text:span><text:span text:style-name="T50">venerábilis Bedæ Presbyteri.</text:span></text:p>
            <text:p text:style-name="P102">Lib. 4. in Luc. c. <text:span text:style-name="T176">1</text:span>2. <text:span text:style-name="T11">(orig. 52)</text:span></text:p>
            <text:p text:style-name="P316">DE hoc ferménto Apóstolus præcipit: Itaque epulémur, non in ferménto véteri, neque in ferménto malítiæ et nequítiæ, sed in ázymis sinceritátis et veritátis. Nam sicut módicum ferméntum totam farínæ, cui injícitur, massam corrúmpit, universámque mox conspersiónem suo sapóre commáculat: sic nimírum simulátio, cujus semel ánimum imbúerit, tota virtútum sinceritáte et veritáte fraudábit.</text:p>
            <text:p text:style-name="P2"/>
          </table:table-cell>
          <table:table-cell table:style-name="Tabulka1.A1" office:value-type="string">
            <text:p text:style-name="P114"/>
            <text:p text:style-name="P114"/>
            <text:p text:style-name="P114"/>
            <text:p text:style-name="P321"><text:span text:style-name="T103">Za onoho času řekl Ježíš </text:span><text:span text:style-name="T112">učedníkům svým</text:span><text:span text:style-name="T103">: „</text:span><text:span text:style-name="T112">Mějte se na pozoru před kvasem farizejským, což jest pokrytectví“.</text:span><text:span text:style-name="T103"> A </text:span><text:span text:style-name="T110">ostatní</text:span><text:span text:style-name="T103">.</text:span></text:p>
            <text:p text:style-name="P114"/>
            <text:p text:style-name="P114"><text:soft-page-break/></text:p>
            <text:p text:style-name="P114"/>
            <text:p text:style-name="P322">O tomto kvasu <text:span text:style-name="T177">nám </text:span>Apoštol přikázal: „Proto slavme Velikonoce ne se starým kvasem, s kvasem zla a špatnosti, ale s nekvašeným chlebem upřímnosti a pravdy.“ Neboť <text:span text:style-name="T177">stejně</text:span> jako trocha kvasu prokvasí všechnu mouku, do které je vložen<text:span text:style-name="T177">a</text:span>, a brzo svou chutí prodchne <text:span text:style-name="T177">veškeré</text:span> těsto, tak <text:span text:style-name="T177">i</text:span> pokrytectví, jímž se jednou duch nakazí, jej zbaví vší vážnosti a pravdivosti <text:span text:style-name="T177">jeho </text:span>ctností.</text:p>
          </table:table-cell>
        </table:table-row>
        <table:table-row table:style-name="Tabulka1.1">
          <table:table-cell table:style-name="Tabulka1.A1" office:value-type="string">
            <text:p text:style-name="P103">Lectio x.</text:p>
            <text:p text:style-name="P152">VERUM quod séquitur: Quóniam quæ in ténebris dixístis, in lúmine dicéntur: non solum in futúro, quando cuncta córdium abscóndita proferéntur ad lucem, sed et in præsénti témpore potest congruénter accípi: quóniam quæ inter ténebras quondam pressurárum, carcerúmque umbras, vel locúti vel passi sunt Apóstoli, nunc clarificáta per orbem Ecclésia, lectis eórum áctibus públice prædicántur.</text:p>
            <text:p text:style-name="P3"/>
          </table:table-cell>
          <table:table-cell table:style-name="Tabulka1.A1" office:value-type="string">
            <text:p text:style-name="P114"/>
            <text:p text:style-name="P327"><text:span text:style-name="T158">Pravda je i to, co následuje: „Neboť co jste řekli v temnotách, řečeno bude na světle“. Nejen v budoucnu, </text:span><text:span text:style-name="T159">až</text:span><text:span text:style-name="T158"> budou všechny věci skryté v srdcích </text:span><text:span text:style-name="T159">vytaženy</text:span><text:span text:style-name="T158"> na světlo, ale i v současné době se to dá odpovídajícím způsobem </text:span><text:span text:style-name="T159">vyložit</text:span><text:span text:style-name="T158">: neboť cokoliv, co kdysi Apoštolové řekli či </text:span><text:span text:style-name="T159">s</text:span><text:span text:style-name="T158">trpěli v temnotách útlaků a stín</text:span><text:span text:style-name="T159">ech</text:span><text:span text:style-name="T158"> žalářů, nyní Církev zjev</text:span><text:span text:style-name="T159">uje</text:span><text:span text:style-name="T158"> po celém světě, když veřejně </text:span><text:span text:style-name="T159">hlásá a </text:span><text:span text:style-name="T158"><text:s/>pronáší čtení z jejich skutků. </text:span></text:p>
          </table:table-cell>
        </table:table-row>
        <table:table-row table:style-name="Tabulka1.1">
          <table:table-cell table:style-name="Tabulka1.A1" office:value-type="string">
            <text:p text:style-name="P103">Lectio xj.</text:p>
            <text:p text:style-name="P153">NE terreámini ab his qui occídunt corpus. Si persecutóres Sanctórum, occísis corpóribus, non habent ámplius quid contra illos agant; ergo supervácua furunt insánia, qui mórtua Martyrum membra feris avibúsque discerpénda profíciunt, cum nequáquam omnipoténtiæ Dei, quin ea resuscitándo vivíficet, obsístere possint.</text:p>
            <text:p text:style-name="P3"/>
          </table:table-cell>
          <table:table-cell table:style-name="Tabulka1.A1" office:value-type="string">
            <text:p text:style-name="P114"/>
            <text:p text:style-name="P323"><text:span text:style-name="T157">Nebojte se těch, kteří zabíjejí tělo. Pokud pronásledovatelé Svatý</text:span><text:span text:style-name="T159">m </text:span><text:span text:style-name="T157">jim poté, co zabijí tělo, již nemohou více uškodit, </text:span><text:span text:style-name="T159">z</text:span><text:span text:style-name="T157">bytečně tedy </text:span><text:span text:style-name="T159">běsnili </text:span><text:span text:style-name="T157">nenávistí ti, kteří předhazovali mrtvá těla Mučedníků šelmám a ptákům, aby je roztrhali, když se stejně žádným způsobem nemohou postavit všemohoucnosti Boží, aby je nevzkřísila </text:span><text:span text:style-name="T159">mezi živé</text:span><text:span text:style-name="T157">.</text:span></text:p>
          </table:table-cell>
        </table:table-row>
        <table:table-row table:style-name="Tabulka1.1">
          <table:table-cell table:style-name="Tabulka1.A1" office:value-type="string">
            <text:p text:style-name="P103">Lectio xij.</text:p>
            <text:p text:style-name="P154">DUO autem sunt génera persecutórum: unum palam sæviéntium, álterum ficte fraudulentérque blandiéntium. Contra utrúmque nos muníre atque institúere volens Salvátor, et supra ab hypócrisi Pharisæórum atténdere, et hic a carníficum cæde præcipit non timére: quia vidélicét post mortem nec horum crudélitas nec illórum váleat simulátio duráre.</text:p>
            <text:p text:style-name="P3"/>
          </table:table-cell>
          <table:table-cell table:style-name="Tabulka1.A1" office:value-type="string">
            <text:p text:style-name="P114"/>
            <text:p text:style-name="P329"><text:span text:style-name="T157">Známe však dva druhy pronásledovatelů: jedni <text:s/>otevřeně zuřivě pronásledují, ti druzí naoko a falešně utěšují. Proti oběma nás chtěl vyzbrojit a </text:span><text:span text:style-name="T160">varovat</text:span><text:span text:style-name="T157"> Spasitel, </text:span><text:span text:style-name="T160">když nám zde přikázal, abychom se měli na pozoru před pokrytectví Farizeů, nebo jinde, abychom se nebáli násilí od katů. Neboť po smrti již nebude trvat ani jejich krutost, ani farizejské pokrytectví.</text:span></text:p>
          </table:table-cell>
        </table:table-row>
        <table:table-row table:style-name="Tabulka1.1">
          <table:table-cell table:style-name="Tabulka1.A1" office:value-type="string">
            <text:p text:style-name="P60"/>
          </table:table-cell>
          <table:table-cell table:style-name="Tabulka1.A1" office:value-type="string">
            <text:p text:style-name="P36"/>
          </table:table-cell>
        </table:table-row>
        <table:table-row table:style-name="Tabulka1.1">
          <table:table-cell table:style-name="Tabulka1.A1" table:number-columns-spanned="2" office:value-type="string">
            <text:p text:style-name="P94"><text:span text:style-name="T117">C</text:span><text:span text:style-name="T118">OMMUNE</text:span><text:span text:style-name="T2"> </text:span></text:p>
            <text:p text:style-name="P86"><text:span text:style-name="T155">C</text:span><text:span text:style-name="T5">onfessoris </text:span><text:span text:style-name="T137">P</text:span><text:span text:style-name="T5">ontificis.</text:span></text:p>
          </table:table-cell>
          <table:covered-table-cell/>
        </table:table-row>
        <table:table-row table:style-name="Tabulka1.1">
          <table:table-cell table:style-name="Tabulka1.A1" office:value-type="string">
            <text:p text:style-name="P125">In I. Nocturno</text:p>
            <text:p text:style-name="P120">De Epístola prima beáti Pauli Apóstoli</text:p>
            <text:p text:style-name="P120">ad Timótheum.</text:p>
            <text:p text:style-name="P67">Lectio j. <text:span text:style-name="T210">Cap. 3.</text:span></text:p>
            <text:p text:style-name="P172"><text:soft-page-break/>F<text:span text:style-name="T230">idélis</text:span> sermo: Si quis Episcopátum desíderat, bonum opus desiderat. Opórtet ergo Epíscopum irreprehensíbilem esse, uníus uxóris virum, sóbrium, prudéntem, ornátum, pudícum, hospitálem, doctórem, non vinoléntum, non percussórem, sed modéstum: non litigiósum, non cúpidum, sed suæ dómui bene præpósitum: fílios habéntem súbditos cum omni castitáte.</text:p>
            <text:p text:style-name="P172"/>
          </table:table-cell>
          <table:table-cell table:style-name="Tabulka1.A1" office:value-type="string">
            <text:p text:style-name="P27"/>
            <text:p text:style-name="P27"/>
            <text:p text:style-name="P27"/>
            <text:p text:style-name="P27"/>
            <text:p text:style-name="P182"><text:soft-page-break/><text:span text:style-name="T230">Věrohodné</text:span> je to<text:span text:style-name="T217">to</text:span> slovo: Kdo chce být<text:span text:style-name="T217">i</text:span> <text:span text:style-name="T217">B</text:span>iskupem, touží po krásném úkolu. Nuže, <text:span text:style-name="T217">B</text:span>iskup má být bezúhonný, jen <text:span text:style-name="T217">s </text:span>jednou <text:span text:style-name="T217">manželkou </text:span>ženatý, střídmý, rozvážný, řádný, pohostinný, schopný učit, ne pijan, ne rváč, nýbrž vlídný, smířlivý, nezištný, ne svárlivý ani lakomý. Má dobře vést <text:span text:style-name="T217">svůj dům i</text:span> rodinu a mít děti poslušné a počestné.</text:p>
          </table:table-cell>
        </table:table-row>
        <table:table-row table:style-name="Tabulka1.1">
          <table:table-cell table:style-name="Tabulka1.A1" office:value-type="string">
            <text:p text:style-name="P67">Lectio ij.</text:p>
            <text:p text:style-name="P272">S<text:span text:style-name="T230">i</text:span> quis autem dómui suæ præésse nescit, quómodo Ecclésiæ Dei diligéntiam habébit? Non neóphytum: ne in supérbiam elátus, in judícium íncidat diáboli. Opórtet autem illum et testimónium habére bonum ab iis, qui foris sunt, ut non in oppróbrium íncidant et in láqueum diáboli.</text:p>
            <text:p text:style-name="P107"/>
          </table:table-cell>
          <table:table-cell table:style-name="Tabulka1.A1" office:value-type="string">
            <text:p text:style-name="P34"/>
            <text:p text:style-name="P188"><text:span text:style-name="T217">N</text:span><text:span text:style-name="T230">edovede-li</text:span> někdo vést svou rodinu, jak se bude starat o Boží církev? Nemá být nově pokřtěný, aby nezpyšněl a nepropadl odsouzení ďáblovu. Musí mít také dobrou pověst u těch, kdo jsou mimo církev, aby neupadl do pomluv a ďáblových nástrah. </text:p>
          </table:table-cell>
        </table:table-row>
        <table:table-row table:style-name="Tabulka1.1">
          <table:table-cell table:style-name="Tabulka1.A1" office:value-type="string">
            <text:p text:style-name="P67">Lectio iij. <text:span text:style-name="T212">Cap. 4.</text:span></text:p>
            <text:p text:style-name="P272">E<text:span text:style-name="T230">xémplum</text:span> esto fidélium in verbo, in conversatióne, in charitáte, in fide, in castitáte. Dum vénio, atténde lectióni, exhortatióni, et doctrínæ. Noli neglígere grátiam, quæ in te est, quæ data est tibi per prophetíam, cum impositióne mánuum presbytérii. Hæc meditáre, in his esto: ut proféctus tuus maniféstus sit ómnibus. Atténde tibi, et doctrínæ: insta in illis. Hoc enim fáciens, et teípsum salvum fácies, et eos, qui te áudiunt.</text:p>
            <text:p text:style-name="P15"/>
          </table:table-cell>
          <table:table-cell table:style-name="Tabulka1.A1" office:value-type="string">
            <text:p text:style-name="P34"/>
            <text:p text:style-name="P189"><text:span text:style-name="T231">V</text:span><text:span text:style-name="T230">ěří</text:span><text:span text:style-name="T231">cím</text:span><text:span text:style-name="T218"> však</text:span> buď vzorem v řeči, v chování, v lásce, ve víře, v čistotě. <text:s/>Než přijdu, ujmi se předčítání, kázání, vyučování. Nezanedbávej <text:span text:style-name="T218">milost, která je v tobě</text:span>, <text:span text:style-name="T218">dar, </text:span>který ti byl dán podle prorockého pokynu, když na tebe starší vložili ruce. Na to mysli, v tom žij, aby tvůj pokrok byl všem patrný. Dávej pozor na své jednání i na své učení. Buď v tom vytrvalý. Tak posloužíš ke spasení nejen sobě, ale i svým posluchačům. </text:p>
          </table:table-cell>
        </table:table-row>
        <table:table-row table:style-name="Tabulka1.1">
          <table:table-cell table:style-name="Tabulka1.A1" office:value-type="string">
            <text:p text:style-name="P67">Lectio i<text:span text:style-name="T204">v</text:span>. <text:span text:style-name="T219">Cap. 6.</text:span></text:p>
            <text:p text:style-name="P272"><text:span text:style-name="T230">Præcípio</text:span> tibi coram Deo, qui vivíficat omnia, et Christo Jesu, qui testimónium réddidit sub Póntio Piláto, bonam confessiónem: ut serves mandátum sine mácula, irreprehensíbile usque ad advéntum Domini nostri Jesu Christi, quem suis tempóribus osténdet beátus et solus potens, Rex regum, et Dóminus dominántium: qui solus habet immortalitátem, et lucem inhábitat inaccessíbilem: quem nullus hóminum vidit, sed nec vidére potest: cui honor, et impérium sempitérnum: Amen.</text:p>
            <text:p text:style-name="P15"/>
          </table:table-cell>
          <table:table-cell table:style-name="Tabulka1.A1" office:value-type="string">
            <text:p text:style-name="P34"/>
            <text:p text:style-name="P195"><text:span text:style-name="T231">Přikazuji</text:span><text:span text:style-name="T218"> ti </text:span>před Bohem, který dává všemu život, a Kristem Ježíšem, který vydal svědectví svým dobrým vyznáním před Pontiem Pilátem, abys bez poskvrny a výtky <text:span text:style-name="T218">sloužil </text:span>své<text:span text:style-name="T218">mu</text:span> poslání až do příchodu našeho Pána Ježíše Krista. Jeho příchod zjeví v určený čas požehnaný a jediný Vládce, Král králů a Pán <text:span text:style-name="T218">panovníků.</text:span> On jediný je nesmrtelný a přebývá v nepřístupném světle; jeho nikdo z lidí neviděl, <text:span text:style-name="T218">avšak</text:span> a<text:span text:style-name="T218">ni</text:span> vidět nemůže. Jemu patří čest a <text:span text:style-name="T218">vláda na</text:span>vě<text:span text:style-name="T218">ky</text:span>. Amen. <text:s/><text:span text:style-name="T216">(</text:span><text:span text:style-name="T28">ČEP, </text:span><text:span text:style-name="T29">upraveno</text:span><text:span text:style-name="T147">)</text:span></text:p>
          </table:table-cell>
        </table:table-row>
        <table:table-row table:style-name="Tabulka1.1">
          <table:table-cell table:style-name="Tabulka1.A1" office:value-type="string">
            <text:p text:style-name="P50">In III. Nocturno</text:p>
            <text:p text:style-name="P10">Léctio sancti Evangélii secúndum Matthǽum.</text:p>
            <text:p text:style-name="P9"><text:span text:style-name="T82">Lectio ix. </text:span><text:span text:style-name="T83">Cap. 24</text:span></text:p>
            <text:p text:style-name="P158"><text:span text:style-name="T101">I</text:span><text:span text:style-name="T232">n</text:span><text:span text:style-name="T101"> illo témpore: Dixit Jesus discípulis suis: Vigiláte, quia nescítis qua hora Dóminus vester ventúrus sit. Et réliqua.</text:span></text:p>
            <text:p text:style-name="P20"/>
            <text:p text:style-name="P11">Homilía sancti Hilárii Epíscopi.</text:p>
            <text:p text:style-name="P55">Commentar. In Matth. <text:span text:style-name="T209">c</text:span>. 26. in fine.</text:p>
            <text:p text:style-name="P160"><text:soft-page-break/>U<text:span text:style-name="T230">t</text:span> ignorántiam illam diéi ómnibus táciti, non sine útilis siléntii ratióne esse scirémus vigiláre nos Dóminus propter adventum furis admónuit, et oratiónum assiduitáte deténtos, ómnibus præceptórum suórum opéribus inhærére. Furem enim esse osténdit zábulum, ad detrahénda ex nobis spólia pervígilem, et córporum nostrórum dómibus insidiantem; ut ea incuriósis nobis, et somno déditis, consiliórum suórum atque illecebrárum jáculis perfódiat. Parátos igitur esse nos cónvenit: quia diéi ignorátio inténtam sollicitúdinem suspénsæ expectatiónis exágitat.</text:p>
            <text:p text:style-name="P56"/>
          </table:table-cell>
          <table:table-cell table:style-name="Tabulka1.A1" office:value-type="string">
            <text:p text:style-name="P22"/>
            <text:p text:style-name="P22"/>
            <text:p text:style-name="P22"/>
            <text:p text:style-name="P164"><text:span text:style-name="T230">Za</text:span> onoho času řekl Ježíš učedníkům svým: „Bděte, neboť nevíte, kdy přijde váš Pán.“ A další.</text:p>
            <text:p text:style-name="P22"/>
            <text:p text:style-name="P25"/>
            <text:p text:style-name="P166"><text:span text:style-name="T123">I</text:span><text:span text:style-name="T121"> když nikdo neví, kdy má přijít onen den, abychom si nemysleli, že ona nevědomost není z dobrého důvodu, vybízí nás Pán, abychom bděli, protože může přijít zloděj; a pono</text:span><text:soft-page-break/><text:span text:style-name="T121">řeni v usilovné modlitby se ve veškerém našem díle drželi všech jeho přikázání. Tím zlodějem je totiž ďábel, který je vždy dost bdělý na to, aby nám odebral naše zásluhy a vkradl se do příbytku našeho těla. A zatímco my spíme a o nic se nestaráme, on jej kopím svých rad a lákadel probodne. Je tedy třeba, abychom byli připraveni. </text:span><text:span text:style-name="T122">Skutečnost</text:span><text:span text:style-name="T121">, že nevíme, kdy </text:span><text:span text:style-name="T122">má </text:span><text:span text:style-name="T121">přij</text:span><text:span text:style-name="T122">ít</text:span><text:span text:style-name="T121"> onen den, nás tedy donutí, abychom </text:span><text:span text:style-name="T122">tuto</text:span><text:span text:style-name="T121"> starost měli neustále na mysli.</text:span></text:p>
          </table:table-cell>
        </table:table-row>
        <table:table-row table:style-name="Tabulka1.1">
          <table:table-cell table:style-name="Tabulka1.A1" office:value-type="string">
            <text:p text:style-name="P55">Lectio x. Cap. 27.</text:p>
            <text:p text:style-name="P161">Q<text:span text:style-name="T230">uisnam</text:span> est fidélis servus et prudens quem constítuit <text:s/>Dóminus super famíliam suam? Quamquam in commúne nos ad indeféssam vigilántiæ curam adhortétur: speciálem tamen pópuli princípibus, id est Epíscopis, in expectatióne adventúque suo sollicitúdinem mandat. Hunc enim servum fidélem atque prudéntem, præpositum famíliæ signíficat, cómmoda atque utilitátes commíssi sibi pópuli curántem.</text:p>
            <text:p text:style-name="P80"/>
          </table:table-cell>
          <table:table-cell table:style-name="Tabulka1.A1" office:value-type="string">
            <text:p text:style-name="P22"/>
            <text:p text:style-name="P159"><text:span text:style-name="T234">Kdo</text:span><text:span text:style-name="T236">pak</text:span><text:span text:style-name="T120"> je tedy služebník věrný a </text:span><text:span text:style-name="T126">moudrý</text:span><text:span text:style-name="T120">, kterého Pán ustanovil nad svou rodinou? I když nás společně vybízí k neustálé bdělosti, posílá lidem na pomoc knížata, </text:span><text:span text:style-name="T126">totiž </text:span><text:span text:style-name="T128">B</text:span><text:span text:style-name="T120">iskupy, aby o ně pečovali, a společně očekávali příchodu Páně. To je tedy ten služebník věrný a </text:span><text:span text:style-name="T126">moudrý</text:span><text:span text:style-name="T120">, hlava rodiny, </text:span><text:span text:style-name="T126">kterého</text:span><text:span text:style-name="T120"> má Pán na mysli, </text:span><text:span text:style-name="T126">a </text:span><text:span text:style-name="T120">který se v míře přiměřené stará o všechno, co jemu svěřený lid potřebuje. </text:span></text:p>
          </table:table-cell>
        </table:table-row>
        <table:table-row table:style-name="Tabulka1.1">
          <table:table-cell table:style-name="Tabulka1.A1" office:value-type="string">
            <text:p text:style-name="P55">Lectio xj.</text:p>
            <text:p text:style-name="P161">Q<text:span text:style-name="T230">ui</text:span> si dicto áudiens, et præcéptis obédiens erit, id est, si doctrínæ opportunitáte et veritáte infírma confírmet, disrúpta consólidet, depraváta convértat, et verbum vitæ in æternitátis cibum aléndæ famíliæ dispéndat, atque hæc agens, hisque ímmorans deprehendátur, glóriam a Dómino tamquam dispensátor fidélis, et víllicus útilis consequétur, et super ómnia bona constituétur; id est, in Dei glória collocábitur, quia nihil sit ultra, quod mélius sit.</text:p>
            <text:p text:style-name="P56"/>
          </table:table-cell>
          <table:table-cell table:style-name="Tabulka1.A1" office:value-type="string">
            <text:p text:style-name="P22"/>
            <text:p text:style-name="P158"><text:span text:style-name="T120">A pokud uslyší, co bylo řečeno a </text:span><text:span text:style-name="T128">u</text:span><text:span text:style-name="T120">poslechne, co bylo přikázáno, to jest, pokud příhodností a pravdou Kristova učení nepevné posílí, rozpadlé spraví, pokřivené narovná a bude rozdávat slovo života jako věčný pokrm rodině, kterou má živit, a bude </text:span><text:span text:style-name="T126">shledán</text:span><text:span text:style-name="T120">, </text:span><text:span text:style-name="T126">že </text:span><text:span text:style-name="T120">tyto věci činí bez chvilky oddechu, obdrží jako věrný správce slávu od Pána,</text:span><text:bookmark text:name="_GoBack1"/><text:span text:style-name="T120"> a jako užitečný správce bude ustanoven nad všemi dobrými věcmi, to jest, bude uveden do slávy Boží, </text:span><text:span text:style-name="T126">neboť</text:span><text:span text:style-name="T120"> není nic lepšího.</text:span></text:p>
          </table:table-cell>
        </table:table-row>
        <table:table-row table:style-name="Tabulka1.1">
          <table:table-cell table:style-name="Tabulka1.A1" office:value-type="string">
            <text:p text:style-name="P55">Lectio xij.</text:p>
            <text:p text:style-name="P158"><text:span text:style-name="T102">Q</text:span><text:span text:style-name="T233">uod</text:span><text:span text:style-name="T102"> si cóntuens longam</text:span><text:span text:style-name="T199"> </text:span><text:span text:style-name="T102">Dei patiéntiam, quæ in proféctum humánæ salútis exténditur, advérsum consérvos insoléscet, et sæculi malis vitiísque se tradet, præséntium tantum curam in cultu ventris exercens: desperáta die Dóminus advéniet, eumque a bonis, quæ spopónderat, dívidet, portionemque ejus cum hypócritis in p</text:span><text:span text:style-name="T100">œ</text:span><text:span text:style-name="T102">næ æternitáte constítuet: quia adventum desperáverit, quia mandátis non obtemperáverit, quia præséntibus studúerit.</text:span></text:p>
            <text:p text:style-name="P56"/>
          </table:table-cell>
          <table:table-cell table:style-name="Tabulka1.A1" office:value-type="string">
            <text:p text:style-name="P22"/>
            <text:p text:style-name="P158"><text:span text:style-name="T235">O</text:span><text:span text:style-name="T234">všem</text:span><text:span text:style-name="T120"> pokud se člověk spoléhá na </text:span><text:span text:style-name="T126">vytrvalou </text:span><text:span text:style-name="T120">trpělivost Boží, která k</text:span><text:span text:style-name="T127">u</text:span><text:span text:style-name="T120"> spáse člověka trvá ještě déle, povyšuje se nad své bližní, a oddá se špatnostem a neřestem tohoto světa, </text:span><text:span text:style-name="T127">a </text:span><text:span text:style-name="T120">z věcí přítomných se stará jen o svůj žaludek, v den nečekaný pak přijde Pán a oddělí ho od věcí, kterým se zaslíbil, a dostane podíl s pokrytci, </text:span><text:span text:style-name="T127">odsouzen</text:span><text:span text:style-name="T120"> k věčnému trestu. Neboť o příchod Páně se nestaral, jeho přikázání neposlouchal, </text:span><text:span text:style-name="T127">protože</text:span><text:span text:style-name="T120"> se věnoval věcem přítomným.</text:span></text:p>
          </table:table-cell>
        </table:table-row>
        <table:table-row table:style-name="Tabulka1.1">
          <table:table-cell table:style-name="Tabulka1.A1" table:number-columns-spanned="2" office:value-type="string">
            <text:p text:style-name="P143">Aliæ Lectiones</text:p>
            <text:p text:style-name="P100">pro Confessore <text:span text:style-name="T208">et </text:span>Pont<text:span text:style-name="T208">ifice</text:span>.</text:p>
          </table:table-cell>
          <table:covered-table-cell/>
        </table:table-row>
        <table:table-row table:style-name="Tabulka1.1">
          <table:table-cell table:style-name="Tabulka1.A1" office:value-type="string">
            <text:p text:style-name="P127">In I. Nocturno</text:p>
            <text:p text:style-name="P119"><text:soft-page-break/>De Epístola beáti Pauli Apóstoli ad Titum.</text:p>
            <text:p text:style-name="P67">Lectio j. <text:span text:style-name="T210">Cap. 1.</text:span></text:p>
            <text:p text:style-name="P172">O<text:span text:style-name="T230">pórtet</text:span> Epíscopum sine crímine esse, sicut Dei dispensatórem: non supérbum, non iracúndum, non vinoléntum, non percussórem, non turpis lucri cúpidum: sed hospitálem, benígnum, sóbrium, justum, sanctum, continéntem, amplecténtem eum, qui secúndum doctrínam est, fidélem sermónem: ut potens sit exhortári in doctrína sana, et eos, qui contradícunt, argúere.</text:p>
            <text:p text:style-name="P172"/>
          </table:table-cell>
          <table:table-cell table:style-name="Tabulka1.A1" office:value-type="string">
            <text:p text:style-name="P128"/>
            <text:p text:style-name="P32"><text:soft-page-break/></text:p>
            <text:p text:style-name="P32"/>
            <text:p text:style-name="P186"><text:span text:style-name="T230">Neboť</text:span> <text:span text:style-name="T310">B</text:span>iskup má být<text:span text:style-name="T310">i</text:span> bezúhonný jako správce Božího domu. Nemá být nadutý, zlostný, pijan, rváč, chtivý <text:span text:style-name="T211">hanebného </text:span>zisku. Má být pohostinný, dobrý, rozvážný, spravedlivý, zbožný, zdrženlivý, pevný ve slovech pravé nauky, aby byl schopen jak povzbuzovat ve zdravém učení, tak usvědčovat odpůrce. <text:s/></text:p>
          </table:table-cell>
        </table:table-row>
        <table:table-row table:style-name="Tabulka1.1">
          <table:table-cell table:style-name="Tabulka1.A1" office:value-type="string">
            <text:p text:style-name="P67">Lectio ij.</text:p>
            <text:p text:style-name="P272">S<text:span text:style-name="T230">unt</text:span> enim multi étiam inobediéntes vaníloqui, et seductóres: máxime qui de circumcisióne sunt: quos opórtet redárgui: qui univérsas domos subvértunt, docéntes quæ non opórtet, turpis lucri grátia. Quam ob causam íncrepa illos dure, ut sani sint in fide, non intendéntes Judáicis fábulis, et mandátis hóminum, aversántium se a veritáte.</text:p>
            <text:p text:style-name="P107"/>
          </table:table-cell>
          <table:table-cell table:style-name="Tabulka1.A1" office:value-type="string">
            <text:p text:style-name="P34"/>
            <text:p text:style-name="P190"><text:span text:style-name="T230">Je</text:span> mnoho těch, kteří se nepodřizují, vedou prázdné řeči a svádějí lidi: jsou to hlavně ti, kteří lpí na obřízce. Těm je třeba zavřít ústa. Pro hanebný zisk učí tomu, co se nepatří, a rozvracejí tím celé rodiny. Proto je přísně kárej, aby měli zdravou víru a nedrželi se židovských bájí a příkazů lidí, kteří se odvracejí od pravdy. </text:p>
          </table:table-cell>
        </table:table-row>
        <table:table-row table:style-name="Tabulka1.1">
          <table:table-cell table:style-name="Tabulka1.A1" office:value-type="string">
            <text:p text:style-name="P67">Lectio iij. <text:span text:style-name="T212">Cap. 2. et 3.</text:span></text:p>
            <text:p text:style-name="P272">T<text:span text:style-name="T230">u</text:span> autem lóquere quæ decent sanam doctrínam: Senes ut sóbrii sint, pudíci, prudéntes, sani in fide, in dilectióne, in patiéntia: Anus simíliter in hábitu sancto, non criminatríces, non multo vino serviéntes, bene docéntes: ut prudéntiam dóceant adolescéntulas, ut viros suos ament, fílios suos díligant, prudéntes, castas, sóbrias, domus curam habéntes, benígnas, súbditas viris suis, ut non blasphemétur verbum Dei: Júvenes simíliter hortáre ut sóbrii sint.</text:p>
            <text:p text:style-name="P15"/>
          </table:table-cell>
          <table:table-cell table:style-name="Tabulka1.A1" office:value-type="string">
            <text:p text:style-name="P34"/>
            <text:p text:style-name="P191"><text:span text:style-name="T230">Ty</text:span> však mluv, co odpovídá zdravému učení. <text:s/>Starší muži ať jsou střídmí, vážní, rozumní, ať jsou zdraví ve víře, lásce a trpělivosti. Podobně starší ženy ať se chovají důstojně, ať nepomlouvají a nepropadají přílišnému pití vína. Ať vyučují mladší ženy v dobrém a vedou je k tomu, aby měly rády své muže a své děti, byly rozumné, cudné, staraly se o domácnost, byly laskavé a poslouchaly své muže, aby Boží slovo nebylo zneváženo. Rovněž mladší muže napomínej, ať jsou ve všem rozvážní.</text:p>
          </table:table-cell>
        </table:table-row>
        <table:table-row table:style-name="Tabulka1.1">
          <table:table-cell table:style-name="Tabulka1.A1" office:value-type="string">
            <text:p text:style-name="P67">Lectio i<text:span text:style-name="T204">v</text:span>.</text:p>
            <text:p text:style-name="P272">I<text:span text:style-name="T230">n</text:span> ómnibus teípsum præbe exémplum bonórum óperum, in doctrína, in integritáte, in gravitáte, verbum sanum, irreprehensíbile: ut is, qui ex advérso est, vereátur, nihil habens malum dícere de nobis. Fidélis sermo est: et de his volo te confirmáre: ut curent bonis opéribus præésse qui credunt Deo. Hæc sunt bona, et utília homínibus.</text:p>
            <text:p text:style-name="P15"/>
          </table:table-cell>
          <table:table-cell table:style-name="Tabulka1.A1" office:value-type="string">
            <text:p text:style-name="P34"/>
            <text:p text:style-name="P196"><text:span text:style-name="T213">A</text:span> sám jim dávej dobrý příklad <text:span text:style-name="T214">ve sv</text:span>é<text:span text:style-name="T214">m</text:span> učení, důvěryhodn<text:span text:style-name="T214">osti i cti. A</text:span>ť je <text:span text:style-name="T214">tvé slovo</text:span> zdravé a nepochybné, aby protivník byl zahanben a nemohl o nás povědět nic špatného. Pravdivé je to slovo a přeji si, abys o tom přesvědčivě mluvil, aby se ti, kdož věří v Boha, snažili vynikati dobrými skutky. To<text:span text:style-name="T215">to</text:span> je <text:span text:style-name="T215">pro </text:span>lid dobré a užitečné. <text:span text:style-name="T216">(</text:span><text:span text:style-name="T28">ČEP, </text:span><text:span text:style-name="T29">upraveno</text:span><text:span text:style-name="T147">)</text:span></text:p>
          </table:table-cell>
        </table:table-row>
        <table:table-row table:style-name="Tabulka1.1">
          <table:table-cell table:style-name="Tabulka1.A1" office:value-type="string">
            <text:p text:style-name="P50">In III. Nocturno</text:p>
            <text:p text:style-name="P10">Léctio sancti Evangélii secúndum Matthǽum.</text:p>
            <text:p text:style-name="P9"><text:span text:style-name="T82">Lectio ix. </text:span><text:span text:style-name="T83">Cap. 24</text:span></text:p>
            <text:p text:style-name="P158"><text:span text:style-name="T101">I</text:span><text:span text:style-name="T232">n</text:span><text:span text:style-name="T101"> illo témpore: Dixit Jesus discípulis suis: Vigiláte, quia nescítis qua hora Dóminus vester ventúrus sit. Et réliqua.</text:span></text:p>
            <text:p text:style-name="P20"/>
            <text:p text:style-name="P11">Homilía sancti Hilárii Epíscopi.</text:p>
            <text:p text:style-name="P55">Commentar. In Matth. <text:span text:style-name="T209">c</text:span>. 26. in fine.</text:p>
            <text:p text:style-name="P160"><text:soft-page-break/>U<text:span text:style-name="T230">t</text:span> ignorántiam illam diéi ómnibus táciti, non sine útilis siléntii ratióne esse scirémus vigiláre nos Dóminus propter adventum furis admónuit, et oratiónum assiduitáte deténtos, ómnibus præceptórum suórum opéribus inhærére. Furem enim esse osténdit zábulum, ad detrahénda ex nobis spólia pervígilem, et córporum nostrórum dómibus insidiantem; ut ea incuriósis nobis, et somno déditis, consiliórum suórum atque illecebrárum jáculis perfódiat. Parátos igitur esse nos cónvenit: quia diéi ignorátio inténtam sollicitúdinem suspénsæ expectatiónis exágitat.</text:p>
            <text:p text:style-name="P56"/>
          </table:table-cell>
          <table:table-cell table:style-name="Tabulka1.A1" office:value-type="string">
            <text:p text:style-name="P22"/>
            <text:p text:style-name="P22"/>
            <text:p text:style-name="P24"/>
            <text:p text:style-name="P165"><text:span text:style-name="T230">Za</text:span> onoho času řekl Ježíš učedníkům svým: „Bděte, neboť nevíte, kdy přijde váš Pán.“ A další.</text:p>
            <text:p text:style-name="P24"/>
            <text:p text:style-name="P25"/>
            <text:p text:style-name="P166"><text:span text:style-name="T123">I</text:span><text:span text:style-name="T121"> když nikdo neví, kdy má přijít onen den, abychom si nemysleli, že ona nevědomost není z dobrého důvodu, vybízí nás Pán, abychom bděli, protože může přijít zloděj; a pono</text:span><text:soft-page-break/><text:span text:style-name="T121">řeni v usilovné modlitby se ve veškerém našem díle drželi všech jeho přikázání. Tím zlodějem je totiž ďábel, který je vždy dost bdělý na to, aby nám odebral naše zásluhy a vkradl se do příbytku našeho těla. A zatímco my spíme a o nic se nestaráme, on jej kopím svých rad a lákadel probodne. Je tedy třeba, abychom byli připraveni. </text:span><text:span text:style-name="T122">Skutečnost</text:span><text:span text:style-name="T121">, že nevíme, kdy </text:span><text:span text:style-name="T122">má </text:span><text:span text:style-name="T121">přij</text:span><text:span text:style-name="T122">ít</text:span><text:span text:style-name="T121"> onen den, nás tedy donutí, abychom </text:span><text:span text:style-name="T122">tuto</text:span><text:span text:style-name="T121"> starost měli neustále na mysli.</text:span></text:p>
          </table:table-cell>
        </table:table-row>
        <table:table-row table:style-name="Tabulka1.1">
          <table:table-cell table:style-name="Tabulka1.A1" office:value-type="string">
            <text:p text:style-name="P55">Lectio x. Cap. 27.</text:p>
            <text:p text:style-name="P161">Q<text:span text:style-name="T230">uisnam</text:span> est fidélis servus et prudens quem constítuit <text:s/>Dóminus super famíliam suam? Quamquam in commúne nos ad indeféssam vigilántiæ curam adhortétur: speciálem tamen pópuli princípibus, id est Epíscopis, in expectatióne adventúque suo sollicitúdinem mandat. Hunc enim servum fidélem atque prudéntem, præpositum famíliæ signíficat, cómmoda atque utilitátes commíssi sibi pópuli curántem.</text:p>
            <text:p text:style-name="P80"/>
          </table:table-cell>
          <table:table-cell table:style-name="Tabulka1.A1" office:value-type="string">
            <text:p text:style-name="P24"/>
            <text:p text:style-name="P167"><text:span text:style-name="T234">Kdo</text:span><text:span text:style-name="T236">pak</text:span><text:span text:style-name="T120"> je tedy služebník věrný a </text:span><text:span text:style-name="T126">moudrý</text:span><text:span text:style-name="T120">, kterého Pán ustanovil nad svou rodinou? I když nás společně vybízí k neustálé bdělosti, posílá lidem na pomoc knížata, </text:span><text:span text:style-name="T126">totiž </text:span><text:span text:style-name="T128">B</text:span><text:span text:style-name="T120">iskupy, aby o ně pečovali, a společně očekávali příchodu Páně. To je tedy ten služebník věrný a </text:span><text:span text:style-name="T126">moudrý</text:span><text:span text:style-name="T120">, hlava rodiny, </text:span><text:span text:style-name="T126">kterého</text:span><text:span text:style-name="T120"> má Pán na mysli, </text:span><text:span text:style-name="T126">a </text:span><text:span text:style-name="T120">který se v míře přiměřené stará o všechno, co jemu svěřený lid potřebuje. </text:span></text:p>
          </table:table-cell>
        </table:table-row>
        <table:table-row table:style-name="Tabulka1.1">
          <table:table-cell table:style-name="Tabulka1.A1" office:value-type="string">
            <text:p text:style-name="P55">Lectio xj.</text:p>
            <text:p text:style-name="P161">Q<text:span text:style-name="T230">ui</text:span> si dicto áudiens, et præcéptis obédiens erit, id est, si doctrínæ opportunitáte et veritáte infírma confírmet, disrúpta consólidet, depraváta convértat, et verbum vitæ in æternitátis cibum aléndæ famíliæ dispéndat, atque hæc agens, hisque ímmorans deprehendátur, glóriam a Dómino tamquam dispensátor fidélis, et víllicus útilis consequétur, et super ómnia bona constituétur; id est, in Dei glória collocábitur, quia nihil sit ultra, quod mélius sit.</text:p>
            <text:p text:style-name="P56"/>
          </table:table-cell>
          <table:table-cell table:style-name="Tabulka1.A1" office:value-type="string">
            <text:p text:style-name="P24"/>
            <text:p text:style-name="P168"><text:span text:style-name="T120">A pokud uslyší, co bylo řečeno a </text:span><text:span text:style-name="T128">u</text:span><text:span text:style-name="T120">poslechne, co bylo přikázáno, to jest, pokud příhodností a pravdou Kristova učení nepevné posílí, rozpadlé spraví, pokřivené narovná a bude rozdávat slovo života jako věčný pokrm rodině, kterou má živit, a bude </text:span><text:span text:style-name="T126">shledán</text:span><text:span text:style-name="T120">, </text:span><text:span text:style-name="T126">že </text:span><text:span text:style-name="T120">tyto věci činí bez chvilky oddechu, obdrží jako věrný správce slávu od Pána,</text:span><text:bookmark text:name="_GoBack12"/><text:span text:style-name="T120"> a jako užitečný správce bude ustanoven nad všemi dobrými věcmi, to jest, bude uveden do slávy Boží, </text:span><text:span text:style-name="T126">neboť</text:span><text:span text:style-name="T120"> není nic lepšího.</text:span></text:p>
          </table:table-cell>
        </table:table-row>
        <table:table-row table:style-name="Tabulka1.1">
          <table:table-cell table:style-name="Tabulka1.A1" office:value-type="string">
            <text:p text:style-name="P55">Lectio xij.</text:p>
            <text:p text:style-name="P158"><text:span text:style-name="T102">Q</text:span><text:span text:style-name="T233">uod</text:span><text:span text:style-name="T102"> si cóntuens longam</text:span><text:span text:style-name="T199"> </text:span><text:span text:style-name="T102">Dei patiéntiam, quæ in proféctum humánæ salútis exténditur, advérsum consérvos insoléscet, et sæculi malis vitiísque se tradet, præséntium tantum curam in cultu ventris exercens: desperáta die Dóminus advéniet, eumque a bonis, quæ spopónderat, dívidet, portionemque ejus cum hypócritis in p</text:span><text:span text:style-name="T100">œ</text:span><text:span text:style-name="T102">næ æternitáte constítuet: quia adventum desperáverit, quia mandátis non obtemperáverit, quia præséntibus studúerit.</text:span></text:p>
            <text:p text:style-name="P56"/>
          </table:table-cell>
          <table:table-cell table:style-name="Tabulka1.A1" office:value-type="string">
            <text:p text:style-name="P24"/>
            <text:p text:style-name="P168"><text:span text:style-name="T235">O</text:span><text:span text:style-name="T234">všem</text:span><text:span text:style-name="T120"> pokud se člověk spoléhá na </text:span><text:span text:style-name="T126">vytrvalou </text:span><text:span text:style-name="T120">trpělivost Boží, která k</text:span><text:span text:style-name="T127">u</text:span><text:span text:style-name="T120"> spáse člověka trvá ještě déle, povyšuje se nad své bližní, a oddá se špatnostem a neřestem tohoto světa, </text:span><text:span text:style-name="T127">a </text:span><text:span text:style-name="T120">z věcí přítomných se stará jen o svůj žaludek, v den nečekaný pak přijde Pán a oddělí ho od věcí, kterým se zaslíbil, a dostane podíl s pokrytci, </text:span><text:span text:style-name="T127">odsouzen</text:span><text:span text:style-name="T120"> k věčnému trestu. Neboť o příchod Páně se nestaral, jeho přikázání neposlouchal, </text:span><text:span text:style-name="T127">protože</text:span><text:span text:style-name="T120"> se věnoval věcem přítomným.</text:span></text:p>
          </table:table-cell>
        </table:table-row>
        <table:table-row table:style-name="Tabulka1.1">
          <table:table-cell table:style-name="Tabulka1.A1" table:number-columns-spanned="2" office:value-type="string">
            <text:p text:style-name="P88"><text:span text:style-name="T288">P</text:span><text:span text:style-name="T5">r</text:span><text:span text:style-name="T15">o</text:span><text:span text:style-name="T5"> </text:span><text:span text:style-name="T137">D</text:span><text:span text:style-name="T5">o</text:span><text:span text:style-name="T15">c</text:span><text:span text:style-name="T5">t</text:span><text:span text:style-name="T15">oribu</text:span><text:span text:style-name="T5">s</text:span></text:p>
          </table:table-cell>
          <table:covered-table-cell/>
        </table:table-row>
        <table:table-row table:style-name="Tabulka1.1">
          <table:table-cell table:style-name="Tabulka1.A1" office:value-type="string">
            <text:p text:style-name="P129">In I. Nocturno</text:p>
            <text:p text:style-name="P121">De libro Ecclesiástici.</text:p>
            <text:p text:style-name="P70"><text:soft-page-break/>Lectio j. Cap. <text:span text:style-name="T289">39</text:span>.</text:p>
            <text:p text:style-name="P173">S<text:span text:style-name="T230">apiéntiam</text:span> ómnium antiquórum exquíret sápiens, et in Prophétis vacábit. Narratiónem virórum nominatórum conservábit, et in versútias parabolárum simul introíbit. Occúlta proverbiórum exquíret, et in abscónditis parabolárum conversábitur. In médio magnatórum ministrábit, et in conspéctu præsidis apparébit.</text:p>
            <text:p text:style-name="P173"/>
          </table:table-cell>
          <table:table-cell table:style-name="Tabulka1.A1" office:value-type="string">
            <text:p text:style-name="P146"><text:s/></text:p>
            <text:p text:style-name="P28"/>
            <text:p text:style-name="P28"><text:soft-page-break/></text:p>
            <text:p text:style-name="P222"><text:span text:style-name="T246">Moudrý</text:span><text:span text:style-name="T290"> člověk</text:span> hledá moudrost všech starých a proroctvími se <text:span text:style-name="T290">za</text:span>obírá. Vypravování mužů slovutných si pamatuje a v důvtip přísloví proniká. Tajnosti podobenství zkoumá, a záhadami přísloví se zabývá. Mezi velmoži koná službu, a před obličejem vladařovým se ukazuje. </text:p>
            <text:p text:style-name="P222"/>
          </table:table-cell>
        </table:table-row>
        <table:table-row table:style-name="Tabulka1.1">
          <table:table-cell table:style-name="Tabulka1.A1" office:value-type="string">
            <text:p text:style-name="P70">Lectio ij.</text:p>
            <text:p text:style-name="P273">I<text:span text:style-name="T230">n</text:span> terram alienigenárum géntium pertránsiet: bona enim et mala in homínibus tentábit. Cor suum tradet ad vigilándum dilúculo ad Dóminum, qui fecit illum, et in conspéctu Altíssimi deprecábitur. Apériet os suum in oratióne, et pro delíctis suis deprecábitur.</text:p>
            <text:p text:style-name="P273"/>
          </table:table-cell>
          <table:table-cell table:style-name="Tabulka1.A1" office:value-type="string">
            <text:p text:style-name="P37"/>
            <text:p text:style-name="P224"><text:span text:style-name="T230">Do</text:span> zemí cizích národů chodí, neboť dobro i zlo mezi lidmi zkouší. Srdcem svým za úsvitu s oddaností hledá Pána, který ho stvořil, před zrakem Nejvyššího se modlí. Otvírá svá ústa na modlitbě, a za své hříchy vyprošuje si odpuštění. </text:p>
          </table:table-cell>
        </table:table-row>
        <table:table-row table:style-name="Tabulka1.1">
          <table:table-cell table:style-name="Tabulka1.A1" office:value-type="string">
            <text:p text:style-name="P70">Lectio iij.</text:p>
            <text:p text:style-name="P273">S<text:span text:style-name="T230">i</text:span> enim Dóminus magnus volúerit, spíritu intelligéntiæ replébit illum: et ipse tamquam imbres mittet elóquia sapiéntiæ suæ, et in oratióne confitébitur Dómino: et ipse díriget consílium ejus, et disciplínam, et in abscónditis suis consiliábitur.</text:p>
            <text:p text:style-name="P273"/>
          </table:table-cell>
          <table:table-cell table:style-name="Tabulka1.A1" office:value-type="string">
            <text:p text:style-name="P37"/>
            <text:p text:style-name="P225"><text:span text:style-name="T230">Chce-li</text:span> Hospodin veliký, duchem <text:span text:style-name="T291">po</text:span>rozum<text:span text:style-name="T291">ění </text:span>naplňuje ho. On pak <text:span text:style-name="T291">jako déšť </text:span>chrlí řeči své moudrosti a na modlitbě chválí Pána. Umí on <text:span text:style-name="T291">směřovat své </text:span>snahy i myšlenky, o záhadách svých pak uvažovat. </text:p>
          </table:table-cell>
        </table:table-row>
        <table:table-row table:style-name="Tabulka1.1">
          <table:table-cell table:style-name="Tabulka1.A1" office:value-type="string">
            <text:p text:style-name="P70">Lectio i<text:span text:style-name="T292">v</text:span>.</text:p>
            <text:p text:style-name="P273">I<text:span text:style-name="T230">pse</text:span> palam fáciet disciplínam doctrínæ suæ, et in lege testaménti Dómini gloriábitur. Collaudábunt multi sapiéntiam ejus, et usque in sæculum non delébitur. Non recédet memória ejus, et nomen ejus requirétur a generatióne in generatiónem. Sapiéntiam ejus enarrábunt Gentes, et laudem ejus enuntiábit ecclésia.</text:p>
            <text:p text:style-name="P273"/>
          </table:table-cell>
          <table:table-cell table:style-name="Tabulka1.A1" office:value-type="string">
            <text:p text:style-name="P37"/>
            <text:p text:style-name="P225"><text:span text:style-name="T230">On</text:span> oznamuje kázeň své nauky, zákonem pak smlouvy Páně se honosí. Vychvalují mnozí moudrost jeho, ani na věky nebude vyhlazena. N<text:span text:style-name="T291">ikdy n</text:span>ezhyne památka jeho, jméno jeho žít bude <text:span text:style-name="T291">až do</text:span> poslední<text:span text:style-name="T291">ch</text:span> <text:span text:style-name="T291">po</text:span>kolen<text:span text:style-name="T291">í</text:span>. Moudrost jeho hlásat<text:span text:style-name="T291">i</text:span> budou pohané, a chválu jeho zvěstovat<text:span text:style-name="T291">i</text:span> bude obec. <text:s/><text:span text:style-name="T293">(</text:span><text:span text:style-name="T35">Hejčl, </text:span><text:span text:style-name="T36">lehce upraveno</text:span><text:span text:style-name="T35">)</text:span></text:p>
          </table:table-cell>
        </table:table-row>
        <table:table-row table:style-name="Tabulka1.1">
          <table:table-cell table:style-name="Tabulka1.A1" office:value-type="string">
            <text:p text:style-name="P147">In III. Nocturno</text:p>
            <text:p text:style-name="P46"><text:span text:style-name="T50">Léctio sancti Evangélii</text:span><text:span text:style-name="T56"> </text:span><text:span text:style-name="T57">secúndum </text:span><text:span text:style-name="T58">Matthæum</text:span><text:span text:style-name="T50">.</text:span><text:span text:style-name="T72"> </text:span></text:p>
            <text:p text:style-name="P46"><text:span text:style-name="T72">Lectio ix. Cap. </text:span><text:span text:style-name="T79">5</text:span><text:span text:style-name="T72">.</text:span></text:p>
            <text:p text:style-name="P284"><text:span text:style-name="T230">In</text:span> illo témpore: Dixit Jesus disc<text:span text:style-name="T295">í</text:span>pulis suis: Vos estis sal terrae. Quod si sal evanúerit, in quo saliétur? Et réliqua. </text:p>
            <text:p text:style-name="P5"/>
            <text:p text:style-name="P47"><text:span text:style-name="T98">Homilia sancti </text:span><text:span text:style-name="T56">A</text:span><text:span text:style-name="T58">ugustíni</text:span><text:span text:style-name="T98"> Epíscopi</text:span><text:span text:style-name="T50">.</text:span></text:p>
            <text:p text:style-name="P46"><text:span text:style-name="T84">Lib. 2. Comment. in Luc. </text:span><text:span text:style-name="T86">C</text:span><text:span text:style-name="T84">ap. 2.</text:span></text:p>
            <text:p text:style-name="P265"><text:span text:style-name="T248">Osténdit</text:span><text:span text:style-name="T58"> </text:span><text:span text:style-name="T50">Dóminus fátuos esse judicándos, qui temporálium bonórum, ve</text:span><text:span text:style-name="T58">l </text:span><text:span text:style-name="T50">cópiam </text:span><text:span text:style-name="T58">s</text:span><text:span text:style-name="T50">ectántes, vel inópiam metuéntes, am</text:span><text:span text:style-name="T58">í</text:span><text:span text:style-name="T50">ttunt ætérna, quae nec dari possunt ab hom</text:span><text:span text:style-name="T58">í</text:span><text:span text:style-name="T50">nibus nec </text:span><text:span text:style-name="T58">a</text:span><text:span text:style-name="T50">uférri. Itaque si sal infatu</text:span><text:span text:style-name="T58">á</text:span><text:span text:style-name="T50">tum fúerit, in quo saliétur? </text:span><text:span text:style-name="T58">i</text:span><text:span text:style-name="T50">d est, si vos, per quos condiéndi sunt quodámmodo pópuli, metu persecutiónum temporálium </text:span><text:span text:style-name="T62">a</text:span><text:span text:style-name="T50">miséritis regna cœlórum; qui erunt hómines, per quos </text:span><text:span text:style-name="T58">a</text:span><text:span text:style-name="T50"> vobis error auferátur, c</text:span><text:span text:style-name="T58">u</text:span><text:span text:style-name="T50">m vos elégerit Deus, per </text:span><text:soft-page-break/><text:span text:style-name="T50">quos errórem áuferat ceterórúm?</text:span></text:p>
            <text:p text:style-name="P5"/>
          </table:table-cell>
          <table:table-cell table:style-name="Tabulka1.A1" office:value-type="string">
            <text:p text:style-name="P35"/>
            <text:p text:style-name="P35"/>
            <text:p text:style-name="P35"/>
            <text:p text:style-name="P263"><text:span text:style-name="T242">Za</text:span><text:span text:style-name="T103"> onoho času </text:span><text:span text:style-name="T113">řekl Ježíš svým učedníkům: „Vy jste sůl země. Co když sůl ztratí chuť, čím bude </text:span><text:span text:style-name="T115">o</text:span><text:span text:style-name="T113">solen</text:span><text:span text:style-name="T115">a</text:span><text:span text:style-name="T113">?“</text:span><text:span text:style-name="T105"> </text:span><text:span text:style-name="T103">A ostatní.</text:span></text:p>
            <text:p text:style-name="P35"/>
            <text:p text:style-name="P35"/>
            <text:p text:style-name="P35"/>
            <text:p text:style-name="P228"><text:span text:style-name="T230">Pán</text:span> ukázal, že bláhoví jsou <text:span text:style-name="T296">a soudu se dočkají </text:span>ti, kteří dobry časnými, ať už <text:span text:style-name="T296">honbou za bohatstvím</text:span>, nebo strachem z chudoby, ztrácejí dobra věčná, která <text:span text:style-name="T296">jim lidé</text:span> nem<text:span text:style-name="T297">ohou</text:span> dát ani vzít. Pokud tedy sůl ztratí rozum, čím bude <text:span text:style-name="T37">znovu</text:span><text:span text:style-name="T297"> o</text:span>sol<text:span text:style-name="T297">ena</text:span>? To <text:span text:style-name="T296">znamená</text:span>, pokud vy, <text:span text:style-name="T298">kteří máte svým způsobem uchovávat lidi </text:span><text:span text:style-name="T38">před zkažením</text:span><text:span text:style-name="T298">, kvůli strachu z potíží časných ztratíte království nebeské, kde se najdou lidé, kteří vás zbaví vašeho omylu, když </text:span><text:soft-page-break/><text:span text:style-name="T298">právě vás si vybral Bůh, abyste pomáhali od omylů ostatním?</text:span></text:p>
          </table:table-cell>
        </table:table-row>
        <table:table-row table:style-name="Tabulka1.1">
          <table:table-cell table:style-name="Tabulka1.A1" office:value-type="string">
            <text:p text:style-name="P62">Lectio x.</text:p>
            <text:p text:style-name="P284"><text:span text:style-name="T230">E</text:span><text:span text:style-name="T251">rgo</text:span> ad níhilum valet sal infatu<text:span text:style-name="T299">á</text:span>tum, nisi ut mittátur foras, et <text:span text:style-name="T299">con</text:span>c<text:span text:style-name="T299">u</text:span>lcétur ab hom<text:span text:style-name="T299">í</text:span>nibus. Non it<text:span text:style-name="T299">á</text:span>que calcátur ab hominibus, qui pátitur persecutiónem: sed qui persecutiónem timénd<text:span text:style-name="T299">o</text:span> infatu<text:span text:style-name="T299">á</text:span>tur. Calcári enim non potest, <text:span text:style-name="T299">n</text:span>isi inférior: sed inférior non est, qui quamvis córpore multa in terra sust<text:span text:style-name="T299">í</text:span>neat, corde tamen fixus in cœlo est.</text:p>
            <text:p text:style-name="P5"/>
          </table:table-cell>
          <table:table-cell table:style-name="Tabulka1.A1" office:value-type="string">
            <text:p text:style-name="P35"/>
            <text:p text:style-name="P253"><text:span text:style-name="T230">Takže</text:span> zkažená sůl se nehodí k ničemu jinému, než aby se vyhodila ven, a lidé po ní šlapali. Lidé nebudou šlapat po tom, kdo trpí potížemi, ale po tom, kdo se zkazil ze strachu před nimi. Šlapat se dá jen po tom, co je níže. Nicméně <text:span text:style-name="T300">níže není ten, kdo přesto, že tělo jeho trpí na zemi mnohé, pohled jeho srdce je vždy upřen k nebesům. </text:span></text:p>
          </table:table-cell>
        </table:table-row>
        <table:table-row table:style-name="Tabulka1.1">
          <table:table-cell table:style-name="Tabulka1.A1" office:value-type="string">
            <text:p text:style-name="P62">Lectio xj.</text:p>
            <text:p text:style-name="P263"><text:span text:style-name="T249">Vo</text:span><text:span text:style-name="T247">s</text:span><text:span text:style-name="T50"> estis lumen mundi. Quómodo dixit supéri</text:span><text:span text:style-name="T63">u</text:span><text:span text:style-name="T50">s sal terræ, sic nunc dicit lumen mundi. Nam neque supéri</text:span><text:span text:style-name="T63">u</text:span><text:span text:style-name="T50">s ista terra accipiénda est, quam pédib</text:span><text:span text:style-name="T63">u</text:span><text:span text:style-name="T50">s corpóreis calcámus: sed hómines</text:span><text:span text:style-name="T63">,</text:span><text:span text:style-name="T50"> qui in terra hábitant, vel étiam peccatóres, quorum condiéndis et extinguéndis putóribus Apostólicum salem Dóminus misit.</text:span></text:p>
            <text:p text:style-name="P5"/>
          </table:table-cell>
          <table:table-cell table:style-name="Tabulka1.A1" office:value-type="string">
            <text:p text:style-name="P35"/>
            <text:p text:style-name="P229"><text:span text:style-name="T230">Vy</text:span> jste světlo světa. Tak jako Pán před chvilkou řekl, že jsme sůl země, tak nyní říká, že jsme světlo světa. Avšak ani předtím Pán neříkal, že máme přijmout tuto zemi, po které tělesnýma nohama šlapeme, ale lidi, kteří na této zemi přebývají, <text:span text:style-name="T296">zejména</text:span> hříšníky, k jejichž uchování a zamezení <text:span text:style-name="T146">hnilobnému</text:span> zápachu Pán poslal sůl <text:span text:style-name="T297">A</text:span>poštolů.</text:p>
          </table:table-cell>
        </table:table-row>
        <table:table-row table:style-name="Tabulka1.1">
          <table:table-cell table:style-name="Tabulka1.A1" office:value-type="string">
            <text:p text:style-name="P62">Lectio xij.</text:p>
            <text:p text:style-name="P284"><text:span text:style-name="T251">Et</text:span><text:span text:style-name="T299"> </text:span>h<text:span text:style-name="T299">i</text:span>c mundum, non cœlum et terram, sed hómines, qui sunt in mundo, vel <text:span text:style-name="T299">díligunt </text:span>mundum, opórtet <text:span text:style-name="T299">intélligi, </text:span>quibus illuminándis <text:span text:style-name="T299">Apóstoli </text:span>missi sunt. Non potest <text:span text:style-name="T301">cívitas </text:span>abscóndi super montem pósita; id est, fundáta super insignem magnámque just<text:span text:style-name="T299">í</text:span>tiam, quam sign<text:span text:style-name="T299">í</text:span>ficat étiam ipse mons, in quo d<text:span text:style-name="T299">í</text:span>sputat Dóminus.</text:p>
            <text:p text:style-name="P303"/>
          </table:table-cell>
          <table:table-cell table:style-name="Tabulka1.A1" office:value-type="string">
            <text:p text:style-name="P35"/>
            <text:p text:style-name="P254">A měli bychom pochopit, že <text:span text:style-name="T297">kvůli </text:span>t<text:span text:style-name="T297">omu</text:span>to svět<text:span text:style-name="T297">u</text:span>, <text:span text:style-name="T301">a to</text:span> ne<text:span text:style-name="T301">jsou</text:span> nebe<text:span text:style-name="T301">sa</text:span> a země, ale lidé, kteří jsou ve světě či milují svět, právě kvůli nim <text:span text:style-name="T302">byli</text:span> posláni <text:span text:style-name="T297">A</text:span>poštolové, aby je osvítili. Nemůže zůstat skryto město ležící na hoře. To proto, že má sv<text:span text:style-name="T301">é</text:span> základ<text:span text:style-name="T301">y</text:span> ve slavné a veliké spravedlnosti, a tou je míněna také ona hora, o které mluví Pán. </text:p>
          </table:table-cell>
        </table:table-row>
        <table:table-row table:style-name="Tabulka1.1">
          <table:table-cell table:style-name="Tabulka1.A1" table:number-columns-spanned="2" office:value-type="string">
            <text:p text:style-name="P144">Aliæ Lectiones</text:p>
            <text:p text:style-name="P101">pro <text:span text:style-name="T288">Doctoribus</text:span>.</text:p>
          </table:table-cell>
          <table:covered-table-cell/>
        </table:table-row>
        <table:table-row table:style-name="Tabulka1.1">
          <table:table-cell table:style-name="Tabulka1.A1" office:value-type="string">
            <text:p text:style-name="P51">In III. Nocturno</text:p>
            <text:p text:style-name="P12">Léctio sancti Evangélii secúndum Matthǽum.</text:p>
            <text:p text:style-name="P44"><text:span text:style-name="T88">Lectio ix. </text:span><text:span text:style-name="T89">Cap. </text:span><text:span text:style-name="T90">5</text:span></text:p>
            <text:p text:style-name="P170"><text:span text:style-name="T129">I</text:span><text:span text:style-name="T237">n</text:span><text:span text:style-name="T129"> illo témpore: Dixit Jesus discípulis suis: Vos estis sal terræ. Quod si sal evanúerit, in quo saliétur? Et réliqua.</text:span></text:p>
            <text:p text:style-name="P21"/>
            <text:p text:style-name="P13">Homilía sancti Gregórii Papæ.</text:p>
            <text:p text:style-name="P57">Ex Homil. 17. in Luc. 10. ante medium.</text:p>
            <text:p text:style-name="P162"><text:span text:style-name="T230">Considerándum</text:span> nobis est, fratres charíssimi, ut, qui una eadémque exhortatiónis voce non súfficit simul cunctos admonére, stúdeat singulos, in quantum valet, instrúere, privátis locutiónibus ædificáre. Debémus namque pensáre contínuo, quod sanctis Apóstolis dícitur, et per Apóstolos nobis: Vos estis sal terræ. Si igitur sal sumus, condíre mentes fidélium debémus. </text:p>
            <text:p text:style-name="P58"/>
          </table:table-cell>
          <table:table-cell table:style-name="Tabulka1.A1" office:value-type="string">
            <text:p text:style-name="P22"/>
            <text:p text:style-name="P22"/>
            <text:p text:style-name="P24"/>
            <text:p text:style-name="P165"><text:span text:style-name="T230">Za</text:span> onoho času řekl Ježíš učedníkům svým: „<text:span text:style-name="T294">Vy jste sůl země. Pokud sůl ztratí chuť, čím bude osolena</text:span>.“ A další.</text:p>
            <text:p text:style-name="P24"/>
            <text:p text:style-name="P25"/>
            <text:p text:style-name="P25"/>
            <text:p text:style-name="P166"><text:span text:style-name="T239">Nejdražší</text:span><text:span text:style-name="T124"> bratři, je třeba, abychom uvážili, že ten, kdo jednou řečí povzbuzení </text:span><text:span text:style-name="T125">nezvládne</text:span><text:span text:style-name="T124"> napomenout všechny najednou, měl by se snažit poučit každého, jak jen dokáže, a vzdělávat je v soukromých rozhovorech. Musíme totiž neustále myslet na to, co bylo řečeno svatým Apoštolům a skrze Apoštoly i nám: „Vy jste sůl země.“ Pokud jsme tedy sůl, musíme ochucovat mysli věřících. </text:span></text:p>
          </table:table-cell>
        </table:table-row>
        <text:soft-page-break/>
        <table:table-row table:style-name="Tabulka1.1">
          <table:table-cell table:style-name="Tabulka1.A1" office:value-type="string">
            <text:p text:style-name="P57">Lectio x.</text:p>
            <text:p text:style-name="P163">V<text:span text:style-name="T230">os</text:span> ígitur, qui pastóres estis, pensáte, quia Dei animália páscitis: de quibus profécto animálibus Deo per Psalmístam dícitur: Animália tua habitábunt in ea. Et sæpe vidémus, quod petra salis brutis animálibus antepónitur, ut ex eádem salis petra lámbere débeant, et meliorári. Quasi ergo inter bruta animália petra salis, debet esse sacérdos in pópulis. </text:p>
            <text:p text:style-name="P58"/>
          </table:table-cell>
          <table:table-cell table:style-name="Tabulka1.A1" office:value-type="string">
            <text:p text:style-name="P24"/>
            <text:p text:style-name="P167"><text:span text:style-name="T240">Vy</text:span><text:span text:style-name="T130"> tedy, kteří jste pastýři, mějte na mysli, že pasete Boží stádce. O tomto stádci Bůh skrze Žalmistu říká: „Tvoje stádce v ní bude přebývat“. Často </text:span><text:span text:style-name="T131">také </text:span><text:span text:style-name="T130">vídáme, že velké kusy soli se dávají tažným zvířatům, aby tento kus soli mohli olizovat, a aby tím prospívala. Tedy stejně jako tento kus soli mezi tažnými zvířaty musí být </text:span><text:span text:style-name="T131">i</text:span><text:span text:style-name="T130"> kněz mezi lidmi. </text:span></text:p>
          </table:table-cell>
        </table:table-row>
        <table:table-row table:style-name="Tabulka1.1">
          <table:table-cell table:style-name="Tabulka1.A1" office:value-type="string">
            <text:p text:style-name="P57">Lectio xj.</text:p>
            <text:p text:style-name="P163">C<text:span text:style-name="T230">uráre</text:span> namque sacerdótem necésse est, quæ síngulis dicat, unumquémque quáliter admóneat: ut, quisquis sacerdóti júngitur, quasi e salis tactu ætérnæ vitæ sapóre condiátur. Sal étenim terræ non sumus, si corda audiéntium non condímus: quod profécto condiméntum ille veráciter próximo impéndit, qui prædicatiónis verbum non súbtrahit. Sed tunc vere áliis recta prædicámus, si dicta rebus et exémplis osténdimus. </text:p>
            <text:p text:style-name="P58"/>
          </table:table-cell>
          <table:table-cell table:style-name="Tabulka1.A1" office:value-type="string">
            <text:p text:style-name="P24"/>
            <text:p text:style-name="P169"><text:span text:style-name="T234">Je</text:span><text:span text:style-name="T120"> totiž nutné, aby se kněz staral o to, že pokud lidem jednotlivě něco říká, všem říkal totéž: aby totiž každý, kdo přijde ke knězi, jako špetkou soli byl ochucen příchutí života věčného. </text:span><text:span text:style-name="T132">Nejsme totiž solí země, pokud se nedotkneme srdcí těch, </text:span><text:span text:style-name="T131">kteří</text:span><text:span text:style-name="T132"> nás poslouchají: svému bližnímu totiž </text:span><text:span text:style-name="T131">o</text:span><text:span text:style-name="T132">pravd</text:span><text:span text:style-name="T131">u</text:span><text:span text:style-name="T132"> dá pokrm života věčného pouze ten, kdo ze slov kázání neodebere vůbec nic. Avšak pouze tehdy můžeme ostatním kázat pravdu, pokud svá slova ukazujeme </text:span><text:span text:style-name="T131">i </text:span><text:span text:style-name="T132">svým životem a příklady.</text:span></text:p>
          </table:table-cell>
        </table:table-row>
        <table:table-row table:style-name="Tabulka1.1">
          <table:table-cell table:style-name="Tabulka1.A1" office:value-type="string">
            <text:p text:style-name="P57">Lectio xij.</text:p>
            <text:p text:style-name="P170"><text:span text:style-name="T121">N</text:span><text:span text:style-name="T238">ullum</text:span><text:span text:style-name="T121"> puto, fratres charíssimi, ab áliis majus præjudícium, quam a sacerdótibus tolerat Deus: quando eos, quos ad aliórum correctiónem pósuit, dare de se exémpla pravitátis cernit: quando ipsi peccámus, qui compéscere peccáta debúimus: nulla animárum lucra quærimus, ad nostra quotídie stúdia vacámus, terréna concupíscimus, humánam glóriam inténta mente captámus. </text:span></text:p>
            <text:p text:style-name="P58"/>
          </table:table-cell>
          <table:table-cell table:style-name="Tabulka1.A1" office:value-type="string">
            <text:p text:style-name="P24"/>
            <text:p text:style-name="P168"><text:span text:style-name="T241">Nemyslím</text:span><text:span text:style-name="T132"> si, nejdražší bratři, že existuje větší před</text:span><text:span text:style-name="T131">zvěst budoucího odsouzení</text:span><text:span text:style-name="T132">, než to, co od kněží snáší Bůh: totiž když </text:span><text:span text:style-name="T133">vidí, že </text:span><text:span text:style-name="T132">t</text:span><text:span text:style-name="T133">i</text:span><text:span text:style-name="T132">, které ustanovil, aby napravovali ostatní, </text:span><text:span text:style-name="T133">sami ze sebe dávají příklady špatnosti: když hřešíme my, kteří máme hříchy potlačovat: </text:span><text:span text:style-name="T131">když </text:span><text:span text:style-name="T133">nehledáme žádné dobro pro duše, </text:span><text:span text:style-name="T131">ale </text:span><text:span text:style-name="T133">každý den se věnujeme svým vlastním činnostem, toužíme po věcech pozem-ských, a celou svou myslí usilujeme o lidskou slávu.</text:span></text:p>
          </table:table-cell>
        </table:table-row>
        <table:table-row table:style-name="Tabulka1.1">
          <table:table-cell table:style-name="Tabulka1.A1" table:number-columns-spanned="2" office:value-type="string">
            <text:p text:style-name="P95"><text:span text:style-name="T117">C</text:span><text:span text:style-name="T118">OMMUNE</text:span><text:span text:style-name="T2"> </text:span></text:p>
            <text:p text:style-name="P87"><text:span text:style-name="T155">C</text:span><text:span text:style-name="T5">onfessoris non</text:span><text:span text:style-name="T3"> </text:span><text:span text:style-name="T137">P</text:span><text:span text:style-name="T5">ontificis</text:span></text:p>
          </table:table-cell>
          <table:covered-table-cell/>
        </table:table-row>
        <table:table-row table:style-name="Tabulka1.1">
          <table:table-cell table:style-name="Tabulka1.A1" office:value-type="string">
            <text:p text:style-name="P130">In I. Nocturno</text:p>
            <text:p text:style-name="P122">De libro Sapiéntiæ.</text:p>
            <text:p text:style-name="P71">Lectio j. <text:span text:style-name="T203">Cap. 4.</text:span></text:p>
            <text:p text:style-name="P174">J<text:span text:style-name="T230">ustus</text:span> si morte præoccupátus fúerit, in refrigério erit. Senéctus enim venerábilis est non diutúrna, neque annórum número computáta: cani autem sunt sensus hóminis, et ætas senectútis vita immaculáta. Placens Deo factus est diléctus, et vivens inter peccatóres translátus est. Raptus est ne malítia mutáret intelléctum ejus, aut ne fíctio decíperet ánimam illíus.</text:p>
            <text:p text:style-name="P174"/>
          </table:table-cell>
          <table:table-cell table:style-name="Tabulka1.A1" office:value-type="string">
            <text:p text:style-name="P29"/>
            <text:p text:style-name="P29"/>
            <text:p text:style-name="P29"/>
            <text:p text:style-name="P183">U<text:span text:style-name="T230">mře-li</text:span> spravedlivý třeba předčasně, dojde odpočinutí. Ctihodné stáří totiž nespočívá v dlouhém věku ani se neměří počtem let. Ty pravé šediny pro člověka je rozumnost a život bez poskvrny je ten pravý dlouhý věk. Protože se líbil Bohu, Bůh jej miloval, a protože žil mezi hříšníky, byl přenesen. Byl vzat, aby špatnost nezměnila jeho smýšlení a lest nesvedla jeho duši. </text:p>
          </table:table-cell>
        </table:table-row>
        <table:table-row table:style-name="Tabulka1.1">
          <table:table-cell table:style-name="Tabulka1.A1" office:value-type="string">
            <text:p text:style-name="P71">Lectio ij.</text:p>
            <text:p text:style-name="P274">F<text:span text:style-name="T230">ascinátio</text:span> enim nugacitátis obscúrat bona, et inconstántia concupiscéntiæ transvértit sensum sine malítia. Consummátus in brevi explévit témpora multa: placita enim erat Deo ánima illius: prop<text:soft-page-break/>ter hoc properávit edúcere illum de médio iniquitátum: pópuli autem vidéntes, et non intelligéntes, nec ponéntes in præcórdiis tália: quóniam grátia Dei, et misericórdia est in sanctos ejus, et respéctus in eléctos illíus.</text:p>
            <text:p text:style-name="P109"/>
          </table:table-cell>
          <table:table-cell table:style-name="Tabulka1.A1" office:value-type="string">
            <text:p text:style-name="P38"/>
            <text:p text:style-name="P192"><text:span text:style-name="T230">Neboť</text:span> kouzlo neřesti zastírá dobro a <text:span text:style-name="T283">nestálost</text:span> vášně převrací mysl, <text:span text:style-name="T283">která nezná zlobu</text:span>. Kdo se ukázal dokonalým v krátkosti, dosáhl plnosti dlouhého věku. Jeho duše byla milá Hospodinu, a <text:soft-page-break/>proto pospíšil vyvést ji z prostředí nepravosti. Lidé tomu přihlíželi, ale nepochopili to, ani si nevzali k srdci, že milost a milosrdenství patří jeho vyvoleným a že ochraňuje své svaté. </text:p>
          </table:table-cell>
        </table:table-row>
        <table:table-row table:style-name="Tabulka1.1">
          <table:table-cell table:style-name="Tabulka1.A1" office:value-type="string">
            <text:p text:style-name="P71">Lectio iij.</text:p>
            <text:p text:style-name="P274">C<text:span text:style-name="T230">ondémnat</text:span> autem justus mórtuus vivos ímpios, et juvéntus celérius consum-máta, longam vitam injústi. Vidébunt enim finem sapiéntis, et non intélligent quid cogitáverit de illo Deus, et quare muníeret illum Dóminus, vidébunt et contémnent eum: illos autem Dóminus irridébit.</text:p>
            <text:p text:style-name="P17"/>
          </table:table-cell>
          <table:table-cell table:style-name="Tabulka1.A1" office:value-type="string">
            <text:p text:style-name="P38"/>
            <text:p text:style-name="P192"><text:span text:style-name="T230">Spravedlivý</text:span> svou smrtí odsuzuje žijící svévolníky, mládí pak, jež došlo rychlého konce, letité stáří nespravedlivého. <text:span text:style-name="T283">Uvidí</text:span> jen skonání moudrého, ale nepochopí, jak o něm Hospodin rozhodl a k čemu ho zachoval. Uvidí to a pohrdnou jím, ale Hospodin se jim vysměje. </text:p>
          </table:table-cell>
        </table:table-row>
        <table:table-row table:style-name="Tabulka1.1">
          <table:table-cell table:style-name="Tabulka1.A1" office:value-type="string">
            <text:p text:style-name="P71">Lectio i<text:span text:style-name="T204">v</text:span>.</text:p>
            <text:p text:style-name="P274">E<text:span text:style-name="T230">t</text:span> erunt post hæc decidéntes sine honóre, et in contumélia inter mórtuos in perpétuum: quóniam disrúmpet illos inflátos sine voce, et commovébit illos a fundaméntis et usque ad suprémum desolabúntur: et erunt geméntes, et memória illórum períbit. Vénient in cogitatióne peccatórum suórum tímidi, et tradúcent illos ex advérso iniquitátes ipsórum.</text:p>
            <text:p text:style-name="P17"/>
          </table:table-cell>
          <table:table-cell table:style-name="Tabulka1.A1" office:value-type="string">
            <text:p text:style-name="P38"/>
            <text:p text:style-name="P197">A budou zneuctěnou mrtvolou, navěky pohrdáni i mezi mrtvými. Neboť on je srazí, <text:span text:style-name="T283">nafoukance</text:span>, že ani nehlesnou, vyvrátí je do základů a až do konce <text:span text:style-name="T283">budou zničeni</text:span>, ocitnou se v mukách a jejich památka zanikne. Při zúčtování svých hříchů přijdou zlomeni strachem a jejich nepravosti je usvědčí tváří v tvář. <text:s/><text:span text:style-name="T284">(</text:span><text:span text:style-name="T32">ČEP, upraveno</text:span><text:span text:style-name="T148">)</text:span></text:p>
          </table:table-cell>
        </table:table-row>
        <table:table-row table:style-name="Tabulka1.1">
          <table:table-cell table:style-name="Tabulka1.A1" office:value-type="string">
            <text:p text:style-name="P53">In III. Nocturno</text:p>
            <text:p text:style-name="P23"><text:span text:style-name="T66">Léctio sancti Evangélii </text:span><text:span text:style-name="T67">secúndum </text:span><text:span text:style-name="T68">Lucam</text:span><text:span text:style-name="T66">.</text:span><text:span text:style-name="T95"> </text:span></text:p>
            <text:p text:style-name="P23"><text:span text:style-name="T95">Lectio ix. Cap. </text:span><text:span text:style-name="T96">1</text:span><text:span text:style-name="T97">2</text:span><text:span text:style-name="T95">.</text:span></text:p>
            <text:p text:style-name="P302"><text:span text:style-name="T230">In</text:span> illo témpore: Dixit Jesus discípulis suis: Sint lumbi vestri præcíncti, et lucérnæ ardéntes in mánibus vestris. Et réliqua.</text:p>
            <text:p text:style-name="P4"/>
            <text:p text:style-name="P23"><text:span text:style-name="T200">Homil</text:span><text:span text:style-name="T201">í</text:span><text:span text:style-name="T200">a sancti </text:span><text:span text:style-name="T66">Gregórii Papæ.</text:span></text:p>
            <text:p text:style-name="P78">Homilia 13. in Evangelia.</text:p>
            <text:p text:style-name="P296"><text:span text:style-name="T230">Dóminus</text:span> dicit: Sint lumbi vestri præcíncti. Lumbos enim præcíngimus, cum carnis luxúriam per continéntiam coarctámus. Sed quia minus est, mala non ágere, nisi étiam quisque stúdeat et bonis opéribus insudáre, protínus ádditur: Et lucérnæ ardéntes in mánibus vestris. Lucérnas quippe ardéntes in mánibus tenémus, cum per bona ópera próximis nostris lucis exémpla monstrámus. De quibus profécto opéribus Dóminus dicit: Lúceat lux vestra coram homínibus, ut vídeant ópera vestra bona, et gloríficent Patrem vestrum qui in cælis est. </text:p>
            <text:p text:style-name="P4"/>
          </table:table-cell>
          <table:table-cell table:style-name="Tabulka1.A1" office:value-type="string">
            <text:p text:style-name="P33"/>
            <text:p text:style-name="P33"/>
            <text:p text:style-name="P33"/>
            <text:p text:style-name="P230"><text:span text:style-name="T230">Za</text:span> onoho času, řekl Ježíš svým učedníkům: nechť jsou bedra vaše přepásána a lampy hoří ve vašich rukách. A ostatní.</text:p>
            <text:p text:style-name="P33"/>
            <text:p text:style-name="P33"/>
            <text:p text:style-name="P33"/>
            <text:p text:style-name="P331"><text:span text:style-name="T230">Pán</text:span> praví: „Nechť jsou vaše bedra přepásána“. Bedra si totiž přepásáme, když zdrženlivostí chceme zkrotit rozmary těla. Ale protože nestačí, když jen neděláme zlé věci, pokud se každý nesnažíme zapotit i při konání dobrých skutků, hned Pán dodává: „a lampy ať hoří ve vašich rukách“. Zapálené lampy máme v rukách, když dobrými skutky dáváme svým bližním příklady světla. O těchto skutcích Pán říká: „Ať svítí světlo vaše před lidmi, aby viděli vaše dobré skutky, a oslavovali vašeho Otce, který je v nebesích“. </text:p>
          </table:table-cell>
        </table:table-row>
        <table:table-row table:style-name="Tabulka1.1">
          <table:table-cell table:style-name="Tabulka1.A1" office:value-type="string">
            <text:p text:style-name="P64">Lectio x. </text:p>
            <text:p text:style-name="P297"><text:span text:style-name="T230">Duo</text:span> autem sunt, quæ jubéntur, et lumbos restríngere, et lucérnas tenére: ut et mundítia sit castitátis in córpore, et lumen veritátis in operatióne. Redemptóri étenim nostro unum sine áltero <text:soft-page-break/>placére nequáquam potest: si aut is qui bona agit, adhuc luxúriæ inquinaménta non déserit: aut is qui castitáte præéminet, necdum se per bona ópera exércet. </text:p>
            <text:p text:style-name="P4"/>
          </table:table-cell>
          <table:table-cell table:style-name="Tabulka1.A1" office:value-type="string">
            <text:p text:style-name="P33"/>
            <text:p text:style-name="P333"><text:span text:style-name="T230">Jsou</text:span> zde totiž dva příkazy, přepásat bedra a držet lampy, aby v těle vládla čistota cudnosti a světlo pravdy ve skutcích. Spasiteli našemu se nemůžeme líbit ani bez jednoho, ani bez druhého. Totiž ani <text:soft-page-break/>když někdo koná dobré skutky, ale nečisté svody těla neopustí, ani když vyniká v čistotě, avšak necvičí se v dobrých skutcích. </text:p>
          </table:table-cell>
        </table:table-row>
        <table:table-row table:style-name="Tabulka1.1">
          <table:table-cell table:style-name="Tabulka1.A1" office:value-type="string">
            <text:p text:style-name="P64">Lectio xj.</text:p>
            <text:p text:style-name="P302"><text:span text:style-name="T230">Nec</text:span> cástitas ergo magna est sine bono ópere, nec opus bonum est áliquod sine castitáte. Sed et si utrúmque ágitur, restat, ut quisquis ille est, spe ad supérnam pátriam tendat, et nequáquam se a vítiis pro mundi hujus honestáte contíneat; sed totam spem in Redemptóris sui advéntum constítuat, unde et prótinus súbditur: Et vos símiles homínibus exspectántibus dóminum suum, quando revertátur a núptiis: ut cum vénerit et pulsáverit, conféstim apériant ei. <text:s/></text:p>
            <text:p text:style-name="P4"/>
          </table:table-cell>
          <table:table-cell table:style-name="Tabulka1.A1" office:value-type="string">
            <text:p text:style-name="P33"/>
            <text:p text:style-name="P332"><text:span text:style-name="T230">Tedy</text:span> čistota není příliš významná bez dobrých skutků, ani dobré skutky nejsou nic bez čistoty. <text:s/>Avšak i když je v pořádku oboje, zbývá, pokud někdo takový je, aby svou naději směřoval k věčné vlasti a nikdy se nezdržoval špatných skutků pouze pro uznání tohoto světa, ale veškerou svou naději vložil v příchod svého Spasitele. Proto se dále dodává: „A vy, buďte podobni lidem čekajícím na svého pána, až se vrátí ze svatby a zabuší na dveře, abyste mu hned otevřeli“. <text:s/></text:p>
          </table:table-cell>
        </table:table-row>
        <table:table-row table:style-name="Tabulka1.1">
          <table:table-cell table:style-name="Tabulka1.A1" office:value-type="string">
            <text:p text:style-name="P64">Lectio xij.</text:p>
            <text:p text:style-name="P301"><text:span text:style-name="T230">Venit</text:span> quippe Dóminus, cum ad judícium próperat: pulsat vero, cum jam per ægritúdinis moléstias esse mortem vicínam desígnat. Cui conféstim apérimus, si hunc cum amóre suscípimus. Aperíre enim júdici pulsánti non vult, qui exíre de córpore trépidat: et vidére eum, quem contempsísse se méminit, júdicem fórmidat. Qui autem de sua spe et operatióne secúrus est, pulsánti conféstim áperit, quia lætus júdicem sústinet. Et cum tempus propínquæ mortis advénerit, de glória retributiónis hilaréscit.</text:p>
            <text:p text:style-name="P4"/>
          </table:table-cell>
          <table:table-cell table:style-name="Tabulka1.A1" office:value-type="string">
            <text:p text:style-name="P33"/>
            <text:p text:style-name="P255"><text:span text:style-name="T230">Pán</text:span> totiž přijde, až bude pospíchat k soudu. Zatluče pak na dveře tím, <text:span text:style-name="T202">že</text:span> zdravotními potížemi bude <text:span text:style-name="T202">po</text:span>ukazovat <text:span text:style-name="T202">na </text:span>blí<text:span text:style-name="T202">žící se </text:span>smrt. Hned mu otevřeme tím, že jej s láskou přijmeme. Otevřít soudci, který tluče na dveře, nechce ten, kdo se bojí vyjít z těla. A <text:span text:style-name="T202">takový člověk se děsí </text:span>pohledu na <text:span text:style-name="T202">toho</text:span> soudce, <text:span text:style-name="T202">který si</text:span> pamatuje, že jej <text:span text:style-name="T202">soudce </text:span>zavrhl. Kdo si však je jistý svými skutky a nadějí, <text:span text:style-name="T202">ten </text:span>soudci, který tluče na dveře, hned otevře, neboť jej rád uvidí. A když se blíží čas smrti, <text:span text:style-name="T202">už se </text:span>těší na slavnou odměnu. </text:p>
          </table:table-cell>
        </table:table-row>
        <table:table-row table:style-name="Tabulka1.1">
          <table:table-cell table:style-name="Tabulka1.A1" table:number-columns-spanned="2" office:value-type="string">
            <text:p text:style-name="P144">Aliæ Lectiones</text:p>
            <text:p text:style-name="P101">pro Confessore non Pont.</text:p>
          </table:table-cell>
          <table:covered-table-cell/>
        </table:table-row>
        <table:table-row table:style-name="Tabulka1.1">
          <table:table-cell table:style-name="Tabulka1.A1" office:value-type="string">
            <text:p text:style-name="P118">In I. Nocturno</text:p>
            <text:p text:style-name="P123">De libro Ecclesiástici.</text:p>
            <text:p text:style-name="P72">Lectio j. <text:span text:style-name="T203">Cap. 31.</text:span></text:p>
            <text:p text:style-name="P175">B<text:span text:style-name="T230">eátus</text:span> vir, qui invéntus est sine mácula: et qui post aurum non ábiit, nec sperávit in pecúnia, et thesáuris. Quis est hic, et laudábimus eum? fecit enim mirabília in vita sua. Qui probátus est in illo, et perféctus est, erit illi glória ætérna: qui pótuit transgrédi, et non est transgréssus: fácere mala, et non fecit: ídeo stabilíta sunt bona illíus in Dómino, et eleemósynas illíus enarrábit omnis Ecclésia sanctórum.</text:p>
            <text:p text:style-name="P175"/>
          </table:table-cell>
          <table:table-cell table:style-name="Tabulka1.A1" office:value-type="string">
            <text:p text:style-name="P30"/>
            <text:p text:style-name="P30"/>
            <text:p text:style-name="P30"/>
            <text:p text:style-name="P223"><text:span text:style-name="T230">Blaze</text:span> <text:span text:style-name="T304">muži</text:span>, který <text:span text:style-name="T304">shledán byl </text:span>bez <text:span text:style-name="T304">poskvrny </text:span>a za zlatem se nepachtí. Kdo je takový? Abychom ho chválili! Neboť <text:span text:style-name="T305">podivuhodné věci </text:span>činil v<text:span text:style-name="T305">e</text:span> svém životě. Kdo obstál v pokušení a zůstal neporušený? Bude to jeho <text:span text:style-name="T305">slávou na věky</text:span>. Kdo se mohl dopouštět přestupků, ale nedopustil se jich, kdo mohl činit zlé, ale neučinil to? Jeho štěstí je zajištěno <text:span text:style-name="T306">v Pánu</text:span> a o jeho milosrdných činech bude vypravovat <text:span text:style-name="T306">celé </text:span>shromáždění <text:span text:style-name="T306">svatých</text:span>. <text:span text:style-name="T307">(</text:span><text:span text:style-name="T39">ČEP</text:span><text:span text:style-name="T40">, </text:span><text:span text:style-name="T41">značně </text:span><text:span text:style-name="T42">upraveno</text:span><text:span text:style-name="T307">)</text:span></text:p>
          </table:table-cell>
        </table:table-row>
        <table:table-row table:style-name="Tabulka1.1">
          <table:table-cell table:style-name="Tabulka1.A1" office:value-type="string">
            <text:p text:style-name="P73">Lectio ij. <text:span text:style-name="T308">Cap. 32.</text:span></text:p>
            <text:p text:style-name="P275">Q<text:span text:style-name="T230">ui</text:span> timet Dóminum, excípiet doctrínam ejus: et qui vigiláverint ad illum, invénient benedictiónem. Qui quærit legem, replébitur ab ea: et qui insidióse agit, scandalizábitur in ea. Qui timent Dómi<text:soft-page-break/>num, invénient judícium justum, et justítias quasi lumen accéndent.</text:p>
            <text:p text:style-name="P275"/>
          </table:table-cell>
          <table:table-cell table:style-name="Tabulka1.A1" office:value-type="string">
            <text:p text:style-name="P39"/>
            <text:p text:style-name="P231"><text:span text:style-name="T230">Kdo</text:span> se bojí Pána, přijme učení jeho, a kdo ho pilně hledají, najdou požehnání. Kdo dbá zákona, bude jím naplněn, ale pokrytci bude kamenem úrazu. Bohabojní najdou, co je zajisté podle práva, a <text:soft-page-break/>spravedlivé výroky rozsvítí jako světlo. </text:p>
          </table:table-cell>
        </table:table-row>
        <table:table-row table:style-name="Tabulka1.1">
          <table:table-cell table:style-name="Tabulka1.A1" office:value-type="string">
            <text:p text:style-name="P73">Lectio iij. Cap. 32. et 33.</text:p>
            <text:p text:style-name="P275">Q<text:span text:style-name="T230">ui</text:span> credit Deo, atténdit mandátis: et qui confídit in illo, non minorábitur. Timénti Dóminum non occúrrent mala, sed in tentatióne Deus illum conservábít, et liberábit a malis. Sápiens non odit mandáta et justítias, et non illidétur quasi in procélla navis. Homo sensátus credit legi Dei, et lex illi fidélis.</text:p>
            <text:p text:style-name="P275"/>
          </table:table-cell>
          <table:table-cell table:style-name="Tabulka1.A1" office:value-type="string">
            <text:p text:style-name="P39"/>
            <text:p text:style-name="P226"><text:span text:style-name="T252">Kdo</text:span><text:span text:style-name="T309"> věří Bohu, zachovává </text:span><text:span text:style-name="T43">jeho</text:span><text:span text:style-name="T309"> přikázání, a kdo v něho doufá, nebude zahanben. Toho, kdo se bojí Pána, nepotká neštěstí, a v pokušení zachová ho Bůh a zbaví ho zlého. Moudrý nemá v nenávisti zákona, a nebude ztroskotán jako loď v bouři. Člověk rozumný, věrný jest zákonu Božímu, a zákon jest věrný jemu. </text:span></text:p>
          </table:table-cell>
        </table:table-row>
        <table:table-row table:style-name="Tabulka1.1">
          <table:table-cell table:style-name="Tabulka1.A1" office:value-type="string">
            <text:p text:style-name="P74">Lectio i<text:span text:style-name="T292">v</text:span>. <text:span text:style-name="T308">Cap. 34.</text:span></text:p>
            <text:p text:style-name="P276">S<text:span text:style-name="T230">píritus</text:span> timéntium Deum quæritur, et, in respectu illíus benedicétur. Spes enim illorum in salvántem illos, et óculi Dei in diligéntes se. Qui timet Dóminum nihil trepidábit, et non pavébit: quóniam ipse est spes ejus. Timéntis Dóminum beáta est ánima ejus. Ad quem réspicit, et quis est fortitúdo ejus? Oculi Dómini super timéntes eum.</text:p>
            <text:p text:style-name="P276"/>
          </table:table-cell>
          <table:table-cell table:style-name="Tabulka1.A1" office:value-type="string">
            <text:p text:style-name="P39"/>
            <text:p text:style-name="P227"><text:span text:style-name="T252">Duch</text:span><text:span text:style-name="T309"> těch, kdo se bojí Boha, bude chráněn, a pod pohledem jeho bude požehnán. Neboť naděje jejich se opírá o toho, který je vysvobozuje, a Boží oči hledí na ty, kdož jej milují. Kdo se bojí Pána, tomu netřeba se strachovati, ani děsiti se, neboť on jest naděje jeho. Duše toho, kdo se bojí Pána, je blahoslavená. Na koho upírá oči a kdo jest opora jeho? Oči Páně hledí na ty, kteří se ho bojí. (</text:span><text:span text:style-name="T40">Hejčl, </text:span><text:span text:style-name="T42">upraveno</text:span><text:span text:style-name="T307">) </text:span></text:p>
          </table:table-cell>
        </table:table-row>
        <table:table-row table:style-name="Tabulka1.1">
          <table:table-cell table:style-name="Tabulka1.A1" office:value-type="string">
            <text:p text:style-name="P52">In III. Nocturno</text:p>
            <text:p text:style-name="P46"><text:span text:style-name="T50">Léctio sancti Evangélii </text:span><text:span text:style-name="T51">secúndum </text:span><text:span text:style-name="T54">Mátthæum</text:span><text:span text:style-name="T50">.</text:span><text:span text:style-name="T72"> </text:span></text:p>
            <text:p text:style-name="P46"><text:span text:style-name="T72">Lectio ix. Cap. </text:span><text:span text:style-name="T73">1</text:span><text:span text:style-name="T76">2</text:span><text:span text:style-name="T78">2</text:span></text:p>
            <text:p text:style-name="P282">In illo témpore: Dixit Petrus ad Jesum: Ecce nos relíquimus ómnia, et secúti sumus te: quid ergo erit nobis? Et réliqua.</text:p>
            <text:p text:style-name="P5"/>
            <text:p text:style-name="P47"><text:span text:style-name="T98">Homilía sancti Hierónymi Presbyteri</text:span><text:span text:style-name="T50">.</text:span></text:p>
            <text:p text:style-name="P105"><text:span text:style-name="T156">Lib. 3. in Matth. Cap.19.</text:span><text:span text:style-name="T178"> </text:span></text:p>
            <text:p text:style-name="P290">Grandis fidúcia! Petrus piscátor erat, dives non fúerat, cíbos manu et arte quærébat: et tamen lóquitur confidénter, Relíquimus ómnia. Et quia non súfficit tantum relínquere, jungit quod perféctum est: Et secúti sumus te. Fécimus quod jussísti: quid ígitur nobis dabis præmii? </text:p>
            <text:p text:style-name="P5"/>
          </table:table-cell>
          <table:table-cell table:style-name="Tabulka1.A1" office:value-type="string">
            <text:p text:style-name="P35"/>
            <text:p text:style-name="P35"/>
            <text:p text:style-name="P35"/>
            <text:p text:style-name="P263"><text:span text:style-name="T103">Za onoho času řekl Petr Ježíšovi: Hle, </text:span><text:span text:style-name="T111">opustili</text:span><text:span text:style-name="T103"> jsme vše a následovali tě. Co tedy budeme mít? A </text:span><text:span text:style-name="T110">ostatní</text:span><text:span text:style-name="T103">.</text:span></text:p>
            <text:p text:style-name="P35"/>
            <text:p text:style-name="P35"/>
            <text:p text:style-name="P35"/>
            <text:p text:style-name="P212">Jak veliká to víra! Petr byl rybář, nebyl bohatý, pokrm získával prací svých rukou. A přece s důvěrou říká: „Opustili jsme vše“. A protože nestačí jen vše opustit, dodává ještě správně: „A následovali tě. Udělali jsme, co jsi přikázal. Jakou nám tedy dáš odměnu?“ </text:p>
          </table:table-cell>
        </table:table-row>
        <table:table-row table:style-name="Tabulka1.1">
          <table:table-cell table:style-name="Tabulka1.A1" office:value-type="string">
            <text:p text:style-name="P65">Lectio x.</text:p>
            <text:p text:style-name="P155">Jesus autem dixit illis: Amen dico vobis, quod vos, qui secúti estis me, in regeneratióne, cum séderit Fílius hóminis in sede majestátis suæ, sedébitis et vos super sedes duódecim, judicántes duódecim tribus Israël. Non dixit, Qui reliquistis ómnia: hoc enim et Crates fecit philósophus, et multi álii divítias contempsérunt: sed, Qui secúti estis me: quod proprium Apostolórum est, atque credéntium. </text:p>
            <text:p text:style-name="P8"/>
          </table:table-cell>
          <table:table-cell table:style-name="Tabulka1.A1" office:value-type="string">
            <text:p text:style-name="P35"/>
            <text:p text:style-name="P247"><text:span text:style-name="T157">Ježíš jim však řekl: „Amen pravím vám, že vy, kdo jste mě následovali, až bude vše obnoveno </text:span><text:span text:style-name="T161">a</text:span><text:span text:style-name="T157"> až se Syn člověka posadí na trůn své slávy, budete také sedět na dvanácti stolicích a budete soudit dvanáct kmenů izraelských.“ Neřekl „Vy, </text:span><text:span text:style-name="T161">kteří</text:span><text:span text:style-name="T157"> jste opustili vše“, neboť to řekl i filosof Kratés, a bohatstvím pohrdali i mnozí jiní, ale řekl „Vy, kdo jste mě následovali“, což je přístup vlastní apoštolům i všem věřícím. </text:span><text:s/></text:p>
          </table:table-cell>
        </table:table-row>
        <table:table-row table:style-name="Tabulka1.1">
          <table:table-cell table:style-name="Tabulka1.A1" office:value-type="string">
            <text:p text:style-name="P65">Lectio xj.</text:p>
            <text:p text:style-name="P156"><text:soft-page-break/>In regeneratióne, cum séderit Fílius hóminis in sede majestátis suæ (quando et mórtui de corruptióne resúrgent incorrúpti), sedébitis et vos in sóliis judicántium, condemnántes duódecim tribus Israël, quia vobis credéntibus, illi crédere noluérunt. Et omnis qui relínquerit domum, vel fratres, aut soróres, aut patrem, aut matrem, aut uxórem, aut fílios, aut agros propter nomen meum, céntuplum accípiet, et vitam æternam possidébit.</text:p>
            <text:p text:style-name="P8"/>
          </table:table-cell>
          <table:table-cell table:style-name="Tabulka1.A1" office:value-type="string">
            <text:p text:style-name="P35"/>
            <text:p text:style-name="P215"><text:soft-page-break/><text:span text:style-name="T157">Až bude vše obnoveno, až se Syn člověka posadí na trůn své slávy (až i mrtví z</text:span><text:span text:style-name="T161">e své</text:span><text:span text:style-name="T157"> porušitelnosti neporušeni vstanou), budete i vy sedět na soudních stolicích a odsoudíte dvanáct kmenů izraelských, neboť zatímco vy jste uvěřili, oni uvěřit nechtěli. A každý, kdo opustil dům nebo bratry nebo sestry nebo otce nebo matku nebo manželku nebo děti či pole pro jméno mé, stonásob dostane a bude mít</text:span><text:span text:style-name="T161">i</text:span><text:span text:style-name="T157"> život věčný.</text:span> </text:p>
          </table:table-cell>
        </table:table-row>
        <table:table-row table:style-name="Tabulka1.1">
          <table:table-cell table:style-name="Tabulka1.A1" office:value-type="string">
            <text:p text:style-name="P65">Lectio xij.</text:p>
            <text:p text:style-name="P157">Locus iste cum illa senténtia cóngruit, in qua Salvátor lóquitur: Non veni pacem míttere, sed gládium. Veni enim separáre hóminem a patre suo, et matrem a fília, et nurum a socru: et inimíci hóminis doméstici ejus. Qui ergo propter fidem Christi, et prædicatiónem Evangélii, omnes afféctus contémpserint, atque divítias et sæculi voluptátes: isti céntuplum recípient, et vitam ætérnam possidébunt.</text:p>
            <text:p text:style-name="P8"/>
          </table:table-cell>
          <table:table-cell table:style-name="Tabulka1.A1" office:value-type="string">
            <text:p text:style-name="P35"/>
            <text:p text:style-name="P250"><text:span text:style-name="T157">To místo odpovídá větě, kterou pronesl Spasitel: „Nepřišel jsem přinést mír, ale meč. Přišel jsem postavit syna proti otci jeho, dceru proti matce, snachu proti </text:span><text:span text:style-name="T161">tchyni.</text:span><text:span text:style-name="T157"> A nepřítelem člověka bude jeho vlastní rodina.“ Tedy každý, kdo pro víru v Krista a hlásání evangelia pohrdne všemi city a spolu s nimi i bohatstvím a potěšením světa, stonásob dostane a bude mít život věčný. </text:span><text:s/></text:p>
          </table:table-cell>
        </table:table-row>
        <table:table-row table:style-name="Tabulka1.1">
          <table:table-cell table:style-name="Tabulka1.A1" table:number-columns-spanned="2" office:value-type="string">
            <text:p text:style-name="P145">Aliæ Lectiones</text:p>
            <text:p text:style-name="P106"><text:span text:style-name="T303">P</text:span><text:span text:style-name="T2">ro</text:span> <text:span text:style-name="T303">A</text:span><text:span text:style-name="T16">bbatibus</text:span><text:span text:style-name="T2">.</text:span></text:p>
          </table:table-cell>
          <table:covered-table-cell/>
        </table:table-row>
        <table:table-row table:style-name="Tabulka1.1">
          <table:table-cell table:style-name="Tabulka1.A1" office:value-type="string">
            <text:p text:style-name="P126">In I. Nocturno</text:p>
            <text:p text:style-name="P124">De libro Ecclesiástici.</text:p>
            <text:p text:style-name="P75">Lectio j. <text:span text:style-name="T210">Cap. 44.</text:span></text:p>
            <text:p text:style-name="P176"><text:span text:style-name="T285">L</text:span><text:span text:style-name="T230">audémus</text:span> viros gloriósos, et paréntes nostros in generatióne sua. Multam glóriam fecit Dóminus magnificéntia sua a sæculo. Dominántes in potestátibus suís, hómines magni virtúte, et prudéntia sua præditi, nuntiántes in Prophétis dignitátem Prophetárum, et imperántes in præsénti pópulo, et virtúte prudéntiæ pópulis sanctíssima verba.</text:p>
            <text:p text:style-name="P176"/>
          </table:table-cell>
          <table:table-cell table:style-name="Tabulka1.A1" office:value-type="string">
            <text:p text:style-name="P31"/>
            <text:p text:style-name="P31"/>
            <text:p text:style-name="P31"/>
            <text:p text:style-name="P184"><text:span text:style-name="T243">C</text:span><text:span text:style-name="T230">hvalme</text:span> slavné muže, <text:span text:style-name="T286">své </text:span>otce<text:span text:style-name="T286"> </text:span>všech <text:s/>pokolení. Mnohou slávu vyjevil Hospodin <text:span text:style-name="T286">ve své vznešenosti od věků</text:span>. Panovali ve svých královstvích, <text:span text:style-name="T33">byli to </text:span>muži proslulí svou mocí; <text:span text:style-name="T286">věhlasní svou moudrostí, Proroctvími dokazovali důstojnost Proroků</text:span>. <text:span text:style-name="T286">A vládli lidu svému ctností své moudrosti i přesvatými slovy</text:span>. </text:p>
          </table:table-cell>
        </table:table-row>
        <table:table-row table:style-name="Tabulka1.1">
          <table:table-cell table:style-name="Tabulka1.A1" office:value-type="string">
            <text:p text:style-name="P75">Lectio ij.</text:p>
            <text:p text:style-name="P277">I<text:span text:style-name="T230">n</text:span> perítia sua requiréntes modos músicos, et narrántes cármina scripturárum. Hómines dívites in virtúte, pulchritúdinis stúdium habéntes: pacificántes in dómibus suis. Omnes isti in generatiónibus gentis suæ glóriam adépti sunt, et in diébus suis habéntur in láudibus.</text:p>
            <text:p text:style-name="P110"/>
          </table:table-cell>
          <table:table-cell table:style-name="Tabulka1.A1" office:value-type="string">
            <text:p text:style-name="P40"/>
            <text:p text:style-name="P193"><text:span text:style-name="T245">Byli</text:span><text:span text:style-name="T286"> natolik zkušení, že v</text:span>ymýšleli nápěvy písní a psali výpravné básně. Byli to muži bohatí <text:span text:style-name="T286">ctnostmi</text:span>, <text:span text:style-name="T286">milovali krásu </text:span><text:span text:style-name="T33">a umění</text:span>, <text:span text:style-name="T286">a</text:span> pokojně žili ve svých příbytcích. Ti všichni <text:span text:style-name="T286">dosáhli slávy </text:span>u svých současníků a za svého života byli předmětem <text:span text:style-name="T286">mnohé chvály</text:span>. <text:s/></text:p>
          </table:table-cell>
        </table:table-row>
        <table:table-row table:style-name="Tabulka1.1">
          <table:table-cell table:style-name="Tabulka1.A1" office:value-type="string">
            <text:p text:style-name="P75">Lectio iij.</text:p>
            <text:p text:style-name="P277">Q<text:span text:style-name="T243">ui</text:span> de illis nati sunt, reliquérunt nomen narrándi laudes eórum: et sunt quorum non est memória: periérunt quasi qui non fúerint: et nati sunt, quasi non nati, et fílii ipsórum cum ipsis. Sed illi viri misericórdiæ sunt, quorum pietátes non defuérunt: cum sémine eórum pérmanent bona.</text:p>
            <text:p text:style-name="P18"><text:soft-page-break/></text:p>
          </table:table-cell>
          <table:table-cell table:style-name="Tabulka1.A1" office:value-type="string">
            <text:p text:style-name="P40"/>
            <text:p text:style-name="P232"><text:span text:style-name="T230">Někteří</text:span> z nich se narodili a zanechali po sobě jméno, které hlásá jejich chválu. Po jiných není ani památky; zemřeli a jako by nikdy nebyli, žili a jako by nikdy nežili, stejně tak jejich děti. Avšak jsou to muži milosrdenství, kteří zbožné konali. S potomstvem jejich navždy zůstane i jejich dobro. </text:p>
          </table:table-cell>
        </table:table-row>
        <table:table-row table:style-name="Tabulka1.1">
          <table:table-cell table:style-name="Tabulka1.A1" office:value-type="string">
            <text:p text:style-name="P75">Lectio i<text:span text:style-name="T204">v</text:span>. </text:p>
            <text:p text:style-name="P277">H<text:span text:style-name="T230">æréditas</text:span> sancta nepótes eórum, et in testaméntis stetit semen eórum: et fílii eórum propter illos usque in ætérnum manent: semen eórum et glória eórum non derelinquétur. Córpora ipsórum in pace sepúlta sunt, et nomen eórum vivit in generatiónem et generatiónem. Sapiéntiam ipsórum narrent pópuli, et laudem eórum núntiet Ecclésia.</text:p>
            <text:p text:style-name="P18"/>
          </table:table-cell>
          <table:table-cell table:style-name="Tabulka1.A1" office:value-type="string">
            <text:p text:style-name="P40"/>
            <text:p text:style-name="P198"><text:span text:style-name="T244">Svaté</text:span><text:span text:style-name="T287"> dědictví jest příbuzenstvo jejich a podle smlouvy bude žíti potomstvo jejich. Synové jejich díky nim zůstanou až na věky, jejich potomstvo ani sláva nebudou vyhlazeny. Jejich těla byla v pokoji pohřbena, ale jejich jméno žije v dalších pokoleních. Lidé si budou vypravovat o jejich moudrosti a chválu jejich bude opěvovat Církev. </text:span><text:s/><text:span text:style-name="T216">(</text:span><text:span text:style-name="T28">ČEP, </text:span><text:span text:style-name="T34">hodně </text:span><text:span text:style-name="T29">upraveno</text:span><text:span text:style-name="T147">)</text:span></text:p>
          </table:table-cell>
        </table:table-row>
        <table:table-row table:style-name="Tabulka1.1">
          <table:table-cell table:style-name="Tabulka1.A1" table:number-columns-spanned="2" office:value-type="string">
            <text:p text:style-name="P148"><text:span text:style-name="T93">C</text:span><text:span text:style-name="T13">o</text:span><text:span text:style-name="T14">mmune</text:span></text:p>
            <text:p text:style-name="P149"><text:span text:style-name="T94">V</text:span><text:span text:style-name="T14">irginum</text:span><text:span text:style-name="T12">.</text:span></text:p>
          </table:table-cell>
          <table:covered-table-cell/>
        </table:table-row>
        <table:table-row table:style-name="Tabulka1.1">
          <table:table-cell table:style-name="Tabulka1.A1" office:value-type="string">
            <text:p text:style-name="P54">In III. Nocturno</text:p>
            <text:p text:style-name="P48"><text:span text:style-name="T50">Léctio sancti Evangélii</text:span><text:span text:style-name="T56"> </text:span><text:span text:style-name="T57">secúndum </text:span><text:span text:style-name="T58">Matthæum</text:span><text:span text:style-name="T50">.</text:span><text:span text:style-name="T72"> </text:span></text:p>
            <text:p text:style-name="P48"><text:span text:style-name="T72">Lectio ix. Cap. </text:span><text:span text:style-name="T79">5</text:span><text:span text:style-name="T72">.</text:span></text:p>
            <text:p text:style-name="P285">In illo témpore: Dixit Jesus discípulis suis parábolam hanc: Simile erit regnum cælórum decem virgínibus, quæ, accipiéntes lampades suas, exiérunt obviam sponso et sponsæ. Et réliqua.</text:p>
            <text:p text:style-name="P6"/>
            <text:p text:style-name="P48"><text:span text:style-name="T98">Homilia sancti Gregórii Papæ</text:span><text:span text:style-name="T50">.</text:span></text:p>
            <text:p text:style-name="P48"><text:span text:style-name="T84">Homil</text:span><text:span text:style-name="T85">i</text:span><text:span text:style-name="T84">a 12. in Evangelia.</text:span></text:p>
            <text:p text:style-name="P266"><text:span text:style-name="T50">SÆPE vos, fratres c</text:span><text:span text:style-name="T59">h</text:span><text:span text:style-name="T50">aríssimi, adm</text:span><text:span text:style-name="T60">ó</text:span><text:span text:style-name="T50">neo prava ópera f</text:span><text:span text:style-name="T60">ú</text:span><text:span text:style-name="T50">gere, mundi hujus inquinaménta devit</text:span><text:span text:style-name="T60">á</text:span><text:span text:style-name="T50">re, sed hodiérna sancti Evangélii lectióne comp</text:span><text:span text:style-name="T60">é</text:span><text:span text:style-name="T50">llor d</text:span><text:span text:style-name="T60">í</text:span><text:span text:style-name="T50">cere, ut, et bona, quæ </text:span><text:span text:style-name="T60">á</text:span><text:span text:style-name="T50">gitis, cum magna caut</text:span><text:span text:style-name="T60">é</text:span><text:span text:style-name="T50">la teneátis; ne per hoc, quod a vobis rectum geritur, favor aut grátia hum</text:span><text:span text:style-name="T60">á</text:span><text:span text:style-name="T50">na requirátur; ne appet</text:span><text:span text:style-name="T60">í</text:span><text:span text:style-name="T50">tus laudis subrépat, et, quod foris osténditur, intus a merc</text:span><text:span text:style-name="T60">é</text:span><text:span text:style-name="T50">de vacuétur.</text:span></text:p>
            <text:p text:style-name="P6"/>
          </table:table-cell>
          <table:table-cell table:style-name="Tabulka1.A1" office:value-type="string">
            <text:p text:style-name="P41"/>
            <text:p text:style-name="P41"/>
            <text:p text:style-name="P41"/>
            <text:p text:style-name="P264"><text:span text:style-name="T103">Za onoho času, </text:span><text:span text:style-name="T113">řekl Ježíš učedníkům svým </text:span><text:span text:style-name="T114">podobenství toto</text:span><text:span text:style-name="T113">: „</text:span><text:span text:style-name="T114">Podobné jest království nebeské deseti pannám, jež přijaly lampy své a vyšly naproti ženichovi a nevěstě</text:span><text:span text:style-name="T113">“.</text:span><text:span text:style-name="T105"> </text:span><text:span text:style-name="T103">A ostatní.</text:span></text:p>
            <text:p text:style-name="P41"/>
            <text:p text:style-name="P41"/>
            <text:p text:style-name="P237"><text:span text:style-name="T220">Nejdražší bratři, často vám připomínám, abyste se vyhýbali zlým skutkům </text:span><text:span text:style-name="T221">a vyvarovali se nečistoty tohoto světa. </text:span><text:span text:style-name="T222">A</text:span><text:span text:style-name="T221">le k dnešnímu čtení svatého evangelia </text:span><text:span text:style-name="T222">musím</text:span><text:span text:style-name="T221"> říci, abyste i na dobré skutky, které konáte, patřili s velkou obezřetností, abyste za to, co děláte správně, nevyžadovali lidskou přízeň či odměnu, aby se k vám nevkradla dychtivost po chvále, a to, co se navenek ukazuje, vás uvnitř nezbavilo odměny.</text:span></text:p>
          </table:table-cell>
        </table:table-row>
        <table:table-row table:style-name="Tabulka1.1">
          <table:table-cell table:style-name="Tabulka1.A1" office:value-type="string">
            <text:p text:style-name="P63">Lectio x.</text:p>
            <text:p text:style-name="P285">ECCE enim Redemptoris voce decem vírgines, et omnes dicúntur vírgines, et tamen intra beatitúdinis januam non omnes sunt receptæ; quia eárum quædam, dum de virginitate sua glóriam foris éxpetunt, in vasis suis óleum habere noluérunt. Sed prius quæréndum nobis est quid sit regnum cœlórum, aut cur decem virgínibus comparétur, quæ etiam vírgines prudéntes et fatuæ dicántur. Dum enim cælórum regnum constat quia reprobórum nullus ingréditur, <text:span text:style-name="T224">é</text:span>tiam fátuis virgínibus cur simile esse perhibétur? </text:p>
            <text:p text:style-name="P6"/>
          </table:table-cell>
          <table:table-cell table:style-name="Tabulka1.A1" office:value-type="string">
            <text:p text:style-name="P41"/>
            <text:p text:style-name="P256">Podívejme se, že Spasitel mluví o deseti pannách. Říká, že všechny jsou panny, a přece nejsou všechny vpuštěny dovnitř branou blaženosti. <text:s/>Některé z nich totiž, <text:span text:style-name="T225">i když za své panenství očividně baží po slávě, však ve svých nádobách nechtěly mít olej. Nejdříve se tedy musíme zeptat, co jest království nebeské, neboli proč tam bylo deset panen, které jsou nazvány pannami moudrými i pošetilými. Pokud o nebeském království platí, že do něj nevstoupí nic nesvatého, proč se něco podobného říká také o </text:span><text:span text:style-name="T30">těchto</text:span><text:span text:style-name="T225"> pannách, které jsou </text:span><text:span text:style-name="T30">pouze</text:span><text:span text:style-name="T225"> pošetilé? </text:span></text:p>
          </table:table-cell>
        </table:table-row>
        <table:table-row table:style-name="Tabulka1.1">
          <table:table-cell table:style-name="Tabulka1.A1" office:value-type="string">
            <text:p text:style-name="P63">Lectio xj.</text:p>
            <text:p text:style-name="P285">SED sciéndum nobis est quod sæpe in sacro eloquio regnum cælórum præsentis témporis Ecclésia dícitur. De quo alio in loco Dóminus dicit: Mittet Fílius hóminis Angelos suos, et cólligent de regno ejus ómnia scándala. Neque enim in illo regno bea<text:soft-page-break/>titúdinis, in quo pax summa est, inveníri scándala póterunt, quæ colligántur.</text:p>
            <text:p text:style-name="P6"/>
          </table:table-cell>
          <table:table-cell table:style-name="Tabulka1.A1" office:value-type="string">
            <text:p text:style-name="P41"/>
            <text:p text:style-name="P233">Avšak měli bychom vědět, <text:span text:style-name="T226">že v Písmu svatém se často pod pojmem království nebeské míní Církev dnešních dnů. O tom mluví Pán na jiném místě: „Syn člověka pošle své anděly, a ti vyberou z království jeho každé pohoršení“. V onom králov</text:span><text:soft-page-break/><text:span text:style-name="T226">ství blaženosti, v němž vládne nejvyšší mír, se totiž nedají nalézt žádná pohoršení, která by se dala vybrat.</text:span></text:p>
          </table:table-cell>
        </table:table-row>
        <table:table-row table:style-name="Tabulka1.1">
          <table:table-cell table:style-name="Tabulka1.A1" office:value-type="string">
            <text:p text:style-name="P63">Lectio xij.</text:p>
            <text:p text:style-name="P285">IN quinque autem corporis sensibus unusquísque subsistit; geminátus autem quinarius denárium pérficit. Et, quia ex utroque sexu fidelium multitúdo collígitur, sancta Ecclésia decem virgínibus símilis esse denuntiátur. In qua quia mali cum bonis et réprobi cum eléctis admixti sunt, recte símilis virgínibus prudéntibus et fátuis esse perhibétur. </text:p>
          </table:table-cell>
          <table:table-cell table:style-name="Tabulka1.A1" office:value-type="string">
            <text:p text:style-name="P41"/>
            <text:p text:style-name="P257">Každý z nás má pět tělesných smyslů. Když se tento počet pět zdvojí, dostaneme číslo deset. <text:span text:style-name="T227">A protože zástupy věřících se skládají z obou pohlaví, Církev svatá je připodobněna k deseti pannám. V ní jsou totiž </text:span><text:span text:style-name="T31">zatím </text:span><text:span text:style-name="T227">promícháni špatní s dobrými, zavržení s vyvolenými, takže se správně říká, že Církev je podobna pannám moudrým i pošetilým.</text:span></text:p>
          </table:table-cell>
        </table:table-row>
        <table:table-row table:style-name="Tabulka1.1">
          <table:table-cell table:style-name="Tabulka1.A1" table:number-columns-spanned="2" office:value-type="string">
            <text:p text:style-name="P138">Aliæ Lectiones</text:p>
            <text:p text:style-name="P66">pro Virginibus.</text:p>
            <text:p text:style-name="P66">Pro Virgine, et Martyre.</text:p>
          </table:table-cell>
          <table:covered-table-cell/>
        </table:table-row>
        <table:table-row table:style-name="Tabulka1.1">
          <table:table-cell table:style-name="Tabulka1.A1" office:value-type="string">
            <text:p text:style-name="P141">In III. Nocturno</text:p>
            <text:p text:style-name="P115"><text:span text:style-name="T50">Léctio sancti Evangélii </text:span><text:span text:style-name="T51">secúndum </text:span><text:span text:style-name="T61">Matthæum</text:span><text:span text:style-name="T50">.</text:span><text:span text:style-name="T72"> </text:span></text:p>
            <text:p text:style-name="P115"><text:span text:style-name="T72">Lectio ix. Cap. </text:span><text:span text:style-name="T80">25</text:span><text:span text:style-name="T72">.</text:span></text:p>
            <text:p text:style-name="P314">In illo témpore: Dixit Jesus discípulis suis parábolam hanc: Simile erit regnum cœlórum decem virgínibus, quæ, accipiéntes lampades suas, exiérunt obviam sponso et sponsæ. Et réliqua.</text:p>
            <text:p text:style-name="P2"/>
            <text:p text:style-name="P116"><text:span text:style-name="T98">Homil</text:span><text:span text:style-name="T99">í</text:span><text:span text:style-name="T98">a sancti </text:span><text:span text:style-name="T50">Joánnis Chrysóstomi.</text:span></text:p>
            <text:p text:style-name="P102">Homilia 79. in Matth.</text:p>
            <text:p text:style-name="P316">MAGNA quædam de virginitáte disserúerat, dicens: Qui potest cápere cápiat. Nec ignorábat, de virginitáte magnam esse vulgo existimatiónem, quippe cum sit ea res natúra sublímis: quod inde patet, quia neque in véteri testaménto a priscis illis sanctísque viris culta fuit, et in novo nulla legis necessitáte jubétur: non enim id imperávit, sed fidélium voluntáti permísit.</text:p>
            <text:p text:style-name="P2"/>
          </table:table-cell>
          <table:table-cell table:style-name="Tabulka1.A1" office:value-type="string">
            <text:p text:style-name="P114"/>
            <text:p text:style-name="P114"/>
            <text:p text:style-name="P114"/>
            <text:p text:style-name="P324">Za onoho času řekl Ježíš učedníkům svým podobenství toto: Podobné bude království nebeské deseti pannám, které vzaly lampy své a vyšly naproti ženichovi a nevěstě. A ostatní.</text:p>
            <text:p text:style-name="P114"/>
            <text:p text:style-name="P114"/>
            <text:p text:style-name="P325">Pán hodně mluvil o panenství, řka: „kdo může pochopit, pochop“. A dobře věděl, že panenství je chováno mezi lidmi ve velké úctě, neboť je to věc nadpřirozeně vznešená. Víme však, že ani ve starém zákoně jej dávní svatí mužové nepěstovali, ani v novém zákoně není žádným zákonem přikázáno jako nutnost. Pán tedy panenství nenařídil, nýbrž svým věrným jej dovolil, pokud si tak budou přát.</text:p>
          </table:table-cell>
        </table:table-row>
        <table:table-row table:style-name="Tabulka1.1">
          <table:table-cell table:style-name="Tabulka1.A1" office:value-type="string">
            <text:p text:style-name="P104">Lectio x.</text:p>
            <text:p text:style-name="P317">QUÓNIAM ígitur et magna res erat, ac de ea apud multos magna erat existimátio, ne quis, ea perfécta, se totum perfécisse putáret ac cétera neglígeret, hanc parábolam pósuit; ut osténderet, virginitátem, quamvis cétera hábeat, si misericórdiæ bonis carúerit, cum fornicatóribus éjici. Ac mérito quidem inhumanum ac misericórdia carentem cum illis cóllocat; fornicator enim córporum, istæ vero pecuniárum cupiditate vincúntur.</text:p>
            <text:p text:style-name="P2"/>
          </table:table-cell>
          <table:table-cell table:style-name="Tabulka1.A1" office:value-type="string">
            <text:p text:style-name="P114"/>
            <text:p text:style-name="P328">Protože tedy panenství byla velká věc a u mnohých bylo chováno ve velké úctě, řekl Pán toto podobenství, aby ten, kdo žije v čistotě, se nepovažoval za zcela dokonalého a ostatní věci nezanedbával. Aby ukázal, že s panenstvím, i když má onen člověk všechno ostatní, pokud postrádá dobra milosrdenství, bude zavržen <text:span text:style-name="T228">spolu</text:span> s cizo-ložníky. A zaslouženě se tak stane <text:span text:style-name="T228">tomu </text:span>nemilo-srdnému nelidovi. Cizoložník je přemožen touhou po těle, pošetilé panny zase touhou po penězích.</text:p>
          </table:table-cell>
        </table:table-row>
        <table:table-row table:style-name="Tabulka1.1">
          <table:table-cell table:style-name="Tabulka1.A1" office:value-type="string">
            <text:p text:style-name="P104">Lectio xj.</text:p>
            <text:p text:style-name="P315">NON est autem córporum et pecúniæ par cupíditas; sed ácrior multo atque veheméntior illa córporum est. Quanto ígitur cum imbecillióre luctántur, tanto minus vénia dignæ sunt, si vincántur. <text:soft-page-break/>Idcírco étiam fátuas appellávit; quóniam, majóri certámine superáto, in facíliore totum perdidérunt.</text:p>
            <text:p text:style-name="P2"/>
          </table:table-cell>
          <table:table-cell table:style-name="Tabulka1.A1" office:value-type="string">
            <text:p text:style-name="P114"/>
            <text:p text:style-name="P326">Touha tělesná totiž není rovna touze po penězích, avšak ta tělesná je mnohem mocnější a naléhavější. Když bojujeme se slabším, o to méně jsme hodni <text:span text:style-name="T229">slitování</text:span>, pokud jsme přemoženi. Proto <text:soft-page-break/>Pán nazývá ony panny pošetilými, protože poté, co zvítězily ve větším boji, v tom snazším vše ztratily.</text:p>
          </table:table-cell>
        </table:table-row>
        <table:table-row table:style-name="Tabulka1.1">
          <table:table-cell table:style-name="Tabulka1.A1" office:value-type="string">
            <text:p text:style-name="P104">Lectio xij.</text:p>
            <text:p text:style-name="P318">LÁMPADES autem hoc loco illud ipsum virginitátis domum appéllat et sanctimóniæ puritátem; óleum vero benignitátem, eleemósynam, impénsum indigéntibus auxílium. Tardánte autem sponso dormitavérunt omnes, et dormiérunt. Non parvum témporis rursus spátium interjéctum osténdit, ut discípulos, regnum ipsíus mox futúrum exspectántes, ab ea opinióne dedúceret; id enim illi sperábant: quaprópter crebro ab hujúsmodi eos spe révocat.</text:p>
            <text:p text:style-name="P2"/>
          </table:table-cell>
          <table:table-cell table:style-name="Tabulka1.A1" office:value-type="string">
            <text:p text:style-name="P114"/>
            <text:p text:style-name="P330">Samotné lampy Pán na tomto místě nazývá příbytkem panenství a posvátnou čistotou, olej pak dobrotou a almužnou, vydanou na pomoc potřebným. Když se ženich zpozdil, všichni usnuli a spali. Pán ukázal, že mezitím neuplynulo zrovna málo času, aby učedníky, kteří očekávali, že jeho království přijde brzy, <text:span text:style-name="T229">zradil</text:span> od tohoto názoru. Oni v to totiž doufali, i když to Pán často popíral.</text:p>
          </table:table-cell>
        </table:table-row>
        <table:table-row table:style-name="Tabulka1.1">
          <table:table-cell table:style-name="Tabulka1.A1" table:number-columns-spanned="2" office:value-type="string">
            <text:p text:style-name="P90"><text:span text:style-name="T166">C</text:span><text:span text:style-name="T9">o</text:span><text:span text:style-name="T10">mmune</text:span></text:p>
            <text:p text:style-name="P91"><text:span text:style-name="T167">D</text:span><text:span text:style-name="T8">edication</text:span><text:span text:style-name="T6">is</text:span><text:span text:style-name="T7"> </text:span><text:span text:style-name="T167">E</text:span><text:span text:style-name="T8">cclesiæ </text:span></text:p>
            <text:p text:style-name="P142"><draw:frame draw:style-name="fr1" draw:name="Obrázek3" text:anchor-type="char" svg:x="2.798in" svg:y="0.0866in" svg:width="1.6898in" svg:height="0.1209in" draw:z-index="1"><draw:image xlink:href="Pictures/100006D00000C54500000E0BC683FB34DF2CE92E.emf" xlink:type="simple" xlink:show="embed" xlink:actuate="onLoad" draw:mime-type="image/x-emf"/><draw:image xlink:href="Pictures/100000010000086300000099E7748BC8A63DCBB2.png" xlink:type="simple" xlink:show="embed" xlink:actuate="onLoad" draw:mime-type="image/png"/></draw:frame></text:p>
          </table:table-cell>
          <table:covered-table-cell/>
        </table:table-row>
        <table:table-row table:style-name="Tabulka1.1">
          <table:table-cell table:style-name="Tabulka1.A1" office:value-type="string">
            <text:p text:style-name="P126">In I. Nocturno</text:p>
            <text:p text:style-name="P124">De libro secundo Paralipómenon.</text:p>
            <text:p text:style-name="P75">Lectio j. <text:span text:style-name="T210">Cap. </text:span><text:span text:style-name="T311">7</text:span><text:span text:style-name="T210">.</text:span></text:p>
            <text:p text:style-name="P176"><text:span text:style-name="T230">Cum</text:span> complésset Sálomon fundens preces, ignis descéndit de c<text:span text:style-name="T312">oe</text:span>lo et devorávit holocáusta et víctimas: et majéstas Dómini implévit domum. Nec póterant sacerdótes íngredi templum Dómini, eo quod implésset majéstas Dómini, templum Dómini. </text:p>
            <text:p text:style-name="P176"/>
          </table:table-cell>
          <table:table-cell table:style-name="Tabulka1.A1" office:value-type="string">
            <text:p text:style-name="P31"/>
            <text:p text:style-name="P31"/>
            <text:p text:style-name="P31"/>
            <text:p text:style-name="P185"><text:span text:style-name="T230">Když</text:span> Šalomoun dokončil svou modlitbu, sestoupil z nebe oheň a pohltil zápalnou oběť i díly obětního hodu, a dům naplnila Hospodinova sláva. Kněží nemohli do Hospodinova <text:span text:style-name="T312">chrámu</text:span> vstoupit, neboť Hospodinova sláva naplnila Hospodinův <text:span text:style-name="T312">chrám</text:span>. </text:p>
          </table:table-cell>
        </table:table-row>
        <table:table-row table:style-name="Tabulka1.1">
          <table:table-cell table:style-name="Tabulka1.A1" office:value-type="string">
            <text:p text:style-name="P75">Lectio ij.</text:p>
            <text:p text:style-name="P277"><text:span text:style-name="T230">Sed</text:span> et omnes fílii Israél vidébant descendéntem ignem, et glóriam Dómini super domum: et corruéntes proni in terram super paviméntum stratum lápide, adoravérunt et laudavérunt Dóminum: Quóniam bonus, quóniam in sǽculum misericórdia ejus. </text:p>
            <text:p text:style-name="P110"/>
          </table:table-cell>
          <table:table-cell table:style-name="Tabulka1.A1" office:value-type="string">
            <text:p text:style-name="P40"/>
            <text:p text:style-name="P193"><text:span text:style-name="T286">A všichni </text:span><text:span text:style-name="T312">snové </text:span><text:span text:style-name="T286">I</text:span><text:span text:style-name="T312">s</text:span><text:span text:style-name="T286">rael</text:span><text:span text:style-name="T312">e</text:span><text:span text:style-name="T286"> viděli sestupující oheň i Hospodinovu slávu nad domem, klesli na dlažbu tváří k zemi, klaněli se a vzdávali chválu Hospodinu, protože je dobrý a že jeho milosrdenství </text:span><text:span text:style-name="T312">trvá navěky</text:span><text:span text:style-name="T286">. </text:span></text:p>
          </table:table-cell>
        </table:table-row>
        <table:table-row table:style-name="Tabulka1.1">
          <table:table-cell table:style-name="Tabulka1.A1" office:value-type="string">
            <text:p text:style-name="P75">Lectio iij.</text:p>
            <text:p text:style-name="P277"><text:span text:style-name="T230">Rex</text:span> autem et omnis pópulus immolábant víctimas coram Dómino. Mactávit ígitur rex Sálomon hóstias, boum vigínti duo míllia, aríetum centum vigínti míllia: et dedicávit domum Dei rex et univérsus pópulus. Sacerdótes autem stábant in offíciis suis, et Levítæ in organis cárminum Dómini, quæ fecit David rex ad laudándum Dóminum.</text:p>
            <text:p text:style-name="P18"/>
          </table:table-cell>
          <table:table-cell table:style-name="Tabulka1.A1" office:value-type="string">
            <text:p text:style-name="P40"/>
            <text:p text:style-name="P232">A král i všechen lid slavili před Hospodinem obětní hod. Král Šalomoun <text:span text:style-name="T312">porazil</text:span> k obětnímu hodu dvacet dva tisíce kusů skotu a sto dvacet tisíc kusů bravu. Tak zasvětil král s veškerým lidem Boží dům. Kněží stáli na svých místech, též <text:span text:style-name="T312">Levité</text:span> s hudebními nástroji k <text:span text:style-name="T312">písním pro</text:span> Hospodina; ty dal zhotovit král David, aby jimi vzdávali Hospodinu chválu.</text:p>
          </table:table-cell>
        </table:table-row>
        <table:table-row table:style-name="Tabulka1.1">
          <table:table-cell table:style-name="Tabulka1.A1" office:value-type="string">
            <text:p text:style-name="P75">Lectio i<text:span text:style-name="T204">v</text:span>. </text:p>
            <text:p text:style-name="P277"><text:span text:style-name="T259">P</text:span><text:span text:style-name="T230">orro</text:span> sacerdótes canébant tubis ante eos, cunctúsque Israël stábat. Sanctificávit quoque <text:soft-page-break/>Sálomon médium átrii ante templum Dómini: obtúlerat enim ibi holocáusta, et ádipes pacificórum: quia altáre ǽneum, quod fécerat, non póterat sustinére holocáusta et sacrifícia et ádipes. </text:p>
            <text:p text:style-name="P18"/>
          </table:table-cell>
          <table:table-cell table:style-name="Tabulka1.A1" office:value-type="string">
            <text:p text:style-name="P40"/>
            <text:p text:style-name="P199"><text:span text:style-name="T287">Kněží naproti nim troubili a celý I</text:span><text:span text:style-name="T312">s</text:span><text:span text:style-name="T287">rael stál. Šalomoun posvětil střed nádvoří, které je před </text:span><text:soft-page-break/><text:span text:style-name="T287">Hospodinovým domem, neboť tam přinesl zápalné oběti a tučné díly pokojných obětí, protože bronzový oltář, který dal Šalomoun zhotovit, nemohl pojmout zápalnou a přídavnou oběť a tučné díly. </text:span></text:p>
            <text:p text:style-name="P26"><text:span text:style-name="T216">(</text:span><text:span text:style-name="T28">ČEP,</text:span><text:span text:style-name="T34"> </text:span><text:span text:style-name="T29">upraveno</text:span><text:span text:style-name="T147">)</text:span></text:p>
          </table:table-cell>
        </table:table-row>
        <table:table-row table:style-name="Tabulka1.1">
          <table:table-cell table:style-name="Tabulka1.A1" office:value-type="string">
            <text:p text:style-name="P150">In II. Nocturno</text:p>
            <text:p text:style-name="P113">Sermo sancti Augustíni Epíscopi.</text:p>
            <text:p text:style-name="P81">Serm. 252. de Tempore.</text:p>
            <text:p text:style-name="P49"><text:bookmark-start text:name="__DdeLink__2400_16731447091131111121"/><text:span text:style-name="T81">Lectio</text:span><text:bookmark-end text:name="__DdeLink__2400_16731447091131111121"/><text:span text:style-name="T81"> v.</text:span></text:p>
            <text:p text:style-name="P313">Q<text:span text:style-name="T230">uotiescúmque</text:span> fratres charíssimi, Altáris vel templi festivitátem cólimus, si fidéliter ac diligénter atténdimus et sancte ac juste vívimus, quidquid in templis manufáctis ágitur, totum in nobis spiritáli ædificatióne complétur. Non enim mentítus est ille, qui dixit: Templum enim Dei sanctum est, quod estis vos: et íterum; Nescitis, quia córpora vestra templum sunt Spíritus sancti, qui in vobis est?</text:p>
            <text:p text:style-name="P14"/>
          </table:table-cell>
          <table:table-cell table:style-name="Tabulka1.A1" office:value-type="string">
            <text:p text:style-name="P43"/>
            <text:p text:style-name="P43"/>
            <text:p text:style-name="P43"/>
            <text:p text:style-name="P43"/>
            <text:p text:style-name="P234"><text:span text:style-name="T258">Nejdražší</text:span><text:span text:style-name="T169"> bratři, kdykoliv slavíme slavnost <text:s/>Oltář</text:span><text:span text:style-name="T313">e</text:span><text:span text:style-name="T169"> či chrámu, tak pokud se jí věrně a přičinlivě účastníme a žijeme svatě a spravedlivě, pak cokoliv se děje v chrámech postavených </text:span><text:span text:style-name="T26">lidskýma </text:span><text:span text:style-name="T169">rukama, nás celé </text:span><text:span text:style-name="T313">uvnitř </text:span><text:span text:style-name="T169">naplní duchovní stavbou. Nelhal totiž </text:span><text:span text:style-name="T44">svatý Pavel</text:span><text:span text:style-name="T169">, </text:span><text:span text:style-name="T313">když</text:span><text:span text:style-name="T169"> pravil: „Boží chrám je svatý, a ten chrám jste vy,“ </text:span><text:span text:style-name="T314">(1. Kor 3, 17)</text:span><text:span text:style-name="T313"> </text:span><text:span text:style-name="T169">a opět: „Nevíte, že vaše těla jsou chrámem Ducha svatého, který ve vás přebývá?“ </text:span><text:span text:style-name="T314">(1. Kor 6, 19)</text:span></text:p>
          </table:table-cell>
        </table:table-row>
        <table:table-row table:style-name="Tabulka1.1">
          <table:table-cell table:style-name="Tabulka1.A1" office:value-type="string">
            <text:p text:style-name="P76">Lectio vj.</text:p>
            <text:p text:style-name="P179">E<text:span text:style-name="T230">t</text:span> ídeo, fratres charíssimi, quia nullis præcedéntibus méritis per grátiam Dei merúimus fíeri templum Dei, quantum póssumus cum ipsíus adjutório laborémus, ne Dóminus noster in templo suo, hoc est, in nobis ipsis invéniat, quod óculos suæ Ma<text:span text:style-name="T317">j</text:span>estátis offéndat. Sed habitáculum cordis nostri evacuétur vítiis, et virtútibus repleátur: claudátur diábolo, et aperiátur Christo: et ita laborémus, ut nobis bonórum óperum clávibus <text:span text:style-name="T315">j</text:span>anuam regni cœléstis aperíre possímus.</text:p>
            <text:p text:style-name="P111"/>
          </table:table-cell>
          <table:table-cell table:style-name="Tabulka1.A1" office:value-type="string">
            <text:p text:style-name="P43"/>
            <text:p text:style-name="P258">A proto, nejdražší bratři, <text:span text:style-name="T313">neboť</text:span> žádnými předchozími zásluhami jsme si nezískali právo státi se skrze Boží milost chrámem Božím, s jeho pomocí se snažme, jak jen můžeme, aby náš Pán ve svém chrámu, tedy v nás samotných, nenašel nic, co by uráželo <text:span text:style-name="T175">zrak</text:span> jeho Vznešenosti. <text:span text:style-name="T175">P</text:span>říbytek našeho srdce nechť <text:span text:style-name="T175">tedy </text:span>opustí neřesti <text:span text:style-name="T170">a naplní se ctnostmi. Nechť se uzavře ďáblu a otevře Kristu. A tak se snažme, abychom si klíči dobrých skutků mohli otevřít bránu do nebeského království. </text:span></text:p>
          </table:table-cell>
        </table:table-row>
        <table:table-row table:style-name="Tabulka1.1">
          <table:table-cell table:style-name="Tabulka1.A1" office:value-type="string">
            <text:p text:style-name="P76">Lectio vij.</text:p>
            <text:p text:style-name="P180">S<text:span text:style-name="T230">icut </text:span>enim malis opéribus quasi quibúsdam seris ac véctibus, vitæ nobis jánua cláuditur: ita absque dúbio bonis opéribus aperítur. Et ídeo, fratres charíssimi, unusqu<text:span text:style-name="T171">í</text:span>sque consíderet consciéntiam suam, et quando se áliquo crímine vulnerátum esse cognóverit, prius oratiónibus, jejúniis, vel eleemósynis stúdeat mundáre consciéntiam suam, et sic Eucharistíam præsúmat accípere.</text:p>
            <text:p text:style-name="P19"/>
          </table:table-cell>
          <table:table-cell table:style-name="Tabulka1.A1" office:value-type="string">
            <text:p text:style-name="P43"/>
            <text:p text:style-name="P235"><text:span text:style-name="T230">Tak</text:span> jako špatnými činy se nám jako nějakými závorami či mřížemi uzavírá brána života, tak dobrými skutky se beze vší pochyby otevírá. A proto, nejdražší bratři, každý zapátrej ve svém svědomí, a když někdo pozná, že se nějakým svým přečinem <text:span text:style-name="T175">z</text:span>ranil, prve ať se modlitbami, posty či almužnami snaží očistit své svědomí, a pouze tak se odváží přijmout Eucharistii.</text:p>
          </table:table-cell>
        </table:table-row>
        <table:table-row table:style-name="Tabulka1.1">
          <table:table-cell table:style-name="Tabulka1.A1" office:value-type="string">
            <text:p text:style-name="P76">Lectio viij.</text:p>
            <text:p text:style-name="P178">S<text:span text:style-name="T230">i</text:span> enim agnóscens reátum suum, ipse se a divino Altári subtráxerit, cito ad indulgéntiam divínæ misericórdiæ pervéniet. Quia sicut qui se exáltat, humiliábitur: ita e contrário, qui se humíliat, exaltábitur. Qui enim, sicut dixi, agnóscens reátum suum, ipse se humíliter ab Altári Ecclésiæ pro emendatióne vitæ removére volúerit, ab ætérno illo et cœlésti convívio excommunicári pénitus non timébit.</text:p>
            <text:p text:style-name="P178"/>
          </table:table-cell>
          <table:table-cell table:style-name="Tabulka1.A1" office:value-type="string">
            <text:p text:style-name="P43"/>
            <text:p text:style-name="P259"><text:span text:style-name="T230">Pokud</text:span> tedy pozná svou poskvrnu, sám nechť odejde od božského Oltáře a rychle se v prosbě o odpuštění utíká k božskému milosrdenství. Neboť tak jako každý, kdo se povyšuje, bude ponížen, tak také naopak, každý, kdo se ponižuje, bude povýšen. Kdo tedy, jak jsem již řekl, <text:span text:style-name="T315">by </text:span>pozn<text:span text:style-name="T315">al</text:span> svou poskvrnu a sám z vlastní vůle v pokoře odeš<text:span text:style-name="T315">el</text:span> od Oltáře Církve, aby dal do pořádku svůj život, nemusí se <text:span text:style-name="T315">jistě </text:span>bát, že bude navěky vyloučen z nebeské hostiny.</text:p>
          </table:table-cell>
        </table:table-row>
        <text:soft-page-break/>
        <table:table-row table:style-name="Tabulka1.1">
          <table:table-cell table:style-name="Tabulka1.A1" office:value-type="string">
            <text:p text:style-name="P151">In III. Nocturno</text:p>
            <text:p text:style-name="P45"><text:span text:style-name="T64">Léctio sancti Evangélii secúndum </text:span><text:span text:style-name="T65">Lucam</text:span><text:span text:style-name="T64">.</text:span><text:span text:style-name="T87"> </text:span></text:p>
            <text:p text:style-name="P61">Lectio ix. Cap. <text:span text:style-name="T168">19</text:span>.</text:p>
            <text:p text:style-name="P304">I<text:span text:style-name="T230">n</text:span> illo témpore: Ingréssus Jesus perambulábat Jericho. Et ecce vir nómine Zachæus: et hic princeps erat publicanórum, et ipse dives. Et réliqua.</text:p>
            <text:p text:style-name="P7"/>
            <text:p text:style-name="P45"><text:span text:style-name="T119">Homil</text:span><text:span text:style-name="T134">í</text:span><text:span text:style-name="T119">a sancti Ambrósii Epíscopi</text:span><text:span text:style-name="T64">.</text:span></text:p>
            <text:p text:style-name="P79">Lib. 8. in Luc. prope finem.</text:p>
            <text:p text:style-name="P308">Z<text:span text:style-name="T230">achæus</text:span>, statúra pusíl<text:span text:style-name="T168">l</text:span>us, hoc est, nulla nobilitátis ingénitæ dignitáte sublímis, exíguus méritis sicut pópulus natiónum, audíto Dómini Salvatóris advéntu, quem sui non recéperant, vidére cupiébat. Sed nemo fácile Jesum videt: nemo potest Jesum vidére constitútus in terra. Et quia non Prophétas, non legem habébat, tamquam formæ grátiam naturális, ascéndit in sycómorum, vanitátem scílicet Judæórum vestígio suo próterens, errata quoque córrigens superióris ætátis: et ideo Jesum in interióris domus recépit hospítio.</text:p>
            <text:p text:style-name="P7"/>
          </table:table-cell>
          <table:table-cell table:style-name="Tabulka1.A1" office:value-type="string">
            <text:p text:style-name="P42"/>
            <text:p text:style-name="P42"/>
            <text:p text:style-name="P42"/>
            <text:p text:style-name="P334"><text:span text:style-name="T261">Z</text:span><text:span text:style-name="T260">a</text:span><text:span text:style-name="T179"> onoho času </text:span><text:span text:style-name="T180">procházel</text:span><text:span text:style-name="T181"> </text:span><text:span text:style-name="T182">Ježíš </text:span><text:span text:style-name="T180">městem Jericho. A hle, byl </text:span><text:span text:style-name="T162">zde</text:span><text:span text:style-name="T180"> muž jménem Zacheus. Ten byl vrchním nad celníky a byl bohatý.</text:span><text:span text:style-name="T183"> A ostatní</text:span><text:span text:style-name="T181">.</text:span></text:p>
            <text:p text:style-name="P42"/>
            <text:p text:style-name="P42"/>
            <text:p text:style-name="P42"/>
            <text:p text:style-name="P335"><text:span text:style-name="T262">Zacheus</text:span><text:span text:style-name="T184"> byl postavou malý, tedy žádná vrozená vznešenost mu ne</text:span><text:span text:style-name="T162">při</text:span><text:span text:style-name="T184">dala </text:span><text:span text:style-name="T185">na </text:span><text:span text:style-name="T184">výš</text:span><text:span text:style-name="T185">ce</text:span><text:span text:style-name="T184">, byl malý i zásluhami, stejně jako lid pohans</text:span><text:span text:style-name="T186">­</text:span><text:span text:style-name="T184">ký</text:span><text:span text:style-name="T187">ch </text:span><text:span text:style-name="T162">N</text:span><text:span text:style-name="T187">árodů</text:span><text:span text:style-name="T184">. Když </text:span><text:span text:style-name="T188">se však dozvěděl </text:span><text:span text:style-name="T184">o příchodu Pána Spasitele, kterého jeho národ nepřijal, zatoužil jej vidět. Ale Ježíše nikdo jen tak </text:span><text:span text:style-name="T185">snadno </text:span><text:span text:style-name="T184">neuvidí. Nikdo, kdo žije na zemi, nedokáže Ježíše spatřit. A protože neměl Proroky ani zákon, využil výhody přírodního útvaru a vylezl na fíkovník, tedy pošlapal marnivost Židů svýma nohama, tím napravil chyby dřívějšího věku a přijal tedy Ježíše jako hosta do nitra svého domu. </text:span></text:p>
          </table:table-cell>
        </table:table-row>
        <table:table-row table:style-name="Tabulka1.1">
          <table:table-cell table:style-name="Tabulka1.A1" office:value-type="string">
            <text:p text:style-name="P61">Lectio x.</text:p>
            <text:p text:style-name="P309">E<text:span text:style-name="T230">t</text:span> bene ascéndit in arborem, ut arbor bona bonos fructus fáceret: ac naturáli excísus oleastro, et contra natúram insértus in bonam olívam, fructum posset legis afférre Radix enim sancta, etsi rami inútiles: quorum infructuósam glóriam plebs géntium fide resurrectiónis, quasi quadam córporis elevatióne transcéndit.</text:p>
            <text:p text:style-name="P7"/>
          </table:table-cell>
          <table:table-cell table:style-name="Tabulka1.A1" office:value-type="string">
            <text:p text:style-name="P42"/>
            <text:p text:style-name="P260">A <text:span text:style-name="T172">dobře udělal, že vylezl na strom, neboť dobrý strom přináší dobré plody. Byl tedy odříznut od planého olivovníku a naroubován na dobrou olivu, plod zákona totiž může přinést pouze svatý Kořen, i když větve jsou již bez užitku: jejich neplodnou slávu lid pohanský svou vírou proměnil podobně jako </text:span><text:span text:style-name="T316">určitým </text:span><text:span text:style-name="T163">vy</text:span><text:span text:style-name="T172">výšením těla </text:span><text:span text:style-name="T27">na strom</text:span><text:span text:style-name="T172">. </text:span></text:p>
          </table:table-cell>
        </table:table-row>
        <table:table-row table:style-name="Tabulka1.1">
          <table:table-cell table:style-name="Tabulka1.A1" office:value-type="string">
            <text:p text:style-name="P61">Lectio xj.</text:p>
            <text:p text:style-name="P310">Z<text:span text:style-name="T230">achæus</text:span> ergo in sycómoro, cæcus in via: quorum álterum Dóminus miseratúrus expéctat, álterum mansiónis suæ claritáte nobílitat: álterum sanatúrus intérrogat, apud álterum se non invitátus invítat. Sciébat enim úberem hospítii sui esse mercédem. Sed tamen, etsi nondum vocem invitántis audíerat, jam víderat afféctum.</text:p>
            <text:p text:style-name="P7"/>
          </table:table-cell>
          <table:table-cell table:style-name="Tabulka1.A1" office:value-type="string">
            <text:p text:style-name="P42"/>
            <text:p text:style-name="P244"><text:span text:style-name="T230">Zacheus</text:span> byl tedy na fíkovníku, slepec <text:span text:style-name="T175">pak </text:span>u cesty. Jeden z nich čekal na smilování Páně, druhý na povznesení svého domu Jeho vznešeností. Jeden <text:span text:style-name="T175">s</text:span> naděj<text:span text:style-name="T175">í</text:span> žádá <text:span text:style-name="T175">o</text:span> uzdravení, <text:span text:style-name="T175">k</text:span> druhé<text:span text:style-name="T175">mu</text:span> se dříve nezvaný pozve. Věděl totiž, jak plodnou zásluhou je jeho pohoštění. Avšak <text:span text:style-name="T173">přece, i když Pán ještě neslyšel hlas, který jej zve, už viděl jeho lásku.</text:span></text:p>
          </table:table-cell>
        </table:table-row>
        <table:table-row table:style-name="Tabulka1.1">
          <table:table-cell table:style-name="Tabulka1.A1" office:value-type="string">
            <text:p text:style-name="P61">Lectio xij.</text:p>
            <text:p text:style-name="P334"><text:span text:style-name="T69">V</text:span><text:span text:style-name="T250">erum</text:span><text:span text:style-name="T69"> ne cæcum illum tamquam fastidiósi p</text:span><text:span text:style-name="T71">á</text:span><text:span text:style-name="T69">uperum cito reliquísse videámur, et transísse ad dívitem, expectémus eum, quia expectávit et Dóminus: interrogémus eum, quia interrogávit et Christus. Nos interrogémus, quia nescímus: ille, quia nóver</text:span><text:span text:style-name="T70">a</text:span><text:span text:style-name="T69">t. Nos interrogémus, ut sciámus unde iste curátus sit: ille interrogávit, ut in uno plures discerémus, unde Dóminum vidére mereámur. Interrogávit enim, ut crederémus, néminem nisi confiténtem posse salvári.</text:span></text:p>
            <text:p text:style-name="P7"/>
          </table:table-cell>
          <table:table-cell table:style-name="Tabulka1.A1" office:value-type="string">
            <text:p text:style-name="P42"/>
            <text:p text:style-name="P261"><text:span text:style-name="T230">Abychom</text:span> si však nemysleli, že Pán rychle opustil toho chudého slepce jako něco nechutného a odešel k boháčovi, <text:span text:style-name="T316">po</text:span>čkejme <text:span text:style-name="T316">si </text:span>na něj, neboť <text:span text:style-name="T316">po</text:span>čkal i Pán, ptejme se ho, neboť ptal se i Kristus. My se ptejme, neboť <text:span text:style-name="T175">neznáme odpověď</text:span>, on <text:span text:style-name="T174">se ptá, protože ji zná. My se ptejme, abychom věděli, jak byl slepec uzdraven. Pán se ptal, aby nás v jedné otázce poučil o několika způsobech, jak jej můžeme spatřit. On </text:span>se totiž <text:span text:style-name="T174">ptal</text:span>, abychom uvěřili, že může uzdravit pouze toho, kdo věří. </text:p>
          </table:table-cell>
        </table:table-row>
      </table:table>
      <text:p text:style-name="P1"><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ndale Sans UI" svg:font-family="'Andale Sans UI'" style:font-family-generic="system" style:font-pitch="variable"/>
    <style:font-face style:name="Bookman BT S.O.Cist." svg:font-family="'Bookman BT S.O.Cist.'" style:font-family-generic="roman" style:font-pitch="variable"/>
    <style:font-face style:name="Bookman BT S.O.Cist.:liga=0" svg:font-family="'Bookman BT S.O.Cist.:liga=0'" style:font-pitch="variable"/>
    <style:font-face style:name="Bookman BT S.O.Cist.:liga=01" svg:font-family="'Bookman BT S.O.Cist.:liga=0'" style:font-family-generic="roman" style:font-pitch="variable"/>
    <style:font-face style:name="Bookman BT S.O.Cist.:liga=02" svg:font-family="'Bookman BT S.O.Cist.:liga=0'" style:font-adornments="Roman" style:font-pitch="variable"/>
    <style:font-face style:name="Bookman BT S.O.Cist.:liga=03" svg:font-family="'Bookman BT S.O.Cist.:liga=0'" style:font-adornments="Roman" style:font-family-generic="roman" style:font-pitch="variable"/>
    <style:font-face style:name="Cloister" svg:font-family="Cloister" style:font-pitch="variable"/>
    <style:font-face style:name="Cloister1" svg:font-family="Cloister" style:font-family-generic="roman" style:font-pitch="variable"/>
    <style:font-face style:name="LTC Ornamental Initials" svg:font-family="'LTC Ornamental Initials'"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O.Cist." svg:font-family="'Linux Libertine S.O.Cist.'" style:font-pitch="variable"/>
    <style:font-face style:name="Linux Libertine S.O.Cist.1" svg:font-family="'Linux Libertine S.O.Cist.'" style:font-family-generic="modern" style:font-pitch="variable"/>
    <style:font-face style:name="Linux Libertine S.O.Cist.2" svg:font-family="'Linux Libertine S.O.Cist.'" style:font-family-generic="roman" style:font-pitch="variable"/>
    <style:font-face style:name="Linux Libertine S.O.Cist.:liga=0" svg:font-family="'Linux Libertine S.O.Cist.:liga=0'" style:font-family-generic="moder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ld English CE" svg:font-family="'Old English CE'" style:font-family-generic="roman"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style:font-face style:name="Uncialis Gothica CZ" svg:font-family="'Uncialis Gothica CZ'" style:font-adornments="Běžné" style:font-family-generic="swiss"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s" fo:country="CZ"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cs" fo:country="CZ"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iciály_20_velké" style:display-name="Iniciály velké" style:family="text">
      <style:text-properties style:font-name="LTC Ornamental Initials" fo:font-family="'LTC Ornamental Initials'" style:font-style-name="Regular" style:font-pitch="variable"/>
    </style:style>
    <style:style style:name="Drop_20_Caps" style:display-name="Drop Caps" style:family="text">
      <style:text-properties fo:color="#ff0000" loext:opacity="100%" style:font-name="Uncialis Gothica CZ" fo:font-family="'Uncialis Gothica CZ'" style:font-style-name="Běžné" style:font-family-generic="swiss" style:font-pitch="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8-04-19T13:45:34.059000000</meta:creation-date>
    <dc:date>2022-07-04T00:02:04.751907218</dc:date>
    <meta:editing-duration>P3DT15H6M57S</meta:editing-duration>
    <meta:editing-cycles>89</meta:editing-cycles>
    <meta:generator>LibreOffice/7.3.3.2$MacOSX_AARCH64 LibreOffice_project/d1d0ea68f081ee2800a922cac8f79445e4603348</meta:generator>
    <meta:document-statistic meta:table-count="1" meta:image-count="2" meta:object-count="0" meta:page-count="27" meta:paragraph-count="478" meta:word-count="14017" meta:character-count="90035" meta:non-whitespace-character-count="76367"/>
  </office:meta>
</office:document-meta>
</file>